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>
            <text:p>&lt;Placemark&gt;&lt;name&gt;MODIS FIRE&lt;/name&gt;&lt;styleUrl&gt;#fireIcon&lt;/styleUrl&gt;&lt;description&gt; &lt;![CDATA[ Latitude : <text:s text:c="6"/>45.887 &lt;br&gt; Longitude : <text:s text:c="6"/>34.874&lt;br&gt;Date Acquired : 2022-06-17 &lt;br&gt;Time: 08:24 UTC&lt;br&gt;Confidence [0-100] : 75&lt;br&gt;Satellite : T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4.87396000, <text:s/>45.88717000&lt;/coordinates&gt;&lt;/Point&gt;&lt;/Placemark&gt;</text:p>
          </table:table-cell>
          <table:table-cell office:value-type="float" office:value="1">
            <text:p>1</text:p>
          </table:table-cell>
          <table:table-cell table:formula="of:=IF([.D1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];162;10)" office:value-type="string" office:string-value="2022-06-17">
            <text:p>2022-06-17</text:p>
          </table:table-cell>
          <table:table-cell table:formula="of:=RIGHT([.A1];LEN([.A1])-FIND(&quot;&lt;/description&gt;&quot;;[.A1])+1)" office:value-type="string" office:string-value="&lt;/description&gt;&lt;Point&gt;&lt;coordinates&gt;  34.87396000,  45.88717000&lt;/coordinates&gt;&lt;/Point&gt;&lt;/Placemark&gt;">
            <text:p>&lt;/description&gt;&lt;Point&gt;&lt;coordinates&gt; <text:s/>34.87396000, <text:s/>45.88717000&lt;/coordinates&gt;&lt;/Point&gt;&lt;/Placemark&gt;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&lt;Placemark&gt;&lt;name&gt;MODIS FIRE&lt;/name&gt;&lt;styleUrl&gt;#fireIcon&lt;/styleUrl&gt;&lt;description&gt; &lt;![CDATA[ Latitude : <text:s text:c="6"/>45.896 &lt;br&gt; Longitude : <text:s text:c="6"/>34.876&lt;br&gt;Date Acquired : 2022-06-17 &lt;br&gt;Time: 08:24 UTC&lt;br&gt;Confidence [0-100] : 66&lt;br&gt;Satellite : T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4.87633000, <text:s/>45.89626000&lt;/coordinates&gt;&lt;/Point&gt;&lt;/Placemark&gt;</text:p>
          </table:table-cell>
          <table:table-cell office:value-type="float" office:value="2">
            <text:p>2</text:p>
          </table:table-cell>
          <table:table-cell table:formula="of:=IF([.D2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];162;10)" office:value-type="string" office:string-value="2022-06-17">
            <text:p>2022-06-17</text:p>
          </table:table-cell>
          <table:table-cell table:formula="of:=RIGHT([.A2];LEN([.A2])-FIND(&quot;&lt;/description&gt;&quot;;[.A2])+1)" office:value-type="string" office:string-value="&lt;/description&gt;&lt;Point&gt;&lt;coordinates&gt;  34.87633000,  45.89626000&lt;/coordinates&gt;&lt;/Point&gt;&lt;/Placemark&gt;">
            <text:p>&lt;/description&gt;&lt;Point&gt;&lt;coordinates&gt; <text:s/>34.87633000, <text:s/>45.89626000&lt;/coordinates&gt;&lt;/Point&gt;&lt;/Placemark&gt;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&lt;Placemark&gt;&lt;name&gt;MODIS FIRE&lt;/name&gt;&lt;styleUrl&gt;#fireIcon&lt;/styleUrl&gt;&lt;description&gt; &lt;![CDATA[ Latitude : <text:s text:c="6"/>46.532 &lt;br&gt; Longitude : <text:s text:c="6"/>32.539&lt;br&gt;Date Acquired : 2022-06-17 &lt;br&gt;Time: 00:37 UTC&lt;br&gt;Confidence [0-100] : 79&lt;br&gt;Satellite : A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53939000, <text:s/>46.53157000&lt;/coordinates&gt;&lt;/Point&gt;&lt;/Placemark&gt;</text:p>
          </table:table-cell>
          <table:table-cell office:value-type="float" office:value="3">
            <text:p>3</text:p>
          </table:table-cell>
          <table:table-cell table:formula="of:=IF([.D3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];162;10)" office:value-type="string" office:string-value="2022-06-17">
            <text:p>2022-06-17</text:p>
          </table:table-cell>
          <table:table-cell table:formula="of:=RIGHT([.A3];LEN([.A3])-FIND(&quot;&lt;/description&gt;&quot;;[.A3])+1)" office:value-type="string" office:string-value="&lt;/description&gt;&lt;Point&gt;&lt;coordinates&gt;  32.53939000,  46.53157000&lt;/coordinates&gt;&lt;/Point&gt;&lt;/Placemark&gt;">
            <text:p>&lt;/description&gt;&lt;Point&gt;&lt;coordinates&gt; <text:s/>32.53939000, <text:s/>46.53157000&lt;/coordinates&gt;&lt;/Point&gt;&lt;/Placemark&gt;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&lt;Placemark&gt;&lt;name&gt;MODIS FIRE&lt;/name&gt;&lt;styleUrl&gt;#fireIcon&lt;/styleUrl&gt;&lt;description&gt; &lt;![CDATA[ Latitude : <text:s text:c="6"/>47.878 &lt;br&gt; Longitude : <text:s text:c="6"/>35.160&lt;br&gt;Date Acquired : 2022-06-17 &lt;br&gt;Time: 23:41 UTC&lt;br&gt;Confidence [0-100] : 48&lt;br&gt;Satellite : A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5.16046000, <text:s/>47.87846000&lt;/coordinates&gt;&lt;/Point&gt;&lt;/Placemark&gt;</text:p>
          </table:table-cell>
          <table:table-cell office:value-type="float" office:value="4">
            <text:p>4</text:p>
          </table:table-cell>
          <table:table-cell table:formula="of:=IF([.D4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];162;10)" office:value-type="string" office:string-value="2022-06-17">
            <text:p>2022-06-17</text:p>
          </table:table-cell>
          <table:table-cell table:formula="of:=RIGHT([.A4];LEN([.A4])-FIND(&quot;&lt;/description&gt;&quot;;[.A4])+1)" office:value-type="string" office:string-value="&lt;/description&gt;&lt;Point&gt;&lt;coordinates&gt;  35.16046000,  47.87846000&lt;/coordinates&gt;&lt;/Point&gt;&lt;/Placemark&gt;">
            <text:p>&lt;/description&gt;&lt;Point&gt;&lt;coordinates&gt; <text:s/>35.16046000, <text:s/>47.87846000&lt;/coordinates&gt;&lt;/Point&gt;&lt;/Placemark&gt;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&lt;Placemark&gt;&lt;name&gt;MODIS FIRE&lt;/name&gt;&lt;styleUrl&gt;#fireIcon&lt;/styleUrl&gt;&lt;description&gt; &lt;![CDATA[ Latitude : <text:s text:c="6"/>48.393 &lt;br&gt; Longitude : <text:s text:c="6"/>38.046&lt;br&gt;Date Acquired : 2022-06-17 &lt;br&gt;Time: 08:24 UTC&lt;br&gt;Confidence [0-100] : 66&lt;br&gt;Satellite : T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04641000, <text:s/>48.39349000&lt;/coordinates&gt;&lt;/Point&gt;&lt;/Placemark&gt;</text:p>
          </table:table-cell>
          <table:table-cell office:value-type="float" office:value="5">
            <text:p>5</text:p>
          </table:table-cell>
          <table:table-cell table:formula="of:=IF([.D5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];162;10)" office:value-type="string" office:string-value="2022-06-17">
            <text:p>2022-06-17</text:p>
          </table:table-cell>
          <table:table-cell table:formula="of:=RIGHT([.A5];LEN([.A5])-FIND(&quot;&lt;/description&gt;&quot;;[.A5])+1)" office:value-type="string" office:string-value="&lt;/description&gt;&lt;Point&gt;&lt;coordinates&gt;  38.04641000,  48.39349000&lt;/coordinates&gt;&lt;/Point&gt;&lt;/Placemark&gt;">
            <text:p>&lt;/description&gt;&lt;Point&gt;&lt;coordinates&gt; <text:s/>38.04641000, <text:s/>48.39349000&lt;/coordinates&gt;&lt;/Point&gt;&lt;/Placemark&gt;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&lt;Placemark&gt;&lt;name&gt;MODIS FIRE&lt;/name&gt;&lt;styleUrl&gt;#fireIcon&lt;/styleUrl&gt;&lt;description&gt; &lt;![CDATA[ Latitude : <text:s text:c="6"/>48.395 &lt;br&gt; Longitude : <text:s text:c="6"/>38.033&lt;br&gt;Date Acquired : 2022-06-17 &lt;br&gt;Time: 08:24 UTC&lt;br&gt;Confidence [0-100] : 48&lt;br&gt;Satellite : T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03315000, <text:s/>48.39548000&lt;/coordinates&gt;&lt;/Point&gt;&lt;/Placemark&gt;</text:p>
          </table:table-cell>
          <table:table-cell office:value-type="float" office:value="6">
            <text:p>6</text:p>
          </table:table-cell>
          <table:table-cell table:formula="of:=IF([.D6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6];162;10)" office:value-type="string" office:string-value="2022-06-17">
            <text:p>2022-06-17</text:p>
          </table:table-cell>
          <table:table-cell table:formula="of:=RIGHT([.A6];LEN([.A6])-FIND(&quot;&lt;/description&gt;&quot;;[.A6])+1)" office:value-type="string" office:string-value="&lt;/description&gt;&lt;Point&gt;&lt;coordinates&gt;  38.03315000,  48.39548000&lt;/coordinates&gt;&lt;/Point&gt;&lt;/Placemark&gt;">
            <text:p>&lt;/description&gt;&lt;Point&gt;&lt;coordinates&gt; <text:s/>38.03315000, <text:s/>48.39548000&lt;/coordinates&gt;&lt;/Point&gt;&lt;/Placemark&gt;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&lt;Placemark&gt;&lt;name&gt;MODIS FIRE&lt;/name&gt;&lt;styleUrl&gt;#fireIcon&lt;/styleUrl&gt;&lt;description&gt; &lt;![CDATA[ Latitude : <text:s text:c="6"/>48.464 &lt;br&gt; Longitude : <text:s text:c="6"/>38.775&lt;br&gt;Date Acquired : 2022-06-17 &lt;br&gt;Time: 23:41 UTC&lt;br&gt;Confidence [0-100] : 83&lt;br&gt;Satellite : A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77547000, <text:s/>48.46425000&lt;/coordinates&gt;&lt;/Point&gt;&lt;/Placemark&gt;</text:p>
          </table:table-cell>
          <table:table-cell office:value-type="float" office:value="7">
            <text:p>7</text:p>
          </table:table-cell>
          <table:table-cell table:formula="of:=IF([.D7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7];162;10)" office:value-type="string" office:string-value="2022-06-17">
            <text:p>2022-06-17</text:p>
          </table:table-cell>
          <table:table-cell table:formula="of:=RIGHT([.A7];LEN([.A7])-FIND(&quot;&lt;/description&gt;&quot;;[.A7])+1)" office:value-type="string" office:string-value="&lt;/description&gt;&lt;Point&gt;&lt;coordinates&gt;  38.77547000,  48.46425000&lt;/coordinates&gt;&lt;/Point&gt;&lt;/Placemark&gt;">
            <text:p>&lt;/description&gt;&lt;Point&gt;&lt;coordinates&gt; <text:s/>38.77547000, <text:s/>48.46425000&lt;/coordinates&gt;&lt;/Point&gt;&lt;/Placemark&gt;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&lt;Placemark&gt;&lt;name&gt;MODIS FIRE&lt;/name&gt;&lt;styleUrl&gt;#fireIcon&lt;/styleUrl&gt;&lt;description&gt; &lt;![CDATA[ Latitude : <text:s text:c="6"/>49.014 &lt;br&gt; Longitude : <text:s text:c="6"/>38.186&lt;br&gt;Date Acquired : 2022-06-17 &lt;br&gt;Time: 08:24 UTC&lt;br&gt;Confidence [0-100] : 56&lt;br&gt;Satellite : T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18635000, <text:s/>49.01358000&lt;/coordinates&gt;&lt;/Point&gt;&lt;/Placemark&gt;</text:p>
          </table:table-cell>
          <table:table-cell office:value-type="float" office:value="8">
            <text:p>8</text:p>
          </table:table-cell>
          <table:table-cell table:formula="of:=IF([.D8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8];162;10)" office:value-type="string" office:string-value="2022-06-17">
            <text:p>2022-06-17</text:p>
          </table:table-cell>
          <table:table-cell table:formula="of:=RIGHT([.A8];LEN([.A8])-FIND(&quot;&lt;/description&gt;&quot;;[.A8])+1)" office:value-type="string" office:string-value="&lt;/description&gt;&lt;Point&gt;&lt;coordinates&gt;  38.18635000,  49.01358000&lt;/coordinates&gt;&lt;/Point&gt;&lt;/Placemark&gt;">
            <text:p>&lt;/description&gt;&lt;Point&gt;&lt;coordinates&gt; <text:s/>38.18635000, <text:s/>49.01358000&lt;/coordinates&gt;&lt;/Point&gt;&lt;/Placemark&gt;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&lt;Placemark&gt;&lt;name&gt;MODIS FIRE&lt;/name&gt;&lt;styleUrl&gt;#fireIcon&lt;/styleUrl&gt;&lt;description&gt; &lt;![CDATA[ Latitude : <text:s text:c="6"/>49.052 &lt;br&gt; Longitude : <text:s text:c="6"/>38.258&lt;br&gt;Date Acquired : 2022-06-17 &lt;br&gt;Time: 19:34 UTC&lt;br&gt;Confidence [0-100] : 15&lt;br&gt;Satellite : T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25771000, <text:s/>49.05240000&lt;/coordinates&gt;&lt;/Point&gt;&lt;/Placemark&gt;</text:p>
          </table:table-cell>
          <table:table-cell office:value-type="float" office:value="9">
            <text:p>9</text:p>
          </table:table-cell>
          <table:table-cell table:formula="of:=IF([.D9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9];162;10)" office:value-type="string" office:string-value="2022-06-17">
            <text:p>2022-06-17</text:p>
          </table:table-cell>
          <table:table-cell table:formula="of:=RIGHT([.A9];LEN([.A9])-FIND(&quot;&lt;/description&gt;&quot;;[.A9])+1)" office:value-type="string" office:string-value="&lt;/description&gt;&lt;Point&gt;&lt;coordinates&gt;  38.25771000,  49.05240000&lt;/coordinates&gt;&lt;/Point&gt;&lt;/Placemark&gt;">
            <text:p>&lt;/description&gt;&lt;Point&gt;&lt;coordinates&gt; <text:s/>38.25771000, <text:s/>49.05240000&lt;/coordinates&gt;&lt;/Point&gt;&lt;/Placemark&gt;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&lt;Placemark&gt;&lt;name&gt;MODIS FIRE&lt;/name&gt;&lt;styleUrl&gt;#fireIcon&lt;/styleUrl&gt;&lt;description&gt; &lt;![CDATA[ Latitude : <text:s text:c="6"/>49.059 &lt;br&gt; Longitude : <text:s text:c="6"/>38.258&lt;br&gt;Date Acquired : 2022-06-17 &lt;br&gt;Time: 08:24 UTC&lt;br&gt;Confidence [0-100] : 88&lt;br&gt;Satellite : T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25806000, <text:s/>49.05855000&lt;/coordinates&gt;&lt;/Point&gt;&lt;/Placemark&gt;</text:p>
          </table:table-cell>
          <table:table-cell office:value-type="float" office:value="10">
            <text:p>10</text:p>
          </table:table-cell>
          <table:table-cell table:formula="of:=IF([.D10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0];162;10)" office:value-type="string" office:string-value="2022-06-17">
            <text:p>2022-06-17</text:p>
          </table:table-cell>
          <table:table-cell table:formula="of:=RIGHT([.A10];LEN([.A10])-FIND(&quot;&lt;/description&gt;&quot;;[.A10])+1)" office:value-type="string" office:string-value="&lt;/description&gt;&lt;Point&gt;&lt;coordinates&gt;  38.25806000,  49.05855000&lt;/coordinates&gt;&lt;/Point&gt;&lt;/Placemark&gt;">
            <text:p>&lt;/description&gt;&lt;Point&gt;&lt;coordinates&gt; <text:s/>38.25806000, <text:s/>49.05855000&lt;/coordinates&gt;&lt;/Point&gt;&lt;/Placemark&gt;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&lt;Placemark&gt;&lt;name&gt;MODIS FIRE&lt;/name&gt;&lt;styleUrl&gt;#fireIcon&lt;/styleUrl&gt;&lt;description&gt; &lt;![CDATA[ Latitude : <text:s text:c="6"/>49.084 &lt;br&gt; Longitude : <text:s text:c="6"/>38.328&lt;br&gt;Date Acquired : 2022-06-17 &lt;br&gt;Time: 10:09 UTC&lt;br&gt;Confidence [0-100] : 46&lt;br&gt;Satellite : A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32837000, <text:s/>49.08378000&lt;/coordinates&gt;&lt;/Point&gt;&lt;/Placemark&gt;</text:p>
          </table:table-cell>
          <table:table-cell office:value-type="float" office:value="11">
            <text:p>11</text:p>
          </table:table-cell>
          <table:table-cell table:formula="of:=IF([.D11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1];162;10)" office:value-type="string" office:string-value="2022-06-17">
            <text:p>2022-06-17</text:p>
          </table:table-cell>
          <table:table-cell table:formula="of:=RIGHT([.A11];LEN([.A11])-FIND(&quot;&lt;/description&gt;&quot;;[.A11])+1)" office:value-type="string" office:string-value="&lt;/description&gt;&lt;Point&gt;&lt;coordinates&gt;  38.32837000,  49.08378000&lt;/coordinates&gt;&lt;/Point&gt;&lt;/Placemark&gt;">
            <text:p>&lt;/description&gt;&lt;Point&gt;&lt;coordinates&gt; <text:s/>38.32837000, <text:s/>49.08378000&lt;/coordinates&gt;&lt;/Point&gt;&lt;/Placemark&gt;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&lt;Placemark&gt;&lt;name&gt;MODIS FIRE&lt;/name&gt;&lt;styleUrl&gt;#fireIcon&lt;/styleUrl&gt;&lt;description&gt; &lt;![CDATA[ Latitude : <text:s text:c="6"/>51.050 &lt;br&gt; Longitude : <text:s text:c="6"/>40.441&lt;br&gt;Date Acquired : 2022-06-17 &lt;br&gt;Time: 10:09 UTC&lt;br&gt;Confidence [0-100] : 12&lt;br&gt;Satellite : A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40.44131000, <text:s/>51.05015000&lt;/coordinates&gt;&lt;/Point&gt;&lt;/Placemark&gt;</text:p>
          </table:table-cell>
          <table:table-cell office:value-type="float" office:value="12">
            <text:p>12</text:p>
          </table:table-cell>
          <table:table-cell table:formula="of:=IF([.D12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2];162;10)" office:value-type="string" office:string-value="2022-06-17">
            <text:p>2022-06-17</text:p>
          </table:table-cell>
          <table:table-cell table:formula="of:=RIGHT([.A12];LEN([.A12])-FIND(&quot;&lt;/description&gt;&quot;;[.A12])+1)" office:value-type="string" office:string-value="&lt;/description&gt;&lt;Point&gt;&lt;coordinates&gt;  40.44131000,  51.05015000&lt;/coordinates&gt;&lt;/Point&gt;&lt;/Placemark&gt;">
            <text:p>&lt;/description&gt;&lt;Point&gt;&lt;coordinates&gt; <text:s/>40.44131000, <text:s/>51.05015000&lt;/coordinates&gt;&lt;/Point&gt;&lt;/Placemark&gt;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&lt;Placemark&gt;&lt;name&gt;MODIS FIRE&lt;/name&gt;&lt;styleUrl&gt;#fireIcon&lt;/styleUrl&gt;&lt;description&gt; &lt;![CDATA[ Latitude : <text:s text:c="6"/>51.370 &lt;br&gt; Longitude : <text:s text:c="6"/>40.505&lt;br&gt;Date Acquired : 2022-06-17 &lt;br&gt;Time: 10:09 UTC&lt;br&gt;Confidence [0-100] : 19&lt;br&gt;Satellite : A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40.50470000, <text:s/>51.36981000&lt;/coordinates&gt;&lt;/Point&gt;&lt;/Placemark&gt;</text:p>
          </table:table-cell>
          <table:table-cell office:value-type="float" office:value="13">
            <text:p>13</text:p>
          </table:table-cell>
          <table:table-cell table:formula="of:=IF([.D13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3];162;10)" office:value-type="string" office:string-value="2022-06-17">
            <text:p>2022-06-17</text:p>
          </table:table-cell>
          <table:table-cell table:formula="of:=RIGHT([.A13];LEN([.A13])-FIND(&quot;&lt;/description&gt;&quot;;[.A13])+1)" office:value-type="string" office:string-value="&lt;/description&gt;&lt;Point&gt;&lt;coordinates&gt;  40.50470000,  51.36981000&lt;/coordinates&gt;&lt;/Point&gt;&lt;/Placemark&gt;">
            <text:p>&lt;/description&gt;&lt;Point&gt;&lt;coordinates&gt; <text:s/>40.50470000, <text:s/>51.36981000&lt;/coordinates&gt;&lt;/Point&gt;&lt;/Placemark&gt;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&lt;Placemark&gt;&lt;name&gt;MODIS FIRE&lt;/name&gt;&lt;styleUrl&gt;#fireIcon&lt;/styleUrl&gt;&lt;description&gt; &lt;![CDATA[ Latitude : <text:s text:c="6"/>52.359 &lt;br&gt; Longitude : <text:s text:c="6"/>37.199&lt;br&gt;Date Acquired : 2022-06-17 &lt;br&gt;Time: 10:09 UTC&lt;br&gt;Confidence [0-100] : 32&lt;br&gt;Satellite : A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19855000, <text:s/>52.35933000&lt;/coordinates&gt;&lt;/Point&gt;&lt;/Placemark&gt;</text:p>
          </table:table-cell>
          <table:table-cell office:value-type="float" office:value="14">
            <text:p>14</text:p>
          </table:table-cell>
          <table:table-cell table:formula="of:=IF([.D14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4];162;10)" office:value-type="string" office:string-value="2022-06-17">
            <text:p>2022-06-17</text:p>
          </table:table-cell>
          <table:table-cell table:formula="of:=RIGHT([.A14];LEN([.A14])-FIND(&quot;&lt;/description&gt;&quot;;[.A14])+1)" office:value-type="string" office:string-value="&lt;/description&gt;&lt;Point&gt;&lt;coordinates&gt;  37.19855000,  52.35933000&lt;/coordinates&gt;&lt;/Point&gt;&lt;/Placemark&gt;">
            <text:p>&lt;/description&gt;&lt;Point&gt;&lt;coordinates&gt; <text:s/>37.19855000, <text:s/>52.35933000&lt;/coordinates&gt;&lt;/Point&gt;&lt;/Placemark&gt;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6.023 &lt;br&gt; Longitude : <text:s text:c="6"/>34.533&lt;br&gt;Date Acquired : 2022-06-17 &lt;br&gt;Time: 10:41 UTC&lt;br&gt;Confidence [0-100] : low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4.53274000, <text:s/>46.02294000&lt;/coordinates&gt;&lt;/Point&gt;&lt;/Placemark&gt;</text:p>
          </table:table-cell>
          <table:table-cell office:value-type="float" office:value="15">
            <text:p>15</text:p>
          </table:table-cell>
          <table:table-cell table:formula="of:=IF([.D15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5];162;10)" office:value-type="string" office:string-value="2022-06-17">
            <text:p>2022-06-17</text:p>
          </table:table-cell>
          <table:table-cell table:formula="of:=RIGHT([.A15];LEN([.A15])-FIND(&quot;&lt;/description&gt;&quot;;[.A15])+1)" office:value-type="string" office:string-value="&lt;/description&gt;&lt;Point&gt;&lt;coordinates&gt;  34.53274000,  46.02294000&lt;/coordinates&gt;&lt;/Point&gt;&lt;/Placemark&gt;">
            <text:p>&lt;/description&gt;&lt;Point&gt;&lt;coordinates&gt; <text:s/>34.53274000, <text:s/>46.02294000&lt;/coordinates&gt;&lt;/Point&gt;&lt;/Placemark&gt;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6.026 &lt;br&gt; Longitude : <text:s text:c="6"/>34.532&lt;br&gt;Date Acquired : 2022-06-17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4.53183000, <text:s/>46.02629000&lt;/coordinates&gt;&lt;/Point&gt;&lt;/Placemark&gt;</text:p>
          </table:table-cell>
          <table:table-cell office:value-type="float" office:value="16">
            <text:p>16</text:p>
          </table:table-cell>
          <table:table-cell table:formula="of:=IF([.D16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6];162;10)" office:value-type="string" office:string-value="2022-06-17">
            <text:p>2022-06-17</text:p>
          </table:table-cell>
          <table:table-cell table:formula="of:=RIGHT([.A16];LEN([.A16])-FIND(&quot;&lt;/description&gt;&quot;;[.A16])+1)" office:value-type="string" office:string-value="&lt;/description&gt;&lt;Point&gt;&lt;coordinates&gt;  34.53183000,  46.02629000&lt;/coordinates&gt;&lt;/Point&gt;&lt;/Placemark&gt;">
            <text:p>&lt;/description&gt;&lt;Point&gt;&lt;coordinates&gt; <text:s/>34.53183000, <text:s/>46.02629000&lt;/coordinates&gt;&lt;/Point&gt;&lt;/Placemark&gt;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6.029 &lt;br&gt; Longitude : <text:s text:c="6"/>34.534&lt;br&gt;Date Acquired : 2022-06-17 &lt;br&gt;Time: 11:28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4.53437000, <text:s/>46.02869000&lt;/coordinates&gt;&lt;/Point&gt;&lt;/Placemark&gt;</text:p>
          </table:table-cell>
          <table:table-cell office:value-type="float" office:value="17">
            <text:p>17</text:p>
          </table:table-cell>
          <table:table-cell table:formula="of:=IF([.D17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7];162;10)" office:value-type="string" office:string-value="2022-06-17">
            <text:p>2022-06-17</text:p>
          </table:table-cell>
          <table:table-cell table:formula="of:=RIGHT([.A17];LEN([.A17])-FIND(&quot;&lt;/description&gt;&quot;;[.A17])+1)" office:value-type="string" office:string-value="&lt;/description&gt;&lt;Point&gt;&lt;coordinates&gt;  34.53437000,  46.02869000&lt;/coordinates&gt;&lt;/Point&gt;&lt;/Placemark&gt;">
            <text:p>&lt;/description&gt;&lt;Point&gt;&lt;coordinates&gt; <text:s/>34.53437000, <text:s/>46.02869000&lt;/coordinates&gt;&lt;/Point&gt;&lt;/Placemark&gt;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6.069 &lt;br&gt; Longitude : <text:s text:c="6"/>39.591&lt;br&gt;Date Acquired : 2022-06-17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9.59073000, <text:s/>46.06942000&lt;/coordinates&gt;&lt;/Point&gt;&lt;/Placemark&gt;</text:p>
          </table:table-cell>
          <table:table-cell office:value-type="float" office:value="18">
            <text:p>18</text:p>
          </table:table-cell>
          <table:table-cell table:formula="of:=IF([.D18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8];162;10)" office:value-type="string" office:string-value="2022-06-17">
            <text:p>2022-06-17</text:p>
          </table:table-cell>
          <table:table-cell table:formula="of:=RIGHT([.A18];LEN([.A18])-FIND(&quot;&lt;/description&gt;&quot;;[.A18])+1)" office:value-type="string" office:string-value="&lt;/description&gt;&lt;Point&gt;&lt;coordinates&gt;  39.59073000,  46.06942000&lt;/coordinates&gt;&lt;/Point&gt;&lt;/Placemark&gt;">
            <text:p>&lt;/description&gt;&lt;Point&gt;&lt;coordinates&gt; <text:s/>39.59073000, <text:s/>46.06942000&lt;/coordinates&gt;&lt;/Point&gt;&lt;/Placemark&gt;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6.070 &lt;br&gt; Longitude : <text:s text:c="6"/>39.592&lt;br&gt;Date Acquired : 2022-06-17 &lt;br&gt;Time: 09:47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9.59199000, <text:s/>46.06987000&lt;/coordinates&gt;&lt;/Point&gt;&lt;/Placemark&gt;</text:p>
          </table:table-cell>
          <table:table-cell office:value-type="float" office:value="19">
            <text:p>19</text:p>
          </table:table-cell>
          <table:table-cell table:formula="of:=IF([.D19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9];162;10)" office:value-type="string" office:string-value="2022-06-17">
            <text:p>2022-06-17</text:p>
          </table:table-cell>
          <table:table-cell table:formula="of:=RIGHT([.A19];LEN([.A19])-FIND(&quot;&lt;/description&gt;&quot;;[.A19])+1)" office:value-type="string" office:string-value="&lt;/description&gt;&lt;Point&gt;&lt;coordinates&gt;  39.59199000,  46.06987000&lt;/coordinates&gt;&lt;/Point&gt;&lt;/Placemark&gt;">
            <text:p>&lt;/description&gt;&lt;Point&gt;&lt;coordinates&gt; <text:s/>39.59199000, <text:s/>46.06987000&lt;/coordinates&gt;&lt;/Point&gt;&lt;/Placemark&gt;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6.225 &lt;br&gt; Longitude : <text:s text:c="6"/>33.292&lt;br&gt;Date Acquired : 2022-06-17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29200000, <text:s/>46.22535000&lt;/coordinates&gt;&lt;/Point&gt;&lt;/Placemark&gt;</text:p>
          </table:table-cell>
          <table:table-cell office:value-type="float" office:value="20">
            <text:p>20</text:p>
          </table:table-cell>
          <table:table-cell table:formula="of:=IF([.D20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0];162;10)" office:value-type="string" office:string-value="2022-06-17">
            <text:p>2022-06-17</text:p>
          </table:table-cell>
          <table:table-cell table:formula="of:=RIGHT([.A20];LEN([.A20])-FIND(&quot;&lt;/description&gt;&quot;;[.A20])+1)" office:value-type="string" office:string-value="&lt;/description&gt;&lt;Point&gt;&lt;coordinates&gt;  33.29200000,  46.22535000&lt;/coordinates&gt;&lt;/Point&gt;&lt;/Placemark&gt;">
            <text:p>&lt;/description&gt;&lt;Point&gt;&lt;coordinates&gt; <text:s/>33.29200000, <text:s/>46.22535000&lt;/coordinates&gt;&lt;/Point&gt;&lt;/Placemark&gt;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6.226 &lt;br&gt; Longitude : <text:s text:c="6"/>33.297&lt;br&gt;Date Acquired : 2022-06-17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29698000, <text:s/>46.22607000&lt;/coordinates&gt;&lt;/Point&gt;&lt;/Placemark&gt;</text:p>
          </table:table-cell>
          <table:table-cell office:value-type="float" office:value="21">
            <text:p>21</text:p>
          </table:table-cell>
          <table:table-cell table:formula="of:=IF([.D21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1];162;10)" office:value-type="string" office:string-value="2022-06-17">
            <text:p>2022-06-17</text:p>
          </table:table-cell>
          <table:table-cell table:formula="of:=RIGHT([.A21];LEN([.A21])-FIND(&quot;&lt;/description&gt;&quot;;[.A21])+1)" office:value-type="string" office:string-value="&lt;/description&gt;&lt;Point&gt;&lt;coordinates&gt;  33.29698000,  46.22607000&lt;/coordinates&gt;&lt;/Point&gt;&lt;/Placemark&gt;">
            <text:p>&lt;/description&gt;&lt;Point&gt;&lt;coordinates&gt; <text:s/>33.29698000, <text:s/>46.22607000&lt;/coordinates&gt;&lt;/Point&gt;&lt;/Placemark&gt;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6.228 &lt;br&gt; Longitude : <text:s text:c="6"/>33.288&lt;br&gt;Date Acquired : 2022-06-17 &lt;br&gt;Time: 09:47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28775000, <text:s/>46.22761000&lt;/coordinates&gt;&lt;/Point&gt;&lt;/Placemark&gt;</text:p>
          </table:table-cell>
          <table:table-cell office:value-type="float" office:value="22">
            <text:p>22</text:p>
          </table:table-cell>
          <table:table-cell table:formula="of:=IF([.D22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2];162;10)" office:value-type="string" office:string-value="2022-06-17">
            <text:p>2022-06-17</text:p>
          </table:table-cell>
          <table:table-cell table:formula="of:=RIGHT([.A22];LEN([.A22])-FIND(&quot;&lt;/description&gt;&quot;;[.A22])+1)" office:value-type="string" office:string-value="&lt;/description&gt;&lt;Point&gt;&lt;coordinates&gt;  33.28775000,  46.22761000&lt;/coordinates&gt;&lt;/Point&gt;&lt;/Placemark&gt;">
            <text:p>&lt;/description&gt;&lt;Point&gt;&lt;coordinates&gt; <text:s/>33.28775000, <text:s/>46.22761000&lt;/coordinates&gt;&lt;/Point&gt;&lt;/Placemark&gt;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6.229 &lt;br&gt; Longitude : <text:s text:c="6"/>33.291&lt;br&gt;Date Acquired : 2022-06-17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29102000, <text:s/>46.22863000&lt;/coordinates&gt;&lt;/Point&gt;&lt;/Placemark&gt;</text:p>
          </table:table-cell>
          <table:table-cell office:value-type="float" office:value="23">
            <text:p>23</text:p>
          </table:table-cell>
          <table:table-cell table:formula="of:=IF([.D23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3];162;10)" office:value-type="string" office:string-value="2022-06-17">
            <text:p>2022-06-17</text:p>
          </table:table-cell>
          <table:table-cell table:formula="of:=RIGHT([.A23];LEN([.A23])-FIND(&quot;&lt;/description&gt;&quot;;[.A23])+1)" office:value-type="string" office:string-value="&lt;/description&gt;&lt;Point&gt;&lt;coordinates&gt;  33.29102000,  46.22863000&lt;/coordinates&gt;&lt;/Point&gt;&lt;/Placemark&gt;">
            <text:p>&lt;/description&gt;&lt;Point&gt;&lt;coordinates&gt; <text:s/>33.29102000, <text:s/>46.22863000&lt;/coordinates&gt;&lt;/Point&gt;&lt;/Placemark&gt;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6.229 &lt;br&gt; Longitude : <text:s text:c="6"/>33.296&lt;br&gt;Date Acquired : 2022-06-17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29599000, <text:s/>46.22935000&lt;/coordinates&gt;&lt;/Point&gt;&lt;/Placemark&gt;</text:p>
          </table:table-cell>
          <table:table-cell office:value-type="float" office:value="24">
            <text:p>24</text:p>
          </table:table-cell>
          <table:table-cell table:formula="of:=IF([.D24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4];162;10)" office:value-type="string" office:string-value="2022-06-17">
            <text:p>2022-06-17</text:p>
          </table:table-cell>
          <table:table-cell table:formula="of:=RIGHT([.A24];LEN([.A24])-FIND(&quot;&lt;/description&gt;&quot;;[.A24])+1)" office:value-type="string" office:string-value="&lt;/description&gt;&lt;Point&gt;&lt;coordinates&gt;  33.29599000,  46.22935000&lt;/coordinates&gt;&lt;/Point&gt;&lt;/Placemark&gt;">
            <text:p>&lt;/description&gt;&lt;Point&gt;&lt;coordinates&gt; <text:s/>33.29599000, <text:s/>46.22935000&lt;/coordinates&gt;&lt;/Point&gt;&lt;/Placemark&gt;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6.230 &lt;br&gt; Longitude : <text:s text:c="6"/>33.295&lt;br&gt;Date Acquired : 2022-06-17 &lt;br&gt;Time: 09:47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29528000, <text:s/>46.22964000&lt;/coordinates&gt;&lt;/Point&gt;&lt;/Placemark&gt;</text:p>
          </table:table-cell>
          <table:table-cell office:value-type="float" office:value="25">
            <text:p>25</text:p>
          </table:table-cell>
          <table:table-cell table:formula="of:=IF([.D25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5];162;10)" office:value-type="string" office:string-value="2022-06-17">
            <text:p>2022-06-17</text:p>
          </table:table-cell>
          <table:table-cell table:formula="of:=RIGHT([.A25];LEN([.A25])-FIND(&quot;&lt;/description&gt;&quot;;[.A25])+1)" office:value-type="string" office:string-value="&lt;/description&gt;&lt;Point&gt;&lt;coordinates&gt;  33.29528000,  46.22964000&lt;/coordinates&gt;&lt;/Point&gt;&lt;/Placemark&gt;">
            <text:p>&lt;/description&gt;&lt;Point&gt;&lt;coordinates&gt; <text:s/>33.29528000, <text:s/>46.22964000&lt;/coordinates&gt;&lt;/Point&gt;&lt;/Placemark&gt;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6.470 &lt;br&gt; Longitude : <text:s text:c="6"/>31.850&lt;br&gt;Date Acquired : 2022-06-17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1.85027000, <text:s/>46.46985000&lt;/coordinates&gt;&lt;/Point&gt;&lt;/Placemark&gt;</text:p>
          </table:table-cell>
          <table:table-cell office:value-type="float" office:value="26">
            <text:p>26</text:p>
          </table:table-cell>
          <table:table-cell table:formula="of:=IF([.D26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6];162;10)" office:value-type="string" office:string-value="2022-06-17">
            <text:p>2022-06-17</text:p>
          </table:table-cell>
          <table:table-cell table:formula="of:=RIGHT([.A26];LEN([.A26])-FIND(&quot;&lt;/description&gt;&quot;;[.A26])+1)" office:value-type="string" office:string-value="&lt;/description&gt;&lt;Point&gt;&lt;coordinates&gt;  31.85027000,  46.46985000&lt;/coordinates&gt;&lt;/Point&gt;&lt;/Placemark&gt;">
            <text:p>&lt;/description&gt;&lt;Point&gt;&lt;coordinates&gt; <text:s/>31.85027000, <text:s/>46.46985000&lt;/coordinates&gt;&lt;/Point&gt;&lt;/Placemark&gt;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6.470 &lt;br&gt; Longitude : <text:s text:c="6"/>31.852&lt;br&gt;Date Acquired : 2022-06-17 &lt;br&gt;Time: 11:30 UTC&lt;br&gt;Confidence [0-100] : high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1.85214000, <text:s/>46.47035000&lt;/coordinates&gt;&lt;/Point&gt;&lt;/Placemark&gt;</text:p>
          </table:table-cell>
          <table:table-cell office:value-type="float" office:value="27">
            <text:p>27</text:p>
          </table:table-cell>
          <table:table-cell table:formula="of:=IF([.D27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7];162;10)" office:value-type="string" office:string-value="2022-06-17">
            <text:p>2022-06-17</text:p>
          </table:table-cell>
          <table:table-cell table:formula="of:=RIGHT([.A27];LEN([.A27])-FIND(&quot;&lt;/description&gt;&quot;;[.A27])+1)" office:value-type="string" office:string-value="&lt;/description&gt;&lt;Point&gt;&lt;coordinates&gt;  31.85214000,  46.47035000&lt;/coordinates&gt;&lt;/Point&gt;&lt;/Placemark&gt;">
            <text:p>&lt;/description&gt;&lt;Point&gt;&lt;coordinates&gt; <text:s/>31.85214000, <text:s/>46.47035000&lt;/coordinates&gt;&lt;/Point&gt;&lt;/Placemark&gt;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6.471 &lt;br&gt; Longitude : <text:s text:c="6"/>31.851&lt;br&gt;Date Acquired : 2022-06-17 &lt;br&gt;Time: 09:47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1.85089000, <text:s/>46.47051000&lt;/coordinates&gt;&lt;/Point&gt;&lt;/Placemark&gt;</text:p>
          </table:table-cell>
          <table:table-cell office:value-type="float" office:value="28">
            <text:p>28</text:p>
          </table:table-cell>
          <table:table-cell table:formula="of:=IF([.D28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8];162;10)" office:value-type="string" office:string-value="2022-06-17">
            <text:p>2022-06-17</text:p>
          </table:table-cell>
          <table:table-cell table:formula="of:=RIGHT([.A28];LEN([.A28])-FIND(&quot;&lt;/description&gt;&quot;;[.A28])+1)" office:value-type="string" office:string-value="&lt;/description&gt;&lt;Point&gt;&lt;coordinates&gt;  31.85089000,  46.47051000&lt;/coordinates&gt;&lt;/Point&gt;&lt;/Placemark&gt;">
            <text:p>&lt;/description&gt;&lt;Point&gt;&lt;coordinates&gt; <text:s/>31.85089000, <text:s/>46.47051000&lt;/coordinates&gt;&lt;/Point&gt;&lt;/Placemark&gt;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6.471 &lt;br&gt; Longitude : <text:s text:c="6"/>31.854&lt;br&gt;Date Acquired : 2022-06-17 &lt;br&gt;Time: 00:03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1.85379000, <text:s/>46.47121000&lt;/coordinates&gt;&lt;/Point&gt;&lt;/Placemark&gt;</text:p>
          </table:table-cell>
          <table:table-cell office:value-type="float" office:value="29">
            <text:p>29</text:p>
          </table:table-cell>
          <table:table-cell table:formula="of:=IF([.D29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9];162;10)" office:value-type="string" office:string-value="2022-06-17">
            <text:p>2022-06-17</text:p>
          </table:table-cell>
          <table:table-cell table:formula="of:=RIGHT([.A29];LEN([.A29])-FIND(&quot;&lt;/description&gt;&quot;;[.A29])+1)" office:value-type="string" office:string-value="&lt;/description&gt;&lt;Point&gt;&lt;coordinates&gt;  31.85379000,  46.47121000&lt;/coordinates&gt;&lt;/Point&gt;&lt;/Placemark&gt;">
            <text:p>&lt;/description&gt;&lt;Point&gt;&lt;coordinates&gt; <text:s/>31.85379000, <text:s/>46.47121000&lt;/coordinates&gt;&lt;/Point&gt;&lt;/Placemark&gt;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6.472 &lt;br&gt; Longitude : <text:s text:c="6"/>31.849&lt;br&gt;Date Acquired : 2022-06-17 &lt;br&gt;Time: 11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1.84853000, <text:s/>46.47153000&lt;/coordinates&gt;&lt;/Point&gt;&lt;/Placemark&gt;</text:p>
          </table:table-cell>
          <table:table-cell office:value-type="float" office:value="30">
            <text:p>30</text:p>
          </table:table-cell>
          <table:table-cell table:formula="of:=IF([.D30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0];162;10)" office:value-type="string" office:string-value="2022-06-17">
            <text:p>2022-06-17</text:p>
          </table:table-cell>
          <table:table-cell table:formula="of:=RIGHT([.A30];LEN([.A30])-FIND(&quot;&lt;/description&gt;&quot;;[.A30])+1)" office:value-type="string" office:string-value="&lt;/description&gt;&lt;Point&gt;&lt;coordinates&gt;  31.84853000,  46.47153000&lt;/coordinates&gt;&lt;/Point&gt;&lt;/Placemark&gt;">
            <text:p>&lt;/description&gt;&lt;Point&gt;&lt;coordinates&gt; <text:s/>31.84853000, <text:s/>46.47153000&lt;/coordinates&gt;&lt;/Point&gt;&lt;/Placemark&gt;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6.472 &lt;br&gt; Longitude : <text:s text:c="6"/>31.851&lt;br&gt;Date Acquired : 2022-06-17 &lt;br&gt;Time: 09:47 UTC&lt;br&gt;Confidence [0-100] : high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1.85114000, <text:s/>46.47171000&lt;/coordinates&gt;&lt;/Point&gt;&lt;/Placemark&gt;</text:p>
          </table:table-cell>
          <table:table-cell office:value-type="float" office:value="31">
            <text:p>31</text:p>
          </table:table-cell>
          <table:table-cell table:formula="of:=IF([.D31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1];162;10)" office:value-type="string" office:string-value="2022-06-17">
            <text:p>2022-06-17</text:p>
          </table:table-cell>
          <table:table-cell table:formula="of:=RIGHT([.A31];LEN([.A31])-FIND(&quot;&lt;/description&gt;&quot;;[.A31])+1)" office:value-type="string" office:string-value="&lt;/description&gt;&lt;Point&gt;&lt;coordinates&gt;  31.85114000,  46.47171000&lt;/coordinates&gt;&lt;/Point&gt;&lt;/Placemark&gt;">
            <text:p>&lt;/description&gt;&lt;Point&gt;&lt;coordinates&gt; <text:s/>31.85114000, <text:s/>46.47171000&lt;/coordinates&gt;&lt;/Point&gt;&lt;/Placemark&gt;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6.472 &lt;br&gt; Longitude : <text:s text:c="6"/>31.853&lt;br&gt;Date Acquired : 2022-06-17 &lt;br&gt;Time: 11:30 UTC&lt;br&gt;Confidence [0-100] : high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1.85294000, <text:s/>46.47172000&lt;/coordinates&gt;&lt;/Point&gt;&lt;/Placemark&gt;</text:p>
          </table:table-cell>
          <table:table-cell office:value-type="float" office:value="32">
            <text:p>32</text:p>
          </table:table-cell>
          <table:table-cell table:formula="of:=IF([.D32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2];162;10)" office:value-type="string" office:string-value="2022-06-17">
            <text:p>2022-06-17</text:p>
          </table:table-cell>
          <table:table-cell table:formula="of:=RIGHT([.A32];LEN([.A32])-FIND(&quot;&lt;/description&gt;&quot;;[.A32])+1)" office:value-type="string" office:string-value="&lt;/description&gt;&lt;Point&gt;&lt;coordinates&gt;  31.85294000,  46.47172000&lt;/coordinates&gt;&lt;/Point&gt;&lt;/Placemark&gt;">
            <text:p>&lt;/description&gt;&lt;Point&gt;&lt;coordinates&gt; <text:s/>31.85294000, <text:s/>46.47172000&lt;/coordinates&gt;&lt;/Point&gt;&lt;/Placemark&gt;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6.472 &lt;br&gt; Longitude : <text:s text:c="6"/>31.855&lt;br&gt;Date Acquired : 2022-06-17 &lt;br&gt;Time: 09:47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1.85516000, <text:s/>46.47170000&lt;/coordinates&gt;&lt;/Point&gt;&lt;/Placemark&gt;</text:p>
          </table:table-cell>
          <table:table-cell office:value-type="float" office:value="33">
            <text:p>33</text:p>
          </table:table-cell>
          <table:table-cell table:formula="of:=IF([.D33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3];162;10)" office:value-type="string" office:string-value="2022-06-17">
            <text:p>2022-06-17</text:p>
          </table:table-cell>
          <table:table-cell table:formula="of:=RIGHT([.A33];LEN([.A33])-FIND(&quot;&lt;/description&gt;&quot;;[.A33])+1)" office:value-type="string" office:string-value="&lt;/description&gt;&lt;Point&gt;&lt;coordinates&gt;  31.85516000,  46.47170000&lt;/coordinates&gt;&lt;/Point&gt;&lt;/Placemark&gt;">
            <text:p>&lt;/description&gt;&lt;Point&gt;&lt;coordinates&gt; <text:s/>31.85516000, <text:s/>46.47170000&lt;/coordinates&gt;&lt;/Point&gt;&lt;/Placemark&gt;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6.474 &lt;br&gt; Longitude : <text:s text:c="6"/>31.846&lt;br&gt;Date Acquired : 2022-06-17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1.84571000, <text:s/>46.47412000&lt;/coordinates&gt;&lt;/Point&gt;&lt;/Placemark&gt;</text:p>
          </table:table-cell>
          <table:table-cell office:value-type="float" office:value="34">
            <text:p>34</text:p>
          </table:table-cell>
          <table:table-cell table:formula="of:=IF([.D34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4];162;10)" office:value-type="string" office:string-value="2022-06-17">
            <text:p>2022-06-17</text:p>
          </table:table-cell>
          <table:table-cell table:formula="of:=RIGHT([.A34];LEN([.A34])-FIND(&quot;&lt;/description&gt;&quot;;[.A34])+1)" office:value-type="string" office:string-value="&lt;/description&gt;&lt;Point&gt;&lt;coordinates&gt;  31.84571000,  46.47412000&lt;/coordinates&gt;&lt;/Point&gt;&lt;/Placemark&gt;">
            <text:p>&lt;/description&gt;&lt;Point&gt;&lt;coordinates&gt; <text:s/>31.84571000, <text:s/>46.47412000&lt;/coordinates&gt;&lt;/Point&gt;&lt;/Placemark&gt;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6.501 &lt;br&gt; Longitude : <text:s text:c="6"/>31.859&lt;br&gt;Date Acquired : 2022-06-17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1.85866000, <text:s/>46.50058000&lt;/coordinates&gt;&lt;/Point&gt;&lt;/Placemark&gt;</text:p>
          </table:table-cell>
          <table:table-cell office:value-type="float" office:value="35">
            <text:p>35</text:p>
          </table:table-cell>
          <table:table-cell table:formula="of:=IF([.D35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5];162;10)" office:value-type="string" office:string-value="2022-06-17">
            <text:p>2022-06-17</text:p>
          </table:table-cell>
          <table:table-cell table:formula="of:=RIGHT([.A35];LEN([.A35])-FIND(&quot;&lt;/description&gt;&quot;;[.A35])+1)" office:value-type="string" office:string-value="&lt;/description&gt;&lt;Point&gt;&lt;coordinates&gt;  31.85866000,  46.50058000&lt;/coordinates&gt;&lt;/Point&gt;&lt;/Placemark&gt;">
            <text:p>&lt;/description&gt;&lt;Point&gt;&lt;coordinates&gt; <text:s/>31.85866000, <text:s/>46.50058000&lt;/coordinates&gt;&lt;/Point&gt;&lt;/Placemark&gt;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6.502 &lt;br&gt; Longitude : <text:s text:c="6"/>31.858&lt;br&gt;Date Acquired : 2022-06-17 &lt;br&gt;Time: 22:54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1.85836000, <text:s/>46.50216000&lt;/coordinates&gt;&lt;/Point&gt;&lt;/Placemark&gt;</text:p>
          </table:table-cell>
          <table:table-cell office:value-type="float" office:value="36">
            <text:p>36</text:p>
          </table:table-cell>
          <table:table-cell table:formula="of:=IF([.D36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6];162;10)" office:value-type="string" office:string-value="2022-06-17">
            <text:p>2022-06-17</text:p>
          </table:table-cell>
          <table:table-cell table:formula="of:=RIGHT([.A36];LEN([.A36])-FIND(&quot;&lt;/description&gt;&quot;;[.A36])+1)" office:value-type="string" office:string-value="&lt;/description&gt;&lt;Point&gt;&lt;coordinates&gt;  31.85836000,  46.50216000&lt;/coordinates&gt;&lt;/Point&gt;&lt;/Placemark&gt;">
            <text:p>&lt;/description&gt;&lt;Point&gt;&lt;coordinates&gt; <text:s/>31.85836000, <text:s/>46.50216000&lt;/coordinates&gt;&lt;/Point&gt;&lt;/Placemark&gt;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6.504 &lt;br&gt; Longitude : <text:s text:c="6"/>31.860&lt;br&gt;Date Acquired : 2022-06-17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1.85962000, <text:s/>46.50397000&lt;/coordinates&gt;&lt;/Point&gt;&lt;/Placemark&gt;</text:p>
          </table:table-cell>
          <table:table-cell office:value-type="float" office:value="37">
            <text:p>37</text:p>
          </table:table-cell>
          <table:table-cell table:formula="of:=IF([.D37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7];162;10)" office:value-type="string" office:string-value="2022-06-17">
            <text:p>2022-06-17</text:p>
          </table:table-cell>
          <table:table-cell table:formula="of:=RIGHT([.A37];LEN([.A37])-FIND(&quot;&lt;/description&gt;&quot;;[.A37])+1)" office:value-type="string" office:string-value="&lt;/description&gt;&lt;Point&gt;&lt;coordinates&gt;  31.85962000,  46.50397000&lt;/coordinates&gt;&lt;/Point&gt;&lt;/Placemark&gt;">
            <text:p>&lt;/description&gt;&lt;Point&gt;&lt;coordinates&gt; <text:s/>31.85962000, <text:s/>46.50397000&lt;/coordinates&gt;&lt;/Point&gt;&lt;/Placemark&gt;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6.505 &lt;br&gt; Longitude : <text:s text:c="6"/>31.854&lt;br&gt;Date Acquired : 2022-06-17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1.85429000, <text:s/>46.50469000&lt;/coordinates&gt;&lt;/Point&gt;&lt;/Placemark&gt;</text:p>
          </table:table-cell>
          <table:table-cell office:value-type="float" office:value="38">
            <text:p>38</text:p>
          </table:table-cell>
          <table:table-cell table:formula="of:=IF([.D38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8];162;10)" office:value-type="string" office:string-value="2022-06-17">
            <text:p>2022-06-17</text:p>
          </table:table-cell>
          <table:table-cell table:formula="of:=RIGHT([.A38];LEN([.A38])-FIND(&quot;&lt;/description&gt;&quot;;[.A38])+1)" office:value-type="string" office:string-value="&lt;/description&gt;&lt;Point&gt;&lt;coordinates&gt;  31.85429000,  46.50469000&lt;/coordinates&gt;&lt;/Point&gt;&lt;/Placemark&gt;">
            <text:p>&lt;/description&gt;&lt;Point&gt;&lt;coordinates&gt; <text:s/>31.85429000, <text:s/>46.50469000&lt;/coordinates&gt;&lt;/Point&gt;&lt;/Placemark&gt;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6.507 &lt;br&gt; Longitude : <text:s text:c="6"/>31.861&lt;br&gt;Date Acquired : 2022-06-17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1.86057000, <text:s/>46.50737000&lt;/coordinates&gt;&lt;/Point&gt;&lt;/Placemark&gt;</text:p>
          </table:table-cell>
          <table:table-cell office:value-type="float" office:value="39">
            <text:p>39</text:p>
          </table:table-cell>
          <table:table-cell table:formula="of:=IF([.D39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9];162;10)" office:value-type="string" office:string-value="2022-06-17">
            <text:p>2022-06-17</text:p>
          </table:table-cell>
          <table:table-cell table:formula="of:=RIGHT([.A39];LEN([.A39])-FIND(&quot;&lt;/description&gt;&quot;;[.A39])+1)" office:value-type="string" office:string-value="&lt;/description&gt;&lt;Point&gt;&lt;coordinates&gt;  31.86057000,  46.50737000&lt;/coordinates&gt;&lt;/Point&gt;&lt;/Placemark&gt;">
            <text:p>&lt;/description&gt;&lt;Point&gt;&lt;coordinates&gt; <text:s/>31.86057000, <text:s/>46.50737000&lt;/coordinates&gt;&lt;/Point&gt;&lt;/Placemark&gt;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6.507 &lt;br&gt; Longitude : <text:s text:c="6"/>31.866&lt;br&gt;Date Acquired : 2022-06-17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1.86589000, <text:s/>46.50666000&lt;/coordinates&gt;&lt;/Point&gt;&lt;/Placemark&gt;</text:p>
          </table:table-cell>
          <table:table-cell office:value-type="float" office:value="40">
            <text:p>40</text:p>
          </table:table-cell>
          <table:table-cell table:formula="of:=IF([.D40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0];162;10)" office:value-type="string" office:string-value="2022-06-17">
            <text:p>2022-06-17</text:p>
          </table:table-cell>
          <table:table-cell table:formula="of:=RIGHT([.A40];LEN([.A40])-FIND(&quot;&lt;/description&gt;&quot;;[.A40])+1)" office:value-type="string" office:string-value="&lt;/description&gt;&lt;Point&gt;&lt;coordinates&gt;  31.86589000,  46.50666000&lt;/coordinates&gt;&lt;/Point&gt;&lt;/Placemark&gt;">
            <text:p>&lt;/description&gt;&lt;Point&gt;&lt;coordinates&gt; <text:s/>31.86589000, <text:s/>46.50666000&lt;/coordinates&gt;&lt;/Point&gt;&lt;/Placemark&gt;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6.508 &lt;br&gt; Longitude : <text:s text:c="6"/>31.859&lt;br&gt;Date Acquired : 2022-06-17 &lt;br&gt;Time: 22:54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1.85871000, <text:s/>46.50806000&lt;/coordinates&gt;&lt;/Point&gt;&lt;/Placemark&gt;</text:p>
          </table:table-cell>
          <table:table-cell office:value-type="float" office:value="41">
            <text:p>41</text:p>
          </table:table-cell>
          <table:table-cell table:formula="of:=IF([.D41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1];162;10)" office:value-type="string" office:string-value="2022-06-17">
            <text:p>2022-06-17</text:p>
          </table:table-cell>
          <table:table-cell table:formula="of:=RIGHT([.A41];LEN([.A41])-FIND(&quot;&lt;/description&gt;&quot;;[.A41])+1)" office:value-type="string" office:string-value="&lt;/description&gt;&lt;Point&gt;&lt;coordinates&gt;  31.85871000,  46.50806000&lt;/coordinates&gt;&lt;/Point&gt;&lt;/Placemark&gt;">
            <text:p>&lt;/description&gt;&lt;Point&gt;&lt;coordinates&gt; <text:s/>31.85871000, <text:s/>46.50806000&lt;/coordinates&gt;&lt;/Point&gt;&lt;/Placemark&gt;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6.520 &lt;br&gt; Longitude : <text:s text:c="6"/>32.540&lt;br&gt;Date Acquired : 2022-06-17 &lt;br&gt;Time: 00:54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54048000, <text:s/>46.51970000&lt;/coordinates&gt;&lt;/Point&gt;&lt;/Placemark&gt;</text:p>
          </table:table-cell>
          <table:table-cell office:value-type="float" office:value="42">
            <text:p>42</text:p>
          </table:table-cell>
          <table:table-cell table:formula="of:=IF([.D42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2];162;10)" office:value-type="string" office:string-value="2022-06-17">
            <text:p>2022-06-17</text:p>
          </table:table-cell>
          <table:table-cell table:formula="of:=RIGHT([.A42];LEN([.A42])-FIND(&quot;&lt;/description&gt;&quot;;[.A42])+1)" office:value-type="string" office:string-value="&lt;/description&gt;&lt;Point&gt;&lt;coordinates&gt;  32.54048000,  46.51970000&lt;/coordinates&gt;&lt;/Point&gt;&lt;/Placemark&gt;">
            <text:p>&lt;/description&gt;&lt;Point&gt;&lt;coordinates&gt; <text:s/>32.54048000, <text:s/>46.51970000&lt;/coordinates&gt;&lt;/Point&gt;&lt;/Placemark&gt;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6.522 &lt;br&gt; Longitude : <text:s text:c="6"/>32.540&lt;br&gt;Date Acquired : 2022-06-17 &lt;br&gt;Time: 00:03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54039000, <text:s/>46.52198000&lt;/coordinates&gt;&lt;/Point&gt;&lt;/Placemark&gt;</text:p>
          </table:table-cell>
          <table:table-cell office:value-type="float" office:value="43">
            <text:p>43</text:p>
          </table:table-cell>
          <table:table-cell table:formula="of:=IF([.D43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3];162;10)" office:value-type="string" office:string-value="2022-06-17">
            <text:p>2022-06-17</text:p>
          </table:table-cell>
          <table:table-cell table:formula="of:=RIGHT([.A43];LEN([.A43])-FIND(&quot;&lt;/description&gt;&quot;;[.A43])+1)" office:value-type="string" office:string-value="&lt;/description&gt;&lt;Point&gt;&lt;coordinates&gt;  32.54039000,  46.52198000&lt;/coordinates&gt;&lt;/Point&gt;&lt;/Placemark&gt;">
            <text:p>&lt;/description&gt;&lt;Point&gt;&lt;coordinates&gt; <text:s/>32.54039000, <text:s/>46.52198000&lt;/coordinates&gt;&lt;/Point&gt;&lt;/Placemark&gt;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6.525 &lt;br&gt; Longitude : <text:s text:c="6"/>32.542&lt;br&gt;Date Acquired : 2022-06-17 &lt;br&gt;Time: 00:03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54168000, <text:s/>46.52534000&lt;/coordinates&gt;&lt;/Point&gt;&lt;/Placemark&gt;</text:p>
          </table:table-cell>
          <table:table-cell office:value-type="float" office:value="44">
            <text:p>44</text:p>
          </table:table-cell>
          <table:table-cell table:formula="of:=IF([.D44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4];162;10)" office:value-type="string" office:string-value="2022-06-17">
            <text:p>2022-06-17</text:p>
          </table:table-cell>
          <table:table-cell table:formula="of:=RIGHT([.A44];LEN([.A44])-FIND(&quot;&lt;/description&gt;&quot;;[.A44])+1)" office:value-type="string" office:string-value="&lt;/description&gt;&lt;Point&gt;&lt;coordinates&gt;  32.54168000,  46.52534000&lt;/coordinates&gt;&lt;/Point&gt;&lt;/Placemark&gt;">
            <text:p>&lt;/description&gt;&lt;Point&gt;&lt;coordinates&gt; <text:s/>32.54168000, <text:s/>46.52534000&lt;/coordinates&gt;&lt;/Point&gt;&lt;/Placemark&gt;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6.525 &lt;br&gt; Longitude : <text:s text:c="6"/>32.544&lt;br&gt;Date Acquired : 2022-06-17 &lt;br&gt;Time: 00:54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54393000, <text:s/>46.52501000&lt;/coordinates&gt;&lt;/Point&gt;&lt;/Placemark&gt;</text:p>
          </table:table-cell>
          <table:table-cell office:value-type="float" office:value="45">
            <text:p>45</text:p>
          </table:table-cell>
          <table:table-cell table:formula="of:=IF([.D45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5];162;10)" office:value-type="string" office:string-value="2022-06-17">
            <text:p>2022-06-17</text:p>
          </table:table-cell>
          <table:table-cell table:formula="of:=RIGHT([.A45];LEN([.A45])-FIND(&quot;&lt;/description&gt;&quot;;[.A45])+1)" office:value-type="string" office:string-value="&lt;/description&gt;&lt;Point&gt;&lt;coordinates&gt;  32.54393000,  46.52501000&lt;/coordinates&gt;&lt;/Point&gt;&lt;/Placemark&gt;">
            <text:p>&lt;/description&gt;&lt;Point&gt;&lt;coordinates&gt; <text:s/>32.54393000, <text:s/>46.52501000&lt;/coordinates&gt;&lt;/Point&gt;&lt;/Placemark&gt;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6.527 &lt;br&gt; Longitude : <text:s text:c="6"/>32.539&lt;br&gt;Date Acquired : 2022-06-17 &lt;br&gt;Time: 00:54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53857000, <text:s/>46.52668000&lt;/coordinates&gt;&lt;/Point&gt;&lt;/Placemark&gt;</text:p>
          </table:table-cell>
          <table:table-cell office:value-type="float" office:value="46">
            <text:p>46</text:p>
          </table:table-cell>
          <table:table-cell table:formula="of:=IF([.D46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6];162;10)" office:value-type="string" office:string-value="2022-06-17">
            <text:p>2022-06-17</text:p>
          </table:table-cell>
          <table:table-cell table:formula="of:=RIGHT([.A46];LEN([.A46])-FIND(&quot;&lt;/description&gt;&quot;;[.A46])+1)" office:value-type="string" office:string-value="&lt;/description&gt;&lt;Point&gt;&lt;coordinates&gt;  32.53857000,  46.52668000&lt;/coordinates&gt;&lt;/Point&gt;&lt;/Placemark&gt;">
            <text:p>&lt;/description&gt;&lt;Point&gt;&lt;coordinates&gt; <text:s/>32.53857000, <text:s/>46.52668000&lt;/coordinates&gt;&lt;/Point&gt;&lt;/Placemark&gt;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6.583 &lt;br&gt; Longitude : <text:s text:c="6"/>32.225&lt;br&gt;Date Acquired : 2022-06-17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22543000, <text:s/>46.58252000&lt;/coordinates&gt;&lt;/Point&gt;&lt;/Placemark&gt;</text:p>
          </table:table-cell>
          <table:table-cell office:value-type="float" office:value="47">
            <text:p>47</text:p>
          </table:table-cell>
          <table:table-cell table:formula="of:=IF([.D47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7];162;10)" office:value-type="string" office:string-value="2022-06-17">
            <text:p>2022-06-17</text:p>
          </table:table-cell>
          <table:table-cell table:formula="of:=RIGHT([.A47];LEN([.A47])-FIND(&quot;&lt;/description&gt;&quot;;[.A47])+1)" office:value-type="string" office:string-value="&lt;/description&gt;&lt;Point&gt;&lt;coordinates&gt;  32.22543000,  46.58252000&lt;/coordinates&gt;&lt;/Point&gt;&lt;/Placemark&gt;">
            <text:p>&lt;/description&gt;&lt;Point&gt;&lt;coordinates&gt; <text:s/>32.22543000, <text:s/>46.58252000&lt;/coordinates&gt;&lt;/Point&gt;&lt;/Placemark&gt;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6.590 &lt;br&gt; Longitude : <text:s text:c="6"/>32.161&lt;br&gt;Date Acquired : 2022-06-17 &lt;br&gt;Time: 10:41 UTC&lt;br&gt;Confidence [0-100] : low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16090000, <text:s/>46.58975000&lt;/coordinates&gt;&lt;/Point&gt;&lt;/Placemark&gt;</text:p>
          </table:table-cell>
          <table:table-cell office:value-type="float" office:value="48">
            <text:p>48</text:p>
          </table:table-cell>
          <table:table-cell table:formula="of:=IF([.D48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8];162;10)" office:value-type="string" office:string-value="2022-06-17">
            <text:p>2022-06-17</text:p>
          </table:table-cell>
          <table:table-cell table:formula="of:=RIGHT([.A48];LEN([.A48])-FIND(&quot;&lt;/description&gt;&quot;;[.A48])+1)" office:value-type="string" office:string-value="&lt;/description&gt;&lt;Point&gt;&lt;coordinates&gt;  32.16090000,  46.58975000&lt;/coordinates&gt;&lt;/Point&gt;&lt;/Placemark&gt;">
            <text:p>&lt;/description&gt;&lt;Point&gt;&lt;coordinates&gt; <text:s/>32.16090000, <text:s/>46.58975000&lt;/coordinates&gt;&lt;/Point&gt;&lt;/Placemark&gt;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6.590 &lt;br&gt; Longitude : <text:s text:c="6"/>32.167&lt;br&gt;Date Acquired : 2022-06-17 &lt;br&gt;Time: 11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16657000, <text:s/>46.59045000&lt;/coordinates&gt;&lt;/Point&gt;&lt;/Placemark&gt;</text:p>
          </table:table-cell>
          <table:table-cell office:value-type="float" office:value="49">
            <text:p>49</text:p>
          </table:table-cell>
          <table:table-cell table:formula="of:=IF([.D49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9];162;10)" office:value-type="string" office:string-value="2022-06-17">
            <text:p>2022-06-17</text:p>
          </table:table-cell>
          <table:table-cell table:formula="of:=RIGHT([.A49];LEN([.A49])-FIND(&quot;&lt;/description&gt;&quot;;[.A49])+1)" office:value-type="string" office:string-value="&lt;/description&gt;&lt;Point&gt;&lt;coordinates&gt;  32.16657000,  46.59045000&lt;/coordinates&gt;&lt;/Point&gt;&lt;/Placemark&gt;">
            <text:p>&lt;/description&gt;&lt;Point&gt;&lt;coordinates&gt; <text:s/>32.16657000, <text:s/>46.59045000&lt;/coordinates&gt;&lt;/Point&gt;&lt;/Placemark&gt;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6.590 &lt;br&gt; Longitude : <text:s text:c="6"/>32.167&lt;br&gt;Date Acquired : 2022-06-17 &lt;br&gt;Time: 11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16700000, <text:s/>46.58961000&lt;/coordinates&gt;&lt;/Point&gt;&lt;/Placemark&gt;</text:p>
          </table:table-cell>
          <table:table-cell office:value-type="float" office:value="50">
            <text:p>50</text:p>
          </table:table-cell>
          <table:table-cell table:formula="of:=IF([.D50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0];162;10)" office:value-type="string" office:string-value="2022-06-17">
            <text:p>2022-06-17</text:p>
          </table:table-cell>
          <table:table-cell table:formula="of:=RIGHT([.A50];LEN([.A50])-FIND(&quot;&lt;/description&gt;&quot;;[.A50])+1)" office:value-type="string" office:string-value="&lt;/description&gt;&lt;Point&gt;&lt;coordinates&gt;  32.16700000,  46.58961000&lt;/coordinates&gt;&lt;/Point&gt;&lt;/Placemark&gt;">
            <text:p>&lt;/description&gt;&lt;Point&gt;&lt;coordinates&gt; <text:s/>32.16700000, <text:s/>46.58961000&lt;/coordinates&gt;&lt;/Point&gt;&lt;/Placemark&gt;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6.645 &lt;br&gt; Longitude : <text:s text:c="6"/>32.241&lt;br&gt;Date Acquired : 2022-06-17 &lt;br&gt;Time: 11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24089000, <text:s/>46.64548000&lt;/coordinates&gt;&lt;/Point&gt;&lt;/Placemark&gt;</text:p>
          </table:table-cell>
          <table:table-cell office:value-type="float" office:value="51">
            <text:p>51</text:p>
          </table:table-cell>
          <table:table-cell table:formula="of:=IF([.D51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1];162;10)" office:value-type="string" office:string-value="2022-06-17">
            <text:p>2022-06-17</text:p>
          </table:table-cell>
          <table:table-cell table:formula="of:=RIGHT([.A51];LEN([.A51])-FIND(&quot;&lt;/description&gt;&quot;;[.A51])+1)" office:value-type="string" office:string-value="&lt;/description&gt;&lt;Point&gt;&lt;coordinates&gt;  32.24089000,  46.64548000&lt;/coordinates&gt;&lt;/Point&gt;&lt;/Placemark&gt;">
            <text:p>&lt;/description&gt;&lt;Point&gt;&lt;coordinates&gt; <text:s/>32.24089000, <text:s/>46.64548000&lt;/coordinates&gt;&lt;/Point&gt;&lt;/Placemark&gt;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6.646 &lt;br&gt; Longitude : <text:s text:c="6"/>32.246&lt;br&gt;Date Acquired : 2022-06-17 &lt;br&gt;Time: 11:30 UTC&lt;br&gt;Confidence [0-100] : high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24553000, <text:s/>46.64568000&lt;/coordinates&gt;&lt;/Point&gt;&lt;/Placemark&gt;</text:p>
          </table:table-cell>
          <table:table-cell office:value-type="float" office:value="52">
            <text:p>52</text:p>
          </table:table-cell>
          <table:table-cell table:formula="of:=IF([.D52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2];162;10)" office:value-type="string" office:string-value="2022-06-17">
            <text:p>2022-06-17</text:p>
          </table:table-cell>
          <table:table-cell table:formula="of:=RIGHT([.A52];LEN([.A52])-FIND(&quot;&lt;/description&gt;&quot;;[.A52])+1)" office:value-type="string" office:string-value="&lt;/description&gt;&lt;Point&gt;&lt;coordinates&gt;  32.24553000,  46.64568000&lt;/coordinates&gt;&lt;/Point&gt;&lt;/Placemark&gt;">
            <text:p>&lt;/description&gt;&lt;Point&gt;&lt;coordinates&gt; <text:s/>32.24553000, <text:s/>46.64568000&lt;/coordinates&gt;&lt;/Point&gt;&lt;/Placemark&gt;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6.667 &lt;br&gt; Longitude : <text:s text:c="6"/>29.947&lt;br&gt;Date Acquired : 2022-06-17 &lt;br&gt;Time: 00:54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9.94743000, <text:s/>46.66652000&lt;/coordinates&gt;&lt;/Point&gt;&lt;/Placemark&gt;</text:p>
          </table:table-cell>
          <table:table-cell office:value-type="float" office:value="53">
            <text:p>53</text:p>
          </table:table-cell>
          <table:table-cell table:formula="of:=IF([.D53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3];162;10)" office:value-type="string" office:string-value="2022-06-17">
            <text:p>2022-06-17</text:p>
          </table:table-cell>
          <table:table-cell table:formula="of:=RIGHT([.A53];LEN([.A53])-FIND(&quot;&lt;/description&gt;&quot;;[.A53])+1)" office:value-type="string" office:string-value="&lt;/description&gt;&lt;Point&gt;&lt;coordinates&gt;  29.94743000,  46.66652000&lt;/coordinates&gt;&lt;/Point&gt;&lt;/Placemark&gt;">
            <text:p>&lt;/description&gt;&lt;Point&gt;&lt;coordinates&gt; <text:s/>29.94743000, <text:s/>46.66652000&lt;/coordinates&gt;&lt;/Point&gt;&lt;/Placemark&gt;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6.679 &lt;br&gt; Longitude : <text:s text:c="6"/>33.135&lt;br&gt;Date Acquired : 2022-06-17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13501000, <text:s/>46.67912000&lt;/coordinates&gt;&lt;/Point&gt;&lt;/Placemark&gt;</text:p>
          </table:table-cell>
          <table:table-cell office:value-type="float" office:value="54">
            <text:p>54</text:p>
          </table:table-cell>
          <table:table-cell table:formula="of:=IF([.D54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4];162;10)" office:value-type="string" office:string-value="2022-06-17">
            <text:p>2022-06-17</text:p>
          </table:table-cell>
          <table:table-cell table:formula="of:=RIGHT([.A54];LEN([.A54])-FIND(&quot;&lt;/description&gt;&quot;;[.A54])+1)" office:value-type="string" office:string-value="&lt;/description&gt;&lt;Point&gt;&lt;coordinates&gt;  33.13501000,  46.67912000&lt;/coordinates&gt;&lt;/Point&gt;&lt;/Placemark&gt;">
            <text:p>&lt;/description&gt;&lt;Point&gt;&lt;coordinates&gt; <text:s/>33.13501000, <text:s/>46.67912000&lt;/coordinates&gt;&lt;/Point&gt;&lt;/Placemark&gt;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6.701 &lt;br&gt; Longitude : <text:s text:c="6"/>32.170&lt;br&gt;Date Acquired : 2022-06-17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16953000, <text:s/>46.70064000&lt;/coordinates&gt;&lt;/Point&gt;&lt;/Placemark&gt;</text:p>
          </table:table-cell>
          <table:table-cell office:value-type="float" office:value="55">
            <text:p>55</text:p>
          </table:table-cell>
          <table:table-cell table:formula="of:=IF([.D55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5];162;10)" office:value-type="string" office:string-value="2022-06-17">
            <text:p>2022-06-17</text:p>
          </table:table-cell>
          <table:table-cell table:formula="of:=RIGHT([.A55];LEN([.A55])-FIND(&quot;&lt;/description&gt;&quot;;[.A55])+1)" office:value-type="string" office:string-value="&lt;/description&gt;&lt;Point&gt;&lt;coordinates&gt;  32.16953000,  46.70064000&lt;/coordinates&gt;&lt;/Point&gt;&lt;/Placemark&gt;">
            <text:p>&lt;/description&gt;&lt;Point&gt;&lt;coordinates&gt; <text:s/>32.16953000, <text:s/>46.70064000&lt;/coordinates&gt;&lt;/Point&gt;&lt;/Placemark&gt;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6.706 &lt;br&gt; Longitude : <text:s text:c="6"/>31.977&lt;br&gt;Date Acquired : 2022-06-17 &lt;br&gt;Time: 09:47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1.97685000, <text:s/>46.70630000&lt;/coordinates&gt;&lt;/Point&gt;&lt;/Placemark&gt;</text:p>
          </table:table-cell>
          <table:table-cell office:value-type="float" office:value="56">
            <text:p>56</text:p>
          </table:table-cell>
          <table:table-cell table:formula="of:=IF([.D56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6];162;10)" office:value-type="string" office:string-value="2022-06-17">
            <text:p>2022-06-17</text:p>
          </table:table-cell>
          <table:table-cell table:formula="of:=RIGHT([.A56];LEN([.A56])-FIND(&quot;&lt;/description&gt;&quot;;[.A56])+1)" office:value-type="string" office:string-value="&lt;/description&gt;&lt;Point&gt;&lt;coordinates&gt;  31.97685000,  46.70630000&lt;/coordinates&gt;&lt;/Point&gt;&lt;/Placemark&gt;">
            <text:p>&lt;/description&gt;&lt;Point&gt;&lt;coordinates&gt; <text:s/>31.97685000, <text:s/>46.70630000&lt;/coordinates&gt;&lt;/Point&gt;&lt;/Placemark&gt;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6.707 &lt;br&gt; Longitude : <text:s text:c="6"/>31.981&lt;br&gt;Date Acquired : 2022-06-17 &lt;br&gt;Time: 09:47 UTC&lt;br&gt;Confidence [0-100] : high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1.98104000, <text:s/>46.70746000&lt;/coordinates&gt;&lt;/Point&gt;&lt;/Placemark&gt;</text:p>
          </table:table-cell>
          <table:table-cell office:value-type="float" office:value="57">
            <text:p>57</text:p>
          </table:table-cell>
          <table:table-cell table:formula="of:=IF([.D57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7];162;10)" office:value-type="string" office:string-value="2022-06-17">
            <text:p>2022-06-17</text:p>
          </table:table-cell>
          <table:table-cell table:formula="of:=RIGHT([.A57];LEN([.A57])-FIND(&quot;&lt;/description&gt;&quot;;[.A57])+1)" office:value-type="string" office:string-value="&lt;/description&gt;&lt;Point&gt;&lt;coordinates&gt;  31.98104000,  46.70746000&lt;/coordinates&gt;&lt;/Point&gt;&lt;/Placemark&gt;">
            <text:p>&lt;/description&gt;&lt;Point&gt;&lt;coordinates&gt; <text:s/>31.98104000, <text:s/>46.70746000&lt;/coordinates&gt;&lt;/Point&gt;&lt;/Placemark&gt;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6.709 &lt;br&gt; Longitude : <text:s text:c="6"/>32.402&lt;br&gt;Date Acquired : 2022-06-17 &lt;br&gt;Time: 11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40200000, <text:s/>46.70919000&lt;/coordinates&gt;&lt;/Point&gt;&lt;/Placemark&gt;</text:p>
          </table:table-cell>
          <table:table-cell office:value-type="float" office:value="58">
            <text:p>58</text:p>
          </table:table-cell>
          <table:table-cell table:formula="of:=IF([.D58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8];162;10)" office:value-type="string" office:string-value="2022-06-17">
            <text:p>2022-06-17</text:p>
          </table:table-cell>
          <table:table-cell table:formula="of:=RIGHT([.A58];LEN([.A58])-FIND(&quot;&lt;/description&gt;&quot;;[.A58])+1)" office:value-type="string" office:string-value="&lt;/description&gt;&lt;Point&gt;&lt;coordinates&gt;  32.40200000,  46.70919000&lt;/coordinates&gt;&lt;/Point&gt;&lt;/Placemark&gt;">
            <text:p>&lt;/description&gt;&lt;Point&gt;&lt;coordinates&gt; <text:s/>32.40200000, <text:s/>46.70919000&lt;/coordinates&gt;&lt;/Point&gt;&lt;/Placemark&gt;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6.709 &lt;br&gt; Longitude : <text:s text:c="6"/>32.407&lt;br&gt;Date Acquired : 2022-06-17 &lt;br&gt;Time: 11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40668000, <text:s/>46.70938000&lt;/coordinates&gt;&lt;/Point&gt;&lt;/Placemark&gt;</text:p>
          </table:table-cell>
          <table:table-cell office:value-type="float" office:value="59">
            <text:p>59</text:p>
          </table:table-cell>
          <table:table-cell table:formula="of:=IF([.D59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9];162;10)" office:value-type="string" office:string-value="2022-06-17">
            <text:p>2022-06-17</text:p>
          </table:table-cell>
          <table:table-cell table:formula="of:=RIGHT([.A59];LEN([.A59])-FIND(&quot;&lt;/description&gt;&quot;;[.A59])+1)" office:value-type="string" office:string-value="&lt;/description&gt;&lt;Point&gt;&lt;coordinates&gt;  32.40668000,  46.70938000&lt;/coordinates&gt;&lt;/Point&gt;&lt;/Placemark&gt;">
            <text:p>&lt;/description&gt;&lt;Point&gt;&lt;coordinates&gt; <text:s/>32.40668000, <text:s/>46.70938000&lt;/coordinates&gt;&lt;/Point&gt;&lt;/Placemark&gt;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6.711 &lt;br&gt; Longitude : <text:s text:c="6"/>32.400&lt;br&gt;Date Acquired : 2022-06-17 &lt;br&gt;Time: 11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40028000, <text:s/>46.71083000&lt;/coordinates&gt;&lt;/Point&gt;&lt;/Placemark&gt;</text:p>
          </table:table-cell>
          <table:table-cell office:value-type="float" office:value="60">
            <text:p>60</text:p>
          </table:table-cell>
          <table:table-cell table:formula="of:=IF([.D60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60];162;10)" office:value-type="string" office:string-value="2022-06-17">
            <text:p>2022-06-17</text:p>
          </table:table-cell>
          <table:table-cell table:formula="of:=RIGHT([.A60];LEN([.A60])-FIND(&quot;&lt;/description&gt;&quot;;[.A60])+1)" office:value-type="string" office:string-value="&lt;/description&gt;&lt;Point&gt;&lt;coordinates&gt;  32.40028000,  46.71083000&lt;/coordinates&gt;&lt;/Point&gt;&lt;/Placemark&gt;">
            <text:p>&lt;/description&gt;&lt;Point&gt;&lt;coordinates&gt; <text:s/>32.40028000, <text:s/>46.71083000&lt;/coordinates&gt;&lt;/Point&gt;&lt;/Placemark&gt;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6.711 &lt;br&gt; Longitude : <text:s text:c="6"/>32.405&lt;br&gt;Date Acquired : 2022-06-17 &lt;br&gt;Time: 11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40498000, <text:s/>46.71104000&lt;/coordinates&gt;&lt;/Point&gt;&lt;/Placemark&gt;</text:p>
          </table:table-cell>
          <table:table-cell office:value-type="float" office:value="61">
            <text:p>61</text:p>
          </table:table-cell>
          <table:table-cell table:formula="of:=IF([.D61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61];162;10)" office:value-type="string" office:string-value="2022-06-17">
            <text:p>2022-06-17</text:p>
          </table:table-cell>
          <table:table-cell table:formula="of:=RIGHT([.A61];LEN([.A61])-FIND(&quot;&lt;/description&gt;&quot;;[.A61])+1)" office:value-type="string" office:string-value="&lt;/description&gt;&lt;Point&gt;&lt;coordinates&gt;  32.40498000,  46.71104000&lt;/coordinates&gt;&lt;/Point&gt;&lt;/Placemark&gt;">
            <text:p>&lt;/description&gt;&lt;Point&gt;&lt;coordinates&gt; <text:s/>32.40498000, <text:s/>46.71104000&lt;/coordinates&gt;&lt;/Point&gt;&lt;/Placemark&gt;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6.711 &lt;br&gt; Longitude : <text:s text:c="6"/>32.410&lt;br&gt;Date Acquired : 2022-06-17 &lt;br&gt;Time: 11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40974000, <text:s/>46.71125000&lt;/coordinates&gt;&lt;/Point&gt;&lt;/Placemark&gt;</text:p>
          </table:table-cell>
          <table:table-cell office:value-type="float" office:value="62">
            <text:p>62</text:p>
          </table:table-cell>
          <table:table-cell table:formula="of:=IF([.D62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62];162;10)" office:value-type="string" office:string-value="2022-06-17">
            <text:p>2022-06-17</text:p>
          </table:table-cell>
          <table:table-cell table:formula="of:=RIGHT([.A62];LEN([.A62])-FIND(&quot;&lt;/description&gt;&quot;;[.A62])+1)" office:value-type="string" office:string-value="&lt;/description&gt;&lt;Point&gt;&lt;coordinates&gt;  32.40974000,  46.71125000&lt;/coordinates&gt;&lt;/Point&gt;&lt;/Placemark&gt;">
            <text:p>&lt;/description&gt;&lt;Point&gt;&lt;coordinates&gt; <text:s/>32.40974000, <text:s/>46.71125000&lt;/coordinates&gt;&lt;/Point&gt;&lt;/Placemark&gt;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6.715 &lt;br&gt; Longitude : <text:s text:c="6"/>32.406&lt;br&gt;Date Acquired : 2022-06-17 &lt;br&gt;Time: 11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40627000, <text:s/>46.71469000&lt;/coordinates&gt;&lt;/Point&gt;&lt;/Placemark&gt;</text:p>
          </table:table-cell>
          <table:table-cell office:value-type="float" office:value="63">
            <text:p>63</text:p>
          </table:table-cell>
          <table:table-cell table:formula="of:=IF([.D63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63];162;10)" office:value-type="string" office:string-value="2022-06-17">
            <text:p>2022-06-17</text:p>
          </table:table-cell>
          <table:table-cell table:formula="of:=RIGHT([.A63];LEN([.A63])-FIND(&quot;&lt;/description&gt;&quot;;[.A63])+1)" office:value-type="string" office:string-value="&lt;/description&gt;&lt;Point&gt;&lt;coordinates&gt;  32.40627000,  46.71469000&lt;/coordinates&gt;&lt;/Point&gt;&lt;/Placemark&gt;">
            <text:p>&lt;/description&gt;&lt;Point&gt;&lt;coordinates&gt; <text:s/>32.40627000, <text:s/>46.71469000&lt;/coordinates&gt;&lt;/Point&gt;&lt;/Placemark&gt;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6.717 &lt;br&gt; Longitude : <text:s text:c="6"/>32.409&lt;br&gt;Date Acquired : 2022-06-17 &lt;br&gt;Time: 11:30 UTC&lt;br&gt;Confidence [0-100] : high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40929000, <text:s/>46.71656000&lt;/coordinates&gt;&lt;/Point&gt;&lt;/Placemark&gt;</text:p>
          </table:table-cell>
          <table:table-cell office:value-type="float" office:value="64">
            <text:p>64</text:p>
          </table:table-cell>
          <table:table-cell table:formula="of:=IF([.D64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64];162;10)" office:value-type="string" office:string-value="2022-06-17">
            <text:p>2022-06-17</text:p>
          </table:table-cell>
          <table:table-cell table:formula="of:=RIGHT([.A64];LEN([.A64])-FIND(&quot;&lt;/description&gt;&quot;;[.A64])+1)" office:value-type="string" office:string-value="&lt;/description&gt;&lt;Point&gt;&lt;coordinates&gt;  32.40929000,  46.71656000&lt;/coordinates&gt;&lt;/Point&gt;&lt;/Placemark&gt;">
            <text:p>&lt;/description&gt;&lt;Point&gt;&lt;coordinates&gt; <text:s/>32.40929000, <text:s/>46.71656000&lt;/coordinates&gt;&lt;/Point&gt;&lt;/Placemark&gt;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6.746 &lt;br&gt; Longitude : <text:s text:c="6"/>32.000&lt;br&gt;Date Acquired : 2022-06-17 &lt;br&gt;Time: 10:41 UTC&lt;br&gt;Confidence [0-100] : low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00029000, <text:s/>46.74646000&lt;/coordinates&gt;&lt;/Point&gt;&lt;/Placemark&gt;</text:p>
          </table:table-cell>
          <table:table-cell office:value-type="float" office:value="65">
            <text:p>65</text:p>
          </table:table-cell>
          <table:table-cell table:formula="of:=IF([.D65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65];162;10)" office:value-type="string" office:string-value="2022-06-17">
            <text:p>2022-06-17</text:p>
          </table:table-cell>
          <table:table-cell table:formula="of:=RIGHT([.A65];LEN([.A65])-FIND(&quot;&lt;/description&gt;&quot;;[.A65])+1)" office:value-type="string" office:string-value="&lt;/description&gt;&lt;Point&gt;&lt;coordinates&gt;  32.00029000,  46.74646000&lt;/coordinates&gt;&lt;/Point&gt;&lt;/Placemark&gt;">
            <text:p>&lt;/description&gt;&lt;Point&gt;&lt;coordinates&gt; <text:s/>32.00029000, <text:s/>46.74646000&lt;/coordinates&gt;&lt;/Point&gt;&lt;/Placemark&gt;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6.846 &lt;br&gt; Longitude : <text:s text:c="6"/>32.305&lt;br&gt;Date Acquired : 2022-06-17 &lt;br&gt;Time: 09:47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30471000, <text:s/>46.84572000&lt;/coordinates&gt;&lt;/Point&gt;&lt;/Placemark&gt;</text:p>
          </table:table-cell>
          <table:table-cell office:value-type="float" office:value="66">
            <text:p>66</text:p>
          </table:table-cell>
          <table:table-cell table:formula="of:=IF([.D66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66];162;10)" office:value-type="string" office:string-value="2022-06-17">
            <text:p>2022-06-17</text:p>
          </table:table-cell>
          <table:table-cell table:formula="of:=RIGHT([.A66];LEN([.A66])-FIND(&quot;&lt;/description&gt;&quot;;[.A66])+1)" office:value-type="string" office:string-value="&lt;/description&gt;&lt;Point&gt;&lt;coordinates&gt;  32.30471000,  46.84572000&lt;/coordinates&gt;&lt;/Point&gt;&lt;/Placemark&gt;">
            <text:p>&lt;/description&gt;&lt;Point&gt;&lt;coordinates&gt; <text:s/>32.30471000, <text:s/>46.84572000&lt;/coordinates&gt;&lt;/Point&gt;&lt;/Placemark&gt;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6.847 &lt;br&gt; Longitude : <text:s text:c="6"/>32.309&lt;br&gt;Date Acquired : 2022-06-17 &lt;br&gt;Time: 09:47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30870000, <text:s/>46.84683000&lt;/coordinates&gt;&lt;/Point&gt;&lt;/Placemark&gt;</text:p>
          </table:table-cell>
          <table:table-cell office:value-type="float" office:value="67">
            <text:p>67</text:p>
          </table:table-cell>
          <table:table-cell table:formula="of:=IF([.D67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67];162;10)" office:value-type="string" office:string-value="2022-06-17">
            <text:p>2022-06-17</text:p>
          </table:table-cell>
          <table:table-cell table:formula="of:=RIGHT([.A67];LEN([.A67])-FIND(&quot;&lt;/description&gt;&quot;;[.A67])+1)" office:value-type="string" office:string-value="&lt;/description&gt;&lt;Point&gt;&lt;coordinates&gt;  32.30870000,  46.84683000&lt;/coordinates&gt;&lt;/Point&gt;&lt;/Placemark&gt;">
            <text:p>&lt;/description&gt;&lt;Point&gt;&lt;coordinates&gt; <text:s/>32.30870000, <text:s/>46.84683000&lt;/coordinates&gt;&lt;/Point&gt;&lt;/Placemark&gt;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6.899 &lt;br&gt; Longitude : <text:s text:c="6"/>26.030&lt;br&gt;Date Acquired : 2022-06-17 &lt;br&gt;Time: 00:03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6.02970000, <text:s/>46.89859000&lt;/coordinates&gt;&lt;/Point&gt;&lt;/Placemark&gt;</text:p>
          </table:table-cell>
          <table:table-cell office:value-type="float" office:value="68">
            <text:p>68</text:p>
          </table:table-cell>
          <table:table-cell table:formula="of:=IF([.D68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68];162;10)" office:value-type="string" office:string-value="2022-06-17">
            <text:p>2022-06-17</text:p>
          </table:table-cell>
          <table:table-cell table:formula="of:=RIGHT([.A68];LEN([.A68])-FIND(&quot;&lt;/description&gt;&quot;;[.A68])+1)" office:value-type="string" office:string-value="&lt;/description&gt;&lt;Point&gt;&lt;coordinates&gt;  26.02970000,  46.89859000&lt;/coordinates&gt;&lt;/Point&gt;&lt;/Placemark&gt;">
            <text:p>&lt;/description&gt;&lt;Point&gt;&lt;coordinates&gt; <text:s/>26.02970000, <text:s/>46.89859000&lt;/coordinates&gt;&lt;/Point&gt;&lt;/Placemark&gt;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6.949 &lt;br&gt; Longitude : <text:s text:c="6"/>32.574&lt;br&gt;Date Acquired : 2022-06-17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57389000, <text:s/>46.94948000&lt;/coordinates&gt;&lt;/Point&gt;&lt;/Placemark&gt;</text:p>
          </table:table-cell>
          <table:table-cell office:value-type="float" office:value="69">
            <text:p>69</text:p>
          </table:table-cell>
          <table:table-cell table:formula="of:=IF([.D69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69];162;10)" office:value-type="string" office:string-value="2022-06-17">
            <text:p>2022-06-17</text:p>
          </table:table-cell>
          <table:table-cell table:formula="of:=RIGHT([.A69];LEN([.A69])-FIND(&quot;&lt;/description&gt;&quot;;[.A69])+1)" office:value-type="string" office:string-value="&lt;/description&gt;&lt;Point&gt;&lt;coordinates&gt;  32.57389000,  46.94948000&lt;/coordinates&gt;&lt;/Point&gt;&lt;/Placemark&gt;">
            <text:p>&lt;/description&gt;&lt;Point&gt;&lt;coordinates&gt; <text:s/>32.57389000, <text:s/>46.94948000&lt;/coordinates&gt;&lt;/Point&gt;&lt;/Placemark&gt;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6.951 &lt;br&gt; Longitude : <text:s text:c="6"/>32.566&lt;br&gt;Date Acquired : 2022-06-17 &lt;br&gt;Time: 09:47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56625000, <text:s/>46.95061000&lt;/coordinates&gt;&lt;/Point&gt;&lt;/Placemark&gt;</text:p>
          </table:table-cell>
          <table:table-cell office:value-type="float" office:value="70">
            <text:p>70</text:p>
          </table:table-cell>
          <table:table-cell table:formula="of:=IF([.D70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70];162;10)" office:value-type="string" office:string-value="2022-06-17">
            <text:p>2022-06-17</text:p>
          </table:table-cell>
          <table:table-cell table:formula="of:=RIGHT([.A70];LEN([.A70])-FIND(&quot;&lt;/description&gt;&quot;;[.A70])+1)" office:value-type="string" office:string-value="&lt;/description&gt;&lt;Point&gt;&lt;coordinates&gt;  32.56625000,  46.95061000&lt;/coordinates&gt;&lt;/Point&gt;&lt;/Placemark&gt;">
            <text:p>&lt;/description&gt;&lt;Point&gt;&lt;coordinates&gt; <text:s/>32.56625000, <text:s/>46.95061000&lt;/coordinates&gt;&lt;/Point&gt;&lt;/Placemark&gt;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6.956 &lt;br&gt; Longitude : <text:s text:c="6"/>32.483&lt;br&gt;Date Acquired : 2022-06-17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48280000, <text:s/>46.95646000&lt;/coordinates&gt;&lt;/Point&gt;&lt;/Placemark&gt;</text:p>
          </table:table-cell>
          <table:table-cell office:value-type="float" office:value="71">
            <text:p>71</text:p>
          </table:table-cell>
          <table:table-cell table:formula="of:=IF([.D71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71];162;10)" office:value-type="string" office:string-value="2022-06-17">
            <text:p>2022-06-17</text:p>
          </table:table-cell>
          <table:table-cell table:formula="of:=RIGHT([.A71];LEN([.A71])-FIND(&quot;&lt;/description&gt;&quot;;[.A71])+1)" office:value-type="string" office:string-value="&lt;/description&gt;&lt;Point&gt;&lt;coordinates&gt;  32.48280000,  46.95646000&lt;/coordinates&gt;&lt;/Point&gt;&lt;/Placemark&gt;">
            <text:p>&lt;/description&gt;&lt;Point&gt;&lt;coordinates&gt; <text:s/>32.48280000, <text:s/>46.95646000&lt;/coordinates&gt;&lt;/Point&gt;&lt;/Placemark&gt;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6.957 &lt;br&gt; Longitude : <text:s text:c="6"/>32.488&lt;br&gt;Date Acquired : 2022-06-17 &lt;br&gt;Time: 10:41 UTC&lt;br&gt;Confidence [0-100] : low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48779000, <text:s/>46.95721000&lt;/coordinates&gt;&lt;/Point&gt;&lt;/Placemark&gt;</text:p>
          </table:table-cell>
          <table:table-cell office:value-type="float" office:value="72">
            <text:p>72</text:p>
          </table:table-cell>
          <table:table-cell table:formula="of:=IF([.D72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72];162;10)" office:value-type="string" office:string-value="2022-06-17">
            <text:p>2022-06-17</text:p>
          </table:table-cell>
          <table:table-cell table:formula="of:=RIGHT([.A72];LEN([.A72])-FIND(&quot;&lt;/description&gt;&quot;;[.A72])+1)" office:value-type="string" office:string-value="&lt;/description&gt;&lt;Point&gt;&lt;coordinates&gt;  32.48779000,  46.95721000&lt;/coordinates&gt;&lt;/Point&gt;&lt;/Placemark&gt;">
            <text:p>&lt;/description&gt;&lt;Point&gt;&lt;coordinates&gt; <text:s/>32.48779000, <text:s/>46.95721000&lt;/coordinates&gt;&lt;/Point&gt;&lt;/Placemark&gt;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6.961 &lt;br&gt; Longitude : <text:s text:c="6"/>32.581&lt;br&gt;Date Acquired : 2022-06-17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58078000, <text:s/>46.96076000&lt;/coordinates&gt;&lt;/Point&gt;&lt;/Placemark&gt;</text:p>
          </table:table-cell>
          <table:table-cell office:value-type="float" office:value="73">
            <text:p>73</text:p>
          </table:table-cell>
          <table:table-cell table:formula="of:=IF([.D73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73];162;10)" office:value-type="string" office:string-value="2022-06-17">
            <text:p>2022-06-17</text:p>
          </table:table-cell>
          <table:table-cell table:formula="of:=RIGHT([.A73];LEN([.A73])-FIND(&quot;&lt;/description&gt;&quot;;[.A73])+1)" office:value-type="string" office:string-value="&lt;/description&gt;&lt;Point&gt;&lt;coordinates&gt;  32.58078000,  46.96076000&lt;/coordinates&gt;&lt;/Point&gt;&lt;/Placemark&gt;">
            <text:p>&lt;/description&gt;&lt;Point&gt;&lt;coordinates&gt; <text:s/>32.58078000, <text:s/>46.96076000&lt;/coordinates&gt;&lt;/Point&gt;&lt;/Placemark&gt;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6.961 &lt;br&gt; Longitude : <text:s text:c="6"/>32.586&lt;br&gt;Date Acquired : 2022-06-17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58578000, <text:s/>46.96149000&lt;/coordinates&gt;&lt;/Point&gt;&lt;/Placemark&gt;</text:p>
          </table:table-cell>
          <table:table-cell office:value-type="float" office:value="74">
            <text:p>74</text:p>
          </table:table-cell>
          <table:table-cell table:formula="of:=IF([.D74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74];162;10)" office:value-type="string" office:string-value="2022-06-17">
            <text:p>2022-06-17</text:p>
          </table:table-cell>
          <table:table-cell table:formula="of:=RIGHT([.A74];LEN([.A74])-FIND(&quot;&lt;/description&gt;&quot;;[.A74])+1)" office:value-type="string" office:string-value="&lt;/description&gt;&lt;Point&gt;&lt;coordinates&gt;  32.58578000,  46.96149000&lt;/coordinates&gt;&lt;/Point&gt;&lt;/Placemark&gt;">
            <text:p>&lt;/description&gt;&lt;Point&gt;&lt;coordinates&gt; <text:s/>32.58578000, <text:s/>46.96149000&lt;/coordinates&gt;&lt;/Point&gt;&lt;/Placemark&gt;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6.964 &lt;br&gt; Longitude : <text:s text:c="6"/>32.580&lt;br&gt;Date Acquired : 2022-06-17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57975000, <text:s/>46.96403000&lt;/coordinates&gt;&lt;/Point&gt;&lt;/Placemark&gt;</text:p>
          </table:table-cell>
          <table:table-cell office:value-type="float" office:value="75">
            <text:p>75</text:p>
          </table:table-cell>
          <table:table-cell table:formula="of:=IF([.D75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75];162;10)" office:value-type="string" office:string-value="2022-06-17">
            <text:p>2022-06-17</text:p>
          </table:table-cell>
          <table:table-cell table:formula="of:=RIGHT([.A75];LEN([.A75])-FIND(&quot;&lt;/description&gt;&quot;;[.A75])+1)" office:value-type="string" office:string-value="&lt;/description&gt;&lt;Point&gt;&lt;coordinates&gt;  32.57975000,  46.96403000&lt;/coordinates&gt;&lt;/Point&gt;&lt;/Placemark&gt;">
            <text:p>&lt;/description&gt;&lt;Point&gt;&lt;coordinates&gt; <text:s/>32.57975000, <text:s/>46.96403000&lt;/coordinates&gt;&lt;/Point&gt;&lt;/Placemark&gt;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6.965 &lt;br&gt; Longitude : <text:s text:c="6"/>32.585&lt;br&gt;Date Acquired : 2022-06-17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58475000, <text:s/>46.96476000&lt;/coordinates&gt;&lt;/Point&gt;&lt;/Placemark&gt;</text:p>
          </table:table-cell>
          <table:table-cell office:value-type="float" office:value="76">
            <text:p>76</text:p>
          </table:table-cell>
          <table:table-cell table:formula="of:=IF([.D76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76];162;10)" office:value-type="string" office:string-value="2022-06-17">
            <text:p>2022-06-17</text:p>
          </table:table-cell>
          <table:table-cell table:formula="of:=RIGHT([.A76];LEN([.A76])-FIND(&quot;&lt;/description&gt;&quot;;[.A76])+1)" office:value-type="string" office:string-value="&lt;/description&gt;&lt;Point&gt;&lt;coordinates&gt;  32.58475000,  46.96476000&lt;/coordinates&gt;&lt;/Point&gt;&lt;/Placemark&gt;">
            <text:p>&lt;/description&gt;&lt;Point&gt;&lt;coordinates&gt; <text:s/>32.58475000, <text:s/>46.96476000&lt;/coordinates&gt;&lt;/Point&gt;&lt;/Placemark&gt;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6.967 &lt;br&gt; Longitude : <text:s text:c="6"/>32.579&lt;br&gt;Date Acquired : 2022-06-17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57872000, <text:s/>46.96729000&lt;/coordinates&gt;&lt;/Point&gt;&lt;/Placemark&gt;</text:p>
          </table:table-cell>
          <table:table-cell office:value-type="float" office:value="77">
            <text:p>77</text:p>
          </table:table-cell>
          <table:table-cell table:formula="of:=IF([.D77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77];162;10)" office:value-type="string" office:string-value="2022-06-17">
            <text:p>2022-06-17</text:p>
          </table:table-cell>
          <table:table-cell table:formula="of:=RIGHT([.A77];LEN([.A77])-FIND(&quot;&lt;/description&gt;&quot;;[.A77])+1)" office:value-type="string" office:string-value="&lt;/description&gt;&lt;Point&gt;&lt;coordinates&gt;  32.57872000,  46.96729000&lt;/coordinates&gt;&lt;/Point&gt;&lt;/Placemark&gt;">
            <text:p>&lt;/description&gt;&lt;Point&gt;&lt;coordinates&gt; <text:s/>32.57872000, <text:s/>46.96729000&lt;/coordinates&gt;&lt;/Point&gt;&lt;/Placemark&gt;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6.968 &lt;br&gt; Longitude : <text:s text:c="6"/>32.584&lt;br&gt;Date Acquired : 2022-06-17 &lt;br&gt;Time: 10:41 UTC&lt;br&gt;Confidence [0-100] : low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58371000, <text:s/>46.96803000&lt;/coordinates&gt;&lt;/Point&gt;&lt;/Placemark&gt;</text:p>
          </table:table-cell>
          <table:table-cell office:value-type="float" office:value="78">
            <text:p>78</text:p>
          </table:table-cell>
          <table:table-cell table:formula="of:=IF([.D78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78];162;10)" office:value-type="string" office:string-value="2022-06-17">
            <text:p>2022-06-17</text:p>
          </table:table-cell>
          <table:table-cell table:formula="of:=RIGHT([.A78];LEN([.A78])-FIND(&quot;&lt;/description&gt;&quot;;[.A78])+1)" office:value-type="string" office:string-value="&lt;/description&gt;&lt;Point&gt;&lt;coordinates&gt;  32.58371000,  46.96803000&lt;/coordinates&gt;&lt;/Point&gt;&lt;/Placemark&gt;">
            <text:p>&lt;/description&gt;&lt;Point&gt;&lt;coordinates&gt; <text:s/>32.58371000, <text:s/>46.96803000&lt;/coordinates&gt;&lt;/Point&gt;&lt;/Placemark&gt;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6.971 &lt;br&gt; Longitude : <text:s text:c="6"/>32.583&lt;br&gt;Date Acquired : 2022-06-17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58268000, <text:s/>46.97130000&lt;/coordinates&gt;&lt;/Point&gt;&lt;/Placemark&gt;</text:p>
          </table:table-cell>
          <table:table-cell office:value-type="float" office:value="79">
            <text:p>79</text:p>
          </table:table-cell>
          <table:table-cell table:formula="of:=IF([.D79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79];162;10)" office:value-type="string" office:string-value="2022-06-17">
            <text:p>2022-06-17</text:p>
          </table:table-cell>
          <table:table-cell table:formula="of:=RIGHT([.A79];LEN([.A79])-FIND(&quot;&lt;/description&gt;&quot;;[.A79])+1)" office:value-type="string" office:string-value="&lt;/description&gt;&lt;Point&gt;&lt;coordinates&gt;  32.58268000,  46.97130000&lt;/coordinates&gt;&lt;/Point&gt;&lt;/Placemark&gt;">
            <text:p>&lt;/description&gt;&lt;Point&gt;&lt;coordinates&gt; <text:s/>32.58268000, <text:s/>46.97130000&lt;/coordinates&gt;&lt;/Point&gt;&lt;/Placemark&gt;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076 &lt;br&gt; Longitude : <text:s text:c="6"/>32.688&lt;br&gt;Date Acquired : 2022-06-17 &lt;br&gt;Time: 10:41 UTC&lt;br&gt;Confidence [0-100] : low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68849000, <text:s/>47.07555000&lt;/coordinates&gt;&lt;/Point&gt;&lt;/Placemark&gt;</text:p>
          </table:table-cell>
          <table:table-cell office:value-type="float" office:value="80">
            <text:p>80</text:p>
          </table:table-cell>
          <table:table-cell table:formula="of:=IF([.D80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80];162;10)" office:value-type="string" office:string-value="2022-06-17">
            <text:p>2022-06-17</text:p>
          </table:table-cell>
          <table:table-cell table:formula="of:=RIGHT([.A80];LEN([.A80])-FIND(&quot;&lt;/description&gt;&quot;;[.A80])+1)" office:value-type="string" office:string-value="&lt;/description&gt;&lt;Point&gt;&lt;coordinates&gt;  32.68849000,  47.07555000&lt;/coordinates&gt;&lt;/Point&gt;&lt;/Placemark&gt;">
            <text:p>&lt;/description&gt;&lt;Point&gt;&lt;coordinates&gt; <text:s/>32.68849000, <text:s/>47.07555000&lt;/coordinates&gt;&lt;/Point&gt;&lt;/Placemark&gt;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156 &lt;br&gt; Longitude : <text:s text:c="6"/>32.787&lt;br&gt;Date Acquired : 2022-06-17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78675000, <text:s/>47.15623000&lt;/coordinates&gt;&lt;/Point&gt;&lt;/Placemark&gt;</text:p>
          </table:table-cell>
          <table:table-cell office:value-type="float" office:value="81">
            <text:p>81</text:p>
          </table:table-cell>
          <table:table-cell table:formula="of:=IF([.D81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81];162;10)" office:value-type="string" office:string-value="2022-06-17">
            <text:p>2022-06-17</text:p>
          </table:table-cell>
          <table:table-cell table:formula="of:=RIGHT([.A81];LEN([.A81])-FIND(&quot;&lt;/description&gt;&quot;;[.A81])+1)" office:value-type="string" office:string-value="&lt;/description&gt;&lt;Point&gt;&lt;coordinates&gt;  32.78675000,  47.15623000&lt;/coordinates&gt;&lt;/Point&gt;&lt;/Placemark&gt;">
            <text:p>&lt;/description&gt;&lt;Point&gt;&lt;coordinates&gt; <text:s/>32.78675000, <text:s/>47.15623000&lt;/coordinates&gt;&lt;/Point&gt;&lt;/Placemark&gt;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157 &lt;br&gt; Longitude : <text:s text:c="6"/>32.782&lt;br&gt;Date Acquired : 2022-06-17 &lt;br&gt;Time: 22:54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78200000, <text:s/>47.15697000&lt;/coordinates&gt;&lt;/Point&gt;&lt;/Placemark&gt;</text:p>
          </table:table-cell>
          <table:table-cell office:value-type="float" office:value="82">
            <text:p>82</text:p>
          </table:table-cell>
          <table:table-cell table:formula="of:=IF([.D82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82];162;10)" office:value-type="string" office:string-value="2022-06-17">
            <text:p>2022-06-17</text:p>
          </table:table-cell>
          <table:table-cell table:formula="of:=RIGHT([.A82];LEN([.A82])-FIND(&quot;&lt;/description&gt;&quot;;[.A82])+1)" office:value-type="string" office:string-value="&lt;/description&gt;&lt;Point&gt;&lt;coordinates&gt;  32.78200000,  47.15697000&lt;/coordinates&gt;&lt;/Point&gt;&lt;/Placemark&gt;">
            <text:p>&lt;/description&gt;&lt;Point&gt;&lt;coordinates&gt; <text:s/>32.78200000, <text:s/>47.15697000&lt;/coordinates&gt;&lt;/Point&gt;&lt;/Placemark&gt;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157 &lt;br&gt; Longitude : <text:s text:c="6"/>32.784&lt;br&gt;Date Acquired : 2022-06-17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78414000, <text:s/>47.15726000&lt;/coordinates&gt;&lt;/Point&gt;&lt;/Placemark&gt;</text:p>
          </table:table-cell>
          <table:table-cell office:value-type="float" office:value="83">
            <text:p>83</text:p>
          </table:table-cell>
          <table:table-cell table:formula="of:=IF([.D83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83];162;10)" office:value-type="string" office:string-value="2022-06-17">
            <text:p>2022-06-17</text:p>
          </table:table-cell>
          <table:table-cell table:formula="of:=RIGHT([.A83];LEN([.A83])-FIND(&quot;&lt;/description&gt;&quot;;[.A83])+1)" office:value-type="string" office:string-value="&lt;/description&gt;&lt;Point&gt;&lt;coordinates&gt;  32.78414000,  47.15726000&lt;/coordinates&gt;&lt;/Point&gt;&lt;/Placemark&gt;">
            <text:p>&lt;/description&gt;&lt;Point&gt;&lt;coordinates&gt; <text:s/>32.78414000, <text:s/>47.15726000&lt;/coordinates&gt;&lt;/Point&gt;&lt;/Placemark&gt;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157 &lt;br&gt; Longitude : <text:s text:c="6"/>32.785&lt;br&gt;Date Acquired : 2022-06-17 &lt;br&gt;Time: 00:54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78468000, <text:s/>47.15659000&lt;/coordinates&gt;&lt;/Point&gt;&lt;/Placemark&gt;</text:p>
          </table:table-cell>
          <table:table-cell office:value-type="float" office:value="84">
            <text:p>84</text:p>
          </table:table-cell>
          <table:table-cell table:formula="of:=IF([.D84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84];162;10)" office:value-type="string" office:string-value="2022-06-17">
            <text:p>2022-06-17</text:p>
          </table:table-cell>
          <table:table-cell table:formula="of:=RIGHT([.A84];LEN([.A84])-FIND(&quot;&lt;/description&gt;&quot;;[.A84])+1)" office:value-type="string" office:string-value="&lt;/description&gt;&lt;Point&gt;&lt;coordinates&gt;  32.78468000,  47.15659000&lt;/coordinates&gt;&lt;/Point&gt;&lt;/Placemark&gt;">
            <text:p>&lt;/description&gt;&lt;Point&gt;&lt;coordinates&gt; <text:s/>32.78468000, <text:s/>47.15659000&lt;/coordinates&gt;&lt;/Point&gt;&lt;/Placemark&gt;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157 &lt;br&gt; Longitude : <text:s text:c="6"/>32.788&lt;br&gt;Date Acquired : 2022-06-17 &lt;br&gt;Time: 22:54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2.78764000, <text:s/>47.15680000&lt;/coordinates&gt;&lt;/Point&gt;&lt;/Placemark&gt;</text:p>
          </table:table-cell>
          <table:table-cell office:value-type="float" office:value="85">
            <text:p>85</text:p>
          </table:table-cell>
          <table:table-cell table:formula="of:=IF([.D85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85];162;10)" office:value-type="string" office:string-value="2022-06-17">
            <text:p>2022-06-17</text:p>
          </table:table-cell>
          <table:table-cell table:formula="of:=RIGHT([.A85];LEN([.A85])-FIND(&quot;&lt;/description&gt;&quot;;[.A85])+1)" office:value-type="string" office:string-value="&lt;/description&gt;&lt;Point&gt;&lt;coordinates&gt;  32.78764000,  47.15680000&lt;/coordinates&gt;&lt;/Point&gt;&lt;/Placemark&gt;">
            <text:p>&lt;/description&gt;&lt;Point&gt;&lt;coordinates&gt; <text:s/>32.78764000, <text:s/>47.15680000&lt;/coordinates&gt;&lt;/Point&gt;&lt;/Placemark&gt;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177 &lt;br&gt; Longitude : <text:s text:c="6"/>39.976&lt;br&gt;Date Acquired : 2022-06-17 &lt;br&gt;Time: 22:54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9.97635000, <text:s/>47.17697000&lt;/coordinates&gt;&lt;/Point&gt;&lt;/Placemark&gt;</text:p>
          </table:table-cell>
          <table:table-cell office:value-type="float" office:value="86">
            <text:p>86</text:p>
          </table:table-cell>
          <table:table-cell table:formula="of:=IF([.D86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86];162;10)" office:value-type="string" office:string-value="2022-06-17">
            <text:p>2022-06-17</text:p>
          </table:table-cell>
          <table:table-cell table:formula="of:=RIGHT([.A86];LEN([.A86])-FIND(&quot;&lt;/description&gt;&quot;;[.A86])+1)" office:value-type="string" office:string-value="&lt;/description&gt;&lt;Point&gt;&lt;coordinates&gt;  39.97635000,  47.17697000&lt;/coordinates&gt;&lt;/Point&gt;&lt;/Placemark&gt;">
            <text:p>&lt;/description&gt;&lt;Point&gt;&lt;coordinates&gt; <text:s/>39.97635000, <text:s/>47.17697000&lt;/coordinates&gt;&lt;/Point&gt;&lt;/Placemark&gt;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246 &lt;br&gt; Longitude : <text:s text:c="6"/>33.182&lt;br&gt;Date Acquired : 2022-06-17 &lt;br&gt;Time: 09:49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18206000, <text:s/>47.24599000&lt;/coordinates&gt;&lt;/Point&gt;&lt;/Placemark&gt;</text:p>
          </table:table-cell>
          <table:table-cell office:value-type="float" office:value="87">
            <text:p>87</text:p>
          </table:table-cell>
          <table:table-cell table:formula="of:=IF([.D87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87];162;10)" office:value-type="string" office:string-value="2022-06-17">
            <text:p>2022-06-17</text:p>
          </table:table-cell>
          <table:table-cell table:formula="of:=RIGHT([.A87];LEN([.A87])-FIND(&quot;&lt;/description&gt;&quot;;[.A87])+1)" office:value-type="string" office:string-value="&lt;/description&gt;&lt;Point&gt;&lt;coordinates&gt;  33.18206000,  47.24599000&lt;/coordinates&gt;&lt;/Point&gt;&lt;/Placemark&gt;">
            <text:p>&lt;/description&gt;&lt;Point&gt;&lt;coordinates&gt; <text:s/>33.18206000, <text:s/>47.24599000&lt;/coordinates&gt;&lt;/Point&gt;&lt;/Placemark&gt;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246 &lt;br&gt; Longitude : <text:s text:c="6"/>33.183&lt;br&gt;Date Acquired : 2022-06-17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18269000, <text:s/>47.24568000&lt;/coordinates&gt;&lt;/Point&gt;&lt;/Placemark&gt;</text:p>
          </table:table-cell>
          <table:table-cell office:value-type="float" office:value="88">
            <text:p>88</text:p>
          </table:table-cell>
          <table:table-cell table:formula="of:=IF([.D88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88];162;10)" office:value-type="string" office:string-value="2022-06-17">
            <text:p>2022-06-17</text:p>
          </table:table-cell>
          <table:table-cell table:formula="of:=RIGHT([.A88];LEN([.A88])-FIND(&quot;&lt;/description&gt;&quot;;[.A88])+1)" office:value-type="string" office:string-value="&lt;/description&gt;&lt;Point&gt;&lt;coordinates&gt;  33.18269000,  47.24568000&lt;/coordinates&gt;&lt;/Point&gt;&lt;/Placemark&gt;">
            <text:p>&lt;/description&gt;&lt;Point&gt;&lt;coordinates&gt; <text:s/>33.18269000, <text:s/>47.24568000&lt;/coordinates&gt;&lt;/Point&gt;&lt;/Placemark&gt;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366 &lt;br&gt; Longitude : <text:s text:c="6"/>33.341&lt;br&gt;Date Acquired : 2022-06-17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34077000, <text:s/>47.36647000&lt;/coordinates&gt;&lt;/Point&gt;&lt;/Placemark&gt;</text:p>
          </table:table-cell>
          <table:table-cell office:value-type="float" office:value="89">
            <text:p>89</text:p>
          </table:table-cell>
          <table:table-cell table:formula="of:=IF([.D89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89];162;10)" office:value-type="string" office:string-value="2022-06-17">
            <text:p>2022-06-17</text:p>
          </table:table-cell>
          <table:table-cell table:formula="of:=RIGHT([.A89];LEN([.A89])-FIND(&quot;&lt;/description&gt;&quot;;[.A89])+1)" office:value-type="string" office:string-value="&lt;/description&gt;&lt;Point&gt;&lt;coordinates&gt;  33.34077000,  47.36647000&lt;/coordinates&gt;&lt;/Point&gt;&lt;/Placemark&gt;">
            <text:p>&lt;/description&gt;&lt;Point&gt;&lt;coordinates&gt; <text:s/>33.34077000, <text:s/>47.36647000&lt;/coordinates&gt;&lt;/Point&gt;&lt;/Placemark&gt;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408 &lt;br&gt; Longitude : <text:s text:c="6"/>33.957&lt;br&gt;Date Acquired : 2022-06-17 &lt;br&gt;Time: 09:49 UTC&lt;br&gt;Confidence [0-100] : low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95722000, <text:s/>47.40780000&lt;/coordinates&gt;&lt;/Point&gt;&lt;/Placemark&gt;</text:p>
          </table:table-cell>
          <table:table-cell office:value-type="float" office:value="90">
            <text:p>90</text:p>
          </table:table-cell>
          <table:table-cell table:formula="of:=IF([.D90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90];162;10)" office:value-type="string" office:string-value="2022-06-17">
            <text:p>2022-06-17</text:p>
          </table:table-cell>
          <table:table-cell table:formula="of:=RIGHT([.A90];LEN([.A90])-FIND(&quot;&lt;/description&gt;&quot;;[.A90])+1)" office:value-type="string" office:string-value="&lt;/description&gt;&lt;Point&gt;&lt;coordinates&gt;  33.95722000,  47.40780000&lt;/coordinates&gt;&lt;/Point&gt;&lt;/Placemark&gt;">
            <text:p>&lt;/description&gt;&lt;Point&gt;&lt;coordinates&gt; <text:s/>33.95722000, <text:s/>47.40780000&lt;/coordinates&gt;&lt;/Point&gt;&lt;/Placemark&gt;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409 &lt;br&gt; Longitude : <text:s text:c="6"/>33.963&lt;br&gt;Date Acquired : 2022-06-17 &lt;br&gt;Time: 09:49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96337000, <text:s/>47.40939000&lt;/coordinates&gt;&lt;/Point&gt;&lt;/Placemark&gt;</text:p>
          </table:table-cell>
          <table:table-cell office:value-type="float" office:value="91">
            <text:p>91</text:p>
          </table:table-cell>
          <table:table-cell table:formula="of:=IF([.D91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91];162;10)" office:value-type="string" office:string-value="2022-06-17">
            <text:p>2022-06-17</text:p>
          </table:table-cell>
          <table:table-cell table:formula="of:=RIGHT([.A91];LEN([.A91])-FIND(&quot;&lt;/description&gt;&quot;;[.A91])+1)" office:value-type="string" office:string-value="&lt;/description&gt;&lt;Point&gt;&lt;coordinates&gt;  33.96337000,  47.40939000&lt;/coordinates&gt;&lt;/Point&gt;&lt;/Placemark&gt;">
            <text:p>&lt;/description&gt;&lt;Point&gt;&lt;coordinates&gt; <text:s/>33.96337000, <text:s/>47.40939000&lt;/coordinates&gt;&lt;/Point&gt;&lt;/Placemark&gt;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412 &lt;br&gt; Longitude : <text:s text:c="6"/>33.955&lt;br&gt;Date Acquired : 2022-06-17 &lt;br&gt;Time: 09:49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95480000, <text:s/>47.41218000&lt;/coordinates&gt;&lt;/Point&gt;&lt;/Placemark&gt;</text:p>
          </table:table-cell>
          <table:table-cell office:value-type="float" office:value="92">
            <text:p>92</text:p>
          </table:table-cell>
          <table:table-cell table:formula="of:=IF([.D92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92];162;10)" office:value-type="string" office:string-value="2022-06-17">
            <text:p>2022-06-17</text:p>
          </table:table-cell>
          <table:table-cell table:formula="of:=RIGHT([.A92];LEN([.A92])-FIND(&quot;&lt;/description&gt;&quot;;[.A92])+1)" office:value-type="string" office:string-value="&lt;/description&gt;&lt;Point&gt;&lt;coordinates&gt;  33.95480000,  47.41218000&lt;/coordinates&gt;&lt;/Point&gt;&lt;/Placemark&gt;">
            <text:p>&lt;/description&gt;&lt;Point&gt;&lt;coordinates&gt; <text:s/>33.95480000, <text:s/>47.41218000&lt;/coordinates&gt;&lt;/Point&gt;&lt;/Placemark&gt;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415 &lt;br&gt; Longitude : <text:s text:c="6"/>33.956&lt;br&gt;Date Acquired : 2022-06-17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95603000, <text:s/>47.41458000&lt;/coordinates&gt;&lt;/Point&gt;&lt;/Placemark&gt;</text:p>
          </table:table-cell>
          <table:table-cell office:value-type="float" office:value="93">
            <text:p>93</text:p>
          </table:table-cell>
          <table:table-cell table:formula="of:=IF([.D93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93];162;10)" office:value-type="string" office:string-value="2022-06-17">
            <text:p>2022-06-17</text:p>
          </table:table-cell>
          <table:table-cell table:formula="of:=RIGHT([.A93];LEN([.A93])-FIND(&quot;&lt;/description&gt;&quot;;[.A93])+1)" office:value-type="string" office:string-value="&lt;/description&gt;&lt;Point&gt;&lt;coordinates&gt;  33.95603000,  47.41458000&lt;/coordinates&gt;&lt;/Point&gt;&lt;/Placemark&gt;">
            <text:p>&lt;/description&gt;&lt;Point&gt;&lt;coordinates&gt; <text:s/>33.95603000, <text:s/>47.41458000&lt;/coordinates&gt;&lt;/Point&gt;&lt;/Placemark&gt;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462 &lt;br&gt; Longitude : <text:s text:c="6"/>36.248&lt;br&gt;Date Acquired : 2022-06-17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6.24801000, <text:s/>47.46181000&lt;/coordinates&gt;&lt;/Point&gt;&lt;/Placemark&gt;</text:p>
          </table:table-cell>
          <table:table-cell office:value-type="float" office:value="94">
            <text:p>94</text:p>
          </table:table-cell>
          <table:table-cell table:formula="of:=IF([.D94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94];162;10)" office:value-type="string" office:string-value="2022-06-17">
            <text:p>2022-06-17</text:p>
          </table:table-cell>
          <table:table-cell table:formula="of:=RIGHT([.A94];LEN([.A94])-FIND(&quot;&lt;/description&gt;&quot;;[.A94])+1)" office:value-type="string" office:string-value="&lt;/description&gt;&lt;Point&gt;&lt;coordinates&gt;  36.24801000,  47.46181000&lt;/coordinates&gt;&lt;/Point&gt;&lt;/Placemark&gt;">
            <text:p>&lt;/description&gt;&lt;Point&gt;&lt;coordinates&gt; <text:s/>36.24801000, <text:s/>47.46181000&lt;/coordinates&gt;&lt;/Point&gt;&lt;/Placemark&gt;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462 &lt;br&gt; Longitude : <text:s text:c="6"/>36.249&lt;br&gt;Date Acquired : 2022-06-17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6.24875000, <text:s/>47.46157000&lt;/coordinates&gt;&lt;/Point&gt;&lt;/Placemark&gt;</text:p>
          </table:table-cell>
          <table:table-cell office:value-type="float" office:value="95">
            <text:p>95</text:p>
          </table:table-cell>
          <table:table-cell table:formula="of:=IF([.D95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95];162;10)" office:value-type="string" office:string-value="2022-06-17">
            <text:p>2022-06-17</text:p>
          </table:table-cell>
          <table:table-cell table:formula="of:=RIGHT([.A95];LEN([.A95])-FIND(&quot;&lt;/description&gt;&quot;;[.A95])+1)" office:value-type="string" office:string-value="&lt;/description&gt;&lt;Point&gt;&lt;coordinates&gt;  36.24875000,  47.46157000&lt;/coordinates&gt;&lt;/Point&gt;&lt;/Placemark&gt;">
            <text:p>&lt;/description&gt;&lt;Point&gt;&lt;coordinates&gt; <text:s/>36.24875000, <text:s/>47.46157000&lt;/coordinates&gt;&lt;/Point&gt;&lt;/Placemark&gt;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476 &lt;br&gt; Longitude : <text:s text:c="6"/>36.365&lt;br&gt;Date Acquired : 2022-06-17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6.36463000, <text:s/>47.47580000&lt;/coordinates&gt;&lt;/Point&gt;&lt;/Placemark&gt;</text:p>
          </table:table-cell>
          <table:table-cell office:value-type="float" office:value="96">
            <text:p>96</text:p>
          </table:table-cell>
          <table:table-cell table:formula="of:=IF([.D96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96];162;10)" office:value-type="string" office:string-value="2022-06-17">
            <text:p>2022-06-17</text:p>
          </table:table-cell>
          <table:table-cell table:formula="of:=RIGHT([.A96];LEN([.A96])-FIND(&quot;&lt;/description&gt;&quot;;[.A96])+1)" office:value-type="string" office:string-value="&lt;/description&gt;&lt;Point&gt;&lt;coordinates&gt;  36.36463000,  47.47580000&lt;/coordinates&gt;&lt;/Point&gt;&lt;/Placemark&gt;">
            <text:p>&lt;/description&gt;&lt;Point&gt;&lt;coordinates&gt; <text:s/>36.36463000, <text:s/>47.47580000&lt;/coordinates&gt;&lt;/Point&gt;&lt;/Placemark&gt;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476 &lt;br&gt; Longitude : <text:s text:c="6"/>36.367&lt;br&gt;Date Acquired : 2022-06-17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6.36740000, <text:s/>47.47636000&lt;/coordinates&gt;&lt;/Point&gt;&lt;/Placemark&gt;</text:p>
          </table:table-cell>
          <table:table-cell office:value-type="float" office:value="97">
            <text:p>97</text:p>
          </table:table-cell>
          <table:table-cell table:formula="of:=IF([.D97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97];162;10)" office:value-type="string" office:string-value="2022-06-17">
            <text:p>2022-06-17</text:p>
          </table:table-cell>
          <table:table-cell table:formula="of:=RIGHT([.A97];LEN([.A97])-FIND(&quot;&lt;/description&gt;&quot;;[.A97])+1)" office:value-type="string" office:string-value="&lt;/description&gt;&lt;Point&gt;&lt;coordinates&gt;  36.36740000,  47.47636000&lt;/coordinates&gt;&lt;/Point&gt;&lt;/Placemark&gt;">
            <text:p>&lt;/description&gt;&lt;Point&gt;&lt;coordinates&gt; <text:s/>36.36740000, <text:s/>47.47636000&lt;/coordinates&gt;&lt;/Point&gt;&lt;/Placemark&gt;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477 &lt;br&gt; Longitude : <text:s text:c="6"/>36.365&lt;br&gt;Date Acquired : 2022-06-17 &lt;br&gt;Time: 00:52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6.36469000, <text:s/>47.47709000&lt;/coordinates&gt;&lt;/Point&gt;&lt;/Placemark&gt;</text:p>
          </table:table-cell>
          <table:table-cell office:value-type="float" office:value="98">
            <text:p>98</text:p>
          </table:table-cell>
          <table:table-cell table:formula="of:=IF([.D98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98];162;10)" office:value-type="string" office:string-value="2022-06-17">
            <text:p>2022-06-17</text:p>
          </table:table-cell>
          <table:table-cell table:formula="of:=RIGHT([.A98];LEN([.A98])-FIND(&quot;&lt;/description&gt;&quot;;[.A98])+1)" office:value-type="string" office:string-value="&lt;/description&gt;&lt;Point&gt;&lt;coordinates&gt;  36.36469000,  47.47709000&lt;/coordinates&gt;&lt;/Point&gt;&lt;/Placemark&gt;">
            <text:p>&lt;/description&gt;&lt;Point&gt;&lt;coordinates&gt; <text:s/>36.36469000, <text:s/>47.47709000&lt;/coordinates&gt;&lt;/Point&gt;&lt;/Placemark&gt;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504 &lt;br&gt; Longitude : <text:s text:c="6"/>33.522&lt;br&gt;Date Acquired : 2022-06-17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52214000, <text:s/>47.50401000&lt;/coordinates&gt;&lt;/Point&gt;&lt;/Placemark&gt;</text:p>
          </table:table-cell>
          <table:table-cell office:value-type="float" office:value="99">
            <text:p>99</text:p>
          </table:table-cell>
          <table:table-cell table:formula="of:=IF([.D99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99];162;10)" office:value-type="string" office:string-value="2022-06-17">
            <text:p>2022-06-17</text:p>
          </table:table-cell>
          <table:table-cell table:formula="of:=RIGHT([.A99];LEN([.A99])-FIND(&quot;&lt;/description&gt;&quot;;[.A99])+1)" office:value-type="string" office:string-value="&lt;/description&gt;&lt;Point&gt;&lt;coordinates&gt;  33.52214000,  47.50401000&lt;/coordinates&gt;&lt;/Point&gt;&lt;/Placemark&gt;">
            <text:p>&lt;/description&gt;&lt;Point&gt;&lt;coordinates&gt; <text:s/>33.52214000, <text:s/>47.50401000&lt;/coordinates&gt;&lt;/Point&gt;&lt;/Placemark&gt;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523 &lt;br&gt; Longitude : <text:s text:c="6"/>33.484&lt;br&gt;Date Acquired : 2022-06-17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48407000, <text:s/>47.52292000&lt;/coordinates&gt;&lt;/Point&gt;&lt;/Placemark&gt;</text:p>
          </table:table-cell>
          <table:table-cell office:value-type="float" office:value="100">
            <text:p>100</text:p>
          </table:table-cell>
          <table:table-cell table:formula="of:=IF([.D100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00];162;10)" office:value-type="string" office:string-value="2022-06-17">
            <text:p>2022-06-17</text:p>
          </table:table-cell>
          <table:table-cell table:formula="of:=RIGHT([.A100];LEN([.A100])-FIND(&quot;&lt;/description&gt;&quot;;[.A100])+1)" office:value-type="string" office:string-value="&lt;/description&gt;&lt;Point&gt;&lt;coordinates&gt;  33.48407000,  47.52292000&lt;/coordinates&gt;&lt;/Point&gt;&lt;/Placemark&gt;">
            <text:p>&lt;/description&gt;&lt;Point&gt;&lt;coordinates&gt; <text:s/>33.48407000, <text:s/>47.52292000&lt;/coordinates&gt;&lt;/Point&gt;&lt;/Placemark&gt;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526 &lt;br&gt; Longitude : <text:s text:c="6"/>33.438&lt;br&gt;Date Acquired : 2022-06-17 &lt;br&gt;Time: 09:49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43760000, <text:s/>47.52574000&lt;/coordinates&gt;&lt;/Point&gt;&lt;/Placemark&gt;</text:p>
          </table:table-cell>
          <table:table-cell office:value-type="float" office:value="101">
            <text:p>101</text:p>
          </table:table-cell>
          <table:table-cell table:formula="of:=IF([.D101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01];162;10)" office:value-type="string" office:string-value="2022-06-17">
            <text:p>2022-06-17</text:p>
          </table:table-cell>
          <table:table-cell table:formula="of:=RIGHT([.A101];LEN([.A101])-FIND(&quot;&lt;/description&gt;&quot;;[.A101])+1)" office:value-type="string" office:string-value="&lt;/description&gt;&lt;Point&gt;&lt;coordinates&gt;  33.43760000,  47.52574000&lt;/coordinates&gt;&lt;/Point&gt;&lt;/Placemark&gt;">
            <text:p>&lt;/description&gt;&lt;Point&gt;&lt;coordinates&gt; <text:s/>33.43760000, <text:s/>47.52574000&lt;/coordinates&gt;&lt;/Point&gt;&lt;/Placemark&gt;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528 &lt;br&gt; Longitude : <text:s text:c="6"/>33.445&lt;br&gt;Date Acquired : 2022-06-17 &lt;br&gt;Time: 09:49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44456000, <text:s/>47.52757000&lt;/coordinates&gt;&lt;/Point&gt;&lt;/Placemark&gt;</text:p>
          </table:table-cell>
          <table:table-cell office:value-type="float" office:value="102">
            <text:p>102</text:p>
          </table:table-cell>
          <table:table-cell table:formula="of:=IF([.D102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02];162;10)" office:value-type="string" office:string-value="2022-06-17">
            <text:p>2022-06-17</text:p>
          </table:table-cell>
          <table:table-cell table:formula="of:=RIGHT([.A102];LEN([.A102])-FIND(&quot;&lt;/description&gt;&quot;;[.A102])+1)" office:value-type="string" office:string-value="&lt;/description&gt;&lt;Point&gt;&lt;coordinates&gt;  33.44456000,  47.52757000&lt;/coordinates&gt;&lt;/Point&gt;&lt;/Placemark&gt;">
            <text:p>&lt;/description&gt;&lt;Point&gt;&lt;coordinates&gt; <text:s/>33.44456000, <text:s/>47.52757000&lt;/coordinates&gt;&lt;/Point&gt;&lt;/Placemark&gt;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528 &lt;br&gt; Longitude : <text:s text:c="6"/>33.445&lt;br&gt;Date Acquired : 2022-06-17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44485000, <text:s/>47.52785000&lt;/coordinates&gt;&lt;/Point&gt;&lt;/Placemark&gt;</text:p>
          </table:table-cell>
          <table:table-cell office:value-type="float" office:value="103">
            <text:p>103</text:p>
          </table:table-cell>
          <table:table-cell table:formula="of:=IF([.D103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03];162;10)" office:value-type="string" office:string-value="2022-06-17">
            <text:p>2022-06-17</text:p>
          </table:table-cell>
          <table:table-cell table:formula="of:=RIGHT([.A103];LEN([.A103])-FIND(&quot;&lt;/description&gt;&quot;;[.A103])+1)" office:value-type="string" office:string-value="&lt;/description&gt;&lt;Point&gt;&lt;coordinates&gt;  33.44485000,  47.52785000&lt;/coordinates&gt;&lt;/Point&gt;&lt;/Placemark&gt;">
            <text:p>&lt;/description&gt;&lt;Point&gt;&lt;coordinates&gt; <text:s/>33.44485000, <text:s/>47.52785000&lt;/coordinates&gt;&lt;/Point&gt;&lt;/Placemark&gt;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577 &lt;br&gt; Longitude : <text:s text:c="6"/>34.999&lt;br&gt;Date Acquired : 2022-06-17 &lt;br&gt;Time: 09:47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4.99913000, <text:s/>47.57656000&lt;/coordinates&gt;&lt;/Point&gt;&lt;/Placemark&gt;</text:p>
          </table:table-cell>
          <table:table-cell office:value-type="float" office:value="104">
            <text:p>104</text:p>
          </table:table-cell>
          <table:table-cell table:formula="of:=IF([.D104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04];162;10)" office:value-type="string" office:string-value="2022-06-17">
            <text:p>2022-06-17</text:p>
          </table:table-cell>
          <table:table-cell table:formula="of:=RIGHT([.A104];LEN([.A104])-FIND(&quot;&lt;/description&gt;&quot;;[.A104])+1)" office:value-type="string" office:string-value="&lt;/description&gt;&lt;Point&gt;&lt;coordinates&gt;  34.99913000,  47.57656000&lt;/coordinates&gt;&lt;/Point&gt;&lt;/Placemark&gt;">
            <text:p>&lt;/description&gt;&lt;Point&gt;&lt;coordinates&gt; <text:s/>34.99913000, <text:s/>47.57656000&lt;/coordinates&gt;&lt;/Point&gt;&lt;/Placemark&gt;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578 &lt;br&gt; Longitude : <text:s text:c="6"/>36.108&lt;br&gt;Date Acquired : 2022-06-17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6.10849000, <text:s/>47.57808000&lt;/coordinates&gt;&lt;/Point&gt;&lt;/Placemark&gt;</text:p>
          </table:table-cell>
          <table:table-cell office:value-type="float" office:value="105">
            <text:p>105</text:p>
          </table:table-cell>
          <table:table-cell table:formula="of:=IF([.D105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05];162;10)" office:value-type="string" office:string-value="2022-06-17">
            <text:p>2022-06-17</text:p>
          </table:table-cell>
          <table:table-cell table:formula="of:=RIGHT([.A105];LEN([.A105])-FIND(&quot;&lt;/description&gt;&quot;;[.A105])+1)" office:value-type="string" office:string-value="&lt;/description&gt;&lt;Point&gt;&lt;coordinates&gt;  36.10849000,  47.57808000&lt;/coordinates&gt;&lt;/Point&gt;&lt;/Placemark&gt;">
            <text:p>&lt;/description&gt;&lt;Point&gt;&lt;coordinates&gt; <text:s/>36.10849000, <text:s/>47.57808000&lt;/coordinates&gt;&lt;/Point&gt;&lt;/Placemark&gt;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579 &lt;br&gt; Longitude : <text:s text:c="6"/>36.109&lt;br&gt;Date Acquired : 2022-06-17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6.10859000, <text:s/>47.57904000&lt;/coordinates&gt;&lt;/Point&gt;&lt;/Placemark&gt;</text:p>
          </table:table-cell>
          <table:table-cell office:value-type="float" office:value="106">
            <text:p>106</text:p>
          </table:table-cell>
          <table:table-cell table:formula="of:=IF([.D106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06];162;10)" office:value-type="string" office:string-value="2022-06-17">
            <text:p>2022-06-17</text:p>
          </table:table-cell>
          <table:table-cell table:formula="of:=RIGHT([.A106];LEN([.A106])-FIND(&quot;&lt;/description&gt;&quot;;[.A106])+1)" office:value-type="string" office:string-value="&lt;/description&gt;&lt;Point&gt;&lt;coordinates&gt;  36.10859000,  47.57904000&lt;/coordinates&gt;&lt;/Point&gt;&lt;/Placemark&gt;">
            <text:p>&lt;/description&gt;&lt;Point&gt;&lt;coordinates&gt; <text:s/>36.10859000, <text:s/>47.57904000&lt;/coordinates&gt;&lt;/Point&gt;&lt;/Placemark&gt;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627 &lt;br&gt; Longitude : <text:s text:c="6"/>34.324&lt;br&gt;Date Acquired : 2022-06-17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4.32366000, <text:s/>47.62710000&lt;/coordinates&gt;&lt;/Point&gt;&lt;/Placemark&gt;</text:p>
          </table:table-cell>
          <table:table-cell office:value-type="float" office:value="107">
            <text:p>107</text:p>
          </table:table-cell>
          <table:table-cell table:formula="of:=IF([.D107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07];162;10)" office:value-type="string" office:string-value="2022-06-17">
            <text:p>2022-06-17</text:p>
          </table:table-cell>
          <table:table-cell table:formula="of:=RIGHT([.A107];LEN([.A107])-FIND(&quot;&lt;/description&gt;&quot;;[.A107])+1)" office:value-type="string" office:string-value="&lt;/description&gt;&lt;Point&gt;&lt;coordinates&gt;  34.32366000,  47.62710000&lt;/coordinates&gt;&lt;/Point&gt;&lt;/Placemark&gt;">
            <text:p>&lt;/description&gt;&lt;Point&gt;&lt;coordinates&gt; <text:s/>34.32366000, <text:s/>47.62710000&lt;/coordinates&gt;&lt;/Point&gt;&lt;/Placemark&gt;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629 &lt;br&gt; Longitude : <text:s text:c="6"/>34.325&lt;br&gt;Date Acquired : 2022-06-17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4.32545000, <text:s/>47.62864000&lt;/coordinates&gt;&lt;/Point&gt;&lt;/Placemark&gt;</text:p>
          </table:table-cell>
          <table:table-cell office:value-type="float" office:value="108">
            <text:p>108</text:p>
          </table:table-cell>
          <table:table-cell table:formula="of:=IF([.D108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08];162;10)" office:value-type="string" office:string-value="2022-06-17">
            <text:p>2022-06-17</text:p>
          </table:table-cell>
          <table:table-cell table:formula="of:=RIGHT([.A108];LEN([.A108])-FIND(&quot;&lt;/description&gt;&quot;;[.A108])+1)" office:value-type="string" office:string-value="&lt;/description&gt;&lt;Point&gt;&lt;coordinates&gt;  34.32545000,  47.62864000&lt;/coordinates&gt;&lt;/Point&gt;&lt;/Placemark&gt;">
            <text:p>&lt;/description&gt;&lt;Point&gt;&lt;coordinates&gt; <text:s/>34.32545000, <text:s/>47.62864000&lt;/coordinates&gt;&lt;/Point&gt;&lt;/Placemark&gt;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629 &lt;br&gt; Longitude : <text:s text:c="6"/>34.329&lt;br&gt;Date Acquired : 2022-06-17 &lt;br&gt;Time: 00:54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4.32945000, <text:s/>47.62948000&lt;/coordinates&gt;&lt;/Point&gt;&lt;/Placemark&gt;</text:p>
          </table:table-cell>
          <table:table-cell office:value-type="float" office:value="109">
            <text:p>109</text:p>
          </table:table-cell>
          <table:table-cell table:formula="of:=IF([.D109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09];162;10)" office:value-type="string" office:string-value="2022-06-17">
            <text:p>2022-06-17</text:p>
          </table:table-cell>
          <table:table-cell table:formula="of:=RIGHT([.A109];LEN([.A109])-FIND(&quot;&lt;/description&gt;&quot;;[.A109])+1)" office:value-type="string" office:string-value="&lt;/description&gt;&lt;Point&gt;&lt;coordinates&gt;  34.32945000,  47.62948000&lt;/coordinates&gt;&lt;/Point&gt;&lt;/Placemark&gt;">
            <text:p>&lt;/description&gt;&lt;Point&gt;&lt;coordinates&gt; <text:s/>34.32945000, <text:s/>47.62948000&lt;/coordinates&gt;&lt;/Point&gt;&lt;/Placemark&gt;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631 &lt;br&gt; Longitude : <text:s text:c="6"/>34.323&lt;br&gt;Date Acquired : 2022-06-17 &lt;br&gt;Time: 00:54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4.32347000, <text:s/>47.63142000&lt;/coordinates&gt;&lt;/Point&gt;&lt;/Placemark&gt;</text:p>
          </table:table-cell>
          <table:table-cell office:value-type="float" office:value="110">
            <text:p>110</text:p>
          </table:table-cell>
          <table:table-cell table:formula="of:=IF([.D110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10];162;10)" office:value-type="string" office:string-value="2022-06-17">
            <text:p>2022-06-17</text:p>
          </table:table-cell>
          <table:table-cell table:formula="of:=RIGHT([.A110];LEN([.A110])-FIND(&quot;&lt;/description&gt;&quot;;[.A110])+1)" office:value-type="string" office:string-value="&lt;/description&gt;&lt;Point&gt;&lt;coordinates&gt;  34.32347000,  47.63142000&lt;/coordinates&gt;&lt;/Point&gt;&lt;/Placemark&gt;">
            <text:p>&lt;/description&gt;&lt;Point&gt;&lt;coordinates&gt; <text:s/>34.32347000, <text:s/>47.63142000&lt;/coordinates&gt;&lt;/Point&gt;&lt;/Placemark&gt;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631 &lt;br&gt; Longitude : <text:s text:c="6"/>34.325&lt;br&gt;Date Acquired : 2022-06-17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4.32513000, <text:s/>47.63055000&lt;/coordinates&gt;&lt;/Point&gt;&lt;/Placemark&gt;</text:p>
          </table:table-cell>
          <table:table-cell office:value-type="float" office:value="111">
            <text:p>111</text:p>
          </table:table-cell>
          <table:table-cell table:formula="of:=IF([.D111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11];162;10)" office:value-type="string" office:string-value="2022-06-17">
            <text:p>2022-06-17</text:p>
          </table:table-cell>
          <table:table-cell table:formula="of:=RIGHT([.A111];LEN([.A111])-FIND(&quot;&lt;/description&gt;&quot;;[.A111])+1)" office:value-type="string" office:string-value="&lt;/description&gt;&lt;Point&gt;&lt;coordinates&gt;  34.32513000,  47.63055000&lt;/coordinates&gt;&lt;/Point&gt;&lt;/Placemark&gt;">
            <text:p>&lt;/description&gt;&lt;Point&gt;&lt;coordinates&gt; <text:s/>34.32513000, <text:s/>47.63055000&lt;/coordinates&gt;&lt;/Point&gt;&lt;/Placemark&gt;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785 &lt;br&gt; Longitude : <text:s text:c="6"/>29.016&lt;br&gt;Date Acquired : 2022-06-17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9.01563000, <text:s/>47.78511000&lt;/coordinates&gt;&lt;/Point&gt;&lt;/Placemark&gt;</text:p>
          </table:table-cell>
          <table:table-cell office:value-type="float" office:value="112">
            <text:p>112</text:p>
          </table:table-cell>
          <table:table-cell table:formula="of:=IF([.D112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12];162;10)" office:value-type="string" office:string-value="2022-06-17">
            <text:p>2022-06-17</text:p>
          </table:table-cell>
          <table:table-cell table:formula="of:=RIGHT([.A112];LEN([.A112])-FIND(&quot;&lt;/description&gt;&quot;;[.A112])+1)" office:value-type="string" office:string-value="&lt;/description&gt;&lt;Point&gt;&lt;coordinates&gt;  29.01563000,  47.78511000&lt;/coordinates&gt;&lt;/Point&gt;&lt;/Placemark&gt;">
            <text:p>&lt;/description&gt;&lt;Point&gt;&lt;coordinates&gt; <text:s/>29.01563000, <text:s/>47.78511000&lt;/coordinates&gt;&lt;/Point&gt;&lt;/Placemark&gt;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785 &lt;br&gt; Longitude : <text:s text:c="6"/>29.016&lt;br&gt;Date Acquired : 2022-06-17 &lt;br&gt;Time: 00:54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9.01596000, <text:s/>47.78461000&lt;/coordinates&gt;&lt;/Point&gt;&lt;/Placemark&gt;</text:p>
          </table:table-cell>
          <table:table-cell office:value-type="float" office:value="113">
            <text:p>113</text:p>
          </table:table-cell>
          <table:table-cell table:formula="of:=IF([.D113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13];162;10)" office:value-type="string" office:string-value="2022-06-17">
            <text:p>2022-06-17</text:p>
          </table:table-cell>
          <table:table-cell table:formula="of:=RIGHT([.A113];LEN([.A113])-FIND(&quot;&lt;/description&gt;&quot;;[.A113])+1)" office:value-type="string" office:string-value="&lt;/description&gt;&lt;Point&gt;&lt;coordinates&gt;  29.01596000,  47.78461000&lt;/coordinates&gt;&lt;/Point&gt;&lt;/Placemark&gt;">
            <text:p>&lt;/description&gt;&lt;Point&gt;&lt;coordinates&gt; <text:s/>29.01596000, <text:s/>47.78461000&lt;/coordinates&gt;&lt;/Point&gt;&lt;/Placemark&gt;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787 &lt;br&gt; Longitude : <text:s text:c="6"/>29.020&lt;br&gt;Date Acquired : 2022-06-17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9.02022000, <text:s/>47.78655000&lt;/coordinates&gt;&lt;/Point&gt;&lt;/Placemark&gt;</text:p>
          </table:table-cell>
          <table:table-cell office:value-type="float" office:value="114">
            <text:p>114</text:p>
          </table:table-cell>
          <table:table-cell table:formula="of:=IF([.D114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14];162;10)" office:value-type="string" office:string-value="2022-06-17">
            <text:p>2022-06-17</text:p>
          </table:table-cell>
          <table:table-cell table:formula="of:=RIGHT([.A114];LEN([.A114])-FIND(&quot;&lt;/description&gt;&quot;;[.A114])+1)" office:value-type="string" office:string-value="&lt;/description&gt;&lt;Point&gt;&lt;coordinates&gt;  29.02022000,  47.78655000&lt;/coordinates&gt;&lt;/Point&gt;&lt;/Placemark&gt;">
            <text:p>&lt;/description&gt;&lt;Point&gt;&lt;coordinates&gt; <text:s/>29.02022000, <text:s/>47.78655000&lt;/coordinates&gt;&lt;/Point&gt;&lt;/Placemark&gt;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789 &lt;br&gt; Longitude : <text:s text:c="6"/>28.955&lt;br&gt;Date Acquired : 2022-06-17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8.95534000, <text:s/>47.78905000&lt;/coordinates&gt;&lt;/Point&gt;&lt;/Placemark&gt;</text:p>
          </table:table-cell>
          <table:table-cell office:value-type="float" office:value="115">
            <text:p>115</text:p>
          </table:table-cell>
          <table:table-cell table:formula="of:=IF([.D115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15];162;10)" office:value-type="string" office:string-value="2022-06-17">
            <text:p>2022-06-17</text:p>
          </table:table-cell>
          <table:table-cell table:formula="of:=RIGHT([.A115];LEN([.A115])-FIND(&quot;&lt;/description&gt;&quot;;[.A115])+1)" office:value-type="string" office:string-value="&lt;/description&gt;&lt;Point&gt;&lt;coordinates&gt;  28.95534000,  47.78905000&lt;/coordinates&gt;&lt;/Point&gt;&lt;/Placemark&gt;">
            <text:p>&lt;/description&gt;&lt;Point&gt;&lt;coordinates&gt; <text:s/>28.95534000, <text:s/>47.78905000&lt;/coordinates&gt;&lt;/Point&gt;&lt;/Placemark&gt;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789 &lt;br&gt; Longitude : <text:s text:c="6"/>28.957&lt;br&gt;Date Acquired : 2022-06-17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8.95711000, <text:s/>47.78913000&lt;/coordinates&gt;&lt;/Point&gt;&lt;/Placemark&gt;</text:p>
          </table:table-cell>
          <table:table-cell office:value-type="float" office:value="116">
            <text:p>116</text:p>
          </table:table-cell>
          <table:table-cell table:formula="of:=IF([.D116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16];162;10)" office:value-type="string" office:string-value="2022-06-17">
            <text:p>2022-06-17</text:p>
          </table:table-cell>
          <table:table-cell table:formula="of:=RIGHT([.A116];LEN([.A116])-FIND(&quot;&lt;/description&gt;&quot;;[.A116])+1)" office:value-type="string" office:string-value="&lt;/description&gt;&lt;Point&gt;&lt;coordinates&gt;  28.95711000,  47.78913000&lt;/coordinates&gt;&lt;/Point&gt;&lt;/Placemark&gt;">
            <text:p>&lt;/description&gt;&lt;Point&gt;&lt;coordinates&gt; <text:s/>28.95711000, <text:s/>47.78913000&lt;/coordinates&gt;&lt;/Point&gt;&lt;/Placemark&gt;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791 &lt;br&gt; Longitude : <text:s text:c="6"/>28.953&lt;br&gt;Date Acquired : 2022-06-17 &lt;br&gt;Time: 00:54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8.95317000, <text:s/>47.79109000&lt;/coordinates&gt;&lt;/Point&gt;&lt;/Placemark&gt;</text:p>
          </table:table-cell>
          <table:table-cell office:value-type="float" office:value="117">
            <text:p>117</text:p>
          </table:table-cell>
          <table:table-cell table:formula="of:=IF([.D117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17];162;10)" office:value-type="string" office:string-value="2022-06-17">
            <text:p>2022-06-17</text:p>
          </table:table-cell>
          <table:table-cell table:formula="of:=RIGHT([.A117];LEN([.A117])-FIND(&quot;&lt;/description&gt;&quot;;[.A117])+1)" office:value-type="string" office:string-value="&lt;/description&gt;&lt;Point&gt;&lt;coordinates&gt;  28.95317000,  47.79109000&lt;/coordinates&gt;&lt;/Point&gt;&lt;/Placemark&gt;">
            <text:p>&lt;/description&gt;&lt;Point&gt;&lt;coordinates&gt; <text:s/>28.95317000, <text:s/>47.79109000&lt;/coordinates&gt;&lt;/Point&gt;&lt;/Placemark&gt;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793 &lt;br&gt; Longitude : <text:s text:c="6"/>28.951&lt;br&gt;Date Acquired : 2022-06-17 &lt;br&gt;Time: 22:54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8.95109000, <text:s/>47.79338000&lt;/coordinates&gt;&lt;/Point&gt;&lt;/Placemark&gt;</text:p>
          </table:table-cell>
          <table:table-cell office:value-type="float" office:value="118">
            <text:p>118</text:p>
          </table:table-cell>
          <table:table-cell table:formula="of:=IF([.D118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18];162;10)" office:value-type="string" office:string-value="2022-06-17">
            <text:p>2022-06-17</text:p>
          </table:table-cell>
          <table:table-cell table:formula="of:=RIGHT([.A118];LEN([.A118])-FIND(&quot;&lt;/description&gt;&quot;;[.A118])+1)" office:value-type="string" office:string-value="&lt;/description&gt;&lt;Point&gt;&lt;coordinates&gt;  28.95109000,  47.79338000&lt;/coordinates&gt;&lt;/Point&gt;&lt;/Placemark&gt;">
            <text:p>&lt;/description&gt;&lt;Point&gt;&lt;coordinates&gt; <text:s/>28.95109000, <text:s/>47.79338000&lt;/coordinates&gt;&lt;/Point&gt;&lt;/Placemark&gt;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817 &lt;br&gt; Longitude : <text:s text:c="6"/>39.832&lt;br&gt;Date Acquired : 2022-06-17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9.83176000, <text:s/>47.81671000&lt;/coordinates&gt;&lt;/Point&gt;&lt;/Placemark&gt;</text:p>
          </table:table-cell>
          <table:table-cell office:value-type="float" office:value="119">
            <text:p>119</text:p>
          </table:table-cell>
          <table:table-cell table:formula="of:=IF([.D119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19];162;10)" office:value-type="string" office:string-value="2022-06-17">
            <text:p>2022-06-17</text:p>
          </table:table-cell>
          <table:table-cell table:formula="of:=RIGHT([.A119];LEN([.A119])-FIND(&quot;&lt;/description&gt;&quot;;[.A119])+1)" office:value-type="string" office:string-value="&lt;/description&gt;&lt;Point&gt;&lt;coordinates&gt;  39.83176000,  47.81671000&lt;/coordinates&gt;&lt;/Point&gt;&lt;/Placemark&gt;">
            <text:p>&lt;/description&gt;&lt;Point&gt;&lt;coordinates&gt; <text:s/>39.83176000, <text:s/>47.81671000&lt;/coordinates&gt;&lt;/Point&gt;&lt;/Placemark&gt;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821 &lt;br&gt; Longitude : <text:s text:c="6"/>35.232&lt;br&gt;Date Acquired : 2022-06-17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5.23153000, <text:s/>47.82093000&lt;/coordinates&gt;&lt;/Point&gt;&lt;/Placemark&gt;</text:p>
          </table:table-cell>
          <table:table-cell office:value-type="float" office:value="120">
            <text:p>120</text:p>
          </table:table-cell>
          <table:table-cell table:formula="of:=IF([.D120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20];162;10)" office:value-type="string" office:string-value="2022-06-17">
            <text:p>2022-06-17</text:p>
          </table:table-cell>
          <table:table-cell table:formula="of:=RIGHT([.A120];LEN([.A120])-FIND(&quot;&lt;/description&gt;&quot;;[.A120])+1)" office:value-type="string" office:string-value="&lt;/description&gt;&lt;Point&gt;&lt;coordinates&gt;  35.23153000,  47.82093000&lt;/coordinates&gt;&lt;/Point&gt;&lt;/Placemark&gt;">
            <text:p>&lt;/description&gt;&lt;Point&gt;&lt;coordinates&gt; <text:s/>35.23153000, <text:s/>47.82093000&lt;/coordinates&gt;&lt;/Point&gt;&lt;/Placemark&gt;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821 &lt;br&gt; Longitude : <text:s text:c="6"/>39.834&lt;br&gt;Date Acquired : 2022-06-17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9.83394000, <text:s/>47.82090000&lt;/coordinates&gt;&lt;/Point&gt;&lt;/Placemark&gt;</text:p>
          </table:table-cell>
          <table:table-cell office:value-type="float" office:value="121">
            <text:p>121</text:p>
          </table:table-cell>
          <table:table-cell table:formula="of:=IF([.D121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21];162;10)" office:value-type="string" office:string-value="2022-06-17">
            <text:p>2022-06-17</text:p>
          </table:table-cell>
          <table:table-cell table:formula="of:=RIGHT([.A121];LEN([.A121])-FIND(&quot;&lt;/description&gt;&quot;;[.A121])+1)" office:value-type="string" office:string-value="&lt;/description&gt;&lt;Point&gt;&lt;coordinates&gt;  39.83394000,  47.82090000&lt;/coordinates&gt;&lt;/Point&gt;&lt;/Placemark&gt;">
            <text:p>&lt;/description&gt;&lt;Point&gt;&lt;coordinates&gt; <text:s/>39.83394000, <text:s/>47.82090000&lt;/coordinates&gt;&lt;/Point&gt;&lt;/Placemark&gt;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859 &lt;br&gt; Longitude : <text:s text:c="6"/>35.143&lt;br&gt;Date Acquired : 2022-06-17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5.14325000, <text:s/>47.85912000&lt;/coordinates&gt;&lt;/Point&gt;&lt;/Placemark&gt;</text:p>
          </table:table-cell>
          <table:table-cell office:value-type="float" office:value="122">
            <text:p>122</text:p>
          </table:table-cell>
          <table:table-cell table:formula="of:=IF([.D122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22];162;10)" office:value-type="string" office:string-value="2022-06-17">
            <text:p>2022-06-17</text:p>
          </table:table-cell>
          <table:table-cell table:formula="of:=RIGHT([.A122];LEN([.A122])-FIND(&quot;&lt;/description&gt;&quot;;[.A122])+1)" office:value-type="string" office:string-value="&lt;/description&gt;&lt;Point&gt;&lt;coordinates&gt;  35.14325000,  47.85912000&lt;/coordinates&gt;&lt;/Point&gt;&lt;/Placemark&gt;">
            <text:p>&lt;/description&gt;&lt;Point&gt;&lt;coordinates&gt; <text:s/>35.14325000, <text:s/>47.85912000&lt;/coordinates&gt;&lt;/Point&gt;&lt;/Placemark&gt;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859 &lt;br&gt; Longitude : <text:s text:c="6"/>35.145&lt;br&gt;Date Acquired : 2022-06-17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5.14518000, <text:s/>47.85878000&lt;/coordinates&gt;&lt;/Point&gt;&lt;/Placemark&gt;</text:p>
          </table:table-cell>
          <table:table-cell office:value-type="float" office:value="123">
            <text:p>123</text:p>
          </table:table-cell>
          <table:table-cell table:formula="of:=IF([.D123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23];162;10)" office:value-type="string" office:string-value="2022-06-17">
            <text:p>2022-06-17</text:p>
          </table:table-cell>
          <table:table-cell table:formula="of:=RIGHT([.A123];LEN([.A123])-FIND(&quot;&lt;/description&gt;&quot;;[.A123])+1)" office:value-type="string" office:string-value="&lt;/description&gt;&lt;Point&gt;&lt;coordinates&gt;  35.14518000,  47.85878000&lt;/coordinates&gt;&lt;/Point&gt;&lt;/Placemark&gt;">
            <text:p>&lt;/description&gt;&lt;Point&gt;&lt;coordinates&gt; <text:s/>35.14518000, <text:s/>47.85878000&lt;/coordinates&gt;&lt;/Point&gt;&lt;/Placemark&gt;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860 &lt;br&gt; Longitude : <text:s text:c="6"/>35.139&lt;br&gt;Date Acquired : 2022-06-17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5.13915000, <text:s/>47.86000000&lt;/coordinates&gt;&lt;/Point&gt;&lt;/Placemark&gt;</text:p>
          </table:table-cell>
          <table:table-cell office:value-type="float" office:value="124">
            <text:p>124</text:p>
          </table:table-cell>
          <table:table-cell table:formula="of:=IF([.D124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24];162;10)" office:value-type="string" office:string-value="2022-06-17">
            <text:p>2022-06-17</text:p>
          </table:table-cell>
          <table:table-cell table:formula="of:=RIGHT([.A124];LEN([.A124])-FIND(&quot;&lt;/description&gt;&quot;;[.A124])+1)" office:value-type="string" office:string-value="&lt;/description&gt;&lt;Point&gt;&lt;coordinates&gt;  35.13915000,  47.86000000&lt;/coordinates&gt;&lt;/Point&gt;&lt;/Placemark&gt;">
            <text:p>&lt;/description&gt;&lt;Point&gt;&lt;coordinates&gt; <text:s/>35.13915000, <text:s/>47.86000000&lt;/coordinates&gt;&lt;/Point&gt;&lt;/Placemark&gt;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861 &lt;br&gt; Longitude : <text:s text:c="6"/>35.143&lt;br&gt;Date Acquired : 2022-06-17 &lt;br&gt;Time: 00:52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5.14336000, <text:s/>47.86127000&lt;/coordinates&gt;&lt;/Point&gt;&lt;/Placemark&gt;</text:p>
          </table:table-cell>
          <table:table-cell office:value-type="float" office:value="125">
            <text:p>125</text:p>
          </table:table-cell>
          <table:table-cell table:formula="of:=IF([.D125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25];162;10)" office:value-type="string" office:string-value="2022-06-17">
            <text:p>2022-06-17</text:p>
          </table:table-cell>
          <table:table-cell table:formula="of:=RIGHT([.A125];LEN([.A125])-FIND(&quot;&lt;/description&gt;&quot;;[.A125])+1)" office:value-type="string" office:string-value="&lt;/description&gt;&lt;Point&gt;&lt;coordinates&gt;  35.14336000,  47.86127000&lt;/coordinates&gt;&lt;/Point&gt;&lt;/Placemark&gt;">
            <text:p>&lt;/description&gt;&lt;Point&gt;&lt;coordinates&gt; <text:s/>35.14336000, <text:s/>47.86127000&lt;/coordinates&gt;&lt;/Point&gt;&lt;/Placemark&gt;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862 &lt;br&gt; Longitude : <text:s text:c="6"/>35.149&lt;br&gt;Date Acquired : 2022-06-17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5.14946000, <text:s/>47.86158000&lt;/coordinates&gt;&lt;/Point&gt;&lt;/Placemark&gt;</text:p>
          </table:table-cell>
          <table:table-cell office:value-type="float" office:value="126">
            <text:p>126</text:p>
          </table:table-cell>
          <table:table-cell table:formula="of:=IF([.D126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26];162;10)" office:value-type="string" office:string-value="2022-06-17">
            <text:p>2022-06-17</text:p>
          </table:table-cell>
          <table:table-cell table:formula="of:=RIGHT([.A126];LEN([.A126])-FIND(&quot;&lt;/description&gt;&quot;;[.A126])+1)" office:value-type="string" office:string-value="&lt;/description&gt;&lt;Point&gt;&lt;coordinates&gt;  35.14946000,  47.86158000&lt;/coordinates&gt;&lt;/Point&gt;&lt;/Placemark&gt;">
            <text:p>&lt;/description&gt;&lt;Point&gt;&lt;coordinates&gt; <text:s/>35.14946000, <text:s/>47.86158000&lt;/coordinates&gt;&lt;/Point&gt;&lt;/Placemark&gt;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863 &lt;br&gt; Longitude : <text:s text:c="6"/>35.142&lt;br&gt;Date Acquired : 2022-06-17 &lt;br&gt;Time: 22:54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5.14212000, <text:s/>47.86304000&lt;/coordinates&gt;&lt;/Point&gt;&lt;/Placemark&gt;</text:p>
          </table:table-cell>
          <table:table-cell office:value-type="float" office:value="127">
            <text:p>127</text:p>
          </table:table-cell>
          <table:table-cell table:formula="of:=IF([.D127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27];162;10)" office:value-type="string" office:string-value="2022-06-17">
            <text:p>2022-06-17</text:p>
          </table:table-cell>
          <table:table-cell table:formula="of:=RIGHT([.A127];LEN([.A127])-FIND(&quot;&lt;/description&gt;&quot;;[.A127])+1)" office:value-type="string" office:string-value="&lt;/description&gt;&lt;Point&gt;&lt;coordinates&gt;  35.14212000,  47.86304000&lt;/coordinates&gt;&lt;/Point&gt;&lt;/Placemark&gt;">
            <text:p>&lt;/description&gt;&lt;Point&gt;&lt;coordinates&gt; <text:s/>35.14212000, <text:s/>47.86304000&lt;/coordinates&gt;&lt;/Point&gt;&lt;/Placemark&gt;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866 &lt;br&gt; Longitude : <text:s text:c="6"/>35.148&lt;br&gt;Date Acquired : 2022-06-17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5.14828000, <text:s/>47.86581000&lt;/coordinates&gt;&lt;/Point&gt;&lt;/Placemark&gt;</text:p>
          </table:table-cell>
          <table:table-cell office:value-type="float" office:value="128">
            <text:p>128</text:p>
          </table:table-cell>
          <table:table-cell table:formula="of:=IF([.D128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28];162;10)" office:value-type="string" office:string-value="2022-06-17">
            <text:p>2022-06-17</text:p>
          </table:table-cell>
          <table:table-cell table:formula="of:=RIGHT([.A128];LEN([.A128])-FIND(&quot;&lt;/description&gt;&quot;;[.A128])+1)" office:value-type="string" office:string-value="&lt;/description&gt;&lt;Point&gt;&lt;coordinates&gt;  35.14828000,  47.86581000&lt;/coordinates&gt;&lt;/Point&gt;&lt;/Placemark&gt;">
            <text:p>&lt;/description&gt;&lt;Point&gt;&lt;coordinates&gt; <text:s/>35.14828000, <text:s/>47.86581000&lt;/coordinates&gt;&lt;/Point&gt;&lt;/Placemark&gt;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868 &lt;br&gt; Longitude : <text:s text:c="6"/>35.147&lt;br&gt;Date Acquired : 2022-06-17 &lt;br&gt;Time: 22:54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5.14717000, <text:s/>47.86794000&lt;/coordinates&gt;&lt;/Point&gt;&lt;/Placemark&gt;</text:p>
          </table:table-cell>
          <table:table-cell office:value-type="float" office:value="129">
            <text:p>129</text:p>
          </table:table-cell>
          <table:table-cell table:formula="of:=IF([.D129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29];162;10)" office:value-type="string" office:string-value="2022-06-17">
            <text:p>2022-06-17</text:p>
          </table:table-cell>
          <table:table-cell table:formula="of:=RIGHT([.A129];LEN([.A129])-FIND(&quot;&lt;/description&gt;&quot;;[.A129])+1)" office:value-type="string" office:string-value="&lt;/description&gt;&lt;Point&gt;&lt;coordinates&gt;  35.14717000,  47.86794000&lt;/coordinates&gt;&lt;/Point&gt;&lt;/Placemark&gt;">
            <text:p>&lt;/description&gt;&lt;Point&gt;&lt;coordinates&gt; <text:s/>35.14717000, <text:s/>47.86794000&lt;/coordinates&gt;&lt;/Point&gt;&lt;/Placemark&gt;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869 &lt;br&gt; Longitude : <text:s text:c="6"/>33.446&lt;br&gt;Date Acquired : 2022-06-17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44601000, <text:s/>47.86855000&lt;/coordinates&gt;&lt;/Point&gt;&lt;/Placemark&gt;</text:p>
          </table:table-cell>
          <table:table-cell office:value-type="float" office:value="130">
            <text:p>130</text:p>
          </table:table-cell>
          <table:table-cell table:formula="of:=IF([.D130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30];162;10)" office:value-type="string" office:string-value="2022-06-17">
            <text:p>2022-06-17</text:p>
          </table:table-cell>
          <table:table-cell table:formula="of:=RIGHT([.A130];LEN([.A130])-FIND(&quot;&lt;/description&gt;&quot;;[.A130])+1)" office:value-type="string" office:string-value="&lt;/description&gt;&lt;Point&gt;&lt;coordinates&gt;  33.44601000,  47.86855000&lt;/coordinates&gt;&lt;/Point&gt;&lt;/Placemark&gt;">
            <text:p>&lt;/description&gt;&lt;Point&gt;&lt;coordinates&gt; <text:s/>33.44601000, <text:s/>47.86855000&lt;/coordinates&gt;&lt;/Point&gt;&lt;/Placemark&gt;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872 &lt;br&gt; Longitude : <text:s text:c="6"/>33.447&lt;br&gt;Date Acquired : 2022-06-17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44741000, <text:s/>47.87191000&lt;/coordinates&gt;&lt;/Point&gt;&lt;/Placemark&gt;</text:p>
          </table:table-cell>
          <table:table-cell office:value-type="float" office:value="131">
            <text:p>131</text:p>
          </table:table-cell>
          <table:table-cell table:formula="of:=IF([.D131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31];162;10)" office:value-type="string" office:string-value="2022-06-17">
            <text:p>2022-06-17</text:p>
          </table:table-cell>
          <table:table-cell table:formula="of:=RIGHT([.A131];LEN([.A131])-FIND(&quot;&lt;/description&gt;&quot;;[.A131])+1)" office:value-type="string" office:string-value="&lt;/description&gt;&lt;Point&gt;&lt;coordinates&gt;  33.44741000,  47.87191000&lt;/coordinates&gt;&lt;/Point&gt;&lt;/Placemark&gt;">
            <text:p>&lt;/description&gt;&lt;Point&gt;&lt;coordinates&gt; <text:s/>33.44741000, <text:s/>47.87191000&lt;/coordinates&gt;&lt;/Point&gt;&lt;/Placemark&gt;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873 &lt;br&gt; Longitude : <text:s text:c="6"/>33.447&lt;br&gt;Date Acquired : 2022-06-17 &lt;br&gt;Time: 00:54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44714000, <text:s/>47.87292000&lt;/coordinates&gt;&lt;/Point&gt;&lt;/Placemark&gt;</text:p>
          </table:table-cell>
          <table:table-cell office:value-type="float" office:value="132">
            <text:p>132</text:p>
          </table:table-cell>
          <table:table-cell table:formula="of:=IF([.D132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32];162;10)" office:value-type="string" office:string-value="2022-06-17">
            <text:p>2022-06-17</text:p>
          </table:table-cell>
          <table:table-cell table:formula="of:=RIGHT([.A132];LEN([.A132])-FIND(&quot;&lt;/description&gt;&quot;;[.A132])+1)" office:value-type="string" office:string-value="&lt;/description&gt;&lt;Point&gt;&lt;coordinates&gt;  33.44714000,  47.87292000&lt;/coordinates&gt;&lt;/Point&gt;&lt;/Placemark&gt;">
            <text:p>&lt;/description&gt;&lt;Point&gt;&lt;coordinates&gt; <text:s/>33.44714000, <text:s/>47.87292000&lt;/coordinates&gt;&lt;/Point&gt;&lt;/Placemark&gt;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875 &lt;br&gt; Longitude : <text:s text:c="6"/>33.413&lt;br&gt;Date Acquired : 2022-06-17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41328000, <text:s/>47.87465000&lt;/coordinates&gt;&lt;/Point&gt;&lt;/Placemark&gt;</text:p>
          </table:table-cell>
          <table:table-cell office:value-type="float" office:value="133">
            <text:p>133</text:p>
          </table:table-cell>
          <table:table-cell table:formula="of:=IF([.D133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33];162;10)" office:value-type="string" office:string-value="2022-06-17">
            <text:p>2022-06-17</text:p>
          </table:table-cell>
          <table:table-cell table:formula="of:=RIGHT([.A133];LEN([.A133])-FIND(&quot;&lt;/description&gt;&quot;;[.A133])+1)" office:value-type="string" office:string-value="&lt;/description&gt;&lt;Point&gt;&lt;coordinates&gt;  33.41328000,  47.87465000&lt;/coordinates&gt;&lt;/Point&gt;&lt;/Placemark&gt;">
            <text:p>&lt;/description&gt;&lt;Point&gt;&lt;coordinates&gt; <text:s/>33.41328000, <text:s/>47.87465000&lt;/coordinates&gt;&lt;/Point&gt;&lt;/Placemark&gt;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875 &lt;br&gt; Longitude : <text:s text:c="6"/>35.159&lt;br&gt;Date Acquired : 2022-06-17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5.15908000, <text:s/>47.87512000&lt;/coordinates&gt;&lt;/Point&gt;&lt;/Placemark&gt;</text:p>
          </table:table-cell>
          <table:table-cell office:value-type="float" office:value="134">
            <text:p>134</text:p>
          </table:table-cell>
          <table:table-cell table:formula="of:=IF([.D134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34];162;10)" office:value-type="string" office:string-value="2022-06-17">
            <text:p>2022-06-17</text:p>
          </table:table-cell>
          <table:table-cell table:formula="of:=RIGHT([.A134];LEN([.A134])-FIND(&quot;&lt;/description&gt;&quot;;[.A134])+1)" office:value-type="string" office:string-value="&lt;/description&gt;&lt;Point&gt;&lt;coordinates&gt;  35.15908000,  47.87512000&lt;/coordinates&gt;&lt;/Point&gt;&lt;/Placemark&gt;">
            <text:p>&lt;/description&gt;&lt;Point&gt;&lt;coordinates&gt; <text:s/>35.15908000, <text:s/>47.87512000&lt;/coordinates&gt;&lt;/Point&gt;&lt;/Placemark&gt;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878 &lt;br&gt; Longitude : <text:s text:c="6"/>35.158&lt;br&gt;Date Acquired : 2022-06-17 &lt;br&gt;Time: 00:52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5.15770000, <text:s/>47.87827000&lt;/coordinates&gt;&lt;/Point&gt;&lt;/Placemark&gt;</text:p>
          </table:table-cell>
          <table:table-cell office:value-type="float" office:value="135">
            <text:p>135</text:p>
          </table:table-cell>
          <table:table-cell table:formula="of:=IF([.D135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35];162;10)" office:value-type="string" office:string-value="2022-06-17">
            <text:p>2022-06-17</text:p>
          </table:table-cell>
          <table:table-cell table:formula="of:=RIGHT([.A135];LEN([.A135])-FIND(&quot;&lt;/description&gt;&quot;;[.A135])+1)" office:value-type="string" office:string-value="&lt;/description&gt;&lt;Point&gt;&lt;coordinates&gt;  35.15770000,  47.87827000&lt;/coordinates&gt;&lt;/Point&gt;&lt;/Placemark&gt;">
            <text:p>&lt;/description&gt;&lt;Point&gt;&lt;coordinates&gt; <text:s/>35.15770000, <text:s/>47.87827000&lt;/coordinates&gt;&lt;/Point&gt;&lt;/Placemark&gt;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879 &lt;br&gt; Longitude : <text:s text:c="6"/>37.621&lt;br&gt;Date Acquired : 2022-06-17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62100000, <text:s/>47.87945000&lt;/coordinates&gt;&lt;/Point&gt;&lt;/Placemark&gt;</text:p>
          </table:table-cell>
          <table:table-cell office:value-type="float" office:value="136">
            <text:p>136</text:p>
          </table:table-cell>
          <table:table-cell table:formula="of:=IF([.D136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36];162;10)" office:value-type="string" office:string-value="2022-06-17">
            <text:p>2022-06-17</text:p>
          </table:table-cell>
          <table:table-cell table:formula="of:=RIGHT([.A136];LEN([.A136])-FIND(&quot;&lt;/description&gt;&quot;;[.A136])+1)" office:value-type="string" office:string-value="&lt;/description&gt;&lt;Point&gt;&lt;coordinates&gt;  37.62100000,  47.87945000&lt;/coordinates&gt;&lt;/Point&gt;&lt;/Placemark&gt;">
            <text:p>&lt;/description&gt;&lt;Point&gt;&lt;coordinates&gt; <text:s/>37.62100000, <text:s/>47.87945000&lt;/coordinates&gt;&lt;/Point&gt;&lt;/Placemark&gt;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881 &lt;br&gt; Longitude : <text:s text:c="6"/>33.398&lt;br&gt;Date Acquired : 2022-06-17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39830000, <text:s/>47.88105000&lt;/coordinates&gt;&lt;/Point&gt;&lt;/Placemark&gt;</text:p>
          </table:table-cell>
          <table:table-cell office:value-type="float" office:value="137">
            <text:p>137</text:p>
          </table:table-cell>
          <table:table-cell table:formula="of:=IF([.D137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37];162;10)" office:value-type="string" office:string-value="2022-06-17">
            <text:p>2022-06-17</text:p>
          </table:table-cell>
          <table:table-cell table:formula="of:=RIGHT([.A137];LEN([.A137])-FIND(&quot;&lt;/description&gt;&quot;;[.A137])+1)" office:value-type="string" office:string-value="&lt;/description&gt;&lt;Point&gt;&lt;coordinates&gt;  33.39830000,  47.88105000&lt;/coordinates&gt;&lt;/Point&gt;&lt;/Placemark&gt;">
            <text:p>&lt;/description&gt;&lt;Point&gt;&lt;coordinates&gt; <text:s/>33.39830000, <text:s/>47.88105000&lt;/coordinates&gt;&lt;/Point&gt;&lt;/Placemark&gt;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978 &lt;br&gt; Longitude : <text:s text:c="6"/>33.511&lt;br&gt;Date Acquired : 2022-06-17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51066000, <text:s/>47.97763000&lt;/coordinates&gt;&lt;/Point&gt;&lt;/Placemark&gt;</text:p>
          </table:table-cell>
          <table:table-cell office:value-type="float" office:value="138">
            <text:p>138</text:p>
          </table:table-cell>
          <table:table-cell table:formula="of:=IF([.D138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38];162;10)" office:value-type="string" office:string-value="2022-06-17">
            <text:p>2022-06-17</text:p>
          </table:table-cell>
          <table:table-cell table:formula="of:=RIGHT([.A138];LEN([.A138])-FIND(&quot;&lt;/description&gt;&quot;;[.A138])+1)" office:value-type="string" office:string-value="&lt;/description&gt;&lt;Point&gt;&lt;coordinates&gt;  33.51066000,  47.97763000&lt;/coordinates&gt;&lt;/Point&gt;&lt;/Placemark&gt;">
            <text:p>&lt;/description&gt;&lt;Point&gt;&lt;coordinates&gt; <text:s/>33.51066000, <text:s/>47.97763000&lt;/coordinates&gt;&lt;/Point&gt;&lt;/Placemark&gt;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035 &lt;br&gt; Longitude : <text:s text:c="6"/>37.798&lt;br&gt;Date Acquired : 2022-06-17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79839000, <text:s/>48.03541000&lt;/coordinates&gt;&lt;/Point&gt;&lt;/Placemark&gt;</text:p>
          </table:table-cell>
          <table:table-cell office:value-type="float" office:value="139">
            <text:p>139</text:p>
          </table:table-cell>
          <table:table-cell table:formula="of:=IF([.D139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39];162;10)" office:value-type="string" office:string-value="2022-06-17">
            <text:p>2022-06-17</text:p>
          </table:table-cell>
          <table:table-cell table:formula="of:=RIGHT([.A139];LEN([.A139])-FIND(&quot;&lt;/description&gt;&quot;;[.A139])+1)" office:value-type="string" office:string-value="&lt;/description&gt;&lt;Point&gt;&lt;coordinates&gt;  37.79839000,  48.03541000&lt;/coordinates&gt;&lt;/Point&gt;&lt;/Placemark&gt;">
            <text:p>&lt;/description&gt;&lt;Point&gt;&lt;coordinates&gt; <text:s/>37.79839000, <text:s/>48.03541000&lt;/coordinates&gt;&lt;/Point&gt;&lt;/Placemark&gt;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039 &lt;br&gt; Longitude : <text:s text:c="6"/>37.790&lt;br&gt;Date Acquired : 2022-06-17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79044000, <text:s/>48.03852000&lt;/coordinates&gt;&lt;/Point&gt;&lt;/Placemark&gt;</text:p>
          </table:table-cell>
          <table:table-cell office:value-type="float" office:value="140">
            <text:p>140</text:p>
          </table:table-cell>
          <table:table-cell table:formula="of:=IF([.D140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40];162;10)" office:value-type="string" office:string-value="2022-06-17">
            <text:p>2022-06-17</text:p>
          </table:table-cell>
          <table:table-cell table:formula="of:=RIGHT([.A140];LEN([.A140])-FIND(&quot;&lt;/description&gt;&quot;;[.A140])+1)" office:value-type="string" office:string-value="&lt;/description&gt;&lt;Point&gt;&lt;coordinates&gt;  37.79044000,  48.03852000&lt;/coordinates&gt;&lt;/Point&gt;&lt;/Placemark&gt;">
            <text:p>&lt;/description&gt;&lt;Point&gt;&lt;coordinates&gt; <text:s/>37.79044000, <text:s/>48.03852000&lt;/coordinates&gt;&lt;/Point&gt;&lt;/Placemark&gt;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057 &lt;br&gt; Longitude : <text:s text:c="6"/>37.953&lt;br&gt;Date Acquired : 2022-06-17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95264000, <text:s/>48.05700000&lt;/coordinates&gt;&lt;/Point&gt;&lt;/Placemark&gt;</text:p>
          </table:table-cell>
          <table:table-cell office:value-type="float" office:value="141">
            <text:p>141</text:p>
          </table:table-cell>
          <table:table-cell table:formula="of:=IF([.D141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41];162;10)" office:value-type="string" office:string-value="2022-06-17">
            <text:p>2022-06-17</text:p>
          </table:table-cell>
          <table:table-cell table:formula="of:=RIGHT([.A141];LEN([.A141])-FIND(&quot;&lt;/description&gt;&quot;;[.A141])+1)" office:value-type="string" office:string-value="&lt;/description&gt;&lt;Point&gt;&lt;coordinates&gt;  37.95264000,  48.05700000&lt;/coordinates&gt;&lt;/Point&gt;&lt;/Placemark&gt;">
            <text:p>&lt;/description&gt;&lt;Point&gt;&lt;coordinates&gt; <text:s/>37.95264000, <text:s/>48.05700000&lt;/coordinates&gt;&lt;/Point&gt;&lt;/Placemark&gt;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060 &lt;br&gt; Longitude : <text:s text:c="6"/>37.651&lt;br&gt;Date Acquired : 2022-06-17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65072000, <text:s/>48.05954000&lt;/coordinates&gt;&lt;/Point&gt;&lt;/Placemark&gt;</text:p>
          </table:table-cell>
          <table:table-cell office:value-type="float" office:value="142">
            <text:p>142</text:p>
          </table:table-cell>
          <table:table-cell table:formula="of:=IF([.D142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42];162;10)" office:value-type="string" office:string-value="2022-06-17">
            <text:p>2022-06-17</text:p>
          </table:table-cell>
          <table:table-cell table:formula="of:=RIGHT([.A142];LEN([.A142])-FIND(&quot;&lt;/description&gt;&quot;;[.A142])+1)" office:value-type="string" office:string-value="&lt;/description&gt;&lt;Point&gt;&lt;coordinates&gt;  37.65072000,  48.05954000&lt;/coordinates&gt;&lt;/Point&gt;&lt;/Placemark&gt;">
            <text:p>&lt;/description&gt;&lt;Point&gt;&lt;coordinates&gt; <text:s/>37.65072000, <text:s/>48.05954000&lt;/coordinates&gt;&lt;/Point&gt;&lt;/Placemark&gt;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061 &lt;br&gt; Longitude : <text:s text:c="6"/>37.955&lt;br&gt;Date Acquired : 2022-06-17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95453000, <text:s/>48.06086000&lt;/coordinates&gt;&lt;/Point&gt;&lt;/Placemark&gt;</text:p>
          </table:table-cell>
          <table:table-cell office:value-type="float" office:value="143">
            <text:p>143</text:p>
          </table:table-cell>
          <table:table-cell table:formula="of:=IF([.D143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43];162;10)" office:value-type="string" office:string-value="2022-06-17">
            <text:p>2022-06-17</text:p>
          </table:table-cell>
          <table:table-cell table:formula="of:=RIGHT([.A143];LEN([.A143])-FIND(&quot;&lt;/description&gt;&quot;;[.A143])+1)" office:value-type="string" office:string-value="&lt;/description&gt;&lt;Point&gt;&lt;coordinates&gt;  37.95453000,  48.06086000&lt;/coordinates&gt;&lt;/Point&gt;&lt;/Placemark&gt;">
            <text:p>&lt;/description&gt;&lt;Point&gt;&lt;coordinates&gt; <text:s/>37.95453000, <text:s/>48.06086000&lt;/coordinates&gt;&lt;/Point&gt;&lt;/Placemark&gt;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094 &lt;br&gt; Longitude : <text:s text:c="6"/>37.699&lt;br&gt;Date Acquired : 2022-06-17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69907000, <text:s/>48.09403000&lt;/coordinates&gt;&lt;/Point&gt;&lt;/Placemark&gt;</text:p>
          </table:table-cell>
          <table:table-cell office:value-type="float" office:value="144">
            <text:p>144</text:p>
          </table:table-cell>
          <table:table-cell table:formula="of:=IF([.D144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44];162;10)" office:value-type="string" office:string-value="2022-06-17">
            <text:p>2022-06-17</text:p>
          </table:table-cell>
          <table:table-cell table:formula="of:=RIGHT([.A144];LEN([.A144])-FIND(&quot;&lt;/description&gt;&quot;;[.A144])+1)" office:value-type="string" office:string-value="&lt;/description&gt;&lt;Point&gt;&lt;coordinates&gt;  37.69907000,  48.09403000&lt;/coordinates&gt;&lt;/Point&gt;&lt;/Placemark&gt;">
            <text:p>&lt;/description&gt;&lt;Point&gt;&lt;coordinates&gt; <text:s/>37.69907000, <text:s/>48.09403000&lt;/coordinates&gt;&lt;/Point&gt;&lt;/Placemark&gt;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096 &lt;br&gt; Longitude : <text:s text:c="6"/>37.698&lt;br&gt;Date Acquired : 2022-06-17 &lt;br&gt;Time: 09:47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69814000, <text:s/>48.09582000&lt;/coordinates&gt;&lt;/Point&gt;&lt;/Placemark&gt;</text:p>
          </table:table-cell>
          <table:table-cell office:value-type="float" office:value="145">
            <text:p>145</text:p>
          </table:table-cell>
          <table:table-cell table:formula="of:=IF([.D145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45];162;10)" office:value-type="string" office:string-value="2022-06-17">
            <text:p>2022-06-17</text:p>
          </table:table-cell>
          <table:table-cell table:formula="of:=RIGHT([.A145];LEN([.A145])-FIND(&quot;&lt;/description&gt;&quot;;[.A145])+1)" office:value-type="string" office:string-value="&lt;/description&gt;&lt;Point&gt;&lt;coordinates&gt;  37.69814000,  48.09582000&lt;/coordinates&gt;&lt;/Point&gt;&lt;/Placemark&gt;">
            <text:p>&lt;/description&gt;&lt;Point&gt;&lt;coordinates&gt; <text:s/>37.69814000, <text:s/>48.09582000&lt;/coordinates&gt;&lt;/Point&gt;&lt;/Placemark&gt;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098 &lt;br&gt; Longitude : <text:s text:c="6"/>37.923&lt;br&gt;Date Acquired : 2022-06-17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92306000, <text:s/>48.09802000&lt;/coordinates&gt;&lt;/Point&gt;&lt;/Placemark&gt;</text:p>
          </table:table-cell>
          <table:table-cell office:value-type="float" office:value="146">
            <text:p>146</text:p>
          </table:table-cell>
          <table:table-cell table:formula="of:=IF([.D146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46];162;10)" office:value-type="string" office:string-value="2022-06-17">
            <text:p>2022-06-17</text:p>
          </table:table-cell>
          <table:table-cell table:formula="of:=RIGHT([.A146];LEN([.A146])-FIND(&quot;&lt;/description&gt;&quot;;[.A146])+1)" office:value-type="string" office:string-value="&lt;/description&gt;&lt;Point&gt;&lt;coordinates&gt;  37.92306000,  48.09802000&lt;/coordinates&gt;&lt;/Point&gt;&lt;/Placemark&gt;">
            <text:p>&lt;/description&gt;&lt;Point&gt;&lt;coordinates&gt; <text:s/>37.92306000, <text:s/>48.09802000&lt;/coordinates&gt;&lt;/Point&gt;&lt;/Placemark&gt;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107 &lt;br&gt; Longitude : <text:s text:c="6"/>39.620&lt;br&gt;Date Acquired : 2022-06-17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9.62037000, <text:s/>48.10719000&lt;/coordinates&gt;&lt;/Point&gt;&lt;/Placemark&gt;</text:p>
          </table:table-cell>
          <table:table-cell office:value-type="float" office:value="147">
            <text:p>147</text:p>
          </table:table-cell>
          <table:table-cell table:formula="of:=IF([.D147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47];162;10)" office:value-type="string" office:string-value="2022-06-17">
            <text:p>2022-06-17</text:p>
          </table:table-cell>
          <table:table-cell table:formula="of:=RIGHT([.A147];LEN([.A147])-FIND(&quot;&lt;/description&gt;&quot;;[.A147])+1)" office:value-type="string" office:string-value="&lt;/description&gt;&lt;Point&gt;&lt;coordinates&gt;  39.62037000,  48.10719000&lt;/coordinates&gt;&lt;/Point&gt;&lt;/Placemark&gt;">
            <text:p>&lt;/description&gt;&lt;Point&gt;&lt;coordinates&gt; <text:s/>39.62037000, <text:s/>48.10719000&lt;/coordinates&gt;&lt;/Point&gt;&lt;/Placemark&gt;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108 &lt;br&gt; Longitude : <text:s text:c="6"/>39.623&lt;br&gt;Date Acquired : 2022-06-17 &lt;br&gt;Time: 22:54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9.62267000, <text:s/>48.10819000&lt;/coordinates&gt;&lt;/Point&gt;&lt;/Placemark&gt;</text:p>
          </table:table-cell>
          <table:table-cell office:value-type="float" office:value="148">
            <text:p>148</text:p>
          </table:table-cell>
          <table:table-cell table:formula="of:=IF([.D148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48];162;10)" office:value-type="string" office:string-value="2022-06-17">
            <text:p>2022-06-17</text:p>
          </table:table-cell>
          <table:table-cell table:formula="of:=RIGHT([.A148];LEN([.A148])-FIND(&quot;&lt;/description&gt;&quot;;[.A148])+1)" office:value-type="string" office:string-value="&lt;/description&gt;&lt;Point&gt;&lt;coordinates&gt;  39.62267000,  48.10819000&lt;/coordinates&gt;&lt;/Point&gt;&lt;/Placemark&gt;">
            <text:p>&lt;/description&gt;&lt;Point&gt;&lt;coordinates&gt; <text:s/>39.62267000, <text:s/>48.10819000&lt;/coordinates&gt;&lt;/Point&gt;&lt;/Placemark&gt;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111 &lt;br&gt; Longitude : <text:s text:c="6"/>39.622&lt;br&gt;Date Acquired : 2022-06-17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9.62192000, <text:s/>48.11067000&lt;/coordinates&gt;&lt;/Point&gt;&lt;/Placemark&gt;</text:p>
          </table:table-cell>
          <table:table-cell office:value-type="float" office:value="149">
            <text:p>149</text:p>
          </table:table-cell>
          <table:table-cell table:formula="of:=IF([.D149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49];162;10)" office:value-type="string" office:string-value="2022-06-17">
            <text:p>2022-06-17</text:p>
          </table:table-cell>
          <table:table-cell table:formula="of:=RIGHT([.A149];LEN([.A149])-FIND(&quot;&lt;/description&gt;&quot;;[.A149])+1)" office:value-type="string" office:string-value="&lt;/description&gt;&lt;Point&gt;&lt;coordinates&gt;  39.62192000,  48.11067000&lt;/coordinates&gt;&lt;/Point&gt;&lt;/Placemark&gt;">
            <text:p>&lt;/description&gt;&lt;Point&gt;&lt;coordinates&gt; <text:s/>39.62192000, <text:s/>48.11067000&lt;/coordinates&gt;&lt;/Point&gt;&lt;/Placemark&gt;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139 &lt;br&gt; Longitude : <text:s text:c="6"/>37.640&lt;br&gt;Date Acquired : 2022-06-17 &lt;br&gt;Time: 10:41 UTC&lt;br&gt;Confidence [0-100] : low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63958000, <text:s/>48.13860000&lt;/coordinates&gt;&lt;/Point&gt;&lt;/Placemark&gt;</text:p>
          </table:table-cell>
          <table:table-cell office:value-type="float" office:value="150">
            <text:p>150</text:p>
          </table:table-cell>
          <table:table-cell table:formula="of:=IF([.D150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50];162;10)" office:value-type="string" office:string-value="2022-06-17">
            <text:p>2022-06-17</text:p>
          </table:table-cell>
          <table:table-cell table:formula="of:=RIGHT([.A150];LEN([.A150])-FIND(&quot;&lt;/description&gt;&quot;;[.A150])+1)" office:value-type="string" office:string-value="&lt;/description&gt;&lt;Point&gt;&lt;coordinates&gt;  37.63958000,  48.13860000&lt;/coordinates&gt;&lt;/Point&gt;&lt;/Placemark&gt;">
            <text:p>&lt;/description&gt;&lt;Point&gt;&lt;coordinates&gt; <text:s/>37.63958000, <text:s/>48.13860000&lt;/coordinates&gt;&lt;/Point&gt;&lt;/Placemark&gt;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157 &lt;br&gt; Longitude : <text:s text:c="6"/>38.953&lt;br&gt;Date Acquired : 2022-06-17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95259000, <text:s/>48.15737000&lt;/coordinates&gt;&lt;/Point&gt;&lt;/Placemark&gt;</text:p>
          </table:table-cell>
          <table:table-cell office:value-type="float" office:value="151">
            <text:p>151</text:p>
          </table:table-cell>
          <table:table-cell table:formula="of:=IF([.D151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51];162;10)" office:value-type="string" office:string-value="2022-06-17">
            <text:p>2022-06-17</text:p>
          </table:table-cell>
          <table:table-cell table:formula="of:=RIGHT([.A151];LEN([.A151])-FIND(&quot;&lt;/description&gt;&quot;;[.A151])+1)" office:value-type="string" office:string-value="&lt;/description&gt;&lt;Point&gt;&lt;coordinates&gt;  38.95259000,  48.15737000&lt;/coordinates&gt;&lt;/Point&gt;&lt;/Placemark&gt;">
            <text:p>&lt;/description&gt;&lt;Point&gt;&lt;coordinates&gt; <text:s/>38.95259000, <text:s/>48.15737000&lt;/coordinates&gt;&lt;/Point&gt;&lt;/Placemark&gt;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158 &lt;br&gt; Longitude : <text:s text:c="6"/>38.950&lt;br&gt;Date Acquired : 2022-06-17 &lt;br&gt;Time: 00:52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95036000, <text:s/>48.15811000&lt;/coordinates&gt;&lt;/Point&gt;&lt;/Placemark&gt;</text:p>
          </table:table-cell>
          <table:table-cell office:value-type="float" office:value="152">
            <text:p>152</text:p>
          </table:table-cell>
          <table:table-cell table:formula="of:=IF([.D152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52];162;10)" office:value-type="string" office:string-value="2022-06-17">
            <text:p>2022-06-17</text:p>
          </table:table-cell>
          <table:table-cell table:formula="of:=RIGHT([.A152];LEN([.A152])-FIND(&quot;&lt;/description&gt;&quot;;[.A152])+1)" office:value-type="string" office:string-value="&lt;/description&gt;&lt;Point&gt;&lt;coordinates&gt;  38.95036000,  48.15811000&lt;/coordinates&gt;&lt;/Point&gt;&lt;/Placemark&gt;">
            <text:p>&lt;/description&gt;&lt;Point&gt;&lt;coordinates&gt; <text:s/>38.95036000, <text:s/>48.15811000&lt;/coordinates&gt;&lt;/Point&gt;&lt;/Placemark&gt;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159 &lt;br&gt; Longitude : <text:s text:c="6"/>38.947&lt;br&gt;Date Acquired : 2022-06-17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94720000, <text:s/>48.15865000&lt;/coordinates&gt;&lt;/Point&gt;&lt;/Placemark&gt;</text:p>
          </table:table-cell>
          <table:table-cell office:value-type="float" office:value="153">
            <text:p>153</text:p>
          </table:table-cell>
          <table:table-cell table:formula="of:=IF([.D153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53];162;10)" office:value-type="string" office:string-value="2022-06-17">
            <text:p>2022-06-17</text:p>
          </table:table-cell>
          <table:table-cell table:formula="of:=RIGHT([.A153];LEN([.A153])-FIND(&quot;&lt;/description&gt;&quot;;[.A153])+1)" office:value-type="string" office:string-value="&lt;/description&gt;&lt;Point&gt;&lt;coordinates&gt;  38.94720000,  48.15865000&lt;/coordinates&gt;&lt;/Point&gt;&lt;/Placemark&gt;">
            <text:p>&lt;/description&gt;&lt;Point&gt;&lt;coordinates&gt; <text:s/>38.94720000, <text:s/>48.15865000&lt;/coordinates&gt;&lt;/Point&gt;&lt;/Placemark&gt;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159 &lt;br&gt; Longitude : <text:s text:c="6"/>38.950&lt;br&gt;Date Acquired : 2022-06-17 &lt;br&gt;Time: 00:52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94999000, <text:s/>48.15857000&lt;/coordinates&gt;&lt;/Point&gt;&lt;/Placemark&gt;</text:p>
          </table:table-cell>
          <table:table-cell office:value-type="float" office:value="154">
            <text:p>154</text:p>
          </table:table-cell>
          <table:table-cell table:formula="of:=IF([.D154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54];162;10)" office:value-type="string" office:string-value="2022-06-17">
            <text:p>2022-06-17</text:p>
          </table:table-cell>
          <table:table-cell table:formula="of:=RIGHT([.A154];LEN([.A154])-FIND(&quot;&lt;/description&gt;&quot;;[.A154])+1)" office:value-type="string" office:string-value="&lt;/description&gt;&lt;Point&gt;&lt;coordinates&gt;  38.94999000,  48.15857000&lt;/coordinates&gt;&lt;/Point&gt;&lt;/Placemark&gt;">
            <text:p>&lt;/description&gt;&lt;Point&gt;&lt;coordinates&gt; <text:s/>38.94999000, <text:s/>48.15857000&lt;/coordinates&gt;&lt;/Point&gt;&lt;/Placemark&gt;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163 &lt;br&gt; Longitude : <text:s text:c="6"/>38.949&lt;br&gt;Date Acquired : 2022-06-17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94927000, <text:s/>48.16264000&lt;/coordinates&gt;&lt;/Point&gt;&lt;/Placemark&gt;</text:p>
          </table:table-cell>
          <table:table-cell office:value-type="float" office:value="155">
            <text:p>155</text:p>
          </table:table-cell>
          <table:table-cell table:formula="of:=IF([.D155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55];162;10)" office:value-type="string" office:string-value="2022-06-17">
            <text:p>2022-06-17</text:p>
          </table:table-cell>
          <table:table-cell table:formula="of:=RIGHT([.A155];LEN([.A155])-FIND(&quot;&lt;/description&gt;&quot;;[.A155])+1)" office:value-type="string" office:string-value="&lt;/description&gt;&lt;Point&gt;&lt;coordinates&gt;  38.94927000,  48.16264000&lt;/coordinates&gt;&lt;/Point&gt;&lt;/Placemark&gt;">
            <text:p>&lt;/description&gt;&lt;Point&gt;&lt;coordinates&gt; <text:s/>38.94927000, <text:s/>48.16264000&lt;/coordinates&gt;&lt;/Point&gt;&lt;/Placemark&gt;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215 &lt;br&gt; Longitude : <text:s text:c="6"/>38.247&lt;br&gt;Date Acquired : 2022-06-17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24696000, <text:s/>48.21502000&lt;/coordinates&gt;&lt;/Point&gt;&lt;/Placemark&gt;</text:p>
          </table:table-cell>
          <table:table-cell office:value-type="float" office:value="156">
            <text:p>156</text:p>
          </table:table-cell>
          <table:table-cell table:formula="of:=IF([.D156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56];162;10)" office:value-type="string" office:string-value="2022-06-17">
            <text:p>2022-06-17</text:p>
          </table:table-cell>
          <table:table-cell table:formula="of:=RIGHT([.A156];LEN([.A156])-FIND(&quot;&lt;/description&gt;&quot;;[.A156])+1)" office:value-type="string" office:string-value="&lt;/description&gt;&lt;Point&gt;&lt;coordinates&gt;  38.24696000,  48.21502000&lt;/coordinates&gt;&lt;/Point&gt;&lt;/Placemark&gt;">
            <text:p>&lt;/description&gt;&lt;Point&gt;&lt;coordinates&gt; <text:s/>38.24696000, <text:s/>48.21502000&lt;/coordinates&gt;&lt;/Point&gt;&lt;/Placemark&gt;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217 &lt;br&gt; Longitude : <text:s text:c="6"/>38.246&lt;br&gt;Date Acquired : 2022-06-17 &lt;br&gt;Time: 22:54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24613000, <text:s/>48.21684000&lt;/coordinates&gt;&lt;/Point&gt;&lt;/Placemark&gt;</text:p>
          </table:table-cell>
          <table:table-cell office:value-type="float" office:value="157">
            <text:p>157</text:p>
          </table:table-cell>
          <table:table-cell table:formula="of:=IF([.D157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57];162;10)" office:value-type="string" office:string-value="2022-06-17">
            <text:p>2022-06-17</text:p>
          </table:table-cell>
          <table:table-cell table:formula="of:=RIGHT([.A157];LEN([.A157])-FIND(&quot;&lt;/description&gt;&quot;;[.A157])+1)" office:value-type="string" office:string-value="&lt;/description&gt;&lt;Point&gt;&lt;coordinates&gt;  38.24613000,  48.21684000&lt;/coordinates&gt;&lt;/Point&gt;&lt;/Placemark&gt;">
            <text:p>&lt;/description&gt;&lt;Point&gt;&lt;coordinates&gt; <text:s/>38.24613000, <text:s/>48.21684000&lt;/coordinates&gt;&lt;/Point&gt;&lt;/Placemark&gt;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224 &lt;br&gt; Longitude : <text:s text:c="6"/>38.239&lt;br&gt;Date Acquired : 2022-06-17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23877000, <text:s/>48.22377000&lt;/coordinates&gt;&lt;/Point&gt;&lt;/Placemark&gt;</text:p>
          </table:table-cell>
          <table:table-cell office:value-type="float" office:value="158">
            <text:p>158</text:p>
          </table:table-cell>
          <table:table-cell table:formula="of:=IF([.D158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58];162;10)" office:value-type="string" office:string-value="2022-06-17">
            <text:p>2022-06-17</text:p>
          </table:table-cell>
          <table:table-cell table:formula="of:=RIGHT([.A158];LEN([.A158])-FIND(&quot;&lt;/description&gt;&quot;;[.A158])+1)" office:value-type="string" office:string-value="&lt;/description&gt;&lt;Point&gt;&lt;coordinates&gt;  38.23877000,  48.22377000&lt;/coordinates&gt;&lt;/Point&gt;&lt;/Placemark&gt;">
            <text:p>&lt;/description&gt;&lt;Point&gt;&lt;coordinates&gt; <text:s/>38.23877000, <text:s/>48.22377000&lt;/coordinates&gt;&lt;/Point&gt;&lt;/Placemark&gt;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287 &lt;br&gt; Longitude : <text:s text:c="6"/>31.758&lt;br&gt;Date Acquired : 2022-06-17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1.75831000, <text:s/>48.28745000&lt;/coordinates&gt;&lt;/Point&gt;&lt;/Placemark&gt;</text:p>
          </table:table-cell>
          <table:table-cell office:value-type="float" office:value="159">
            <text:p>159</text:p>
          </table:table-cell>
          <table:table-cell table:formula="of:=IF([.D159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59];162;10)" office:value-type="string" office:string-value="2022-06-17">
            <text:p>2022-06-17</text:p>
          </table:table-cell>
          <table:table-cell table:formula="of:=RIGHT([.A159];LEN([.A159])-FIND(&quot;&lt;/description&gt;&quot;;[.A159])+1)" office:value-type="string" office:string-value="&lt;/description&gt;&lt;Point&gt;&lt;coordinates&gt;  31.75831000,  48.28745000&lt;/coordinates&gt;&lt;/Point&gt;&lt;/Placemark&gt;">
            <text:p>&lt;/description&gt;&lt;Point&gt;&lt;coordinates&gt; <text:s/>31.75831000, <text:s/>48.28745000&lt;/coordinates&gt;&lt;/Point&gt;&lt;/Placemark&gt;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391 &lt;br&gt; Longitude : <text:s text:c="6"/>38.045&lt;br&gt;Date Acquired : 2022-06-17 &lt;br&gt;Time: 09:00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04498000, <text:s/>48.39080000&lt;/coordinates&gt;&lt;/Point&gt;&lt;/Placemark&gt;</text:p>
          </table:table-cell>
          <table:table-cell office:value-type="float" office:value="160">
            <text:p>160</text:p>
          </table:table-cell>
          <table:table-cell table:formula="of:=IF([.D160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60];162;10)" office:value-type="string" office:string-value="2022-06-17">
            <text:p>2022-06-17</text:p>
          </table:table-cell>
          <table:table-cell table:formula="of:=RIGHT([.A160];LEN([.A160])-FIND(&quot;&lt;/description&gt;&quot;;[.A160])+1)" office:value-type="string" office:string-value="&lt;/description&gt;&lt;Point&gt;&lt;coordinates&gt;  38.04498000,  48.39080000&lt;/coordinates&gt;&lt;/Point&gt;&lt;/Placemark&gt;">
            <text:p>&lt;/description&gt;&lt;Point&gt;&lt;coordinates&gt; <text:s/>38.04498000, <text:s/>48.39080000&lt;/coordinates&gt;&lt;/Point&gt;&lt;/Placemark&gt;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393 &lt;br&gt; Longitude : <text:s text:c="6"/>38.042&lt;br&gt;Date Acquired : 2022-06-17 &lt;br&gt;Time: 09:49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04240000, <text:s/>48.39331000&lt;/coordinates&gt;&lt;/Point&gt;&lt;/Placemark&gt;</text:p>
          </table:table-cell>
          <table:table-cell office:value-type="float" office:value="161">
            <text:p>161</text:p>
          </table:table-cell>
          <table:table-cell table:formula="of:=IF([.D161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61];162;10)" office:value-type="string" office:string-value="2022-06-17">
            <text:p>2022-06-17</text:p>
          </table:table-cell>
          <table:table-cell table:formula="of:=RIGHT([.A161];LEN([.A161])-FIND(&quot;&lt;/description&gt;&quot;;[.A161])+1)" office:value-type="string" office:string-value="&lt;/description&gt;&lt;Point&gt;&lt;coordinates&gt;  38.04240000,  48.39331000&lt;/coordinates&gt;&lt;/Point&gt;&lt;/Placemark&gt;">
            <text:p>&lt;/description&gt;&lt;Point&gt;&lt;coordinates&gt; <text:s/>38.04240000, <text:s/>48.39331000&lt;/coordinates&gt;&lt;/Point&gt;&lt;/Placemark&gt;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443 &lt;br&gt; Longitude : <text:s text:c="6"/>38.946&lt;br&gt;Date Acquired : 2022-06-17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94558000, <text:s/>48.44340000&lt;/coordinates&gt;&lt;/Point&gt;&lt;/Placemark&gt;</text:p>
          </table:table-cell>
          <table:table-cell office:value-type="float" office:value="162">
            <text:p>162</text:p>
          </table:table-cell>
          <table:table-cell table:formula="of:=IF([.D162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62];162;10)" office:value-type="string" office:string-value="2022-06-17">
            <text:p>2022-06-17</text:p>
          </table:table-cell>
          <table:table-cell table:formula="of:=RIGHT([.A162];LEN([.A162])-FIND(&quot;&lt;/description&gt;&quot;;[.A162])+1)" office:value-type="string" office:string-value="&lt;/description&gt;&lt;Point&gt;&lt;coordinates&gt;  38.94558000,  48.44340000&lt;/coordinates&gt;&lt;/Point&gt;&lt;/Placemark&gt;">
            <text:p>&lt;/description&gt;&lt;Point&gt;&lt;coordinates&gt; <text:s/>38.94558000, <text:s/>48.44340000&lt;/coordinates&gt;&lt;/Point&gt;&lt;/Placemark&gt;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457 &lt;br&gt; Longitude : <text:s text:c="6"/>38.772&lt;br&gt;Date Acquired : 2022-06-17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77211000, <text:s/>48.45733000&lt;/coordinates&gt;&lt;/Point&gt;&lt;/Placemark&gt;</text:p>
          </table:table-cell>
          <table:table-cell office:value-type="float" office:value="163">
            <text:p>163</text:p>
          </table:table-cell>
          <table:table-cell table:formula="of:=IF([.D163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63];162;10)" office:value-type="string" office:string-value="2022-06-17">
            <text:p>2022-06-17</text:p>
          </table:table-cell>
          <table:table-cell table:formula="of:=RIGHT([.A163];LEN([.A163])-FIND(&quot;&lt;/description&gt;&quot;;[.A163])+1)" office:value-type="string" office:string-value="&lt;/description&gt;&lt;Point&gt;&lt;coordinates&gt;  38.77211000,  48.45733000&lt;/coordinates&gt;&lt;/Point&gt;&lt;/Placemark&gt;">
            <text:p>&lt;/description&gt;&lt;Point&gt;&lt;coordinates&gt; <text:s/>38.77211000, <text:s/>48.45733000&lt;/coordinates&gt;&lt;/Point&gt;&lt;/Placemark&gt;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460 &lt;br&gt; Longitude : <text:s text:c="6"/>38.769&lt;br&gt;Date Acquired : 2022-06-17 &lt;br&gt;Time: 00:52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76874000, <text:s/>48.46026000&lt;/coordinates&gt;&lt;/Point&gt;&lt;/Placemark&gt;</text:p>
          </table:table-cell>
          <table:table-cell office:value-type="float" office:value="164">
            <text:p>164</text:p>
          </table:table-cell>
          <table:table-cell table:formula="of:=IF([.D164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64];162;10)" office:value-type="string" office:string-value="2022-06-17">
            <text:p>2022-06-17</text:p>
          </table:table-cell>
          <table:table-cell table:formula="of:=RIGHT([.A164];LEN([.A164])-FIND(&quot;&lt;/description&gt;&quot;;[.A164])+1)" office:value-type="string" office:string-value="&lt;/description&gt;&lt;Point&gt;&lt;coordinates&gt;  38.76874000,  48.46026000&lt;/coordinates&gt;&lt;/Point&gt;&lt;/Placemark&gt;">
            <text:p>&lt;/description&gt;&lt;Point&gt;&lt;coordinates&gt; <text:s/>38.76874000, <text:s/>48.46026000&lt;/coordinates&gt;&lt;/Point&gt;&lt;/Placemark&gt;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460 &lt;br&gt; Longitude : <text:s text:c="6"/>38.771&lt;br&gt;Date Acquired : 2022-06-17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77086000, <text:s/>48.45979000&lt;/coordinates&gt;&lt;/Point&gt;&lt;/Placemark&gt;</text:p>
          </table:table-cell>
          <table:table-cell office:value-type="float" office:value="165">
            <text:p>165</text:p>
          </table:table-cell>
          <table:table-cell table:formula="of:=IF([.D165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65];162;10)" office:value-type="string" office:string-value="2022-06-17">
            <text:p>2022-06-17</text:p>
          </table:table-cell>
          <table:table-cell table:formula="of:=RIGHT([.A165];LEN([.A165])-FIND(&quot;&lt;/description&gt;&quot;;[.A165])+1)" office:value-type="string" office:string-value="&lt;/description&gt;&lt;Point&gt;&lt;coordinates&gt;  38.77086000,  48.45979000&lt;/coordinates&gt;&lt;/Point&gt;&lt;/Placemark&gt;">
            <text:p>&lt;/description&gt;&lt;Point&gt;&lt;coordinates&gt; <text:s/>38.77086000, <text:s/>48.45979000&lt;/coordinates&gt;&lt;/Point&gt;&lt;/Placemark&gt;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460 &lt;br&gt; Longitude : <text:s text:c="6"/>38.772&lt;br&gt;Date Acquired : 2022-06-17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77190000, <text:s/>48.45959000&lt;/coordinates&gt;&lt;/Point&gt;&lt;/Placemark&gt;</text:p>
          </table:table-cell>
          <table:table-cell office:value-type="float" office:value="166">
            <text:p>166</text:p>
          </table:table-cell>
          <table:table-cell table:formula="of:=IF([.D166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66];162;10)" office:value-type="string" office:string-value="2022-06-17">
            <text:p>2022-06-17</text:p>
          </table:table-cell>
          <table:table-cell table:formula="of:=RIGHT([.A166];LEN([.A166])-FIND(&quot;&lt;/description&gt;&quot;;[.A166])+1)" office:value-type="string" office:string-value="&lt;/description&gt;&lt;Point&gt;&lt;coordinates&gt;  38.77190000,  48.45959000&lt;/coordinates&gt;&lt;/Point&gt;&lt;/Placemark&gt;">
            <text:p>&lt;/description&gt;&lt;Point&gt;&lt;coordinates&gt; <text:s/>38.77190000, <text:s/>48.45959000&lt;/coordinates&gt;&lt;/Point&gt;&lt;/Placemark&gt;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461 &lt;br&gt; Longitude : <text:s text:c="6"/>38.771&lt;br&gt;Date Acquired : 2022-06-17 &lt;br&gt;Time: 09:47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77055000, <text:s/>48.46090000&lt;/coordinates&gt;&lt;/Point&gt;&lt;/Placemark&gt;</text:p>
          </table:table-cell>
          <table:table-cell office:value-type="float" office:value="167">
            <text:p>167</text:p>
          </table:table-cell>
          <table:table-cell table:formula="of:=IF([.D167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67];162;10)" office:value-type="string" office:string-value="2022-06-17">
            <text:p>2022-06-17</text:p>
          </table:table-cell>
          <table:table-cell table:formula="of:=RIGHT([.A167];LEN([.A167])-FIND(&quot;&lt;/description&gt;&quot;;[.A167])+1)" office:value-type="string" office:string-value="&lt;/description&gt;&lt;Point&gt;&lt;coordinates&gt;  38.77055000,  48.46090000&lt;/coordinates&gt;&lt;/Point&gt;&lt;/Placemark&gt;">
            <text:p>&lt;/description&gt;&lt;Point&gt;&lt;coordinates&gt; <text:s/>38.77055000, <text:s/>48.46090000&lt;/coordinates&gt;&lt;/Point&gt;&lt;/Placemark&gt;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461 &lt;br&gt; Longitude : <text:s text:c="6"/>38.771&lt;br&gt;Date Acquired : 2022-06-17 &lt;br&gt;Time: 11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77055000, <text:s/>48.46088000&lt;/coordinates&gt;&lt;/Point&gt;&lt;/Placemark&gt;</text:p>
          </table:table-cell>
          <table:table-cell office:value-type="float" office:value="168">
            <text:p>168</text:p>
          </table:table-cell>
          <table:table-cell table:formula="of:=IF([.D168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68];162;10)" office:value-type="string" office:string-value="2022-06-17">
            <text:p>2022-06-17</text:p>
          </table:table-cell>
          <table:table-cell table:formula="of:=RIGHT([.A168];LEN([.A168])-FIND(&quot;&lt;/description&gt;&quot;;[.A168])+1)" office:value-type="string" office:string-value="&lt;/description&gt;&lt;Point&gt;&lt;coordinates&gt;  38.77055000,  48.46088000&lt;/coordinates&gt;&lt;/Point&gt;&lt;/Placemark&gt;">
            <text:p>&lt;/description&gt;&lt;Point&gt;&lt;coordinates&gt; <text:s/>38.77055000, <text:s/>48.46088000&lt;/coordinates&gt;&lt;/Point&gt;&lt;/Placemark&gt;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461 &lt;br&gt; Longitude : <text:s text:c="6"/>38.774&lt;br&gt;Date Acquired : 2022-06-17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77422000, <text:s/>48.46125000&lt;/coordinates&gt;&lt;/Point&gt;&lt;/Placemark&gt;</text:p>
          </table:table-cell>
          <table:table-cell office:value-type="float" office:value="169">
            <text:p>169</text:p>
          </table:table-cell>
          <table:table-cell table:formula="of:=IF([.D169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69];162;10)" office:value-type="string" office:string-value="2022-06-17">
            <text:p>2022-06-17</text:p>
          </table:table-cell>
          <table:table-cell table:formula="of:=RIGHT([.A169];LEN([.A169])-FIND(&quot;&lt;/description&gt;&quot;;[.A169])+1)" office:value-type="string" office:string-value="&lt;/description&gt;&lt;Point&gt;&lt;coordinates&gt;  38.77422000,  48.46125000&lt;/coordinates&gt;&lt;/Point&gt;&lt;/Placemark&gt;">
            <text:p>&lt;/description&gt;&lt;Point&gt;&lt;coordinates&gt; <text:s/>38.77422000, <text:s/>48.46125000&lt;/coordinates&gt;&lt;/Point&gt;&lt;/Placemark&gt;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461 &lt;br&gt; Longitude : <text:s text:c="6"/>38.774&lt;br&gt;Date Acquired : 2022-06-17 &lt;br&gt;Time: 00:52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77397000, <text:s/>48.46054000&lt;/coordinates&gt;&lt;/Point&gt;&lt;/Placemark&gt;</text:p>
          </table:table-cell>
          <table:table-cell office:value-type="float" office:value="170">
            <text:p>170</text:p>
          </table:table-cell>
          <table:table-cell table:formula="of:=IF([.D170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70];162;10)" office:value-type="string" office:string-value="2022-06-17">
            <text:p>2022-06-17</text:p>
          </table:table-cell>
          <table:table-cell table:formula="of:=RIGHT([.A170];LEN([.A170])-FIND(&quot;&lt;/description&gt;&quot;;[.A170])+1)" office:value-type="string" office:string-value="&lt;/description&gt;&lt;Point&gt;&lt;coordinates&gt;  38.77397000,  48.46054000&lt;/coordinates&gt;&lt;/Point&gt;&lt;/Placemark&gt;">
            <text:p>&lt;/description&gt;&lt;Point&gt;&lt;coordinates&gt; <text:s/>38.77397000, <text:s/>48.46054000&lt;/coordinates&gt;&lt;/Point&gt;&lt;/Placemark&gt;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462 &lt;br&gt; Longitude : <text:s text:c="6"/>38.769&lt;br&gt;Date Acquired : 2022-06-17 &lt;br&gt;Time: 22:54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76921000, <text:s/>48.46198000&lt;/coordinates&gt;&lt;/Point&gt;&lt;/Placemark&gt;</text:p>
          </table:table-cell>
          <table:table-cell office:value-type="float" office:value="171">
            <text:p>171</text:p>
          </table:table-cell>
          <table:table-cell table:formula="of:=IF([.D171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71];162;10)" office:value-type="string" office:string-value="2022-06-17">
            <text:p>2022-06-17</text:p>
          </table:table-cell>
          <table:table-cell table:formula="of:=RIGHT([.A171];LEN([.A171])-FIND(&quot;&lt;/description&gt;&quot;;[.A171])+1)" office:value-type="string" office:string-value="&lt;/description&gt;&lt;Point&gt;&lt;coordinates&gt;  38.76921000,  48.46198000&lt;/coordinates&gt;&lt;/Point&gt;&lt;/Placemark&gt;">
            <text:p>&lt;/description&gt;&lt;Point&gt;&lt;coordinates&gt; <text:s/>38.76921000, <text:s/>48.46198000&lt;/coordinates&gt;&lt;/Point&gt;&lt;/Placemark&gt;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463 &lt;br&gt; Longitude : <text:s text:c="6"/>38.755&lt;br&gt;Date Acquired : 2022-06-17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75507000, <text:s/>48.46278000&lt;/coordinates&gt;&lt;/Point&gt;&lt;/Placemark&gt;</text:p>
          </table:table-cell>
          <table:table-cell office:value-type="float" office:value="172">
            <text:p>172</text:p>
          </table:table-cell>
          <table:table-cell table:formula="of:=IF([.D172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72];162;10)" office:value-type="string" office:string-value="2022-06-17">
            <text:p>2022-06-17</text:p>
          </table:table-cell>
          <table:table-cell table:formula="of:=RIGHT([.A172];LEN([.A172])-FIND(&quot;&lt;/description&gt;&quot;;[.A172])+1)" office:value-type="string" office:string-value="&lt;/description&gt;&lt;Point&gt;&lt;coordinates&gt;  38.75507000,  48.46278000&lt;/coordinates&gt;&lt;/Point&gt;&lt;/Placemark&gt;">
            <text:p>&lt;/description&gt;&lt;Point&gt;&lt;coordinates&gt; <text:s/>38.75507000, <text:s/>48.46278000&lt;/coordinates&gt;&lt;/Point&gt;&lt;/Placemark&gt;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463 &lt;br&gt; Longitude : <text:s text:c="6"/>38.757&lt;br&gt;Date Acquired : 2022-06-17 &lt;br&gt;Time: 22:54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75689000, <text:s/>48.46290000&lt;/coordinates&gt;&lt;/Point&gt;&lt;/Placemark&gt;</text:p>
          </table:table-cell>
          <table:table-cell office:value-type="float" office:value="173">
            <text:p>173</text:p>
          </table:table-cell>
          <table:table-cell table:formula="of:=IF([.D173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73];162;10)" office:value-type="string" office:string-value="2022-06-17">
            <text:p>2022-06-17</text:p>
          </table:table-cell>
          <table:table-cell table:formula="of:=RIGHT([.A173];LEN([.A173])-FIND(&quot;&lt;/description&gt;&quot;;[.A173])+1)" office:value-type="string" office:string-value="&lt;/description&gt;&lt;Point&gt;&lt;coordinates&gt;  38.75689000,  48.46290000&lt;/coordinates&gt;&lt;/Point&gt;&lt;/Placemark&gt;">
            <text:p>&lt;/description&gt;&lt;Point&gt;&lt;coordinates&gt; <text:s/>38.75689000, <text:s/>48.46290000&lt;/coordinates&gt;&lt;/Point&gt;&lt;/Placemark&gt;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465 &lt;br&gt; Longitude : <text:s text:c="6"/>38.758&lt;br&gt;Date Acquired : 2022-06-17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75827000, <text:s/>48.46497000&lt;/coordinates&gt;&lt;/Point&gt;&lt;/Placemark&gt;</text:p>
          </table:table-cell>
          <table:table-cell office:value-type="float" office:value="174">
            <text:p>174</text:p>
          </table:table-cell>
          <table:table-cell table:formula="of:=IF([.D174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74];162;10)" office:value-type="string" office:string-value="2022-06-17">
            <text:p>2022-06-17</text:p>
          </table:table-cell>
          <table:table-cell table:formula="of:=RIGHT([.A174];LEN([.A174])-FIND(&quot;&lt;/description&gt;&quot;;[.A174])+1)" office:value-type="string" office:string-value="&lt;/description&gt;&lt;Point&gt;&lt;coordinates&gt;  38.75827000,  48.46497000&lt;/coordinates&gt;&lt;/Point&gt;&lt;/Placemark&gt;">
            <text:p>&lt;/description&gt;&lt;Point&gt;&lt;coordinates&gt; <text:s/>38.75827000, <text:s/>48.46497000&lt;/coordinates&gt;&lt;/Point&gt;&lt;/Placemark&gt;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465 &lt;br&gt; Longitude : <text:s text:c="6"/>38.762&lt;br&gt;Date Acquired : 2022-06-17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76214000, <text:s/>48.46510000&lt;/coordinates&gt;&lt;/Point&gt;&lt;/Placemark&gt;</text:p>
          </table:table-cell>
          <table:table-cell office:value-type="float" office:value="175">
            <text:p>175</text:p>
          </table:table-cell>
          <table:table-cell table:formula="of:=IF([.D175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75];162;10)" office:value-type="string" office:string-value="2022-06-17">
            <text:p>2022-06-17</text:p>
          </table:table-cell>
          <table:table-cell table:formula="of:=RIGHT([.A175];LEN([.A175])-FIND(&quot;&lt;/description&gt;&quot;;[.A175])+1)" office:value-type="string" office:string-value="&lt;/description&gt;&lt;Point&gt;&lt;coordinates&gt;  38.76214000,  48.46510000&lt;/coordinates&gt;&lt;/Point&gt;&lt;/Placemark&gt;">
            <text:p>&lt;/description&gt;&lt;Point&gt;&lt;coordinates&gt; <text:s/>38.76214000, <text:s/>48.46510000&lt;/coordinates&gt;&lt;/Point&gt;&lt;/Placemark&gt;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466 &lt;br&gt; Longitude : <text:s text:c="6"/>38.757&lt;br&gt;Date Acquired : 2022-06-17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75653000, <text:s/>48.46616000&lt;/coordinates&gt;&lt;/Point&gt;&lt;/Placemark&gt;</text:p>
          </table:table-cell>
          <table:table-cell office:value-type="float" office:value="176">
            <text:p>176</text:p>
          </table:table-cell>
          <table:table-cell table:formula="of:=IF([.D176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76];162;10)" office:value-type="string" office:string-value="2022-06-17">
            <text:p>2022-06-17</text:p>
          </table:table-cell>
          <table:table-cell table:formula="of:=RIGHT([.A176];LEN([.A176])-FIND(&quot;&lt;/description&gt;&quot;;[.A176])+1)" office:value-type="string" office:string-value="&lt;/description&gt;&lt;Point&gt;&lt;coordinates&gt;  38.75653000,  48.46616000&lt;/coordinates&gt;&lt;/Point&gt;&lt;/Placemark&gt;">
            <text:p>&lt;/description&gt;&lt;Point&gt;&lt;coordinates&gt; <text:s/>38.75653000, <text:s/>48.46616000&lt;/coordinates&gt;&lt;/Point&gt;&lt;/Placemark&gt;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467 &lt;br&gt; Longitude : <text:s text:c="6"/>38.757&lt;br&gt;Date Acquired : 2022-06-17 &lt;br&gt;Time: 00:52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75719000, <text:s/>48.46690000&lt;/coordinates&gt;&lt;/Point&gt;&lt;/Placemark&gt;</text:p>
          </table:table-cell>
          <table:table-cell office:value-type="float" office:value="177">
            <text:p>177</text:p>
          </table:table-cell>
          <table:table-cell table:formula="of:=IF([.D177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77];162;10)" office:value-type="string" office:string-value="2022-06-17">
            <text:p>2022-06-17</text:p>
          </table:table-cell>
          <table:table-cell table:formula="of:=RIGHT([.A177];LEN([.A177])-FIND(&quot;&lt;/description&gt;&quot;;[.A177])+1)" office:value-type="string" office:string-value="&lt;/description&gt;&lt;Point&gt;&lt;coordinates&gt;  38.75719000,  48.46690000&lt;/coordinates&gt;&lt;/Point&gt;&lt;/Placemark&gt;">
            <text:p>&lt;/description&gt;&lt;Point&gt;&lt;coordinates&gt; <text:s/>38.75719000, <text:s/>48.46690000&lt;/coordinates&gt;&lt;/Point&gt;&lt;/Placemark&gt;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467 &lt;br&gt; Longitude : <text:s text:c="6"/>38.758&lt;br&gt;Date Acquired : 2022-06-17 &lt;br&gt;Time: 22:54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75763000, <text:s/>48.46722000&lt;/coordinates&gt;&lt;/Point&gt;&lt;/Placemark&gt;</text:p>
          </table:table-cell>
          <table:table-cell office:value-type="float" office:value="178">
            <text:p>178</text:p>
          </table:table-cell>
          <table:table-cell table:formula="of:=IF([.D178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78];162;10)" office:value-type="string" office:string-value="2022-06-17">
            <text:p>2022-06-17</text:p>
          </table:table-cell>
          <table:table-cell table:formula="of:=RIGHT([.A178];LEN([.A178])-FIND(&quot;&lt;/description&gt;&quot;;[.A178])+1)" office:value-type="string" office:string-value="&lt;/description&gt;&lt;Point&gt;&lt;coordinates&gt;  38.75763000,  48.46722000&lt;/coordinates&gt;&lt;/Point&gt;&lt;/Placemark&gt;">
            <text:p>&lt;/description&gt;&lt;Point&gt;&lt;coordinates&gt; <text:s/>38.75763000, <text:s/>48.46722000&lt;/coordinates&gt;&lt;/Point&gt;&lt;/Placemark&gt;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468 &lt;br&gt; Longitude : <text:s text:c="6"/>38.764&lt;br&gt;Date Acquired : 2022-06-17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76360000, <text:s/>48.46848000&lt;/coordinates&gt;&lt;/Point&gt;&lt;/Placemark&gt;</text:p>
          </table:table-cell>
          <table:table-cell office:value-type="float" office:value="179">
            <text:p>179</text:p>
          </table:table-cell>
          <table:table-cell table:formula="of:=IF([.D179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79];162;10)" office:value-type="string" office:string-value="2022-06-17">
            <text:p>2022-06-17</text:p>
          </table:table-cell>
          <table:table-cell table:formula="of:=RIGHT([.A179];LEN([.A179])-FIND(&quot;&lt;/description&gt;&quot;;[.A179])+1)" office:value-type="string" office:string-value="&lt;/description&gt;&lt;Point&gt;&lt;coordinates&gt;  38.76360000,  48.46848000&lt;/coordinates&gt;&lt;/Point&gt;&lt;/Placemark&gt;">
            <text:p>&lt;/description&gt;&lt;Point&gt;&lt;coordinates&gt; <text:s/>38.76360000, <text:s/>48.46848000&lt;/coordinates&gt;&lt;/Point&gt;&lt;/Placemark&gt;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469 &lt;br&gt; Longitude : <text:s text:c="6"/>38.760&lt;br&gt;Date Acquired : 2022-06-17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76040000, <text:s/>48.46888000&lt;/coordinates&gt;&lt;/Point&gt;&lt;/Placemark&gt;</text:p>
          </table:table-cell>
          <table:table-cell office:value-type="float" office:value="180">
            <text:p>180</text:p>
          </table:table-cell>
          <table:table-cell table:formula="of:=IF([.D180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80];162;10)" office:value-type="string" office:string-value="2022-06-17">
            <text:p>2022-06-17</text:p>
          </table:table-cell>
          <table:table-cell table:formula="of:=RIGHT([.A180];LEN([.A180])-FIND(&quot;&lt;/description&gt;&quot;;[.A180])+1)" office:value-type="string" office:string-value="&lt;/description&gt;&lt;Point&gt;&lt;coordinates&gt;  38.76040000,  48.46888000&lt;/coordinates&gt;&lt;/Point&gt;&lt;/Placemark&gt;">
            <text:p>&lt;/description&gt;&lt;Point&gt;&lt;coordinates&gt; <text:s/>38.76040000, <text:s/>48.46888000&lt;/coordinates&gt;&lt;/Point&gt;&lt;/Placemark&gt;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472 &lt;br&gt; Longitude : <text:s text:c="6"/>34.962&lt;br&gt;Date Acquired : 2022-06-17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4.96235000, <text:s/>48.47205000&lt;/coordinates&gt;&lt;/Point&gt;&lt;/Placemark&gt;</text:p>
          </table:table-cell>
          <table:table-cell office:value-type="float" office:value="181">
            <text:p>181</text:p>
          </table:table-cell>
          <table:table-cell table:formula="of:=IF([.D181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81];162;10)" office:value-type="string" office:string-value="2022-06-17">
            <text:p>2022-06-17</text:p>
          </table:table-cell>
          <table:table-cell table:formula="of:=RIGHT([.A181];LEN([.A181])-FIND(&quot;&lt;/description&gt;&quot;;[.A181])+1)" office:value-type="string" office:string-value="&lt;/description&gt;&lt;Point&gt;&lt;coordinates&gt;  34.96235000,  48.47205000&lt;/coordinates&gt;&lt;/Point&gt;&lt;/Placemark&gt;">
            <text:p>&lt;/description&gt;&lt;Point&gt;&lt;coordinates&gt; <text:s/>34.96235000, <text:s/>48.47205000&lt;/coordinates&gt;&lt;/Point&gt;&lt;/Placemark&gt;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473 &lt;br&gt; Longitude : <text:s text:c="6"/>34.630&lt;br&gt;Date Acquired : 2022-06-17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4.63003000, <text:s/>48.47341000&lt;/coordinates&gt;&lt;/Point&gt;&lt;/Placemark&gt;</text:p>
          </table:table-cell>
          <table:table-cell office:value-type="float" office:value="182">
            <text:p>182</text:p>
          </table:table-cell>
          <table:table-cell table:formula="of:=IF([.D182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82];162;10)" office:value-type="string" office:string-value="2022-06-17">
            <text:p>2022-06-17</text:p>
          </table:table-cell>
          <table:table-cell table:formula="of:=RIGHT([.A182];LEN([.A182])-FIND(&quot;&lt;/description&gt;&quot;;[.A182])+1)" office:value-type="string" office:string-value="&lt;/description&gt;&lt;Point&gt;&lt;coordinates&gt;  34.63003000,  48.47341000&lt;/coordinates&gt;&lt;/Point&gt;&lt;/Placemark&gt;">
            <text:p>&lt;/description&gt;&lt;Point&gt;&lt;coordinates&gt; <text:s/>34.63003000, <text:s/>48.47341000&lt;/coordinates&gt;&lt;/Point&gt;&lt;/Placemark&gt;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473 &lt;br&gt; Longitude : <text:s text:c="6"/>34.630&lt;br&gt;Date Acquired : 2022-06-17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4.63049000, <text:s/>48.47275000&lt;/coordinates&gt;&lt;/Point&gt;&lt;/Placemark&gt;</text:p>
          </table:table-cell>
          <table:table-cell office:value-type="float" office:value="183">
            <text:p>183</text:p>
          </table:table-cell>
          <table:table-cell table:formula="of:=IF([.D183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83];162;10)" office:value-type="string" office:string-value="2022-06-17">
            <text:p>2022-06-17</text:p>
          </table:table-cell>
          <table:table-cell table:formula="of:=RIGHT([.A183];LEN([.A183])-FIND(&quot;&lt;/description&gt;&quot;;[.A183])+1)" office:value-type="string" office:string-value="&lt;/description&gt;&lt;Point&gt;&lt;coordinates&gt;  34.63049000,  48.47275000&lt;/coordinates&gt;&lt;/Point&gt;&lt;/Placemark&gt;">
            <text:p>&lt;/description&gt;&lt;Point&gt;&lt;coordinates&gt; <text:s/>34.63049000, <text:s/>48.47275000&lt;/coordinates&gt;&lt;/Point&gt;&lt;/Placemark&gt;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473 &lt;br&gt; Longitude : <text:s text:c="6"/>34.968&lt;br&gt;Date Acquired : 2022-06-17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4.96847000, <text:s/>48.47342000&lt;/coordinates&gt;&lt;/Point&gt;&lt;/Placemark&gt;</text:p>
          </table:table-cell>
          <table:table-cell office:value-type="float" office:value="184">
            <text:p>184</text:p>
          </table:table-cell>
          <table:table-cell table:formula="of:=IF([.D184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84];162;10)" office:value-type="string" office:string-value="2022-06-17">
            <text:p>2022-06-17</text:p>
          </table:table-cell>
          <table:table-cell table:formula="of:=RIGHT([.A184];LEN([.A184])-FIND(&quot;&lt;/description&gt;&quot;;[.A184])+1)" office:value-type="string" office:string-value="&lt;/description&gt;&lt;Point&gt;&lt;coordinates&gt;  34.96847000,  48.47342000&lt;/coordinates&gt;&lt;/Point&gt;&lt;/Placemark&gt;">
            <text:p>&lt;/description&gt;&lt;Point&gt;&lt;coordinates&gt; <text:s/>34.96847000, <text:s/>48.47342000&lt;/coordinates&gt;&lt;/Point&gt;&lt;/Placemark&gt;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474 &lt;br&gt; Longitude : <text:s text:c="6"/>34.629&lt;br&gt;Date Acquired : 2022-06-17 &lt;br&gt;Time: 22:54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4.62929000, <text:s/>48.47396000&lt;/coordinates&gt;&lt;/Point&gt;&lt;/Placemark&gt;</text:p>
          </table:table-cell>
          <table:table-cell office:value-type="float" office:value="185">
            <text:p>185</text:p>
          </table:table-cell>
          <table:table-cell table:formula="of:=IF([.D185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85];162;10)" office:value-type="string" office:string-value="2022-06-17">
            <text:p>2022-06-17</text:p>
          </table:table-cell>
          <table:table-cell table:formula="of:=RIGHT([.A185];LEN([.A185])-FIND(&quot;&lt;/description&gt;&quot;;[.A185])+1)" office:value-type="string" office:string-value="&lt;/description&gt;&lt;Point&gt;&lt;coordinates&gt;  34.62929000,  48.47396000&lt;/coordinates&gt;&lt;/Point&gt;&lt;/Placemark&gt;">
            <text:p>&lt;/description&gt;&lt;Point&gt;&lt;coordinates&gt; <text:s/>34.62929000, <text:s/>48.47396000&lt;/coordinates&gt;&lt;/Point&gt;&lt;/Placemark&gt;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474 &lt;br&gt; Longitude : <text:s text:c="6"/>34.970&lt;br&gt;Date Acquired : 2022-06-17 &lt;br&gt;Time: 22:54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4.96954000, <text:s/>48.47448000&lt;/coordinates&gt;&lt;/Point&gt;&lt;/Placemark&gt;</text:p>
          </table:table-cell>
          <table:table-cell office:value-type="float" office:value="186">
            <text:p>186</text:p>
          </table:table-cell>
          <table:table-cell table:formula="of:=IF([.D186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86];162;10)" office:value-type="string" office:string-value="2022-06-17">
            <text:p>2022-06-17</text:p>
          </table:table-cell>
          <table:table-cell table:formula="of:=RIGHT([.A186];LEN([.A186])-FIND(&quot;&lt;/description&gt;&quot;;[.A186])+1)" office:value-type="string" office:string-value="&lt;/description&gt;&lt;Point&gt;&lt;coordinates&gt;  34.96954000,  48.47448000&lt;/coordinates&gt;&lt;/Point&gt;&lt;/Placemark&gt;">
            <text:p>&lt;/description&gt;&lt;Point&gt;&lt;coordinates&gt; <text:s/>34.96954000, <text:s/>48.47448000&lt;/coordinates&gt;&lt;/Point&gt;&lt;/Placemark&gt;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475 &lt;br&gt; Longitude : <text:s text:c="6"/>34.965&lt;br&gt;Date Acquired : 2022-06-17 &lt;br&gt;Time: 22:54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4.96484000, <text:s/>48.47469000&lt;/coordinates&gt;&lt;/Point&gt;&lt;/Placemark&gt;</text:p>
          </table:table-cell>
          <table:table-cell office:value-type="float" office:value="187">
            <text:p>187</text:p>
          </table:table-cell>
          <table:table-cell table:formula="of:=IF([.D187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87];162;10)" office:value-type="string" office:string-value="2022-06-17">
            <text:p>2022-06-17</text:p>
          </table:table-cell>
          <table:table-cell table:formula="of:=RIGHT([.A187];LEN([.A187])-FIND(&quot;&lt;/description&gt;&quot;;[.A187])+1)" office:value-type="string" office:string-value="&lt;/description&gt;&lt;Point&gt;&lt;coordinates&gt;  34.96484000,  48.47469000&lt;/coordinates&gt;&lt;/Point&gt;&lt;/Placemark&gt;">
            <text:p>&lt;/description&gt;&lt;Point&gt;&lt;coordinates&gt; <text:s/>34.96484000, <text:s/>48.47469000&lt;/coordinates&gt;&lt;/Point&gt;&lt;/Placemark&gt;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475 &lt;br&gt; Longitude : <text:s text:c="6"/>38.765&lt;br&gt;Date Acquired : 2022-06-17 &lt;br&gt;Time: 22:54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76522000, <text:s/>48.47540000&lt;/coordinates&gt;&lt;/Point&gt;&lt;/Placemark&gt;</text:p>
          </table:table-cell>
          <table:table-cell office:value-type="float" office:value="188">
            <text:p>188</text:p>
          </table:table-cell>
          <table:table-cell table:formula="of:=IF([.D188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88];162;10)" office:value-type="string" office:string-value="2022-06-17">
            <text:p>2022-06-17</text:p>
          </table:table-cell>
          <table:table-cell table:formula="of:=RIGHT([.A188];LEN([.A188])-FIND(&quot;&lt;/description&gt;&quot;;[.A188])+1)" office:value-type="string" office:string-value="&lt;/description&gt;&lt;Point&gt;&lt;coordinates&gt;  38.76522000,  48.47540000&lt;/coordinates&gt;&lt;/Point&gt;&lt;/Placemark&gt;">
            <text:p>&lt;/description&gt;&lt;Point&gt;&lt;coordinates&gt; <text:s/>38.76522000, <text:s/>48.47540000&lt;/coordinates&gt;&lt;/Point&gt;&lt;/Placemark&gt;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476 &lt;br&gt; Longitude : <text:s text:c="6"/>34.970&lt;br&gt;Date Acquired : 2022-06-17 &lt;br&gt;Time: 22:54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4.96994000, <text:s/>48.47575000&lt;/coordinates&gt;&lt;/Point&gt;&lt;/Placemark&gt;</text:p>
          </table:table-cell>
          <table:table-cell office:value-type="float" office:value="189">
            <text:p>189</text:p>
          </table:table-cell>
          <table:table-cell table:formula="of:=IF([.D189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89];162;10)" office:value-type="string" office:string-value="2022-06-17">
            <text:p>2022-06-17</text:p>
          </table:table-cell>
          <table:table-cell table:formula="of:=RIGHT([.A189];LEN([.A189])-FIND(&quot;&lt;/description&gt;&quot;;[.A189])+1)" office:value-type="string" office:string-value="&lt;/description&gt;&lt;Point&gt;&lt;coordinates&gt;  34.96994000,  48.47575000&lt;/coordinates&gt;&lt;/Point&gt;&lt;/Placemark&gt;">
            <text:p>&lt;/description&gt;&lt;Point&gt;&lt;coordinates&gt; <text:s/>34.96994000, <text:s/>48.47575000&lt;/coordinates&gt;&lt;/Point&gt;&lt;/Placemark&gt;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476 &lt;br&gt; Longitude : <text:s text:c="6"/>34.971&lt;br&gt;Date Acquired : 2022-06-17 &lt;br&gt;Time: 00:52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4.97134000, <text:s/>48.47559000&lt;/coordinates&gt;&lt;/Point&gt;&lt;/Placemark&gt;</text:p>
          </table:table-cell>
          <table:table-cell office:value-type="float" office:value="190">
            <text:p>190</text:p>
          </table:table-cell>
          <table:table-cell table:formula="of:=IF([.D190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90];162;10)" office:value-type="string" office:string-value="2022-06-17">
            <text:p>2022-06-17</text:p>
          </table:table-cell>
          <table:table-cell table:formula="of:=RIGHT([.A190];LEN([.A190])-FIND(&quot;&lt;/description&gt;&quot;;[.A190])+1)" office:value-type="string" office:string-value="&lt;/description&gt;&lt;Point&gt;&lt;coordinates&gt;  34.97134000,  48.47559000&lt;/coordinates&gt;&lt;/Point&gt;&lt;/Placemark&gt;">
            <text:p>&lt;/description&gt;&lt;Point&gt;&lt;coordinates&gt; <text:s/>34.97134000, <text:s/>48.47559000&lt;/coordinates&gt;&lt;/Point&gt;&lt;/Placemark&gt;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481 &lt;br&gt; Longitude : <text:s text:c="6"/>38.785&lt;br&gt;Date Acquired : 2022-06-17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78496000, <text:s/>48.48082000&lt;/coordinates&gt;&lt;/Point&gt;&lt;/Placemark&gt;</text:p>
          </table:table-cell>
          <table:table-cell office:value-type="float" office:value="191">
            <text:p>191</text:p>
          </table:table-cell>
          <table:table-cell table:formula="of:=IF([.D191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91];162;10)" office:value-type="string" office:string-value="2022-06-17">
            <text:p>2022-06-17</text:p>
          </table:table-cell>
          <table:table-cell table:formula="of:=RIGHT([.A191];LEN([.A191])-FIND(&quot;&lt;/description&gt;&quot;;[.A191])+1)" office:value-type="string" office:string-value="&lt;/description&gt;&lt;Point&gt;&lt;coordinates&gt;  38.78496000,  48.48082000&lt;/coordinates&gt;&lt;/Point&gt;&lt;/Placemark&gt;">
            <text:p>&lt;/description&gt;&lt;Point&gt;&lt;coordinates&gt; <text:s/>38.78496000, <text:s/>48.48082000&lt;/coordinates&gt;&lt;/Point&gt;&lt;/Placemark&gt;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483 &lt;br&gt; Longitude : <text:s text:c="6"/>38.787&lt;br&gt;Date Acquired : 2022-06-17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78724000, <text:s/>48.48330000&lt;/coordinates&gt;&lt;/Point&gt;&lt;/Placemark&gt;</text:p>
          </table:table-cell>
          <table:table-cell office:value-type="float" office:value="192">
            <text:p>192</text:p>
          </table:table-cell>
          <table:table-cell table:formula="of:=IF([.D192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92];162;10)" office:value-type="string" office:string-value="2022-06-17">
            <text:p>2022-06-17</text:p>
          </table:table-cell>
          <table:table-cell table:formula="of:=RIGHT([.A192];LEN([.A192])-FIND(&quot;&lt;/description&gt;&quot;;[.A192])+1)" office:value-type="string" office:string-value="&lt;/description&gt;&lt;Point&gt;&lt;coordinates&gt;  38.78724000,  48.48330000&lt;/coordinates&gt;&lt;/Point&gt;&lt;/Placemark&gt;">
            <text:p>&lt;/description&gt;&lt;Point&gt;&lt;coordinates&gt; <text:s/>38.78724000, <text:s/>48.48330000&lt;/coordinates&gt;&lt;/Point&gt;&lt;/Placemark&gt;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484 &lt;br&gt; Longitude : <text:s text:c="6"/>38.790&lt;br&gt;Date Acquired : 2022-06-17 &lt;br&gt;Time: 00:52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79015000, <text:s/>48.48401000&lt;/coordinates&gt;&lt;/Point&gt;&lt;/Placemark&gt;</text:p>
          </table:table-cell>
          <table:table-cell office:value-type="float" office:value="193">
            <text:p>193</text:p>
          </table:table-cell>
          <table:table-cell table:formula="of:=IF([.D193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93];162;10)" office:value-type="string" office:string-value="2022-06-17">
            <text:p>2022-06-17</text:p>
          </table:table-cell>
          <table:table-cell table:formula="of:=RIGHT([.A193];LEN([.A193])-FIND(&quot;&lt;/description&gt;&quot;;[.A193])+1)" office:value-type="string" office:string-value="&lt;/description&gt;&lt;Point&gt;&lt;coordinates&gt;  38.79015000,  48.48401000&lt;/coordinates&gt;&lt;/Point&gt;&lt;/Placemark&gt;">
            <text:p>&lt;/description&gt;&lt;Point&gt;&lt;coordinates&gt; <text:s/>38.79015000, <text:s/>48.48401000&lt;/coordinates&gt;&lt;/Point&gt;&lt;/Placemark&gt;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484 &lt;br&gt; Longitude : <text:s text:c="6"/>38.795&lt;br&gt;Date Acquired : 2022-06-17 &lt;br&gt;Time: 00:52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79518000, <text:s/>48.48436000&lt;/coordinates&gt;&lt;/Point&gt;&lt;/Placemark&gt;</text:p>
          </table:table-cell>
          <table:table-cell office:value-type="float" office:value="194">
            <text:p>194</text:p>
          </table:table-cell>
          <table:table-cell table:formula="of:=IF([.D194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94];162;10)" office:value-type="string" office:string-value="2022-06-17">
            <text:p>2022-06-17</text:p>
          </table:table-cell>
          <table:table-cell table:formula="of:=RIGHT([.A194];LEN([.A194])-FIND(&quot;&lt;/description&gt;&quot;;[.A194])+1)" office:value-type="string" office:string-value="&lt;/description&gt;&lt;Point&gt;&lt;coordinates&gt;  38.79518000,  48.48436000&lt;/coordinates&gt;&lt;/Point&gt;&lt;/Placemark&gt;">
            <text:p>&lt;/description&gt;&lt;Point&gt;&lt;coordinates&gt; <text:s/>38.79518000, <text:s/>48.48436000&lt;/coordinates&gt;&lt;/Point&gt;&lt;/Placemark&gt;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486 &lt;br&gt; Longitude : <text:s text:c="6"/>38.792&lt;br&gt;Date Acquired : 2022-06-17 &lt;br&gt;Time: 22:54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79202000, <text:s/>48.48649000&lt;/coordinates&gt;&lt;/Point&gt;&lt;/Placemark&gt;</text:p>
          </table:table-cell>
          <table:table-cell office:value-type="float" office:value="195">
            <text:p>195</text:p>
          </table:table-cell>
          <table:table-cell table:formula="of:=IF([.D195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95];162;10)" office:value-type="string" office:string-value="2022-06-17">
            <text:p>2022-06-17</text:p>
          </table:table-cell>
          <table:table-cell table:formula="of:=RIGHT([.A195];LEN([.A195])-FIND(&quot;&lt;/description&gt;&quot;;[.A195])+1)" office:value-type="string" office:string-value="&lt;/description&gt;&lt;Point&gt;&lt;coordinates&gt;  38.79202000,  48.48649000&lt;/coordinates&gt;&lt;/Point&gt;&lt;/Placemark&gt;">
            <text:p>&lt;/description&gt;&lt;Point&gt;&lt;coordinates&gt; <text:s/>38.79202000, <text:s/>48.48649000&lt;/coordinates&gt;&lt;/Point&gt;&lt;/Placemark&gt;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493 &lt;br&gt; Longitude : <text:s text:c="6"/>38.804&lt;br&gt;Date Acquired : 2022-06-17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80426000, <text:s/>48.49253000&lt;/coordinates&gt;&lt;/Point&gt;&lt;/Placemark&gt;</text:p>
          </table:table-cell>
          <table:table-cell office:value-type="float" office:value="196">
            <text:p>196</text:p>
          </table:table-cell>
          <table:table-cell table:formula="of:=IF([.D196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96];162;10)" office:value-type="string" office:string-value="2022-06-17">
            <text:p>2022-06-17</text:p>
          </table:table-cell>
          <table:table-cell table:formula="of:=RIGHT([.A196];LEN([.A196])-FIND(&quot;&lt;/description&gt;&quot;;[.A196])+1)" office:value-type="string" office:string-value="&lt;/description&gt;&lt;Point&gt;&lt;coordinates&gt;  38.80426000,  48.49253000&lt;/coordinates&gt;&lt;/Point&gt;&lt;/Placemark&gt;">
            <text:p>&lt;/description&gt;&lt;Point&gt;&lt;coordinates&gt; <text:s/>38.80426000, <text:s/>48.49253000&lt;/coordinates&gt;&lt;/Point&gt;&lt;/Placemark&gt;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494 &lt;br&gt; Longitude : <text:s text:c="6"/>38.805&lt;br&gt;Date Acquired : 2022-06-17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80493000, <text:s/>48.49359000&lt;/coordinates&gt;&lt;/Point&gt;&lt;/Placemark&gt;</text:p>
          </table:table-cell>
          <table:table-cell office:value-type="float" office:value="197">
            <text:p>197</text:p>
          </table:table-cell>
          <table:table-cell table:formula="of:=IF([.D197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97];162;10)" office:value-type="string" office:string-value="2022-06-17">
            <text:p>2022-06-17</text:p>
          </table:table-cell>
          <table:table-cell table:formula="of:=RIGHT([.A197];LEN([.A197])-FIND(&quot;&lt;/description&gt;&quot;;[.A197])+1)" office:value-type="string" office:string-value="&lt;/description&gt;&lt;Point&gt;&lt;coordinates&gt;  38.80493000,  48.49359000&lt;/coordinates&gt;&lt;/Point&gt;&lt;/Placemark&gt;">
            <text:p>&lt;/description&gt;&lt;Point&gt;&lt;coordinates&gt; <text:s/>38.80493000, <text:s/>48.49359000&lt;/coordinates&gt;&lt;/Point&gt;&lt;/Placemark&gt;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494 &lt;br&gt; Longitude : <text:s text:c="6"/>38.806&lt;br&gt;Date Acquired : 2022-06-17 &lt;br&gt;Time: 22:54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80560000, <text:s/>48.49419000&lt;/coordinates&gt;&lt;/Point&gt;&lt;/Placemark&gt;</text:p>
          </table:table-cell>
          <table:table-cell office:value-type="float" office:value="198">
            <text:p>198</text:p>
          </table:table-cell>
          <table:table-cell table:formula="of:=IF([.D198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98];162;10)" office:value-type="string" office:string-value="2022-06-17">
            <text:p>2022-06-17</text:p>
          </table:table-cell>
          <table:table-cell table:formula="of:=RIGHT([.A198];LEN([.A198])-FIND(&quot;&lt;/description&gt;&quot;;[.A198])+1)" office:value-type="string" office:string-value="&lt;/description&gt;&lt;Point&gt;&lt;coordinates&gt;  38.80560000,  48.49419000&lt;/coordinates&gt;&lt;/Point&gt;&lt;/Placemark&gt;">
            <text:p>&lt;/description&gt;&lt;Point&gt;&lt;coordinates&gt; <text:s/>38.80560000, <text:s/>48.49419000&lt;/coordinates&gt;&lt;/Point&gt;&lt;/Placemark&gt;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494 &lt;br&gt; Longitude : <text:s text:c="6"/>38.806&lt;br&gt;Date Acquired : 2022-06-17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80595000, <text:s/>48.49417000&lt;/coordinates&gt;&lt;/Point&gt;&lt;/Placemark&gt;</text:p>
          </table:table-cell>
          <table:table-cell office:value-type="float" office:value="199">
            <text:p>199</text:p>
          </table:table-cell>
          <table:table-cell table:formula="of:=IF([.D199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199];162;10)" office:value-type="string" office:string-value="2022-06-17">
            <text:p>2022-06-17</text:p>
          </table:table-cell>
          <table:table-cell table:formula="of:=RIGHT([.A199];LEN([.A199])-FIND(&quot;&lt;/description&gt;&quot;;[.A199])+1)" office:value-type="string" office:string-value="&lt;/description&gt;&lt;Point&gt;&lt;coordinates&gt;  38.80595000,  48.49417000&lt;/coordinates&gt;&lt;/Point&gt;&lt;/Placemark&gt;">
            <text:p>&lt;/description&gt;&lt;Point&gt;&lt;coordinates&gt; <text:s/>38.80595000, <text:s/>48.49417000&lt;/coordinates&gt;&lt;/Point&gt;&lt;/Placemark&gt;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495 &lt;br&gt; Longitude : <text:s text:c="6"/>38.800&lt;br&gt;Date Acquired : 2022-06-17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80037000, <text:s/>48.49524000&lt;/coordinates&gt;&lt;/Point&gt;&lt;/Placemark&gt;</text:p>
          </table:table-cell>
          <table:table-cell office:value-type="float" office:value="200">
            <text:p>200</text:p>
          </table:table-cell>
          <table:table-cell table:formula="of:=IF([.D200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00];162;10)" office:value-type="string" office:string-value="2022-06-17">
            <text:p>2022-06-17</text:p>
          </table:table-cell>
          <table:table-cell table:formula="of:=RIGHT([.A200];LEN([.A200])-FIND(&quot;&lt;/description&gt;&quot;;[.A200])+1)" office:value-type="string" office:string-value="&lt;/description&gt;&lt;Point&gt;&lt;coordinates&gt;  38.80037000,  48.49524000&lt;/coordinates&gt;&lt;/Point&gt;&lt;/Placemark&gt;">
            <text:p>&lt;/description&gt;&lt;Point&gt;&lt;coordinates&gt; <text:s/>38.80037000, <text:s/>48.49524000&lt;/coordinates&gt;&lt;/Point&gt;&lt;/Placemark&gt;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496 &lt;br&gt; Longitude : <text:s text:c="6"/>38.806&lt;br&gt;Date Acquired : 2022-06-17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80645000, <text:s/>48.49643000&lt;/coordinates&gt;&lt;/Point&gt;&lt;/Placemark&gt;</text:p>
          </table:table-cell>
          <table:table-cell office:value-type="float" office:value="201">
            <text:p>201</text:p>
          </table:table-cell>
          <table:table-cell table:formula="of:=IF([.D201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01];162;10)" office:value-type="string" office:string-value="2022-06-17">
            <text:p>2022-06-17</text:p>
          </table:table-cell>
          <table:table-cell table:formula="of:=RIGHT([.A201];LEN([.A201])-FIND(&quot;&lt;/description&gt;&quot;;[.A201])+1)" office:value-type="string" office:string-value="&lt;/description&gt;&lt;Point&gt;&lt;coordinates&gt;  38.80645000,  48.49643000&lt;/coordinates&gt;&lt;/Point&gt;&lt;/Placemark&gt;">
            <text:p>&lt;/description&gt;&lt;Point&gt;&lt;coordinates&gt; <text:s/>38.80645000, <text:s/>48.49643000&lt;/coordinates&gt;&lt;/Point&gt;&lt;/Placemark&gt;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497 &lt;br&gt; Longitude : <text:s text:c="6"/>38.806&lt;br&gt;Date Acquired : 2022-06-17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80642000, <text:s/>48.49697000&lt;/coordinates&gt;&lt;/Point&gt;&lt;/Placemark&gt;</text:p>
          </table:table-cell>
          <table:table-cell office:value-type="float" office:value="202">
            <text:p>202</text:p>
          </table:table-cell>
          <table:table-cell table:formula="of:=IF([.D202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02];162;10)" office:value-type="string" office:string-value="2022-06-17">
            <text:p>2022-06-17</text:p>
          </table:table-cell>
          <table:table-cell table:formula="of:=RIGHT([.A202];LEN([.A202])-FIND(&quot;&lt;/description&gt;&quot;;[.A202])+1)" office:value-type="string" office:string-value="&lt;/description&gt;&lt;Point&gt;&lt;coordinates&gt;  38.80642000,  48.49697000&lt;/coordinates&gt;&lt;/Point&gt;&lt;/Placemark&gt;">
            <text:p>&lt;/description&gt;&lt;Point&gt;&lt;coordinates&gt; <text:s/>38.80642000, <text:s/>48.49697000&lt;/coordinates&gt;&lt;/Point&gt;&lt;/Placemark&gt;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498 &lt;br&gt; Longitude : <text:s text:c="6"/>38.807&lt;br&gt;Date Acquired : 2022-06-17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80745000, <text:s/>48.49754000&lt;/coordinates&gt;&lt;/Point&gt;&lt;/Placemark&gt;</text:p>
          </table:table-cell>
          <table:table-cell office:value-type="float" office:value="203">
            <text:p>203</text:p>
          </table:table-cell>
          <table:table-cell table:formula="of:=IF([.D203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03];162;10)" office:value-type="string" office:string-value="2022-06-17">
            <text:p>2022-06-17</text:p>
          </table:table-cell>
          <table:table-cell table:formula="of:=RIGHT([.A203];LEN([.A203])-FIND(&quot;&lt;/description&gt;&quot;;[.A203])+1)" office:value-type="string" office:string-value="&lt;/description&gt;&lt;Point&gt;&lt;coordinates&gt;  38.80745000,  48.49754000&lt;/coordinates&gt;&lt;/Point&gt;&lt;/Placemark&gt;">
            <text:p>&lt;/description&gt;&lt;Point&gt;&lt;coordinates&gt; <text:s/>38.80745000, <text:s/>48.49754000&lt;/coordinates&gt;&lt;/Point&gt;&lt;/Placemark&gt;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499 &lt;br&gt; Longitude : <text:s text:c="6"/>38.806&lt;br&gt;Date Acquired : 2022-06-17 &lt;br&gt;Time: 22:54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80619000, <text:s/>48.49852000&lt;/coordinates&gt;&lt;/Point&gt;&lt;/Placemark&gt;</text:p>
          </table:table-cell>
          <table:table-cell office:value-type="float" office:value="204">
            <text:p>204</text:p>
          </table:table-cell>
          <table:table-cell table:formula="of:=IF([.D204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04];162;10)" office:value-type="string" office:string-value="2022-06-17">
            <text:p>2022-06-17</text:p>
          </table:table-cell>
          <table:table-cell table:formula="of:=RIGHT([.A204];LEN([.A204])-FIND(&quot;&lt;/description&gt;&quot;;[.A204])+1)" office:value-type="string" office:string-value="&lt;/description&gt;&lt;Point&gt;&lt;coordinates&gt;  38.80619000,  48.49852000&lt;/coordinates&gt;&lt;/Point&gt;&lt;/Placemark&gt;">
            <text:p>&lt;/description&gt;&lt;Point&gt;&lt;coordinates&gt; <text:s/>38.80619000, <text:s/>48.49852000&lt;/coordinates&gt;&lt;/Point&gt;&lt;/Placemark&gt;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521 &lt;br&gt; Longitude : <text:s text:c="6"/>34.633&lt;br&gt;Date Acquired : 2022-06-17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4.63339000, <text:s/>48.52063000&lt;/coordinates&gt;&lt;/Point&gt;&lt;/Placemark&gt;</text:p>
          </table:table-cell>
          <table:table-cell office:value-type="float" office:value="205">
            <text:p>205</text:p>
          </table:table-cell>
          <table:table-cell table:formula="of:=IF([.D205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05];162;10)" office:value-type="string" office:string-value="2022-06-17">
            <text:p>2022-06-17</text:p>
          </table:table-cell>
          <table:table-cell table:formula="of:=RIGHT([.A205];LEN([.A205])-FIND(&quot;&lt;/description&gt;&quot;;[.A205])+1)" office:value-type="string" office:string-value="&lt;/description&gt;&lt;Point&gt;&lt;coordinates&gt;  34.63339000,  48.52063000&lt;/coordinates&gt;&lt;/Point&gt;&lt;/Placemark&gt;">
            <text:p>&lt;/description&gt;&lt;Point&gt;&lt;coordinates&gt; <text:s/>34.63339000, <text:s/>48.52063000&lt;/coordinates&gt;&lt;/Point&gt;&lt;/Placemark&gt;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522 &lt;br&gt; Longitude : <text:s text:c="6"/>34.628&lt;br&gt;Date Acquired : 2022-06-17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4.62759000, <text:s/>48.52176000&lt;/coordinates&gt;&lt;/Point&gt;&lt;/Placemark&gt;</text:p>
          </table:table-cell>
          <table:table-cell office:value-type="float" office:value="206">
            <text:p>206</text:p>
          </table:table-cell>
          <table:table-cell table:formula="of:=IF([.D206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06];162;10)" office:value-type="string" office:string-value="2022-06-17">
            <text:p>2022-06-17</text:p>
          </table:table-cell>
          <table:table-cell table:formula="of:=RIGHT([.A206];LEN([.A206])-FIND(&quot;&lt;/description&gt;&quot;;[.A206])+1)" office:value-type="string" office:string-value="&lt;/description&gt;&lt;Point&gt;&lt;coordinates&gt;  34.62759000,  48.52176000&lt;/coordinates&gt;&lt;/Point&gt;&lt;/Placemark&gt;">
            <text:p>&lt;/description&gt;&lt;Point&gt;&lt;coordinates&gt; <text:s/>34.62759000, <text:s/>48.52176000&lt;/coordinates&gt;&lt;/Point&gt;&lt;/Placemark&gt;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528 &lt;br&gt; Longitude : <text:s text:c="6"/>34.655&lt;br&gt;Date Acquired : 2022-06-17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4.65532000, <text:s/>48.52753000&lt;/coordinates&gt;&lt;/Point&gt;&lt;/Placemark&gt;</text:p>
          </table:table-cell>
          <table:table-cell office:value-type="float" office:value="207">
            <text:p>207</text:p>
          </table:table-cell>
          <table:table-cell table:formula="of:=IF([.D207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07];162;10)" office:value-type="string" office:string-value="2022-06-17">
            <text:p>2022-06-17</text:p>
          </table:table-cell>
          <table:table-cell table:formula="of:=RIGHT([.A207];LEN([.A207])-FIND(&quot;&lt;/description&gt;&quot;;[.A207])+1)" office:value-type="string" office:string-value="&lt;/description&gt;&lt;Point&gt;&lt;coordinates&gt;  34.65532000,  48.52753000&lt;/coordinates&gt;&lt;/Point&gt;&lt;/Placemark&gt;">
            <text:p>&lt;/description&gt;&lt;Point&gt;&lt;coordinates&gt; <text:s/>34.65532000, <text:s/>48.52753000&lt;/coordinates&gt;&lt;/Point&gt;&lt;/Placemark&gt;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533 &lt;br&gt; Longitude : <text:s text:c="6"/>34.645&lt;br&gt;Date Acquired : 2022-06-17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4.64527000, <text:s/>48.53322000&lt;/coordinates&gt;&lt;/Point&gt;&lt;/Placemark&gt;</text:p>
          </table:table-cell>
          <table:table-cell office:value-type="float" office:value="208">
            <text:p>208</text:p>
          </table:table-cell>
          <table:table-cell table:formula="of:=IF([.D208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08];162;10)" office:value-type="string" office:string-value="2022-06-17">
            <text:p>2022-06-17</text:p>
          </table:table-cell>
          <table:table-cell table:formula="of:=RIGHT([.A208];LEN([.A208])-FIND(&quot;&lt;/description&gt;&quot;;[.A208])+1)" office:value-type="string" office:string-value="&lt;/description&gt;&lt;Point&gt;&lt;coordinates&gt;  34.64527000,  48.53322000&lt;/coordinates&gt;&lt;/Point&gt;&lt;/Placemark&gt;">
            <text:p>&lt;/description&gt;&lt;Point&gt;&lt;coordinates&gt; <text:s/>34.64527000, <text:s/>48.53322000&lt;/coordinates&gt;&lt;/Point&gt;&lt;/Placemark&gt;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579 &lt;br&gt; Longitude : <text:s text:c="6"/>34.856&lt;br&gt;Date Acquired : 2022-06-17 &lt;br&gt;Time: 09:49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4.85635000, <text:s/>48.57942000&lt;/coordinates&gt;&lt;/Point&gt;&lt;/Placemark&gt;</text:p>
          </table:table-cell>
          <table:table-cell office:value-type="float" office:value="209">
            <text:p>209</text:p>
          </table:table-cell>
          <table:table-cell table:formula="of:=IF([.D209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09];162;10)" office:value-type="string" office:string-value="2022-06-17">
            <text:p>2022-06-17</text:p>
          </table:table-cell>
          <table:table-cell table:formula="of:=RIGHT([.A209];LEN([.A209])-FIND(&quot;&lt;/description&gt;&quot;;[.A209])+1)" office:value-type="string" office:string-value="&lt;/description&gt;&lt;Point&gt;&lt;coordinates&gt;  34.85635000,  48.57942000&lt;/coordinates&gt;&lt;/Point&gt;&lt;/Placemark&gt;">
            <text:p>&lt;/description&gt;&lt;Point&gt;&lt;coordinates&gt; <text:s/>34.85635000, <text:s/>48.57942000&lt;/coordinates&gt;&lt;/Point&gt;&lt;/Placemark&gt;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585 &lt;br&gt; Longitude : <text:s text:c="6"/>38.837&lt;br&gt;Date Acquired : 2022-06-17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83699000, <text:s/>48.58495000&lt;/coordinates&gt;&lt;/Point&gt;&lt;/Placemark&gt;</text:p>
          </table:table-cell>
          <table:table-cell office:value-type="float" office:value="210">
            <text:p>210</text:p>
          </table:table-cell>
          <table:table-cell table:formula="of:=IF([.D210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10];162;10)" office:value-type="string" office:string-value="2022-06-17">
            <text:p>2022-06-17</text:p>
          </table:table-cell>
          <table:table-cell table:formula="of:=RIGHT([.A210];LEN([.A210])-FIND(&quot;&lt;/description&gt;&quot;;[.A210])+1)" office:value-type="string" office:string-value="&lt;/description&gt;&lt;Point&gt;&lt;coordinates&gt;  38.83699000,  48.58495000&lt;/coordinates&gt;&lt;/Point&gt;&lt;/Placemark&gt;">
            <text:p>&lt;/description&gt;&lt;Point&gt;&lt;coordinates&gt; <text:s/>38.83699000, <text:s/>48.58495000&lt;/coordinates&gt;&lt;/Point&gt;&lt;/Placemark&gt;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585 &lt;br&gt; Longitude : <text:s text:c="6"/>38.842&lt;br&gt;Date Acquired : 2022-06-17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84238000, <text:s/>48.58543000&lt;/coordinates&gt;&lt;/Point&gt;&lt;/Placemark&gt;</text:p>
          </table:table-cell>
          <table:table-cell office:value-type="float" office:value="211">
            <text:p>211</text:p>
          </table:table-cell>
          <table:table-cell table:formula="of:=IF([.D211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11];162;10)" office:value-type="string" office:string-value="2022-06-17">
            <text:p>2022-06-17</text:p>
          </table:table-cell>
          <table:table-cell table:formula="of:=RIGHT([.A211];LEN([.A211])-FIND(&quot;&lt;/description&gt;&quot;;[.A211])+1)" office:value-type="string" office:string-value="&lt;/description&gt;&lt;Point&gt;&lt;coordinates&gt;  38.84238000,  48.58543000&lt;/coordinates&gt;&lt;/Point&gt;&lt;/Placemark&gt;">
            <text:p>&lt;/description&gt;&lt;Point&gt;&lt;coordinates&gt; <text:s/>38.84238000, <text:s/>48.58543000&lt;/coordinates&gt;&lt;/Point&gt;&lt;/Placemark&gt;</text:p>
          </table:table-cell>
          <table:table-cell office:value-type="float" office:value="211">
            <text:p>211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630 &lt;br&gt; Longitude : <text:s text:c="6"/>38.407&lt;br&gt;Date Acquired : 2022-06-17 &lt;br&gt;Time: 09:49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40660000, <text:s/>48.62985000&lt;/coordinates&gt;&lt;/Point&gt;&lt;/Placemark&gt;</text:p>
          </table:table-cell>
          <table:table-cell office:value-type="float" office:value="212">
            <text:p>212</text:p>
          </table:table-cell>
          <table:table-cell table:formula="of:=IF([.D212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12];162;10)" office:value-type="string" office:string-value="2022-06-17">
            <text:p>2022-06-17</text:p>
          </table:table-cell>
          <table:table-cell table:formula="of:=RIGHT([.A212];LEN([.A212])-FIND(&quot;&lt;/description&gt;&quot;;[.A212])+1)" office:value-type="string" office:string-value="&lt;/description&gt;&lt;Point&gt;&lt;coordinates&gt;  38.40660000,  48.62985000&lt;/coordinates&gt;&lt;/Point&gt;&lt;/Placemark&gt;">
            <text:p>&lt;/description&gt;&lt;Point&gt;&lt;coordinates&gt; <text:s/>38.40660000, <text:s/>48.62985000&lt;/coordinates&gt;&lt;/Point&gt;&lt;/Placemark&gt;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632 &lt;br&gt; Longitude : <text:s text:c="6"/>38.400&lt;br&gt;Date Acquired : 2022-06-17 &lt;br&gt;Time: 09:49 UTC&lt;br&gt;Confidence [0-100] : low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40002000, <text:s/>48.63168000&lt;/coordinates&gt;&lt;/Point&gt;&lt;/Placemark&gt;</text:p>
          </table:table-cell>
          <table:table-cell office:value-type="float" office:value="213">
            <text:p>213</text:p>
          </table:table-cell>
          <table:table-cell table:formula="of:=IF([.D213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13];162;10)" office:value-type="string" office:string-value="2022-06-17">
            <text:p>2022-06-17</text:p>
          </table:table-cell>
          <table:table-cell table:formula="of:=RIGHT([.A213];LEN([.A213])-FIND(&quot;&lt;/description&gt;&quot;;[.A213])+1)" office:value-type="string" office:string-value="&lt;/description&gt;&lt;Point&gt;&lt;coordinates&gt;  38.40002000,  48.63168000&lt;/coordinates&gt;&lt;/Point&gt;&lt;/Placemark&gt;">
            <text:p>&lt;/description&gt;&lt;Point&gt;&lt;coordinates&gt; <text:s/>38.40002000, <text:s/>48.63168000&lt;/coordinates&gt;&lt;/Point&gt;&lt;/Placemark&gt;</text:p>
          </table:table-cell>
          <table:table-cell office:value-type="float" office:value="213">
            <text:p>213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652 &lt;br&gt; Longitude : <text:s text:c="6"/>38.370&lt;br&gt;Date Acquired : 2022-06-17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37011000, <text:s/>48.65245000&lt;/coordinates&gt;&lt;/Point&gt;&lt;/Placemark&gt;</text:p>
          </table:table-cell>
          <table:table-cell office:value-type="float" office:value="214">
            <text:p>214</text:p>
          </table:table-cell>
          <table:table-cell table:formula="of:=IF([.D214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14];162;10)" office:value-type="string" office:string-value="2022-06-17">
            <text:p>2022-06-17</text:p>
          </table:table-cell>
          <table:table-cell table:formula="of:=RIGHT([.A214];LEN([.A214])-FIND(&quot;&lt;/description&gt;&quot;;[.A214])+1)" office:value-type="string" office:string-value="&lt;/description&gt;&lt;Point&gt;&lt;coordinates&gt;  38.37011000,  48.65245000&lt;/coordinates&gt;&lt;/Point&gt;&lt;/Placemark&gt;">
            <text:p>&lt;/description&gt;&lt;Point&gt;&lt;coordinates&gt; <text:s/>38.37011000, <text:s/>48.65245000&lt;/coordinates&gt;&lt;/Point&gt;&lt;/Placemark&gt;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655 &lt;br&gt; Longitude : <text:s text:c="6"/>38.373&lt;br&gt;Date Acquired : 2022-06-17 &lt;br&gt;Time: 22:54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37300000, <text:s/>48.65500000&lt;/coordinates&gt;&lt;/Point&gt;&lt;/Placemark&gt;</text:p>
          </table:table-cell>
          <table:table-cell office:value-type="float" office:value="215">
            <text:p>215</text:p>
          </table:table-cell>
          <table:table-cell table:formula="of:=IF([.D215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15];162;10)" office:value-type="string" office:string-value="2022-06-17">
            <text:p>2022-06-17</text:p>
          </table:table-cell>
          <table:table-cell table:formula="of:=RIGHT([.A215];LEN([.A215])-FIND(&quot;&lt;/description&gt;&quot;;[.A215])+1)" office:value-type="string" office:string-value="&lt;/description&gt;&lt;Point&gt;&lt;coordinates&gt;  38.37300000,  48.65500000&lt;/coordinates&gt;&lt;/Point&gt;&lt;/Placemark&gt;">
            <text:p>&lt;/description&gt;&lt;Point&gt;&lt;coordinates&gt; <text:s/>38.37300000, <text:s/>48.65500000&lt;/coordinates&gt;&lt;/Point&gt;&lt;/Placemark&gt;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719 &lt;br&gt; Longitude : <text:s text:c="6"/>38.471&lt;br&gt;Date Acquired : 2022-06-17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47064000, <text:s/>48.71944000&lt;/coordinates&gt;&lt;/Point&gt;&lt;/Placemark&gt;</text:p>
          </table:table-cell>
          <table:table-cell office:value-type="float" office:value="216">
            <text:p>216</text:p>
          </table:table-cell>
          <table:table-cell table:formula="of:=IF([.D216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16];162;10)" office:value-type="string" office:string-value="2022-06-17">
            <text:p>2022-06-17</text:p>
          </table:table-cell>
          <table:table-cell table:formula="of:=RIGHT([.A216];LEN([.A216])-FIND(&quot;&lt;/description&gt;&quot;;[.A216])+1)" office:value-type="string" office:string-value="&lt;/description&gt;&lt;Point&gt;&lt;coordinates&gt;  38.47064000,  48.71944000&lt;/coordinates&gt;&lt;/Point&gt;&lt;/Placemark&gt;">
            <text:p>&lt;/description&gt;&lt;Point&gt;&lt;coordinates&gt; <text:s/>38.47064000, <text:s/>48.71944000&lt;/coordinates&gt;&lt;/Point&gt;&lt;/Placemark&gt;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732 &lt;br&gt; Longitude : <text:s text:c="6"/>38.533&lt;br&gt;Date Acquired : 2022-06-17 &lt;br&gt;Time: 09:00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53276000, <text:s/>48.73230000&lt;/coordinates&gt;&lt;/Point&gt;&lt;/Placemark&gt;</text:p>
          </table:table-cell>
          <table:table-cell office:value-type="float" office:value="217">
            <text:p>217</text:p>
          </table:table-cell>
          <table:table-cell table:formula="of:=IF([.D217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17];162;10)" office:value-type="string" office:string-value="2022-06-17">
            <text:p>2022-06-17</text:p>
          </table:table-cell>
          <table:table-cell table:formula="of:=RIGHT([.A217];LEN([.A217])-FIND(&quot;&lt;/description&gt;&quot;;[.A217])+1)" office:value-type="string" office:string-value="&lt;/description&gt;&lt;Point&gt;&lt;coordinates&gt;  38.53276000,  48.73230000&lt;/coordinates&gt;&lt;/Point&gt;&lt;/Placemark&gt;">
            <text:p>&lt;/description&gt;&lt;Point&gt;&lt;coordinates&gt; <text:s/>38.53276000, <text:s/>48.73230000&lt;/coordinates&gt;&lt;/Point&gt;&lt;/Placemark&gt;</text:p>
          </table:table-cell>
          <table:table-cell office:value-type="float" office:value="217">
            <text:p>217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732 &lt;br&gt; Longitude : <text:s text:c="6"/>38.535&lt;br&gt;Date Acquired : 2022-06-17 &lt;br&gt;Time: 09:00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53542000, <text:s/>48.73230000&lt;/coordinates&gt;&lt;/Point&gt;&lt;/Placemark&gt;</text:p>
          </table:table-cell>
          <table:table-cell office:value-type="float" office:value="218">
            <text:p>218</text:p>
          </table:table-cell>
          <table:table-cell table:formula="of:=IF([.D218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18];162;10)" office:value-type="string" office:string-value="2022-06-17">
            <text:p>2022-06-17</text:p>
          </table:table-cell>
          <table:table-cell table:formula="of:=RIGHT([.A218];LEN([.A218])-FIND(&quot;&lt;/description&gt;&quot;;[.A218])+1)" office:value-type="string" office:string-value="&lt;/description&gt;&lt;Point&gt;&lt;coordinates&gt;  38.53542000,  48.73230000&lt;/coordinates&gt;&lt;/Point&gt;&lt;/Placemark&gt;">
            <text:p>&lt;/description&gt;&lt;Point&gt;&lt;coordinates&gt; <text:s/>38.53542000, <text:s/>48.73230000&lt;/coordinates&gt;&lt;/Point&gt;&lt;/Placemark&gt;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747 &lt;br&gt; Longitude : <text:s text:c="6"/>26.605&lt;br&gt;Date Acquired : 2022-06-17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6.60522000, <text:s/>48.74654000&lt;/coordinates&gt;&lt;/Point&gt;&lt;/Placemark&gt;</text:p>
          </table:table-cell>
          <table:table-cell office:value-type="float" office:value="219">
            <text:p>219</text:p>
          </table:table-cell>
          <table:table-cell table:formula="of:=IF([.D219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19];162;10)" office:value-type="string" office:string-value="2022-06-17">
            <text:p>2022-06-17</text:p>
          </table:table-cell>
          <table:table-cell table:formula="of:=RIGHT([.A219];LEN([.A219])-FIND(&quot;&lt;/description&gt;&quot;;[.A219])+1)" office:value-type="string" office:string-value="&lt;/description&gt;&lt;Point&gt;&lt;coordinates&gt;  26.60522000,  48.74654000&lt;/coordinates&gt;&lt;/Point&gt;&lt;/Placemark&gt;">
            <text:p>&lt;/description&gt;&lt;Point&gt;&lt;coordinates&gt; <text:s/>26.60522000, <text:s/>48.74654000&lt;/coordinates&gt;&lt;/Point&gt;&lt;/Placemark&gt;</text:p>
          </table:table-cell>
          <table:table-cell office:value-type="float" office:value="219">
            <text:p>219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749 &lt;br&gt; Longitude : <text:s text:c="6"/>26.608&lt;br&gt;Date Acquired : 2022-06-17 &lt;br&gt;Time: 00:54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6.60785000, <text:s/>48.74904000&lt;/coordinates&gt;&lt;/Point&gt;&lt;/Placemark&gt;</text:p>
          </table:table-cell>
          <table:table-cell office:value-type="float" office:value="220">
            <text:p>220</text:p>
          </table:table-cell>
          <table:table-cell table:formula="of:=IF([.D220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20];162;10)" office:value-type="string" office:string-value="2022-06-17">
            <text:p>2022-06-17</text:p>
          </table:table-cell>
          <table:table-cell table:formula="of:=RIGHT([.A220];LEN([.A220])-FIND(&quot;&lt;/description&gt;&quot;;[.A220])+1)" office:value-type="string" office:string-value="&lt;/description&gt;&lt;Point&gt;&lt;coordinates&gt;  26.60785000,  48.74904000&lt;/coordinates&gt;&lt;/Point&gt;&lt;/Placemark&gt;">
            <text:p>&lt;/description&gt;&lt;Point&gt;&lt;coordinates&gt; <text:s/>26.60785000, <text:s/>48.74904000&lt;/coordinates&gt;&lt;/Point&gt;&lt;/Placemark&gt;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750 &lt;br&gt; Longitude : <text:s text:c="6"/>26.605&lt;br&gt;Date Acquired : 2022-06-17 &lt;br&gt;Time: 01:4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6.60546000, <text:s/>48.74975000&lt;/coordinates&gt;&lt;/Point&gt;&lt;/Placemark&gt;</text:p>
          </table:table-cell>
          <table:table-cell office:value-type="float" office:value="221">
            <text:p>221</text:p>
          </table:table-cell>
          <table:table-cell table:formula="of:=IF([.D221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21];162;10)" office:value-type="string" office:string-value="2022-06-17">
            <text:p>2022-06-17</text:p>
          </table:table-cell>
          <table:table-cell table:formula="of:=RIGHT([.A221];LEN([.A221])-FIND(&quot;&lt;/description&gt;&quot;;[.A221])+1)" office:value-type="string" office:string-value="&lt;/description&gt;&lt;Point&gt;&lt;coordinates&gt;  26.60546000,  48.74975000&lt;/coordinates&gt;&lt;/Point&gt;&lt;/Placemark&gt;">
            <text:p>&lt;/description&gt;&lt;Point&gt;&lt;coordinates&gt; <text:s/>26.60546000, <text:s/>48.74975000&lt;/coordinates&gt;&lt;/Point&gt;&lt;/Placemark&gt;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752 &lt;br&gt; Longitude : <text:s text:c="6"/>37.996&lt;br&gt;Date Acquired : 2022-06-17 &lt;br&gt;Time: 00:52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99563000, <text:s/>48.75230000&lt;/coordinates&gt;&lt;/Point&gt;&lt;/Placemark&gt;</text:p>
          </table:table-cell>
          <table:table-cell office:value-type="float" office:value="222">
            <text:p>222</text:p>
          </table:table-cell>
          <table:table-cell table:formula="of:=IF([.D222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22];162;10)" office:value-type="string" office:string-value="2022-06-17">
            <text:p>2022-06-17</text:p>
          </table:table-cell>
          <table:table-cell table:formula="of:=RIGHT([.A222];LEN([.A222])-FIND(&quot;&lt;/description&gt;&quot;;[.A222])+1)" office:value-type="string" office:string-value="&lt;/description&gt;&lt;Point&gt;&lt;coordinates&gt;  37.99563000,  48.75230000&lt;/coordinates&gt;&lt;/Point&gt;&lt;/Placemark&gt;">
            <text:p>&lt;/description&gt;&lt;Point&gt;&lt;coordinates&gt; <text:s/>37.99563000, <text:s/>48.75230000&lt;/coordinates&gt;&lt;/Point&gt;&lt;/Placemark&gt;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764 &lt;br&gt; Longitude : <text:s text:c="6"/>38.389&lt;br&gt;Date Acquired : 2022-06-17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38858000, <text:s/>48.76353000&lt;/coordinates&gt;&lt;/Point&gt;&lt;/Placemark&gt;</text:p>
          </table:table-cell>
          <table:table-cell office:value-type="float" office:value="223">
            <text:p>223</text:p>
          </table:table-cell>
          <table:table-cell table:formula="of:=IF([.D223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23];162;10)" office:value-type="string" office:string-value="2022-06-17">
            <text:p>2022-06-17</text:p>
          </table:table-cell>
          <table:table-cell table:formula="of:=RIGHT([.A223];LEN([.A223])-FIND(&quot;&lt;/description&gt;&quot;;[.A223])+1)" office:value-type="string" office:string-value="&lt;/description&gt;&lt;Point&gt;&lt;coordinates&gt;  38.38858000,  48.76353000&lt;/coordinates&gt;&lt;/Point&gt;&lt;/Placemark&gt;">
            <text:p>&lt;/description&gt;&lt;Point&gt;&lt;coordinates&gt; <text:s/>38.38858000, <text:s/>48.76353000&lt;/coordinates&gt;&lt;/Point&gt;&lt;/Placemark&gt;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780 &lt;br&gt; Longitude : <text:s text:c="6"/>38.697&lt;br&gt;Date Acquired : 2022-06-17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69671000, <text:s/>48.78046000&lt;/coordinates&gt;&lt;/Point&gt;&lt;/Placemark&gt;</text:p>
          </table:table-cell>
          <table:table-cell office:value-type="float" office:value="224">
            <text:p>224</text:p>
          </table:table-cell>
          <table:table-cell table:formula="of:=IF([.D224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24];162;10)" office:value-type="string" office:string-value="2022-06-17">
            <text:p>2022-06-17</text:p>
          </table:table-cell>
          <table:table-cell table:formula="of:=RIGHT([.A224];LEN([.A224])-FIND(&quot;&lt;/description&gt;&quot;;[.A224])+1)" office:value-type="string" office:string-value="&lt;/description&gt;&lt;Point&gt;&lt;coordinates&gt;  38.69671000,  48.78046000&lt;/coordinates&gt;&lt;/Point&gt;&lt;/Placemark&gt;">
            <text:p>&lt;/description&gt;&lt;Point&gt;&lt;coordinates&gt; <text:s/>38.69671000, <text:s/>48.78046000&lt;/coordinates&gt;&lt;/Point&gt;&lt;/Placemark&gt;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781 &lt;br&gt; Longitude : <text:s text:c="6"/>38.698&lt;br&gt;Date Acquired : 2022-06-17 &lt;br&gt;Time: 22:54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69791000, <text:s/>48.78120000&lt;/coordinates&gt;&lt;/Point&gt;&lt;/Placemark&gt;</text:p>
          </table:table-cell>
          <table:table-cell office:value-type="float" office:value="225">
            <text:p>225</text:p>
          </table:table-cell>
          <table:table-cell table:formula="of:=IF([.D225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25];162;10)" office:value-type="string" office:string-value="2022-06-17">
            <text:p>2022-06-17</text:p>
          </table:table-cell>
          <table:table-cell table:formula="of:=RIGHT([.A225];LEN([.A225])-FIND(&quot;&lt;/description&gt;&quot;;[.A225])+1)" office:value-type="string" office:string-value="&lt;/description&gt;&lt;Point&gt;&lt;coordinates&gt;  38.69791000,  48.78120000&lt;/coordinates&gt;&lt;/Point&gt;&lt;/Placemark&gt;">
            <text:p>&lt;/description&gt;&lt;Point&gt;&lt;coordinates&gt; <text:s/>38.69791000, <text:s/>48.78120000&lt;/coordinates&gt;&lt;/Point&gt;&lt;/Placemark&gt;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782 &lt;br&gt; Longitude : <text:s text:c="6"/>38.696&lt;br&gt;Date Acquired : 2022-06-17 &lt;br&gt;Time: 22:54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69629000, <text:s/>48.78189000&lt;/coordinates&gt;&lt;/Point&gt;&lt;/Placemark&gt;</text:p>
          </table:table-cell>
          <table:table-cell office:value-type="float" office:value="226">
            <text:p>226</text:p>
          </table:table-cell>
          <table:table-cell table:formula="of:=IF([.D226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26];162;10)" office:value-type="string" office:string-value="2022-06-17">
            <text:p>2022-06-17</text:p>
          </table:table-cell>
          <table:table-cell table:formula="of:=RIGHT([.A226];LEN([.A226])-FIND(&quot;&lt;/description&gt;&quot;;[.A226])+1)" office:value-type="string" office:string-value="&lt;/description&gt;&lt;Point&gt;&lt;coordinates&gt;  38.69629000,  48.78189000&lt;/coordinates&gt;&lt;/Point&gt;&lt;/Placemark&gt;">
            <text:p>&lt;/description&gt;&lt;Point&gt;&lt;coordinates&gt; <text:s/>38.69629000, <text:s/>48.78189000&lt;/coordinates&gt;&lt;/Point&gt;&lt;/Placemark&gt;</text:p>
          </table:table-cell>
          <table:table-cell office:value-type="float" office:value="226">
            <text:p>226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789 &lt;br&gt; Longitude : <text:s text:c="6"/>38.536&lt;br&gt;Date Acquired : 2022-06-17 &lt;br&gt;Time: 09:00 UTC&lt;br&gt;Confidence [0-100] : low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53622000, <text:s/>48.78913000&lt;/coordinates&gt;&lt;/Point&gt;&lt;/Placemark&gt;</text:p>
          </table:table-cell>
          <table:table-cell office:value-type="float" office:value="227">
            <text:p>227</text:p>
          </table:table-cell>
          <table:table-cell table:formula="of:=IF([.D227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27];162;10)" office:value-type="string" office:string-value="2022-06-17">
            <text:p>2022-06-17</text:p>
          </table:table-cell>
          <table:table-cell table:formula="of:=RIGHT([.A227];LEN([.A227])-FIND(&quot;&lt;/description&gt;&quot;;[.A227])+1)" office:value-type="string" office:string-value="&lt;/description&gt;&lt;Point&gt;&lt;coordinates&gt;  38.53622000,  48.78913000&lt;/coordinates&gt;&lt;/Point&gt;&lt;/Placemark&gt;">
            <text:p>&lt;/description&gt;&lt;Point&gt;&lt;coordinates&gt; <text:s/>38.53622000, <text:s/>48.78913000&lt;/coordinates&gt;&lt;/Point&gt;&lt;/Placemark&gt;</text:p>
          </table:table-cell>
          <table:table-cell office:value-type="float" office:value="227">
            <text:p>227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791 &lt;br&gt; Longitude : <text:s text:c="6"/>38.528&lt;br&gt;Date Acquired : 2022-06-17 &lt;br&gt;Time: 09:49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52816000, <text:s/>48.79082000&lt;/coordinates&gt;&lt;/Point&gt;&lt;/Placemark&gt;</text:p>
          </table:table-cell>
          <table:table-cell office:value-type="float" office:value="228">
            <text:p>228</text:p>
          </table:table-cell>
          <table:table-cell table:formula="of:=IF([.D228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28];162;10)" office:value-type="string" office:string-value="2022-06-17">
            <text:p>2022-06-17</text:p>
          </table:table-cell>
          <table:table-cell table:formula="of:=RIGHT([.A228];LEN([.A228])-FIND(&quot;&lt;/description&gt;&quot;;[.A228])+1)" office:value-type="string" office:string-value="&lt;/description&gt;&lt;Point&gt;&lt;coordinates&gt;  38.52816000,  48.79082000&lt;/coordinates&gt;&lt;/Point&gt;&lt;/Placemark&gt;">
            <text:p>&lt;/description&gt;&lt;Point&gt;&lt;coordinates&gt; <text:s/>38.52816000, <text:s/>48.79082000&lt;/coordinates&gt;&lt;/Point&gt;&lt;/Placemark&gt;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896 &lt;br&gt; Longitude : <text:s text:c="6"/>38.478&lt;br&gt;Date Acquired : 2022-06-17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47797000, <text:s/>48.89629000&lt;/coordinates&gt;&lt;/Point&gt;&lt;/Placemark&gt;</text:p>
          </table:table-cell>
          <table:table-cell office:value-type="float" office:value="229">
            <text:p>229</text:p>
          </table:table-cell>
          <table:table-cell table:formula="of:=IF([.D229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29];162;10)" office:value-type="string" office:string-value="2022-06-17">
            <text:p>2022-06-17</text:p>
          </table:table-cell>
          <table:table-cell table:formula="of:=RIGHT([.A229];LEN([.A229])-FIND(&quot;&lt;/description&gt;&quot;;[.A229])+1)" office:value-type="string" office:string-value="&lt;/description&gt;&lt;Point&gt;&lt;coordinates&gt;  38.47797000,  48.89629000&lt;/coordinates&gt;&lt;/Point&gt;&lt;/Placemark&gt;">
            <text:p>&lt;/description&gt;&lt;Point&gt;&lt;coordinates&gt; <text:s/>38.47797000, <text:s/>48.89629000&lt;/coordinates&gt;&lt;/Point&gt;&lt;/Placemark&gt;</text:p>
          </table:table-cell>
          <table:table-cell office:value-type="float" office:value="229">
            <text:p>229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914 &lt;br&gt; Longitude : <text:s text:c="6"/>38.503&lt;br&gt;Date Acquired : 2022-06-17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50347000, <text:s/>48.91422000&lt;/coordinates&gt;&lt;/Point&gt;&lt;/Placemark&gt;</text:p>
          </table:table-cell>
          <table:table-cell office:value-type="float" office:value="230">
            <text:p>230</text:p>
          </table:table-cell>
          <table:table-cell table:formula="of:=IF([.D230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30];162;10)" office:value-type="string" office:string-value="2022-06-17">
            <text:p>2022-06-17</text:p>
          </table:table-cell>
          <table:table-cell table:formula="of:=RIGHT([.A230];LEN([.A230])-FIND(&quot;&lt;/description&gt;&quot;;[.A230])+1)" office:value-type="string" office:string-value="&lt;/description&gt;&lt;Point&gt;&lt;coordinates&gt;  38.50347000,  48.91422000&lt;/coordinates&gt;&lt;/Point&gt;&lt;/Placemark&gt;">
            <text:p>&lt;/description&gt;&lt;Point&gt;&lt;coordinates&gt; <text:s/>38.50347000, <text:s/>48.91422000&lt;/coordinates&gt;&lt;/Point&gt;&lt;/Placemark&gt;</text:p>
          </table:table-cell>
          <table:table-cell office:value-type="float" office:value="230">
            <text:p>230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916 &lt;br&gt; Longitude : <text:s text:c="6"/>38.502&lt;br&gt;Date Acquired : 2022-06-17 &lt;br&gt;Time: 10:41 UTC&lt;br&gt;Confidence [0-100] : low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50236000, <text:s/>48.91634000&lt;/coordinates&gt;&lt;/Point&gt;&lt;/Placemark&gt;</text:p>
          </table:table-cell>
          <table:table-cell office:value-type="float" office:value="231">
            <text:p>231</text:p>
          </table:table-cell>
          <table:table-cell table:formula="of:=IF([.D231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31];162;10)" office:value-type="string" office:string-value="2022-06-17">
            <text:p>2022-06-17</text:p>
          </table:table-cell>
          <table:table-cell table:formula="of:=RIGHT([.A231];LEN([.A231])-FIND(&quot;&lt;/description&gt;&quot;;[.A231])+1)" office:value-type="string" office:string-value="&lt;/description&gt;&lt;Point&gt;&lt;coordinates&gt;  38.50236000,  48.91634000&lt;/coordinates&gt;&lt;/Point&gt;&lt;/Placemark&gt;">
            <text:p>&lt;/description&gt;&lt;Point&gt;&lt;coordinates&gt; <text:s/>38.50236000, <text:s/>48.91634000&lt;/coordinates&gt;&lt;/Point&gt;&lt;/Placemark&gt;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921 &lt;br&gt; Longitude : <text:s text:c="6"/>38.518&lt;br&gt;Date Acquired : 2022-06-17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51839000, <text:s/>48.92128000&lt;/coordinates&gt;&lt;/Point&gt;&lt;/Placemark&gt;</text:p>
          </table:table-cell>
          <table:table-cell office:value-type="float" office:value="232">
            <text:p>232</text:p>
          </table:table-cell>
          <table:table-cell table:formula="of:=IF([.D232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32];162;10)" office:value-type="string" office:string-value="2022-06-17">
            <text:p>2022-06-17</text:p>
          </table:table-cell>
          <table:table-cell table:formula="of:=RIGHT([.A232];LEN([.A232])-FIND(&quot;&lt;/description&gt;&quot;;[.A232])+1)" office:value-type="string" office:string-value="&lt;/description&gt;&lt;Point&gt;&lt;coordinates&gt;  38.51839000,  48.92128000&lt;/coordinates&gt;&lt;/Point&gt;&lt;/Placemark&gt;">
            <text:p>&lt;/description&gt;&lt;Point&gt;&lt;coordinates&gt; <text:s/>38.51839000, <text:s/>48.92128000&lt;/coordinates&gt;&lt;/Point&gt;&lt;/Placemark&gt;</text:p>
          </table:table-cell>
          <table:table-cell office:value-type="float" office:value="232">
            <text:p>232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922 &lt;br&gt; Longitude : <text:s text:c="6"/>38.513&lt;br&gt;Date Acquired : 2022-06-17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51287000, <text:s/>48.92230000&lt;/coordinates&gt;&lt;/Point&gt;&lt;/Placemark&gt;</text:p>
          </table:table-cell>
          <table:table-cell office:value-type="float" office:value="233">
            <text:p>233</text:p>
          </table:table-cell>
          <table:table-cell table:formula="of:=IF([.D233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33];162;10)" office:value-type="string" office:string-value="2022-06-17">
            <text:p>2022-06-17</text:p>
          </table:table-cell>
          <table:table-cell table:formula="of:=RIGHT([.A233];LEN([.A233])-FIND(&quot;&lt;/description&gt;&quot;;[.A233])+1)" office:value-type="string" office:string-value="&lt;/description&gt;&lt;Point&gt;&lt;coordinates&gt;  38.51287000,  48.92230000&lt;/coordinates&gt;&lt;/Point&gt;&lt;/Placemark&gt;">
            <text:p>&lt;/description&gt;&lt;Point&gt;&lt;coordinates&gt; <text:s/>38.51287000, <text:s/>48.92230000&lt;/coordinates&gt;&lt;/Point&gt;&lt;/Placemark&gt;</text:p>
          </table:table-cell>
          <table:table-cell office:value-type="float" office:value="233">
            <text:p>233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924 &lt;br&gt; Longitude : <text:s text:c="6"/>38.515&lt;br&gt;Date Acquired : 2022-06-17 &lt;br&gt;Time: 22:54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51475000, <text:s/>48.92353000&lt;/coordinates&gt;&lt;/Point&gt;&lt;/Placemark&gt;</text:p>
          </table:table-cell>
          <table:table-cell office:value-type="float" office:value="234">
            <text:p>234</text:p>
          </table:table-cell>
          <table:table-cell table:formula="of:=IF([.D234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34];162;10)" office:value-type="string" office:string-value="2022-06-17">
            <text:p>2022-06-17</text:p>
          </table:table-cell>
          <table:table-cell table:formula="of:=RIGHT([.A234];LEN([.A234])-FIND(&quot;&lt;/description&gt;&quot;;[.A234])+1)" office:value-type="string" office:string-value="&lt;/description&gt;&lt;Point&gt;&lt;coordinates&gt;  38.51475000,  48.92353000&lt;/coordinates&gt;&lt;/Point&gt;&lt;/Placemark&gt;">
            <text:p>&lt;/description&gt;&lt;Point&gt;&lt;coordinates&gt; <text:s/>38.51475000, <text:s/>48.92353000&lt;/coordinates&gt;&lt;/Point&gt;&lt;/Placemark&gt;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928 &lt;br&gt; Longitude : <text:s text:c="6"/>38.571&lt;br&gt;Date Acquired : 2022-06-17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57075000, <text:s/>48.92819000&lt;/coordinates&gt;&lt;/Point&gt;&lt;/Placemark&gt;</text:p>
          </table:table-cell>
          <table:table-cell office:value-type="float" office:value="235">
            <text:p>235</text:p>
          </table:table-cell>
          <table:table-cell table:formula="of:=IF([.D235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35];162;10)" office:value-type="string" office:string-value="2022-06-17">
            <text:p>2022-06-17</text:p>
          </table:table-cell>
          <table:table-cell table:formula="of:=RIGHT([.A235];LEN([.A235])-FIND(&quot;&lt;/description&gt;&quot;;[.A235])+1)" office:value-type="string" office:string-value="&lt;/description&gt;&lt;Point&gt;&lt;coordinates&gt;  38.57075000,  48.92819000&lt;/coordinates&gt;&lt;/Point&gt;&lt;/Placemark&gt;">
            <text:p>&lt;/description&gt;&lt;Point&gt;&lt;coordinates&gt; <text:s/>38.57075000, <text:s/>48.92819000&lt;/coordinates&gt;&lt;/Point&gt;&lt;/Placemark&gt;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930 &lt;br&gt; Longitude : <text:s text:c="6"/>38.570&lt;br&gt;Date Acquired : 2022-06-17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56968000, <text:s/>48.92982000&lt;/coordinates&gt;&lt;/Point&gt;&lt;/Placemark&gt;</text:p>
          </table:table-cell>
          <table:table-cell office:value-type="float" office:value="236">
            <text:p>236</text:p>
          </table:table-cell>
          <table:table-cell table:formula="of:=IF([.D236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36];162;10)" office:value-type="string" office:string-value="2022-06-17">
            <text:p>2022-06-17</text:p>
          </table:table-cell>
          <table:table-cell table:formula="of:=RIGHT([.A236];LEN([.A236])-FIND(&quot;&lt;/description&gt;&quot;;[.A236])+1)" office:value-type="string" office:string-value="&lt;/description&gt;&lt;Point&gt;&lt;coordinates&gt;  38.56968000,  48.92982000&lt;/coordinates&gt;&lt;/Point&gt;&lt;/Placemark&gt;">
            <text:p>&lt;/description&gt;&lt;Point&gt;&lt;coordinates&gt; <text:s/>38.56968000, <text:s/>48.92982000&lt;/coordinates&gt;&lt;/Point&gt;&lt;/Placemark&gt;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932 &lt;br&gt; Longitude : <text:s text:c="6"/>38.570&lt;br&gt;Date Acquired : 2022-06-17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56993000, <text:s/>48.93218000&lt;/coordinates&gt;&lt;/Point&gt;&lt;/Placemark&gt;</text:p>
          </table:table-cell>
          <table:table-cell office:value-type="float" office:value="237">
            <text:p>237</text:p>
          </table:table-cell>
          <table:table-cell table:formula="of:=IF([.D237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37];162;10)" office:value-type="string" office:string-value="2022-06-17">
            <text:p>2022-06-17</text:p>
          </table:table-cell>
          <table:table-cell table:formula="of:=RIGHT([.A237];LEN([.A237])-FIND(&quot;&lt;/description&gt;&quot;;[.A237])+1)" office:value-type="string" office:string-value="&lt;/description&gt;&lt;Point&gt;&lt;coordinates&gt;  38.56993000,  48.93218000&lt;/coordinates&gt;&lt;/Point&gt;&lt;/Placemark&gt;">
            <text:p>&lt;/description&gt;&lt;Point&gt;&lt;coordinates&gt; <text:s/>38.56993000, <text:s/>48.93218000&lt;/coordinates&gt;&lt;/Point&gt;&lt;/Placemark&gt;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965 &lt;br&gt; Longitude : <text:s text:c="6"/>38.106&lt;br&gt;Date Acquired : 2022-06-17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10617000, <text:s/>48.96488000&lt;/coordinates&gt;&lt;/Point&gt;&lt;/Placemark&gt;</text:p>
          </table:table-cell>
          <table:table-cell office:value-type="float" office:value="238">
            <text:p>238</text:p>
          </table:table-cell>
          <table:table-cell table:formula="of:=IF([.D238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38];162;10)" office:value-type="string" office:string-value="2022-06-17">
            <text:p>2022-06-17</text:p>
          </table:table-cell>
          <table:table-cell table:formula="of:=RIGHT([.A238];LEN([.A238])-FIND(&quot;&lt;/description&gt;&quot;;[.A238])+1)" office:value-type="string" office:string-value="&lt;/description&gt;&lt;Point&gt;&lt;coordinates&gt;  38.10617000,  48.96488000&lt;/coordinates&gt;&lt;/Point&gt;&lt;/Placemark&gt;">
            <text:p>&lt;/description&gt;&lt;Point&gt;&lt;coordinates&gt; <text:s/>38.10617000, <text:s/>48.96488000&lt;/coordinates&gt;&lt;/Point&gt;&lt;/Placemark&gt;</text:p>
          </table:table-cell>
          <table:table-cell office:value-type="float" office:value="238">
            <text:p>238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979 &lt;br&gt; Longitude : <text:s text:c="6"/>31.307&lt;br&gt;Date Acquired : 2022-06-17 &lt;br&gt;Time: 10:41 UTC&lt;br&gt;Confidence [0-100] : low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1.30705000, <text:s/>48.97937000&lt;/coordinates&gt;&lt;/Point&gt;&lt;/Placemark&gt;</text:p>
          </table:table-cell>
          <table:table-cell office:value-type="float" office:value="239">
            <text:p>239</text:p>
          </table:table-cell>
          <table:table-cell table:formula="of:=IF([.D239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39];162;10)" office:value-type="string" office:string-value="2022-06-17">
            <text:p>2022-06-17</text:p>
          </table:table-cell>
          <table:table-cell table:formula="of:=RIGHT([.A239];LEN([.A239])-FIND(&quot;&lt;/description&gt;&quot;;[.A239])+1)" office:value-type="string" office:string-value="&lt;/description&gt;&lt;Point&gt;&lt;coordinates&gt;  31.30705000,  48.97937000&lt;/coordinates&gt;&lt;/Point&gt;&lt;/Placemark&gt;">
            <text:p>&lt;/description&gt;&lt;Point&gt;&lt;coordinates&gt; <text:s/>31.30705000, <text:s/>48.97937000&lt;/coordinates&gt;&lt;/Point&gt;&lt;/Placemark&gt;</text:p>
          </table:table-cell>
          <table:table-cell office:value-type="float" office:value="239">
            <text:p>239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991 &lt;br&gt; Longitude : <text:s text:c="6"/>38.034&lt;br&gt;Date Acquired : 2022-06-17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03449000, <text:s/>48.99122000&lt;/coordinates&gt;&lt;/Point&gt;&lt;/Placemark&gt;</text:p>
          </table:table-cell>
          <table:table-cell office:value-type="float" office:value="240">
            <text:p>240</text:p>
          </table:table-cell>
          <table:table-cell table:formula="of:=IF([.D240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40];162;10)" office:value-type="string" office:string-value="2022-06-17">
            <text:p>2022-06-17</text:p>
          </table:table-cell>
          <table:table-cell table:formula="of:=RIGHT([.A240];LEN([.A240])-FIND(&quot;&lt;/description&gt;&quot;;[.A240])+1)" office:value-type="string" office:string-value="&lt;/description&gt;&lt;Point&gt;&lt;coordinates&gt;  38.03449000,  48.99122000&lt;/coordinates&gt;&lt;/Point&gt;&lt;/Placemark&gt;">
            <text:p>&lt;/description&gt;&lt;Point&gt;&lt;coordinates&gt; <text:s/>38.03449000, <text:s/>48.99122000&lt;/coordinates&gt;&lt;/Point&gt;&lt;/Placemark&gt;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994 &lt;br&gt; Longitude : <text:s text:c="6"/>38.682&lt;br&gt;Date Acquired : 2022-06-17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68160000, <text:s/>48.99417000&lt;/coordinates&gt;&lt;/Point&gt;&lt;/Placemark&gt;</text:p>
          </table:table-cell>
          <table:table-cell office:value-type="float" office:value="241">
            <text:p>241</text:p>
          </table:table-cell>
          <table:table-cell table:formula="of:=IF([.D241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41];162;10)" office:value-type="string" office:string-value="2022-06-17">
            <text:p>2022-06-17</text:p>
          </table:table-cell>
          <table:table-cell table:formula="of:=RIGHT([.A241];LEN([.A241])-FIND(&quot;&lt;/description&gt;&quot;;[.A241])+1)" office:value-type="string" office:string-value="&lt;/description&gt;&lt;Point&gt;&lt;coordinates&gt;  38.68160000,  48.99417000&lt;/coordinates&gt;&lt;/Point&gt;&lt;/Placemark&gt;">
            <text:p>&lt;/description&gt;&lt;Point&gt;&lt;coordinates&gt; <text:s/>38.68160000, <text:s/>48.99417000&lt;/coordinates&gt;&lt;/Point&gt;&lt;/Placemark&gt;</text:p>
          </table:table-cell>
          <table:table-cell office:value-type="float" office:value="241">
            <text:p>241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9.013 &lt;br&gt; Longitude : <text:s text:c="6"/>38.428&lt;br&gt;Date Acquired : 2022-06-17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42758000, <text:s/>49.01256000&lt;/coordinates&gt;&lt;/Point&gt;&lt;/Placemark&gt;</text:p>
          </table:table-cell>
          <table:table-cell office:value-type="float" office:value="242">
            <text:p>242</text:p>
          </table:table-cell>
          <table:table-cell table:formula="of:=IF([.D242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42];162;10)" office:value-type="string" office:string-value="2022-06-17">
            <text:p>2022-06-17</text:p>
          </table:table-cell>
          <table:table-cell table:formula="of:=RIGHT([.A242];LEN([.A242])-FIND(&quot;&lt;/description&gt;&quot;;[.A242])+1)" office:value-type="string" office:string-value="&lt;/description&gt;&lt;Point&gt;&lt;coordinates&gt;  38.42758000,  49.01256000&lt;/coordinates&gt;&lt;/Point&gt;&lt;/Placemark&gt;">
            <text:p>&lt;/description&gt;&lt;Point&gt;&lt;coordinates&gt; <text:s/>38.42758000, <text:s/>49.01256000&lt;/coordinates&gt;&lt;/Point&gt;&lt;/Placemark&gt;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9.014 &lt;br&gt; Longitude : <text:s text:c="6"/>38.427&lt;br&gt;Date Acquired : 2022-06-17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42652000, <text:s/>49.01400000&lt;/coordinates&gt;&lt;/Point&gt;&lt;/Placemark&gt;</text:p>
          </table:table-cell>
          <table:table-cell office:value-type="float" office:value="243">
            <text:p>243</text:p>
          </table:table-cell>
          <table:table-cell table:formula="of:=IF([.D243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43];162;10)" office:value-type="string" office:string-value="2022-06-17">
            <text:p>2022-06-17</text:p>
          </table:table-cell>
          <table:table-cell table:formula="of:=RIGHT([.A243];LEN([.A243])-FIND(&quot;&lt;/description&gt;&quot;;[.A243])+1)" office:value-type="string" office:string-value="&lt;/description&gt;&lt;Point&gt;&lt;coordinates&gt;  38.42652000,  49.01400000&lt;/coordinates&gt;&lt;/Point&gt;&lt;/Placemark&gt;">
            <text:p>&lt;/description&gt;&lt;Point&gt;&lt;coordinates&gt; <text:s/>38.42652000, <text:s/>49.01400000&lt;/coordinates&gt;&lt;/Point&gt;&lt;/Placemark&gt;</text:p>
          </table:table-cell>
          <table:table-cell office:value-type="float" office:value="243">
            <text:p>243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9.017 &lt;br&gt; Longitude : <text:s text:c="6"/>38.189&lt;br&gt;Date Acquired : 2022-06-17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18885000, <text:s/>49.01669000&lt;/coordinates&gt;&lt;/Point&gt;&lt;/Placemark&gt;</text:p>
          </table:table-cell>
          <table:table-cell office:value-type="float" office:value="244">
            <text:p>244</text:p>
          </table:table-cell>
          <table:table-cell table:formula="of:=IF([.D244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44];162;10)" office:value-type="string" office:string-value="2022-06-17">
            <text:p>2022-06-17</text:p>
          </table:table-cell>
          <table:table-cell table:formula="of:=RIGHT([.A244];LEN([.A244])-FIND(&quot;&lt;/description&gt;&quot;;[.A244])+1)" office:value-type="string" office:string-value="&lt;/description&gt;&lt;Point&gt;&lt;coordinates&gt;  38.18885000,  49.01669000&lt;/coordinates&gt;&lt;/Point&gt;&lt;/Placemark&gt;">
            <text:p>&lt;/description&gt;&lt;Point&gt;&lt;coordinates&gt; <text:s/>38.18885000, <text:s/>49.01669000&lt;/coordinates&gt;&lt;/Point&gt;&lt;/Placemark&gt;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9.017 &lt;br&gt; Longitude : <text:s text:c="6"/>38.191&lt;br&gt;Date Acquired : 2022-06-17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19083000, <text:s/>49.01744000&lt;/coordinates&gt;&lt;/Point&gt;&lt;/Placemark&gt;</text:p>
          </table:table-cell>
          <table:table-cell office:value-type="float" office:value="245">
            <text:p>245</text:p>
          </table:table-cell>
          <table:table-cell table:formula="of:=IF([.D245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45];162;10)" office:value-type="string" office:string-value="2022-06-17">
            <text:p>2022-06-17</text:p>
          </table:table-cell>
          <table:table-cell table:formula="of:=RIGHT([.A245];LEN([.A245])-FIND(&quot;&lt;/description&gt;&quot;;[.A245])+1)" office:value-type="string" office:string-value="&lt;/description&gt;&lt;Point&gt;&lt;coordinates&gt;  38.19083000,  49.01744000&lt;/coordinates&gt;&lt;/Point&gt;&lt;/Placemark&gt;">
            <text:p>&lt;/description&gt;&lt;Point&gt;&lt;coordinates&gt; <text:s/>38.19083000, <text:s/>49.01744000&lt;/coordinates&gt;&lt;/Point&gt;&lt;/Placemark&gt;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9.018 &lt;br&gt; Longitude : <text:s text:c="6"/>38.181&lt;br&gt;Date Acquired : 2022-06-17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18145000, <text:s/>49.01836000&lt;/coordinates&gt;&lt;/Point&gt;&lt;/Placemark&gt;</text:p>
          </table:table-cell>
          <table:table-cell office:value-type="float" office:value="246">
            <text:p>246</text:p>
          </table:table-cell>
          <table:table-cell table:formula="of:=IF([.D246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46];162;10)" office:value-type="string" office:string-value="2022-06-17">
            <text:p>2022-06-17</text:p>
          </table:table-cell>
          <table:table-cell table:formula="of:=RIGHT([.A246];LEN([.A246])-FIND(&quot;&lt;/description&gt;&quot;;[.A246])+1)" office:value-type="string" office:string-value="&lt;/description&gt;&lt;Point&gt;&lt;coordinates&gt;  38.18145000,  49.01836000&lt;/coordinates&gt;&lt;/Point&gt;&lt;/Placemark&gt;">
            <text:p>&lt;/description&gt;&lt;Point&gt;&lt;coordinates&gt; <text:s/>38.18145000, <text:s/>49.01836000&lt;/coordinates&gt;&lt;/Point&gt;&lt;/Placemark&gt;</text:p>
          </table:table-cell>
          <table:table-cell office:value-type="float" office:value="246">
            <text:p>246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9.018 &lt;br&gt; Longitude : <text:s text:c="6"/>38.183&lt;br&gt;Date Acquired : 2022-06-17 &lt;br&gt;Time: 09:49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18312000, <text:s/>49.01760000&lt;/coordinates&gt;&lt;/Point&gt;&lt;/Placemark&gt;</text:p>
          </table:table-cell>
          <table:table-cell office:value-type="float" office:value="247">
            <text:p>247</text:p>
          </table:table-cell>
          <table:table-cell table:formula="of:=IF([.D247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47];162;10)" office:value-type="string" office:string-value="2022-06-17">
            <text:p>2022-06-17</text:p>
          </table:table-cell>
          <table:table-cell table:formula="of:=RIGHT([.A247];LEN([.A247])-FIND(&quot;&lt;/description&gt;&quot;;[.A247])+1)" office:value-type="string" office:string-value="&lt;/description&gt;&lt;Point&gt;&lt;coordinates&gt;  38.18312000,  49.01760000&lt;/coordinates&gt;&lt;/Point&gt;&lt;/Placemark&gt;">
            <text:p>&lt;/description&gt;&lt;Point&gt;&lt;coordinates&gt; <text:s/>38.18312000, <text:s/>49.01760000&lt;/coordinates&gt;&lt;/Point&gt;&lt;/Placemark&gt;</text:p>
          </table:table-cell>
          <table:table-cell office:value-type="float" office:value="247">
            <text:p>247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9.019 &lt;br&gt; Longitude : <text:s text:c="6"/>38.190&lt;br&gt;Date Acquired : 2022-06-17 &lt;br&gt;Time: 09:49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18966000, <text:s/>49.01895000&lt;/coordinates&gt;&lt;/Point&gt;&lt;/Placemark&gt;</text:p>
          </table:table-cell>
          <table:table-cell office:value-type="float" office:value="248">
            <text:p>248</text:p>
          </table:table-cell>
          <table:table-cell table:formula="of:=IF([.D248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48];162;10)" office:value-type="string" office:string-value="2022-06-17">
            <text:p>2022-06-17</text:p>
          </table:table-cell>
          <table:table-cell table:formula="of:=RIGHT([.A248];LEN([.A248])-FIND(&quot;&lt;/description&gt;&quot;;[.A248])+1)" office:value-type="string" office:string-value="&lt;/description&gt;&lt;Point&gt;&lt;coordinates&gt;  38.18966000,  49.01895000&lt;/coordinates&gt;&lt;/Point&gt;&lt;/Placemark&gt;">
            <text:p>&lt;/description&gt;&lt;Point&gt;&lt;coordinates&gt; <text:s/>38.18966000, <text:s/>49.01895000&lt;/coordinates&gt;&lt;/Point&gt;&lt;/Placemark&gt;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9.042 &lt;br&gt; Longitude : <text:s text:c="6"/>38.300&lt;br&gt;Date Acquired : 2022-06-17 &lt;br&gt;Time: 09:49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30001000, <text:s/>49.04167000&lt;/coordinates&gt;&lt;/Point&gt;&lt;/Placemark&gt;</text:p>
          </table:table-cell>
          <table:table-cell office:value-type="float" office:value="249">
            <text:p>249</text:p>
          </table:table-cell>
          <table:table-cell table:formula="of:=IF([.D249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49];162;10)" office:value-type="string" office:string-value="2022-06-17">
            <text:p>2022-06-17</text:p>
          </table:table-cell>
          <table:table-cell table:formula="of:=RIGHT([.A249];LEN([.A249])-FIND(&quot;&lt;/description&gt;&quot;;[.A249])+1)" office:value-type="string" office:string-value="&lt;/description&gt;&lt;Point&gt;&lt;coordinates&gt;  38.30001000,  49.04167000&lt;/coordinates&gt;&lt;/Point&gt;&lt;/Placemark&gt;">
            <text:p>&lt;/description&gt;&lt;Point&gt;&lt;coordinates&gt; <text:s/>38.30001000, <text:s/>49.04167000&lt;/coordinates&gt;&lt;/Point&gt;&lt;/Placemark&gt;</text:p>
          </table:table-cell>
          <table:table-cell office:value-type="float" office:value="249">
            <text:p>249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9.043 &lt;br&gt; Longitude : <text:s text:c="6"/>38.306&lt;br&gt;Date Acquired : 2022-06-17 &lt;br&gt;Time: 09:49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30650000, <text:s/>49.04300000&lt;/coordinates&gt;&lt;/Point&gt;&lt;/Placemark&gt;</text:p>
          </table:table-cell>
          <table:table-cell office:value-type="float" office:value="250">
            <text:p>250</text:p>
          </table:table-cell>
          <table:table-cell table:formula="of:=IF([.D250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50];162;10)" office:value-type="string" office:string-value="2022-06-17">
            <text:p>2022-06-17</text:p>
          </table:table-cell>
          <table:table-cell table:formula="of:=RIGHT([.A250];LEN([.A250])-FIND(&quot;&lt;/description&gt;&quot;;[.A250])+1)" office:value-type="string" office:string-value="&lt;/description&gt;&lt;Point&gt;&lt;coordinates&gt;  38.30650000,  49.04300000&lt;/coordinates&gt;&lt;/Point&gt;&lt;/Placemark&gt;">
            <text:p>&lt;/description&gt;&lt;Point&gt;&lt;coordinates&gt; <text:s/>38.30650000, <text:s/>49.04300000&lt;/coordinates&gt;&lt;/Point&gt;&lt;/Placemark&gt;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9.045 &lt;br&gt; Longitude : <text:s text:c="6"/>38.303&lt;br&gt;Date Acquired : 2022-06-17 &lt;br&gt;Time: 22:54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30303000, <text:s/>49.04464000&lt;/coordinates&gt;&lt;/Point&gt;&lt;/Placemark&gt;</text:p>
          </table:table-cell>
          <table:table-cell office:value-type="float" office:value="251">
            <text:p>251</text:p>
          </table:table-cell>
          <table:table-cell table:formula="of:=IF([.D251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51];162;10)" office:value-type="string" office:string-value="2022-06-17">
            <text:p>2022-06-17</text:p>
          </table:table-cell>
          <table:table-cell table:formula="of:=RIGHT([.A251];LEN([.A251])-FIND(&quot;&lt;/description&gt;&quot;;[.A251])+1)" office:value-type="string" office:string-value="&lt;/description&gt;&lt;Point&gt;&lt;coordinates&gt;  38.30303000,  49.04464000&lt;/coordinates&gt;&lt;/Point&gt;&lt;/Placemark&gt;">
            <text:p>&lt;/description&gt;&lt;Point&gt;&lt;coordinates&gt; <text:s/>38.30303000, <text:s/>49.04464000&lt;/coordinates&gt;&lt;/Point&gt;&lt;/Placemark&gt;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9.050 &lt;br&gt; Longitude : <text:s text:c="6"/>38.130&lt;br&gt;Date Acquired : 2022-06-17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12997000, <text:s/>49.04990000&lt;/coordinates&gt;&lt;/Point&gt;&lt;/Placemark&gt;</text:p>
          </table:table-cell>
          <table:table-cell office:value-type="float" office:value="252">
            <text:p>252</text:p>
          </table:table-cell>
          <table:table-cell table:formula="of:=IF([.D252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52];162;10)" office:value-type="string" office:string-value="2022-06-17">
            <text:p>2022-06-17</text:p>
          </table:table-cell>
          <table:table-cell table:formula="of:=RIGHT([.A252];LEN([.A252])-FIND(&quot;&lt;/description&gt;&quot;;[.A252])+1)" office:value-type="string" office:string-value="&lt;/description&gt;&lt;Point&gt;&lt;coordinates&gt;  38.12997000,  49.04990000&lt;/coordinates&gt;&lt;/Point&gt;&lt;/Placemark&gt;">
            <text:p>&lt;/description&gt;&lt;Point&gt;&lt;coordinates&gt; <text:s/>38.12997000, <text:s/>49.04990000&lt;/coordinates&gt;&lt;/Point&gt;&lt;/Placemark&gt;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9.053 &lt;br&gt; Longitude : <text:s text:c="6"/>38.259&lt;br&gt;Date Acquired : 2022-06-17 &lt;br&gt;Time: 09:49 UTC&lt;br&gt;Confidence [0-100] : low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25921000, <text:s/>49.05298000&lt;/coordinates&gt;&lt;/Point&gt;&lt;/Placemark&gt;</text:p>
          </table:table-cell>
          <table:table-cell office:value-type="float" office:value="253">
            <text:p>253</text:p>
          </table:table-cell>
          <table:table-cell table:formula="of:=IF([.D253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53];162;10)" office:value-type="string" office:string-value="2022-06-17">
            <text:p>2022-06-17</text:p>
          </table:table-cell>
          <table:table-cell table:formula="of:=RIGHT([.A253];LEN([.A253])-FIND(&quot;&lt;/description&gt;&quot;;[.A253])+1)" office:value-type="string" office:string-value="&lt;/description&gt;&lt;Point&gt;&lt;coordinates&gt;  38.25921000,  49.05298000&lt;/coordinates&gt;&lt;/Point&gt;&lt;/Placemark&gt;">
            <text:p>&lt;/description&gt;&lt;Point&gt;&lt;coordinates&gt; <text:s/>38.25921000, <text:s/>49.05298000&lt;/coordinates&gt;&lt;/Point&gt;&lt;/Placemark&gt;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9.054 &lt;br&gt; Longitude : <text:s text:c="6"/>38.257&lt;br&gt;Date Acquired : 2022-06-17 &lt;br&gt;Time: 09:49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25746000, <text:s/>49.05367000&lt;/coordinates&gt;&lt;/Point&gt;&lt;/Placemark&gt;</text:p>
          </table:table-cell>
          <table:table-cell office:value-type="float" office:value="254">
            <text:p>254</text:p>
          </table:table-cell>
          <table:table-cell table:formula="of:=IF([.D254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54];162;10)" office:value-type="string" office:string-value="2022-06-17">
            <text:p>2022-06-17</text:p>
          </table:table-cell>
          <table:table-cell table:formula="of:=RIGHT([.A254];LEN([.A254])-FIND(&quot;&lt;/description&gt;&quot;;[.A254])+1)" office:value-type="string" office:string-value="&lt;/description&gt;&lt;Point&gt;&lt;coordinates&gt;  38.25746000,  49.05367000&lt;/coordinates&gt;&lt;/Point&gt;&lt;/Placemark&gt;">
            <text:p>&lt;/description&gt;&lt;Point&gt;&lt;coordinates&gt; <text:s/>38.25746000, <text:s/>49.05367000&lt;/coordinates&gt;&lt;/Point&gt;&lt;/Placemark&gt;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9.055 &lt;br&gt; Longitude : <text:s text:c="6"/>38.264&lt;br&gt;Date Acquired : 2022-06-17 &lt;br&gt;Time: 09:49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26394000, <text:s/>49.05502000&lt;/coordinates&gt;&lt;/Point&gt;&lt;/Placemark&gt;</text:p>
          </table:table-cell>
          <table:table-cell office:value-type="float" office:value="255">
            <text:p>255</text:p>
          </table:table-cell>
          <table:table-cell table:formula="of:=IF([.D255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55];162;10)" office:value-type="string" office:string-value="2022-06-17">
            <text:p>2022-06-17</text:p>
          </table:table-cell>
          <table:table-cell table:formula="of:=RIGHT([.A255];LEN([.A255])-FIND(&quot;&lt;/description&gt;&quot;;[.A255])+1)" office:value-type="string" office:string-value="&lt;/description&gt;&lt;Point&gt;&lt;coordinates&gt;  38.26394000,  49.05502000&lt;/coordinates&gt;&lt;/Point&gt;&lt;/Placemark&gt;">
            <text:p>&lt;/description&gt;&lt;Point&gt;&lt;coordinates&gt; <text:s/>38.26394000, <text:s/>49.05502000&lt;/coordinates&gt;&lt;/Point&gt;&lt;/Placemark&gt;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9.056 &lt;br&gt; Longitude : <text:s text:c="6"/>38.259&lt;br&gt;Date Acquired : 2022-06-17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25946000, <text:s/>49.05595000&lt;/coordinates&gt;&lt;/Point&gt;&lt;/Placemark&gt;</text:p>
          </table:table-cell>
          <table:table-cell office:value-type="float" office:value="256">
            <text:p>256</text:p>
          </table:table-cell>
          <table:table-cell table:formula="of:=IF([.D256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56];162;10)" office:value-type="string" office:string-value="2022-06-17">
            <text:p>2022-06-17</text:p>
          </table:table-cell>
          <table:table-cell table:formula="of:=RIGHT([.A256];LEN([.A256])-FIND(&quot;&lt;/description&gt;&quot;;[.A256])+1)" office:value-type="string" office:string-value="&lt;/description&gt;&lt;Point&gt;&lt;coordinates&gt;  38.25946000,  49.05595000&lt;/coordinates&gt;&lt;/Point&gt;&lt;/Placemark&gt;">
            <text:p>&lt;/description&gt;&lt;Point&gt;&lt;coordinates&gt; <text:s/>38.25946000, <text:s/>49.05595000&lt;/coordinates&gt;&lt;/Point&gt;&lt;/Placemark&gt;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9.056 &lt;br&gt; Longitude : <text:s text:c="6"/>38.261&lt;br&gt;Date Acquired : 2022-06-17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26079000, <text:s/>49.05589000&lt;/coordinates&gt;&lt;/Point&gt;&lt;/Placemark&gt;</text:p>
          </table:table-cell>
          <table:table-cell office:value-type="float" office:value="257">
            <text:p>257</text:p>
          </table:table-cell>
          <table:table-cell table:formula="of:=IF([.D257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57];162;10)" office:value-type="string" office:string-value="2022-06-17">
            <text:p>2022-06-17</text:p>
          </table:table-cell>
          <table:table-cell table:formula="of:=RIGHT([.A257];LEN([.A257])-FIND(&quot;&lt;/description&gt;&quot;;[.A257])+1)" office:value-type="string" office:string-value="&lt;/description&gt;&lt;Point&gt;&lt;coordinates&gt;  38.26079000,  49.05589000&lt;/coordinates&gt;&lt;/Point&gt;&lt;/Placemark&gt;">
            <text:p>&lt;/description&gt;&lt;Point&gt;&lt;coordinates&gt; <text:s/>38.26079000, <text:s/>49.05589000&lt;/coordinates&gt;&lt;/Point&gt;&lt;/Placemark&gt;</text:p>
          </table:table-cell>
          <table:table-cell office:value-type="float" office:value="257">
            <text:p>257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9.056 &lt;br&gt; Longitude : <text:s text:c="6"/>38.265&lt;br&gt;Date Acquired : 2022-06-17 &lt;br&gt;Time: 22:54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26481000, <text:s/>49.05630000&lt;/coordinates&gt;&lt;/Point&gt;&lt;/Placemark&gt;</text:p>
          </table:table-cell>
          <table:table-cell office:value-type="float" office:value="258">
            <text:p>258</text:p>
          </table:table-cell>
          <table:table-cell table:formula="of:=IF([.D258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58];162;10)" office:value-type="string" office:string-value="2022-06-17">
            <text:p>2022-06-17</text:p>
          </table:table-cell>
          <table:table-cell table:formula="of:=RIGHT([.A258];LEN([.A258])-FIND(&quot;&lt;/description&gt;&quot;;[.A258])+1)" office:value-type="string" office:string-value="&lt;/description&gt;&lt;Point&gt;&lt;coordinates&gt;  38.26481000,  49.05630000&lt;/coordinates&gt;&lt;/Point&gt;&lt;/Placemark&gt;">
            <text:p>&lt;/description&gt;&lt;Point&gt;&lt;coordinates&gt; <text:s/>38.26481000, <text:s/>49.05630000&lt;/coordinates&gt;&lt;/Point&gt;&lt;/Placemark&gt;</text:p>
          </table:table-cell>
          <table:table-cell office:value-type="float" office:value="258">
            <text:p>258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9.057 &lt;br&gt; Longitude : <text:s text:c="6"/>38.256&lt;br&gt;Date Acquired : 2022-06-17 &lt;br&gt;Time: 09:49 UTC&lt;br&gt;Confidence [0-100] : low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25575000, <text:s/>49.05725000&lt;/coordinates&gt;&lt;/Point&gt;&lt;/Placemark&gt;</text:p>
          </table:table-cell>
          <table:table-cell office:value-type="float" office:value="259">
            <text:p>259</text:p>
          </table:table-cell>
          <table:table-cell table:formula="of:=IF([.D259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59];162;10)" office:value-type="string" office:string-value="2022-06-17">
            <text:p>2022-06-17</text:p>
          </table:table-cell>
          <table:table-cell table:formula="of:=RIGHT([.A259];LEN([.A259])-FIND(&quot;&lt;/description&gt;&quot;;[.A259])+1)" office:value-type="string" office:string-value="&lt;/description&gt;&lt;Point&gt;&lt;coordinates&gt;  38.25575000,  49.05725000&lt;/coordinates&gt;&lt;/Point&gt;&lt;/Placemark&gt;">
            <text:p>&lt;/description&gt;&lt;Point&gt;&lt;coordinates&gt; <text:s/>38.25575000, <text:s/>49.05725000&lt;/coordinates&gt;&lt;/Point&gt;&lt;/Placemark&gt;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9.057 &lt;br&gt; Longitude : <text:s text:c="6"/>38.258&lt;br&gt;Date Acquired : 2022-06-17 &lt;br&gt;Time: 09:49 UTC&lt;br&gt;Confidence [0-100] : low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25750000, <text:s/>49.05657000&lt;/coordinates&gt;&lt;/Point&gt;&lt;/Placemark&gt;</text:p>
          </table:table-cell>
          <table:table-cell office:value-type="float" office:value="260">
            <text:p>260</text:p>
          </table:table-cell>
          <table:table-cell table:formula="of:=IF([.D260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60];162;10)" office:value-type="string" office:string-value="2022-06-17">
            <text:p>2022-06-17</text:p>
          </table:table-cell>
          <table:table-cell table:formula="of:=RIGHT([.A260];LEN([.A260])-FIND(&quot;&lt;/description&gt;&quot;;[.A260])+1)" office:value-type="string" office:string-value="&lt;/description&gt;&lt;Point&gt;&lt;coordinates&gt;  38.25750000,  49.05657000&lt;/coordinates&gt;&lt;/Point&gt;&lt;/Placemark&gt;">
            <text:p>&lt;/description&gt;&lt;Point&gt;&lt;coordinates&gt; <text:s/>38.25750000, <text:s/>49.05657000&lt;/coordinates&gt;&lt;/Point&gt;&lt;/Placemark&gt;</text:p>
          </table:table-cell>
          <table:table-cell office:value-type="float" office:value="260">
            <text:p>260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9.058 &lt;br&gt; Longitude : <text:s text:c="6"/>38.259&lt;br&gt;Date Acquired : 2022-06-17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25937000, <text:s/>49.05841000&lt;/coordinates&gt;&lt;/Point&gt;&lt;/Placemark&gt;</text:p>
          </table:table-cell>
          <table:table-cell office:value-type="float" office:value="261">
            <text:p>261</text:p>
          </table:table-cell>
          <table:table-cell table:formula="of:=IF([.D261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61];162;10)" office:value-type="string" office:string-value="2022-06-17">
            <text:p>2022-06-17</text:p>
          </table:table-cell>
          <table:table-cell table:formula="of:=RIGHT([.A261];LEN([.A261])-FIND(&quot;&lt;/description&gt;&quot;;[.A261])+1)" office:value-type="string" office:string-value="&lt;/description&gt;&lt;Point&gt;&lt;coordinates&gt;  38.25937000,  49.05841000&lt;/coordinates&gt;&lt;/Point&gt;&lt;/Placemark&gt;">
            <text:p>&lt;/description&gt;&lt;Point&gt;&lt;coordinates&gt; <text:s/>38.25937000, <text:s/>49.05841000&lt;/coordinates&gt;&lt;/Point&gt;&lt;/Placemark&gt;</text:p>
          </table:table-cell>
          <table:table-cell office:value-type="float" office:value="261">
            <text:p>261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9.058 &lt;br&gt; Longitude : <text:s text:c="6"/>38.264&lt;br&gt;Date Acquired : 2022-06-17 &lt;br&gt;Time: 09:49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26398000, <text:s/>49.05790000&lt;/coordinates&gt;&lt;/Point&gt;&lt;/Placemark&gt;</text:p>
          </table:table-cell>
          <table:table-cell office:value-type="float" office:value="262">
            <text:p>262</text:p>
          </table:table-cell>
          <table:table-cell table:formula="of:=IF([.D262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62];162;10)" office:value-type="string" office:string-value="2022-06-17">
            <text:p>2022-06-17</text:p>
          </table:table-cell>
          <table:table-cell table:formula="of:=RIGHT([.A262];LEN([.A262])-FIND(&quot;&lt;/description&gt;&quot;;[.A262])+1)" office:value-type="string" office:string-value="&lt;/description&gt;&lt;Point&gt;&lt;coordinates&gt;  38.26398000,  49.05790000&lt;/coordinates&gt;&lt;/Point&gt;&lt;/Placemark&gt;">
            <text:p>&lt;/description&gt;&lt;Point&gt;&lt;coordinates&gt; <text:s/>38.26398000, <text:s/>49.05790000&lt;/coordinates&gt;&lt;/Point&gt;&lt;/Placemark&gt;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9.058 &lt;br&gt; Longitude : <text:s text:c="6"/>38.264&lt;br&gt;Date Acquired : 2022-06-17 &lt;br&gt;Time: 11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26379000, <text:s/>49.05766000&lt;/coordinates&gt;&lt;/Point&gt;&lt;/Placemark&gt;</text:p>
          </table:table-cell>
          <table:table-cell office:value-type="float" office:value="263">
            <text:p>263</text:p>
          </table:table-cell>
          <table:table-cell table:formula="of:=IF([.D263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63];162;10)" office:value-type="string" office:string-value="2022-06-17">
            <text:p>2022-06-17</text:p>
          </table:table-cell>
          <table:table-cell table:formula="of:=RIGHT([.A263];LEN([.A263])-FIND(&quot;&lt;/description&gt;&quot;;[.A263])+1)" office:value-type="string" office:string-value="&lt;/description&gt;&lt;Point&gt;&lt;coordinates&gt;  38.26379000,  49.05766000&lt;/coordinates&gt;&lt;/Point&gt;&lt;/Placemark&gt;">
            <text:p>&lt;/description&gt;&lt;Point&gt;&lt;coordinates&gt; <text:s/>38.26379000, <text:s/>49.05766000&lt;/coordinates&gt;&lt;/Point&gt;&lt;/Placemark&gt;</text:p>
          </table:table-cell>
          <table:table-cell office:value-type="float" office:value="263">
            <text:p>263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9.059 &lt;br&gt; Longitude : <text:s text:c="6"/>38.262&lt;br&gt;Date Acquired : 2022-06-17 &lt;br&gt;Time: 09:49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26222000, <text:s/>49.05860000&lt;/coordinates&gt;&lt;/Point&gt;&lt;/Placemark&gt;</text:p>
          </table:table-cell>
          <table:table-cell office:value-type="float" office:value="264">
            <text:p>264</text:p>
          </table:table-cell>
          <table:table-cell table:formula="of:=IF([.D264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64];162;10)" office:value-type="string" office:string-value="2022-06-17">
            <text:p>2022-06-17</text:p>
          </table:table-cell>
          <table:table-cell table:formula="of:=RIGHT([.A264];LEN([.A264])-FIND(&quot;&lt;/description&gt;&quot;;[.A264])+1)" office:value-type="string" office:string-value="&lt;/description&gt;&lt;Point&gt;&lt;coordinates&gt;  38.26222000,  49.05860000&lt;/coordinates&gt;&lt;/Point&gt;&lt;/Placemark&gt;">
            <text:p>&lt;/description&gt;&lt;Point&gt;&lt;coordinates&gt; <text:s/>38.26222000, <text:s/>49.05860000&lt;/coordinates&gt;&lt;/Point&gt;&lt;/Placemark&gt;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9.059 &lt;br&gt; Longitude : <text:s text:c="6"/>38.262&lt;br&gt;Date Acquired : 2022-06-17 &lt;br&gt;Time: 11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26221000, <text:s/>49.05889000&lt;/coordinates&gt;&lt;/Point&gt;&lt;/Placemark&gt;</text:p>
          </table:table-cell>
          <table:table-cell office:value-type="float" office:value="265">
            <text:p>265</text:p>
          </table:table-cell>
          <table:table-cell table:formula="of:=IF([.D265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65];162;10)" office:value-type="string" office:string-value="2022-06-17">
            <text:p>2022-06-17</text:p>
          </table:table-cell>
          <table:table-cell table:formula="of:=RIGHT([.A265];LEN([.A265])-FIND(&quot;&lt;/description&gt;&quot;;[.A265])+1)" office:value-type="string" office:string-value="&lt;/description&gt;&lt;Point&gt;&lt;coordinates&gt;  38.26221000,  49.05889000&lt;/coordinates&gt;&lt;/Point&gt;&lt;/Placemark&gt;">
            <text:p>&lt;/description&gt;&lt;Point&gt;&lt;coordinates&gt; <text:s/>38.26221000, <text:s/>49.05889000&lt;/coordinates&gt;&lt;/Point&gt;&lt;/Placemark&gt;</text:p>
          </table:table-cell>
          <table:table-cell office:value-type="float" office:value="265">
            <text:p>265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9.081 &lt;br&gt; Longitude : <text:s text:c="6"/>38.332&lt;br&gt;Date Acquired : 2022-06-17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33179000, <text:s/>49.08062000&lt;/coordinates&gt;&lt;/Point&gt;&lt;/Placemark&gt;</text:p>
          </table:table-cell>
          <table:table-cell office:value-type="float" office:value="266">
            <text:p>266</text:p>
          </table:table-cell>
          <table:table-cell table:formula="of:=IF([.D266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66];162;10)" office:value-type="string" office:string-value="2022-06-17">
            <text:p>2022-06-17</text:p>
          </table:table-cell>
          <table:table-cell table:formula="of:=RIGHT([.A266];LEN([.A266])-FIND(&quot;&lt;/description&gt;&quot;;[.A266])+1)" office:value-type="string" office:string-value="&lt;/description&gt;&lt;Point&gt;&lt;coordinates&gt;  38.33179000,  49.08062000&lt;/coordinates&gt;&lt;/Point&gt;&lt;/Placemark&gt;">
            <text:p>&lt;/description&gt;&lt;Point&gt;&lt;coordinates&gt; <text:s/>38.33179000, <text:s/>49.08062000&lt;/coordinates&gt;&lt;/Point&gt;&lt;/Placemark&gt;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9.083 &lt;br&gt; Longitude : <text:s text:c="6"/>38.337&lt;br&gt;Date Acquired : 2022-06-17 &lt;br&gt;Time: 22:54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33688000, <text:s/>49.08268000&lt;/coordinates&gt;&lt;/Point&gt;&lt;/Placemark&gt;</text:p>
          </table:table-cell>
          <table:table-cell office:value-type="float" office:value="267">
            <text:p>267</text:p>
          </table:table-cell>
          <table:table-cell table:formula="of:=IF([.D267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67];162;10)" office:value-type="string" office:string-value="2022-06-17">
            <text:p>2022-06-17</text:p>
          </table:table-cell>
          <table:table-cell table:formula="of:=RIGHT([.A267];LEN([.A267])-FIND(&quot;&lt;/description&gt;&quot;;[.A267])+1)" office:value-type="string" office:string-value="&lt;/description&gt;&lt;Point&gt;&lt;coordinates&gt;  38.33688000,  49.08268000&lt;/coordinates&gt;&lt;/Point&gt;&lt;/Placemark&gt;">
            <text:p>&lt;/description&gt;&lt;Point&gt;&lt;coordinates&gt; <text:s/>38.33688000, <text:s/>49.08268000&lt;/coordinates&gt;&lt;/Point&gt;&lt;/Placemark&gt;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9.086 &lt;br&gt; Longitude : <text:s text:c="6"/>38.331&lt;br&gt;Date Acquired : 2022-06-17 &lt;br&gt;Time: 11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33072000, <text:s/>49.08570000&lt;/coordinates&gt;&lt;/Point&gt;&lt;/Placemark&gt;</text:p>
          </table:table-cell>
          <table:table-cell office:value-type="float" office:value="268">
            <text:p>268</text:p>
          </table:table-cell>
          <table:table-cell table:formula="of:=IF([.D268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68];162;10)" office:value-type="string" office:string-value="2022-06-17">
            <text:p>2022-06-17</text:p>
          </table:table-cell>
          <table:table-cell table:formula="of:=RIGHT([.A268];LEN([.A268])-FIND(&quot;&lt;/description&gt;&quot;;[.A268])+1)" office:value-type="string" office:string-value="&lt;/description&gt;&lt;Point&gt;&lt;coordinates&gt;  38.33072000,  49.08570000&lt;/coordinates&gt;&lt;/Point&gt;&lt;/Placemark&gt;">
            <text:p>&lt;/description&gt;&lt;Point&gt;&lt;coordinates&gt; <text:s/>38.33072000, <text:s/>49.08570000&lt;/coordinates&gt;&lt;/Point&gt;&lt;/Placemark&gt;</text:p>
          </table:table-cell>
          <table:table-cell office:value-type="float" office:value="268">
            <text:p>268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9.194 &lt;br&gt; Longitude : <text:s text:c="6"/>31.825&lt;br&gt;Date Acquired : 2022-06-17 &lt;br&gt;Time: 10:4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1.82513000, <text:s/>49.19381000&lt;/coordinates&gt;&lt;/Point&gt;&lt;/Placemark&gt;</text:p>
          </table:table-cell>
          <table:table-cell office:value-type="float" office:value="269">
            <text:p>269</text:p>
          </table:table-cell>
          <table:table-cell table:formula="of:=IF([.D269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69];162;10)" office:value-type="string" office:string-value="2022-06-17">
            <text:p>2022-06-17</text:p>
          </table:table-cell>
          <table:table-cell table:formula="of:=RIGHT([.A269];LEN([.A269])-FIND(&quot;&lt;/description&gt;&quot;;[.A269])+1)" office:value-type="string" office:string-value="&lt;/description&gt;&lt;Point&gt;&lt;coordinates&gt;  31.82513000,  49.19381000&lt;/coordinates&gt;&lt;/Point&gt;&lt;/Placemark&gt;">
            <text:p>&lt;/description&gt;&lt;Point&gt;&lt;coordinates&gt; <text:s/>31.82513000, <text:s/>49.19381000&lt;/coordinates&gt;&lt;/Point&gt;&lt;/Placemark&gt;</text:p>
          </table:table-cell>
          <table:table-cell office:value-type="float" office:value="269">
            <text:p>269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9.194 &lt;br&gt; Longitude : <text:s text:c="6"/>31.828&lt;br&gt;Date Acquired : 2022-06-17 &lt;br&gt;Time: 09:49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1.82799000, <text:s/>49.19395000&lt;/coordinates&gt;&lt;/Point&gt;&lt;/Placemark&gt;</text:p>
          </table:table-cell>
          <table:table-cell office:value-type="float" office:value="270">
            <text:p>270</text:p>
          </table:table-cell>
          <table:table-cell table:formula="of:=IF([.D270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70];162;10)" office:value-type="string" office:string-value="2022-06-17">
            <text:p>2022-06-17</text:p>
          </table:table-cell>
          <table:table-cell table:formula="of:=RIGHT([.A270];LEN([.A270])-FIND(&quot;&lt;/description&gt;&quot;;[.A270])+1)" office:value-type="string" office:string-value="&lt;/description&gt;&lt;Point&gt;&lt;coordinates&gt;  31.82799000,  49.19395000&lt;/coordinates&gt;&lt;/Point&gt;&lt;/Placemark&gt;">
            <text:p>&lt;/description&gt;&lt;Point&gt;&lt;coordinates&gt; <text:s/>31.82799000, <text:s/>49.19395000&lt;/coordinates&gt;&lt;/Point&gt;&lt;/Placemark&gt;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9.196 &lt;br&gt; Longitude : <text:s text:c="6"/>31.828&lt;br&gt;Date Acquired : 2022-06-17 &lt;br&gt;Time: 11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1.82774000, <text:s/>49.19639000&lt;/coordinates&gt;&lt;/Point&gt;&lt;/Placemark&gt;</text:p>
          </table:table-cell>
          <table:table-cell office:value-type="float" office:value="271">
            <text:p>271</text:p>
          </table:table-cell>
          <table:table-cell table:formula="of:=IF([.D271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71];162;10)" office:value-type="string" office:string-value="2022-06-17">
            <text:p>2022-06-17</text:p>
          </table:table-cell>
          <table:table-cell table:formula="of:=RIGHT([.A271];LEN([.A271])-FIND(&quot;&lt;/description&gt;&quot;;[.A271])+1)" office:value-type="string" office:string-value="&lt;/description&gt;&lt;Point&gt;&lt;coordinates&gt;  31.82774000,  49.19639000&lt;/coordinates&gt;&lt;/Point&gt;&lt;/Placemark&gt;">
            <text:p>&lt;/description&gt;&lt;Point&gt;&lt;coordinates&gt; <text:s/>31.82774000, <text:s/>49.19639000&lt;/coordinates&gt;&lt;/Point&gt;&lt;/Placemark&gt;</text:p>
          </table:table-cell>
          <table:table-cell office:value-type="float" office:value="271">
            <text:p>271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9.348 &lt;br&gt; Longitude : <text:s text:c="6"/>38.524&lt;br&gt;Date Acquired : 2022-06-17 &lt;br&gt;Time: 09:49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52369000, <text:s/>49.34785000&lt;/coordinates&gt;&lt;/Point&gt;&lt;/Placemark&gt;</text:p>
          </table:table-cell>
          <table:table-cell office:value-type="float" office:value="272">
            <text:p>272</text:p>
          </table:table-cell>
          <table:table-cell table:formula="of:=IF([.D272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72];162;10)" office:value-type="string" office:string-value="2022-06-17">
            <text:p>2022-06-17</text:p>
          </table:table-cell>
          <table:table-cell table:formula="of:=RIGHT([.A272];LEN([.A272])-FIND(&quot;&lt;/description&gt;&quot;;[.A272])+1)" office:value-type="string" office:string-value="&lt;/description&gt;&lt;Point&gt;&lt;coordinates&gt;  38.52369000,  49.34785000&lt;/coordinates&gt;&lt;/Point&gt;&lt;/Placemark&gt;">
            <text:p>&lt;/description&gt;&lt;Point&gt;&lt;coordinates&gt; <text:s/>38.52369000, <text:s/>49.34785000&lt;/coordinates&gt;&lt;/Point&gt;&lt;/Placemark&gt;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9.631 &lt;br&gt; Longitude : <text:s text:c="6"/>33.193&lt;br&gt;Date Acquired : 2022-06-17 &lt;br&gt;Time: 09:49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19270000, <text:s/>49.63107000&lt;/coordinates&gt;&lt;/Point&gt;&lt;/Placemark&gt;</text:p>
          </table:table-cell>
          <table:table-cell office:value-type="float" office:value="273">
            <text:p>273</text:p>
          </table:table-cell>
          <table:table-cell table:formula="of:=IF([.D273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73];162;10)" office:value-type="string" office:string-value="2022-06-17">
            <text:p>2022-06-17</text:p>
          </table:table-cell>
          <table:table-cell table:formula="of:=RIGHT([.A273];LEN([.A273])-FIND(&quot;&lt;/description&gt;&quot;;[.A273])+1)" office:value-type="string" office:string-value="&lt;/description&gt;&lt;Point&gt;&lt;coordinates&gt;  33.19270000,  49.63107000&lt;/coordinates&gt;&lt;/Point&gt;&lt;/Placemark&gt;">
            <text:p>&lt;/description&gt;&lt;Point&gt;&lt;coordinates&gt; <text:s/>33.19270000, <text:s/>49.63107000&lt;/coordinates&gt;&lt;/Point&gt;&lt;/Placemark&gt;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9.652 &lt;br&gt; Longitude : <text:s text:c="6"/>36.747&lt;br&gt;Date Acquired : 2022-06-17 &lt;br&gt;Time: 00:52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6.74659000, <text:s/>49.65206000&lt;/coordinates&gt;&lt;/Point&gt;&lt;/Placemark&gt;</text:p>
          </table:table-cell>
          <table:table-cell office:value-type="float" office:value="274">
            <text:p>274</text:p>
          </table:table-cell>
          <table:table-cell table:formula="of:=IF([.D274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74];162;10)" office:value-type="string" office:string-value="2022-06-17">
            <text:p>2022-06-17</text:p>
          </table:table-cell>
          <table:table-cell table:formula="of:=RIGHT([.A274];LEN([.A274])-FIND(&quot;&lt;/description&gt;&quot;;[.A274])+1)" office:value-type="string" office:string-value="&lt;/description&gt;&lt;Point&gt;&lt;coordinates&gt;  36.74659000,  49.65206000&lt;/coordinates&gt;&lt;/Point&gt;&lt;/Placemark&gt;">
            <text:p>&lt;/description&gt;&lt;Point&gt;&lt;coordinates&gt; <text:s/>36.74659000, <text:s/>49.65206000&lt;/coordinates&gt;&lt;/Point&gt;&lt;/Placemark&gt;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9.653 &lt;br&gt; Longitude : <text:s text:c="6"/>36.748&lt;br&gt;Date Acquired : 2022-06-17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6.74848000, <text:s/>49.65282000&lt;/coordinates&gt;&lt;/Point&gt;&lt;/Placemark&gt;</text:p>
          </table:table-cell>
          <table:table-cell office:value-type="float" office:value="275">
            <text:p>275</text:p>
          </table:table-cell>
          <table:table-cell table:formula="of:=IF([.D275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75];162;10)" office:value-type="string" office:string-value="2022-06-17">
            <text:p>2022-06-17</text:p>
          </table:table-cell>
          <table:table-cell table:formula="of:=RIGHT([.A275];LEN([.A275])-FIND(&quot;&lt;/description&gt;&quot;;[.A275])+1)" office:value-type="string" office:string-value="&lt;/description&gt;&lt;Point&gt;&lt;coordinates&gt;  36.74848000,  49.65282000&lt;/coordinates&gt;&lt;/Point&gt;&lt;/Placemark&gt;">
            <text:p>&lt;/description&gt;&lt;Point&gt;&lt;coordinates&gt; <text:s/>36.74848000, <text:s/>49.65282000&lt;/coordinates&gt;&lt;/Point&gt;&lt;/Placemark&gt;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50.147 &lt;br&gt; Longitude : <text:s text:c="6"/>39.685&lt;br&gt;Date Acquired : 2022-06-17 &lt;br&gt;Time: 00:52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9.68513000, <text:s/>50.14695000&lt;/coordinates&gt;&lt;/Point&gt;&lt;/Placemark&gt;</text:p>
          </table:table-cell>
          <table:table-cell office:value-type="float" office:value="276">
            <text:p>276</text:p>
          </table:table-cell>
          <table:table-cell table:formula="of:=IF([.D276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76];162;10)" office:value-type="string" office:string-value="2022-06-17">
            <text:p>2022-06-17</text:p>
          </table:table-cell>
          <table:table-cell table:formula="of:=RIGHT([.A276];LEN([.A276])-FIND(&quot;&lt;/description&gt;&quot;;[.A276])+1)" office:value-type="string" office:string-value="&lt;/description&gt;&lt;Point&gt;&lt;coordinates&gt;  39.68513000,  50.14695000&lt;/coordinates&gt;&lt;/Point&gt;&lt;/Placemark&gt;">
            <text:p>&lt;/description&gt;&lt;Point&gt;&lt;coordinates&gt; <text:s/>39.68513000, <text:s/>50.14695000&lt;/coordinates&gt;&lt;/Point&gt;&lt;/Placemark&gt;</text:p>
          </table:table-cell>
          <table:table-cell office:value-type="float" office:value="276">
            <text:p>276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50.149 &lt;br&gt; Longitude : <text:s text:c="6"/>39.687&lt;br&gt;Date Acquired : 2022-06-17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9.68741000, <text:s/>50.14875000&lt;/coordinates&gt;&lt;/Point&gt;&lt;/Placemark&gt;</text:p>
          </table:table-cell>
          <table:table-cell office:value-type="float" office:value="277">
            <text:p>277</text:p>
          </table:table-cell>
          <table:table-cell table:formula="of:=IF([.D277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77];162;10)" office:value-type="string" office:string-value="2022-06-17">
            <text:p>2022-06-17</text:p>
          </table:table-cell>
          <table:table-cell table:formula="of:=RIGHT([.A277];LEN([.A277])-FIND(&quot;&lt;/description&gt;&quot;;[.A277])+1)" office:value-type="string" office:string-value="&lt;/description&gt;&lt;Point&gt;&lt;coordinates&gt;  39.68741000,  50.14875000&lt;/coordinates&gt;&lt;/Point&gt;&lt;/Placemark&gt;">
            <text:p>&lt;/description&gt;&lt;Point&gt;&lt;coordinates&gt; <text:s/>39.68741000, <text:s/>50.14875000&lt;/coordinates&gt;&lt;/Point&gt;&lt;/Placemark&gt;</text:p>
          </table:table-cell>
          <table:table-cell office:value-type="float" office:value="277">
            <text:p>277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50.150 &lt;br&gt; Longitude : <text:s text:c="6"/>39.682&lt;br&gt;Date Acquired : 2022-06-17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9.68201000, <text:s/>50.15002000&lt;/coordinates&gt;&lt;/Point&gt;&lt;/Placemark&gt;</text:p>
          </table:table-cell>
          <table:table-cell office:value-type="float" office:value="278">
            <text:p>278</text:p>
          </table:table-cell>
          <table:table-cell table:formula="of:=IF([.D278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78];162;10)" office:value-type="string" office:string-value="2022-06-17">
            <text:p>2022-06-17</text:p>
          </table:table-cell>
          <table:table-cell table:formula="of:=RIGHT([.A278];LEN([.A278])-FIND(&quot;&lt;/description&gt;&quot;;[.A278])+1)" office:value-type="string" office:string-value="&lt;/description&gt;&lt;Point&gt;&lt;coordinates&gt;  39.68201000,  50.15002000&lt;/coordinates&gt;&lt;/Point&gt;&lt;/Placemark&gt;">
            <text:p>&lt;/description&gt;&lt;Point&gt;&lt;coordinates&gt; <text:s/>39.68201000, <text:s/>50.15002000&lt;/coordinates&gt;&lt;/Point&gt;&lt;/Placemark&gt;</text:p>
          </table:table-cell>
          <table:table-cell office:value-type="float" office:value="278">
            <text:p>278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50.318 &lt;br&gt; Longitude : <text:s text:c="6"/>31.412&lt;br&gt;Date Acquired : 2022-06-17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1.41209000, <text:s/>50.31775000&lt;/coordinates&gt;&lt;/Point&gt;&lt;/Placemark&gt;</text:p>
          </table:table-cell>
          <table:table-cell office:value-type="float" office:value="279">
            <text:p>279</text:p>
          </table:table-cell>
          <table:table-cell table:formula="of:=IF([.D279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79];162;10)" office:value-type="string" office:string-value="2022-06-17">
            <text:p>2022-06-17</text:p>
          </table:table-cell>
          <table:table-cell table:formula="of:=RIGHT([.A279];LEN([.A279])-FIND(&quot;&lt;/description&gt;&quot;;[.A279])+1)" office:value-type="string" office:string-value="&lt;/description&gt;&lt;Point&gt;&lt;coordinates&gt;  31.41209000,  50.31775000&lt;/coordinates&gt;&lt;/Point&gt;&lt;/Placemark&gt;">
            <text:p>&lt;/description&gt;&lt;Point&gt;&lt;coordinates&gt; <text:s/>31.41209000, <text:s/>50.31775000&lt;/coordinates&gt;&lt;/Point&gt;&lt;/Placemark&gt;</text:p>
          </table:table-cell>
          <table:table-cell office:value-type="float" office:value="279">
            <text:p>279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50.380 &lt;br&gt; Longitude : <text:s text:c="6"/>39.633&lt;br&gt;Date Acquired : 2022-06-17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9.63335000, <text:s/>50.37954000&lt;/coordinates&gt;&lt;/Point&gt;&lt;/Placemark&gt;</text:p>
          </table:table-cell>
          <table:table-cell office:value-type="float" office:value="280">
            <text:p>280</text:p>
          </table:table-cell>
          <table:table-cell table:formula="of:=IF([.D280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80];162;10)" office:value-type="string" office:string-value="2022-06-17">
            <text:p>2022-06-17</text:p>
          </table:table-cell>
          <table:table-cell table:formula="of:=RIGHT([.A280];LEN([.A280])-FIND(&quot;&lt;/description&gt;&quot;;[.A280])+1)" office:value-type="string" office:string-value="&lt;/description&gt;&lt;Point&gt;&lt;coordinates&gt;  39.63335000,  50.37954000&lt;/coordinates&gt;&lt;/Point&gt;&lt;/Placemark&gt;">
            <text:p>&lt;/description&gt;&lt;Point&gt;&lt;coordinates&gt; <text:s/>39.63335000, <text:s/>50.37954000&lt;/coordinates&gt;&lt;/Point&gt;&lt;/Placemark&gt;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50.543 &lt;br&gt; Longitude : <text:s text:c="6"/>26.263&lt;br&gt;Date Acquired : 2022-06-17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6.26266000, <text:s/>50.54330000&lt;/coordinates&gt;&lt;/Point&gt;&lt;/Placemark&gt;</text:p>
          </table:table-cell>
          <table:table-cell office:value-type="float" office:value="281">
            <text:p>281</text:p>
          </table:table-cell>
          <table:table-cell table:formula="of:=IF([.D281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81];162;10)" office:value-type="string" office:string-value="2022-06-17">
            <text:p>2022-06-17</text:p>
          </table:table-cell>
          <table:table-cell table:formula="of:=RIGHT([.A281];LEN([.A281])-FIND(&quot;&lt;/description&gt;&quot;;[.A281])+1)" office:value-type="string" office:string-value="&lt;/description&gt;&lt;Point&gt;&lt;coordinates&gt;  26.26266000,  50.54330000&lt;/coordinates&gt;&lt;/Point&gt;&lt;/Placemark&gt;">
            <text:p>&lt;/description&gt;&lt;Point&gt;&lt;coordinates&gt; <text:s/>26.26266000, <text:s/>50.54330000&lt;/coordinates&gt;&lt;/Point&gt;&lt;/Placemark&gt;</text:p>
          </table:table-cell>
          <table:table-cell office:value-type="float" office:value="281">
            <text:p>281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50.545 &lt;br&gt; Longitude : <text:s text:c="6"/>26.257&lt;br&gt;Date Acquired : 2022-06-17 &lt;br&gt;Time: 00:52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6.25719000, <text:s/>50.54459000&lt;/coordinates&gt;&lt;/Point&gt;&lt;/Placemark&gt;</text:p>
          </table:table-cell>
          <table:table-cell office:value-type="float" office:value="282">
            <text:p>282</text:p>
          </table:table-cell>
          <table:table-cell table:formula="of:=IF([.D282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82];162;10)" office:value-type="string" office:string-value="2022-06-17">
            <text:p>2022-06-17</text:p>
          </table:table-cell>
          <table:table-cell table:formula="of:=RIGHT([.A282];LEN([.A282])-FIND(&quot;&lt;/description&gt;&quot;;[.A282])+1)" office:value-type="string" office:string-value="&lt;/description&gt;&lt;Point&gt;&lt;coordinates&gt;  26.25719000,  50.54459000&lt;/coordinates&gt;&lt;/Point&gt;&lt;/Placemark&gt;">
            <text:p>&lt;/description&gt;&lt;Point&gt;&lt;coordinates&gt; <text:s/>26.25719000, <text:s/>50.54459000&lt;/coordinates&gt;&lt;/Point&gt;&lt;/Placemark&gt;</text:p>
          </table:table-cell>
          <table:table-cell office:value-type="float" office:value="282">
            <text:p>282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50.545 &lt;br&gt; Longitude : <text:s text:c="6"/>26.262&lt;br&gt;Date Acquired : 2022-06-17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6.26177000, <text:s/>50.54543000&lt;/coordinates&gt;&lt;/Point&gt;&lt;/Placemark&gt;</text:p>
          </table:table-cell>
          <table:table-cell office:value-type="float" office:value="283">
            <text:p>283</text:p>
          </table:table-cell>
          <table:table-cell table:formula="of:=IF([.D283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83];162;10)" office:value-type="string" office:string-value="2022-06-17">
            <text:p>2022-06-17</text:p>
          </table:table-cell>
          <table:table-cell table:formula="of:=RIGHT([.A283];LEN([.A283])-FIND(&quot;&lt;/description&gt;&quot;;[.A283])+1)" office:value-type="string" office:string-value="&lt;/description&gt;&lt;Point&gt;&lt;coordinates&gt;  26.26177000,  50.54543000&lt;/coordinates&gt;&lt;/Point&gt;&lt;/Placemark&gt;">
            <text:p>&lt;/description&gt;&lt;Point&gt;&lt;coordinates&gt; <text:s/>26.26177000, <text:s/>50.54543000&lt;/coordinates&gt;&lt;/Point&gt;&lt;/Placemark&gt;</text:p>
          </table:table-cell>
          <table:table-cell office:value-type="float" office:value="283">
            <text:p>283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50.612 &lt;br&gt; Longitude : <text:s text:c="6"/>36.552&lt;br&gt;Date Acquired : 2022-06-17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6.55240000, <text:s/>50.61233000&lt;/coordinates&gt;&lt;/Point&gt;&lt;/Placemark&gt;</text:p>
          </table:table-cell>
          <table:table-cell office:value-type="float" office:value="284">
            <text:p>284</text:p>
          </table:table-cell>
          <table:table-cell table:formula="of:=IF([.D284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84];162;10)" office:value-type="string" office:string-value="2022-06-17">
            <text:p>2022-06-17</text:p>
          </table:table-cell>
          <table:table-cell table:formula="of:=RIGHT([.A284];LEN([.A284])-FIND(&quot;&lt;/description&gt;&quot;;[.A284])+1)" office:value-type="string" office:string-value="&lt;/description&gt;&lt;Point&gt;&lt;coordinates&gt;  36.55240000,  50.61233000&lt;/coordinates&gt;&lt;/Point&gt;&lt;/Placemark&gt;">
            <text:p>&lt;/description&gt;&lt;Point&gt;&lt;coordinates&gt; <text:s/>36.55240000, <text:s/>50.61233000&lt;/coordinates&gt;&lt;/Point&gt;&lt;/Placemark&gt;</text:p>
          </table:table-cell>
          <table:table-cell office:value-type="float" office:value="284">
            <text:p>284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50.614 &lt;br&gt; Longitude : <text:s text:c="6"/>36.602&lt;br&gt;Date Acquired : 2022-06-17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6.60186000, <text:s/>50.61377000&lt;/coordinates&gt;&lt;/Point&gt;&lt;/Placemark&gt;</text:p>
          </table:table-cell>
          <table:table-cell office:value-type="float" office:value="285">
            <text:p>285</text:p>
          </table:table-cell>
          <table:table-cell table:formula="of:=IF([.D285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85];162;10)" office:value-type="string" office:string-value="2022-06-17">
            <text:p>2022-06-17</text:p>
          </table:table-cell>
          <table:table-cell table:formula="of:=RIGHT([.A285];LEN([.A285])-FIND(&quot;&lt;/description&gt;&quot;;[.A285])+1)" office:value-type="string" office:string-value="&lt;/description&gt;&lt;Point&gt;&lt;coordinates&gt;  36.60186000,  50.61377000&lt;/coordinates&gt;&lt;/Point&gt;&lt;/Placemark&gt;">
            <text:p>&lt;/description&gt;&lt;Point&gt;&lt;coordinates&gt; <text:s/>36.60186000, <text:s/>50.61377000&lt;/coordinates&gt;&lt;/Point&gt;&lt;/Placemark&gt;</text:p>
          </table:table-cell>
          <table:table-cell office:value-type="float" office:value="285">
            <text:p>285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51.155 &lt;br&gt; Longitude : <text:s text:c="6"/>37.944&lt;br&gt;Date Acquired : 2022-06-17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94360000, <text:s/>51.15467000&lt;/coordinates&gt;&lt;/Point&gt;&lt;/Placemark&gt;</text:p>
          </table:table-cell>
          <table:table-cell office:value-type="float" office:value="286">
            <text:p>286</text:p>
          </table:table-cell>
          <table:table-cell table:formula="of:=IF([.D286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86];162;10)" office:value-type="string" office:string-value="2022-06-17">
            <text:p>2022-06-17</text:p>
          </table:table-cell>
          <table:table-cell table:formula="of:=RIGHT([.A286];LEN([.A286])-FIND(&quot;&lt;/description&gt;&quot;;[.A286])+1)" office:value-type="string" office:string-value="&lt;/description&gt;&lt;Point&gt;&lt;coordinates&gt;  37.94360000,  51.15467000&lt;/coordinates&gt;&lt;/Point&gt;&lt;/Placemark&gt;">
            <text:p>&lt;/description&gt;&lt;Point&gt;&lt;coordinates&gt; <text:s/>37.94360000, <text:s/>51.15467000&lt;/coordinates&gt;&lt;/Point&gt;&lt;/Placemark&gt;</text:p>
          </table:table-cell>
          <table:table-cell office:value-type="float" office:value="286">
            <text:p>286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51.157 &lt;br&gt; Longitude : <text:s text:c="6"/>37.941&lt;br&gt;Date Acquired : 2022-06-17 &lt;br&gt;Time: 22:52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94107000, <text:s/>51.15681000&lt;/coordinates&gt;&lt;/Point&gt;&lt;/Placemark&gt;</text:p>
          </table:table-cell>
          <table:table-cell office:value-type="float" office:value="287">
            <text:p>287</text:p>
          </table:table-cell>
          <table:table-cell table:formula="of:=IF([.D287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87];162;10)" office:value-type="string" office:string-value="2022-06-17">
            <text:p>2022-06-17</text:p>
          </table:table-cell>
          <table:table-cell table:formula="of:=RIGHT([.A287];LEN([.A287])-FIND(&quot;&lt;/description&gt;&quot;;[.A287])+1)" office:value-type="string" office:string-value="&lt;/description&gt;&lt;Point&gt;&lt;coordinates&gt;  37.94107000,  51.15681000&lt;/coordinates&gt;&lt;/Point&gt;&lt;/Placemark&gt;">
            <text:p>&lt;/description&gt;&lt;Point&gt;&lt;coordinates&gt; <text:s/>37.94107000, <text:s/>51.15681000&lt;/coordinates&gt;&lt;/Point&gt;&lt;/Placemark&gt;</text:p>
          </table:table-cell>
          <table:table-cell office:value-type="float" office:value="287">
            <text:p>287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51.158 &lt;br&gt; Longitude : <text:s text:c="6"/>37.946&lt;br&gt;Date Acquired : 2022-06-17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94560000, <text:s/>51.15825000&lt;/coordinates&gt;&lt;/Point&gt;&lt;/Placemark&gt;</text:p>
          </table:table-cell>
          <table:table-cell office:value-type="float" office:value="288">
            <text:p>288</text:p>
          </table:table-cell>
          <table:table-cell table:formula="of:=IF([.D288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88];162;10)" office:value-type="string" office:string-value="2022-06-17">
            <text:p>2022-06-17</text:p>
          </table:table-cell>
          <table:table-cell table:formula="of:=RIGHT([.A288];LEN([.A288])-FIND(&quot;&lt;/description&gt;&quot;;[.A288])+1)" office:value-type="string" office:string-value="&lt;/description&gt;&lt;Point&gt;&lt;coordinates&gt;  37.94560000,  51.15825000&lt;/coordinates&gt;&lt;/Point&gt;&lt;/Placemark&gt;">
            <text:p>&lt;/description&gt;&lt;Point&gt;&lt;coordinates&gt; <text:s/>37.94560000, <text:s/>51.15825000&lt;/coordinates&gt;&lt;/Point&gt;&lt;/Placemark&gt;</text:p>
          </table:table-cell>
          <table:table-cell office:value-type="float" office:value="288">
            <text:p>288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51.248 &lt;br&gt; Longitude : <text:s text:c="6"/>38.030&lt;br&gt;Date Acquired : 2022-06-17 &lt;br&gt;Time: 09:49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03004000, <text:s/>51.24763000&lt;/coordinates&gt;&lt;/Point&gt;&lt;/Placemark&gt;</text:p>
          </table:table-cell>
          <table:table-cell office:value-type="float" office:value="289">
            <text:p>289</text:p>
          </table:table-cell>
          <table:table-cell table:formula="of:=IF([.D289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89];162;10)" office:value-type="string" office:string-value="2022-06-17">
            <text:p>2022-06-17</text:p>
          </table:table-cell>
          <table:table-cell table:formula="of:=RIGHT([.A289];LEN([.A289])-FIND(&quot;&lt;/description&gt;&quot;;[.A289])+1)" office:value-type="string" office:string-value="&lt;/description&gt;&lt;Point&gt;&lt;coordinates&gt;  38.03004000,  51.24763000&lt;/coordinates&gt;&lt;/Point&gt;&lt;/Placemark&gt;">
            <text:p>&lt;/description&gt;&lt;Point&gt;&lt;coordinates&gt; <text:s/>38.03004000, <text:s/>51.24763000&lt;/coordinates&gt;&lt;/Point&gt;&lt;/Placemark&gt;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51.250 &lt;br&gt; Longitude : <text:s text:c="6"/>38.032&lt;br&gt;Date Acquired : 2022-06-17 &lt;br&gt;Time: 09:00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03171000, <text:s/>51.24962000&lt;/coordinates&gt;&lt;/Point&gt;&lt;/Placemark&gt;</text:p>
          </table:table-cell>
          <table:table-cell office:value-type="float" office:value="290">
            <text:p>290</text:p>
          </table:table-cell>
          <table:table-cell table:formula="of:=IF([.D290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90];162;10)" office:value-type="string" office:string-value="2022-06-17">
            <text:p>2022-06-17</text:p>
          </table:table-cell>
          <table:table-cell table:formula="of:=RIGHT([.A290];LEN([.A290])-FIND(&quot;&lt;/description&gt;&quot;;[.A290])+1)" office:value-type="string" office:string-value="&lt;/description&gt;&lt;Point&gt;&lt;coordinates&gt;  38.03171000,  51.24962000&lt;/coordinates&gt;&lt;/Point&gt;&lt;/Placemark&gt;">
            <text:p>&lt;/description&gt;&lt;Point&gt;&lt;coordinates&gt; <text:s/>38.03171000, <text:s/>51.24962000&lt;/coordinates&gt;&lt;/Point&gt;&lt;/Placemark&gt;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51.255 &lt;br&gt; Longitude : <text:s text:c="6"/>37.767&lt;br&gt;Date Acquired : 2022-06-17 &lt;br&gt;Time: 09:00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76701000, <text:s/>51.25539000&lt;/coordinates&gt;&lt;/Point&gt;&lt;/Placemark&gt;</text:p>
          </table:table-cell>
          <table:table-cell office:value-type="float" office:value="291">
            <text:p>291</text:p>
          </table:table-cell>
          <table:table-cell table:formula="of:=IF([.D291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91];162;10)" office:value-type="string" office:string-value="2022-06-17">
            <text:p>2022-06-17</text:p>
          </table:table-cell>
          <table:table-cell table:formula="of:=RIGHT([.A291];LEN([.A291])-FIND(&quot;&lt;/description&gt;&quot;;[.A291])+1)" office:value-type="string" office:string-value="&lt;/description&gt;&lt;Point&gt;&lt;coordinates&gt;  37.76701000,  51.25539000&lt;/coordinates&gt;&lt;/Point&gt;&lt;/Placemark&gt;">
            <text:p>&lt;/description&gt;&lt;Point&gt;&lt;coordinates&gt; <text:s/>37.76701000, <text:s/>51.25539000&lt;/coordinates&gt;&lt;/Point&gt;&lt;/Placemark&gt;</text:p>
          </table:table-cell>
          <table:table-cell office:value-type="float" office:value="291">
            <text:p>291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51.257 &lt;br&gt; Longitude : <text:s text:c="6"/>37.764&lt;br&gt;Date Acquired : 2022-06-17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76371000, <text:s/>51.25712000&lt;/coordinates&gt;&lt;/Point&gt;&lt;/Placemark&gt;</text:p>
          </table:table-cell>
          <table:table-cell office:value-type="float" office:value="292">
            <text:p>292</text:p>
          </table:table-cell>
          <table:table-cell table:formula="of:=IF([.D292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92];162;10)" office:value-type="string" office:string-value="2022-06-17">
            <text:p>2022-06-17</text:p>
          </table:table-cell>
          <table:table-cell table:formula="of:=RIGHT([.A292];LEN([.A292])-FIND(&quot;&lt;/description&gt;&quot;;[.A292])+1)" office:value-type="string" office:string-value="&lt;/description&gt;&lt;Point&gt;&lt;coordinates&gt;  37.76371000,  51.25712000&lt;/coordinates&gt;&lt;/Point&gt;&lt;/Placemark&gt;">
            <text:p>&lt;/description&gt;&lt;Point&gt;&lt;coordinates&gt; <text:s/>37.76371000, <text:s/>51.25712000&lt;/coordinates&gt;&lt;/Point&gt;&lt;/Placemark&gt;</text:p>
          </table:table-cell>
          <table:table-cell office:value-type="float" office:value="292">
            <text:p>292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51.257 &lt;br&gt; Longitude : <text:s text:c="6"/>37.764&lt;br&gt;Date Acquired : 2022-06-17 &lt;br&gt;Time: 00:52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76421000, <text:s/>51.25739000&lt;/coordinates&gt;&lt;/Point&gt;&lt;/Placemark&gt;</text:p>
          </table:table-cell>
          <table:table-cell office:value-type="float" office:value="293">
            <text:p>293</text:p>
          </table:table-cell>
          <table:table-cell table:formula="of:=IF([.D293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93];162;10)" office:value-type="string" office:string-value="2022-06-17">
            <text:p>2022-06-17</text:p>
          </table:table-cell>
          <table:table-cell table:formula="of:=RIGHT([.A293];LEN([.A293])-FIND(&quot;&lt;/description&gt;&quot;;[.A293])+1)" office:value-type="string" office:string-value="&lt;/description&gt;&lt;Point&gt;&lt;coordinates&gt;  37.76421000,  51.25739000&lt;/coordinates&gt;&lt;/Point&gt;&lt;/Placemark&gt;">
            <text:p>&lt;/description&gt;&lt;Point&gt;&lt;coordinates&gt; <text:s/>37.76421000, <text:s/>51.25739000&lt;/coordinates&gt;&lt;/Point&gt;&lt;/Placemark&gt;</text:p>
          </table:table-cell>
          <table:table-cell office:value-type="float" office:value="293">
            <text:p>293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51.258 &lt;br&gt; Longitude : <text:s text:c="6"/>37.761&lt;br&gt;Date Acquired : 2022-06-17 &lt;br&gt;Time: 23:4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76125000, <text:s/>51.25803000&lt;/coordinates&gt;&lt;/Point&gt;&lt;/Placemark&gt;</text:p>
          </table:table-cell>
          <table:table-cell office:value-type="float" office:value="294">
            <text:p>294</text:p>
          </table:table-cell>
          <table:table-cell table:formula="of:=IF([.D294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94];162;10)" office:value-type="string" office:string-value="2022-06-17">
            <text:p>2022-06-17</text:p>
          </table:table-cell>
          <table:table-cell table:formula="of:=RIGHT([.A294];LEN([.A294])-FIND(&quot;&lt;/description&gt;&quot;;[.A294])+1)" office:value-type="string" office:string-value="&lt;/description&gt;&lt;Point&gt;&lt;coordinates&gt;  37.76125000,  51.25803000&lt;/coordinates&gt;&lt;/Point&gt;&lt;/Placemark&gt;">
            <text:p>&lt;/description&gt;&lt;Point&gt;&lt;coordinates&gt; <text:s/>37.76125000, <text:s/>51.25803000&lt;/coordinates&gt;&lt;/Point&gt;&lt;/Placemark&gt;</text:p>
          </table:table-cell>
          <table:table-cell office:value-type="float" office:value="294">
            <text:p>294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51.260 &lt;br&gt; Longitude : <text:s text:c="6"/>37.764&lt;br&gt;Date Acquired : 2022-06-17 &lt;br&gt;Time: 00:52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76381000, <text:s/>51.26038000&lt;/coordinates&gt;&lt;/Point&gt;&lt;/Placemark&gt;</text:p>
          </table:table-cell>
          <table:table-cell office:value-type="float" office:value="295">
            <text:p>295</text:p>
          </table:table-cell>
          <table:table-cell table:formula="of:=IF([.D295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95];162;10)" office:value-type="string" office:string-value="2022-06-17">
            <text:p>2022-06-17</text:p>
          </table:table-cell>
          <table:table-cell table:formula="of:=RIGHT([.A295];LEN([.A295])-FIND(&quot;&lt;/description&gt;&quot;;[.A295])+1)" office:value-type="string" office:string-value="&lt;/description&gt;&lt;Point&gt;&lt;coordinates&gt;  37.76381000,  51.26038000&lt;/coordinates&gt;&lt;/Point&gt;&lt;/Placemark&gt;">
            <text:p>&lt;/description&gt;&lt;Point&gt;&lt;coordinates&gt; <text:s/>37.76381000, <text:s/>51.26038000&lt;/coordinates&gt;&lt;/Point&gt;&lt;/Placemark&gt;</text:p>
          </table:table-cell>
          <table:table-cell office:value-type="float" office:value="295">
            <text:p>295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51.261 &lt;br&gt; Longitude : <text:s text:c="6"/>37.766&lt;br&gt;Date Acquired : 2022-06-17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76566000, <text:s/>51.26068000&lt;/coordinates&gt;&lt;/Point&gt;&lt;/Placemark&gt;</text:p>
          </table:table-cell>
          <table:table-cell office:value-type="float" office:value="296">
            <text:p>296</text:p>
          </table:table-cell>
          <table:table-cell table:formula="of:=IF([.D296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96];162;10)" office:value-type="string" office:string-value="2022-06-17">
            <text:p>2022-06-17</text:p>
          </table:table-cell>
          <table:table-cell table:formula="of:=RIGHT([.A296];LEN([.A296])-FIND(&quot;&lt;/description&gt;&quot;;[.A296])+1)" office:value-type="string" office:string-value="&lt;/description&gt;&lt;Point&gt;&lt;coordinates&gt;  37.76566000,  51.26068000&lt;/coordinates&gt;&lt;/Point&gt;&lt;/Placemark&gt;">
            <text:p>&lt;/description&gt;&lt;Point&gt;&lt;coordinates&gt; <text:s/>37.76566000, <text:s/>51.26068000&lt;/coordinates&gt;&lt;/Point&gt;&lt;/Placemark&gt;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51.453 &lt;br&gt; Longitude : <text:s text:c="6"/>40.253&lt;br&gt;Date Acquired : 2022-06-17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40.25346000, <text:s/>51.45252000&lt;/coordinates&gt;&lt;/Point&gt;&lt;/Placemark&gt;</text:p>
          </table:table-cell>
          <table:table-cell office:value-type="float" office:value="297">
            <text:p>297</text:p>
          </table:table-cell>
          <table:table-cell table:formula="of:=IF([.D297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97];162;10)" office:value-type="string" office:string-value="2022-06-17">
            <text:p>2022-06-17</text:p>
          </table:table-cell>
          <table:table-cell table:formula="of:=RIGHT([.A297];LEN([.A297])-FIND(&quot;&lt;/description&gt;&quot;;[.A297])+1)" office:value-type="string" office:string-value="&lt;/description&gt;&lt;Point&gt;&lt;coordinates&gt;  40.25346000,  51.45252000&lt;/coordinates&gt;&lt;/Point&gt;&lt;/Placemark&gt;">
            <text:p>&lt;/description&gt;&lt;Point&gt;&lt;coordinates&gt; <text:s/>40.25346000, <text:s/>51.45252000&lt;/coordinates&gt;&lt;/Point&gt;&lt;/Placemark&gt;</text:p>
          </table:table-cell>
          <table:table-cell office:value-type="float" office:value="297">
            <text:p>297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51.889 &lt;br&gt; Longitude : <text:s text:c="6"/>29.333&lt;br&gt;Date Acquired : 2022-06-17 &lt;br&gt;Time: 22:52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9.33309000, <text:s/>51.88903000&lt;/coordinates&gt;&lt;/Point&gt;&lt;/Placemark&gt;</text:p>
          </table:table-cell>
          <table:table-cell office:value-type="float" office:value="298">
            <text:p>298</text:p>
          </table:table-cell>
          <table:table-cell table:formula="of:=IF([.D298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98];162;10)" office:value-type="string" office:string-value="2022-06-17">
            <text:p>2022-06-17</text:p>
          </table:table-cell>
          <table:table-cell table:formula="of:=RIGHT([.A298];LEN([.A298])-FIND(&quot;&lt;/description&gt;&quot;;[.A298])+1)" office:value-type="string" office:string-value="&lt;/description&gt;&lt;Point&gt;&lt;coordinates&gt;  29.33309000,  51.88903000&lt;/coordinates&gt;&lt;/Point&gt;&lt;/Placemark&gt;">
            <text:p>&lt;/description&gt;&lt;Point&gt;&lt;coordinates&gt; <text:s/>29.33309000, <text:s/>51.88903000&lt;/coordinates&gt;&lt;/Point&gt;&lt;/Placemark&gt;</text:p>
          </table:table-cell>
          <table:table-cell office:value-type="float" office:value="298">
            <text:p>298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51.889 &lt;br&gt; Longitude : <text:s text:c="6"/>29.338&lt;br&gt;Date Acquired : 2022-06-17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9.33759000, <text:s/>51.88922000&lt;/coordinates&gt;&lt;/Point&gt;&lt;/Placemark&gt;</text:p>
          </table:table-cell>
          <table:table-cell office:value-type="float" office:value="299">
            <text:p>299</text:p>
          </table:table-cell>
          <table:table-cell table:formula="of:=IF([.D299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299];162;10)" office:value-type="string" office:string-value="2022-06-17">
            <text:p>2022-06-17</text:p>
          </table:table-cell>
          <table:table-cell table:formula="of:=RIGHT([.A299];LEN([.A299])-FIND(&quot;&lt;/description&gt;&quot;;[.A299])+1)" office:value-type="string" office:string-value="&lt;/description&gt;&lt;Point&gt;&lt;coordinates&gt;  29.33759000,  51.88922000&lt;/coordinates&gt;&lt;/Point&gt;&lt;/Placemark&gt;">
            <text:p>&lt;/description&gt;&lt;Point&gt;&lt;coordinates&gt; <text:s/>29.33759000, <text:s/>51.88922000&lt;/coordinates&gt;&lt;/Point&gt;&lt;/Placemark&gt;</text:p>
          </table:table-cell>
          <table:table-cell office:value-type="float" office:value="299">
            <text:p>299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51.891 &lt;br&gt; Longitude : <text:s text:c="6"/>29.337&lt;br&gt;Date Acquired : 2022-06-17 &lt;br&gt;Time: 00:01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9.33662000, <text:s/>51.89111000&lt;/coordinates&gt;&lt;/Point&gt;&lt;/Placemark&gt;</text:p>
          </table:table-cell>
          <table:table-cell office:value-type="float" office:value="300">
            <text:p>300</text:p>
          </table:table-cell>
          <table:table-cell table:formula="of:=IF([.D300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00];162;10)" office:value-type="string" office:string-value="2022-06-17">
            <text:p>2022-06-17</text:p>
          </table:table-cell>
          <table:table-cell table:formula="of:=RIGHT([.A300];LEN([.A300])-FIND(&quot;&lt;/description&gt;&quot;;[.A300])+1)" office:value-type="string" office:string-value="&lt;/description&gt;&lt;Point&gt;&lt;coordinates&gt;  29.33662000,  51.89111000&lt;/coordinates&gt;&lt;/Point&gt;&lt;/Placemark&gt;">
            <text:p>&lt;/description&gt;&lt;Point&gt;&lt;coordinates&gt; <text:s/>29.33662000, <text:s/>51.89111000&lt;/coordinates&gt;&lt;/Point&gt;&lt;/Placemark&gt;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51.891 &lt;br&gt; Longitude : <text:s text:c="6"/>29.338&lt;br&gt;Date Acquired : 2022-06-17 &lt;br&gt;Time: 23:4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9.33767000, <text:s/>51.89127000&lt;/coordinates&gt;&lt;/Point&gt;&lt;/Placemark&gt;</text:p>
          </table:table-cell>
          <table:table-cell office:value-type="float" office:value="301">
            <text:p>301</text:p>
          </table:table-cell>
          <table:table-cell table:formula="of:=IF([.D301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01];162;10)" office:value-type="string" office:string-value="2022-06-17">
            <text:p>2022-06-17</text:p>
          </table:table-cell>
          <table:table-cell table:formula="of:=RIGHT([.A301];LEN([.A301])-FIND(&quot;&lt;/description&gt;&quot;;[.A301])+1)" office:value-type="string" office:string-value="&lt;/description&gt;&lt;Point&gt;&lt;coordinates&gt;  29.33767000,  51.89127000&lt;/coordinates&gt;&lt;/Point&gt;&lt;/Placemark&gt;">
            <text:p>&lt;/description&gt;&lt;Point&gt;&lt;coordinates&gt; <text:s/>29.33767000, <text:s/>51.89127000&lt;/coordinates&gt;&lt;/Point&gt;&lt;/Placemark&gt;</text:p>
          </table:table-cell>
          <table:table-cell office:value-type="float" office:value="301">
            <text:p>301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51.892 &lt;br&gt; Longitude : <text:s text:c="6"/>29.331&lt;br&gt;Date Acquired : 2022-06-17 &lt;br&gt;Time: 22:52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9.33130000, <text:s/>51.89219000&lt;/coordinates&gt;&lt;/Point&gt;&lt;/Placemark&gt;</text:p>
          </table:table-cell>
          <table:table-cell office:value-type="float" office:value="302">
            <text:p>302</text:p>
          </table:table-cell>
          <table:table-cell table:formula="of:=IF([.D302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02];162;10)" office:value-type="string" office:string-value="2022-06-17">
            <text:p>2022-06-17</text:p>
          </table:table-cell>
          <table:table-cell table:formula="of:=RIGHT([.A302];LEN([.A302])-FIND(&quot;&lt;/description&gt;&quot;;[.A302])+1)" office:value-type="string" office:string-value="&lt;/description&gt;&lt;Point&gt;&lt;coordinates&gt;  29.33130000,  51.89219000&lt;/coordinates&gt;&lt;/Point&gt;&lt;/Placemark&gt;">
            <text:p>&lt;/description&gt;&lt;Point&gt;&lt;coordinates&gt; <text:s/>29.33130000, <text:s/>51.89219000&lt;/coordinates&gt;&lt;/Point&gt;&lt;/Placemark&gt;</text:p>
          </table:table-cell>
          <table:table-cell office:value-type="float" office:value="302">
            <text:p>302</text:p>
          </table:table-cell>
        </table:table-row>
        <table:table-row table:style-name="ro1">
          <table:table-cell office:value-type="string">
            <text:p>&lt;Placemark&gt;&lt;name&gt;MODIS FIRE&lt;/name&gt;&lt;styleUrl&gt;#fireIcon&lt;/styleUrl&gt;&lt;description&gt; &lt;![CDATA[ Latitude : <text:s text:c="6"/>46.501 &lt;br&gt; Longitude : <text:s text:c="6"/>31.849&lt;br&gt;Date Acquired : 2022-06-18 &lt;br&gt;Time: 10:49 UTC&lt;br&gt;Confidence [0-100] : 35&lt;br&gt;Satellite : A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1.84921000, <text:s/>46.50112000&lt;/coordinates&gt;&lt;/Point&gt;&lt;/Placemark&gt;</text:p>
          </table:table-cell>
          <table:table-cell office:value-type="float" office:value="303">
            <text:p>303</text:p>
          </table:table-cell>
          <table:table-cell table:formula="of:=IF([.D303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03];162;10)" office:value-type="string" office:string-value="2022-06-18">
            <text:p>2022-06-18</text:p>
          </table:table-cell>
          <table:table-cell table:formula="of:=RIGHT([.A303];LEN([.A303])-FIND(&quot;&lt;/description&gt;&quot;;[.A303])+1)" office:value-type="string" office:string-value="&lt;/description&gt;&lt;Point&gt;&lt;coordinates&gt;  31.84921000,  46.50112000&lt;/coordinates&gt;&lt;/Point&gt;&lt;/Placemark&gt;">
            <text:p>&lt;/description&gt;&lt;Point&gt;&lt;coordinates&gt; <text:s/>31.84921000, <text:s/>46.50112000&lt;/coordinates&gt;&lt;/Point&gt;&lt;/Placemark&gt;</text:p>
          </table:table-cell>
          <table:table-cell office:value-type="float" office:value="303">
            <text:p>303</text:p>
          </table:table-cell>
        </table:table-row>
        <table:table-row table:style-name="ro1">
          <table:table-cell office:value-type="string">
            <text:p>&lt;Placemark&gt;&lt;name&gt;MODIS FIRE&lt;/name&gt;&lt;styleUrl&gt;#fireIcon&lt;/styleUrl&gt;&lt;description&gt; &lt;![CDATA[ Latitude : <text:s text:c="6"/>49.481 &lt;br&gt; Longitude : <text:s text:c="6"/>36.729&lt;br&gt;Date Acquired : 2022-06-18 &lt;br&gt;Time: 10:51 UTC&lt;br&gt;Confidence [0-100] : 71&lt;br&gt;Satellite : A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6.72933000, <text:s/>49.48118000&lt;/coordinates&gt;&lt;/Point&gt;&lt;/Placemark&gt;</text:p>
          </table:table-cell>
          <table:table-cell office:value-type="float" office:value="304">
            <text:p>304</text:p>
          </table:table-cell>
          <table:table-cell table:formula="of:=IF([.D304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04];162;10)" office:value-type="string" office:string-value="2022-06-18">
            <text:p>2022-06-18</text:p>
          </table:table-cell>
          <table:table-cell table:formula="of:=RIGHT([.A304];LEN([.A304])-FIND(&quot;&lt;/description&gt;&quot;;[.A304])+1)" office:value-type="string" office:string-value="&lt;/description&gt;&lt;Point&gt;&lt;coordinates&gt;  36.72933000,  49.48118000&lt;/coordinates&gt;&lt;/Point&gt;&lt;/Placemark&gt;">
            <text:p>&lt;/description&gt;&lt;Point&gt;&lt;coordinates&gt; <text:s/>36.72933000, <text:s/>49.48118000&lt;/coordinates&gt;&lt;/Point&gt;&lt;/Placemark&gt;</text:p>
          </table:table-cell>
          <table:table-cell office:value-type="float" office:value="304">
            <text:p>304</text:p>
          </table:table-cell>
        </table:table-row>
        <table:table-row table:style-name="ro1">
          <table:table-cell office:value-type="string">
            <text:p>&lt;Placemark&gt;&lt;name&gt;MODIS FIRE&lt;/name&gt;&lt;styleUrl&gt;#fireIcon&lt;/styleUrl&gt;&lt;description&gt; &lt;![CDATA[ Latitude : <text:s text:c="6"/>52.124 &lt;br&gt; Longitude : <text:s text:c="6"/>31.820&lt;br&gt;Date Acquired : 2022-06-18 &lt;br&gt;Time: 09:07 UTC&lt;br&gt;Confidence [0-100] : 35&lt;br&gt;Satellite : T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1.82033000, <text:s/>52.12353000&lt;/coordinates&gt;&lt;/Point&gt;&lt;/Placemark&gt;</text:p>
          </table:table-cell>
          <table:table-cell office:value-type="float" office:value="305">
            <text:p>305</text:p>
          </table:table-cell>
          <table:table-cell table:formula="of:=IF([.D305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05];162;10)" office:value-type="string" office:string-value="2022-06-18">
            <text:p>2022-06-18</text:p>
          </table:table-cell>
          <table:table-cell table:formula="of:=RIGHT([.A305];LEN([.A305])-FIND(&quot;&lt;/description&gt;&quot;;[.A305])+1)" office:value-type="string" office:string-value="&lt;/description&gt;&lt;Point&gt;&lt;coordinates&gt;  31.82033000,  52.12353000&lt;/coordinates&gt;&lt;/Point&gt;&lt;/Placemark&gt;">
            <text:p>&lt;/description&gt;&lt;Point&gt;&lt;coordinates&gt; <text:s/>31.82033000, <text:s/>52.12353000&lt;/coordinates&gt;&lt;/Point&gt;&lt;/Placemark&gt;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 office:value-type="string">
            <text:p>&lt;Placemark&gt;&lt;name&gt;MODIS FIRE&lt;/name&gt;&lt;styleUrl&gt;#fireIcon&lt;/styleUrl&gt;&lt;description&gt; &lt;![CDATA[ Latitude : <text:s text:c="6"/>52.161 &lt;br&gt; Longitude : <text:s text:c="6"/>34.154&lt;br&gt;Date Acquired : 2022-06-18 &lt;br&gt;Time: 09:07 UTC&lt;br&gt;Confidence [0-100] : 35&lt;br&gt;Satellite : T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4.15391000, <text:s/>52.16091000&lt;/coordinates&gt;&lt;/Point&gt;&lt;/Placemark&gt;</text:p>
          </table:table-cell>
          <table:table-cell office:value-type="float" office:value="306">
            <text:p>306</text:p>
          </table:table-cell>
          <table:table-cell table:formula="of:=IF([.D306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06];162;10)" office:value-type="string" office:string-value="2022-06-18">
            <text:p>2022-06-18</text:p>
          </table:table-cell>
          <table:table-cell table:formula="of:=RIGHT([.A306];LEN([.A306])-FIND(&quot;&lt;/description&gt;&quot;;[.A306])+1)" office:value-type="string" office:string-value="&lt;/description&gt;&lt;Point&gt;&lt;coordinates&gt;  34.15391000,  52.16091000&lt;/coordinates&gt;&lt;/Point&gt;&lt;/Placemark&gt;">
            <text:p>&lt;/description&gt;&lt;Point&gt;&lt;coordinates&gt; <text:s/>34.15391000, <text:s/>52.16091000&lt;/coordinates&gt;&lt;/Point&gt;&lt;/Placemark&gt;</text:p>
          </table:table-cell>
          <table:table-cell office:value-type="float" office:value="306">
            <text:p>306</text:p>
          </table:table-cell>
        </table:table-row>
        <table:table-row table:style-name="ro1">
          <table:table-cell office:value-type="string">
            <text:p>&lt;Placemark&gt;&lt;name&gt;MODIS FIRE&lt;/name&gt;&lt;styleUrl&gt;#fireIcon&lt;/styleUrl&gt;&lt;description&gt; &lt;![CDATA[ Latitude : <text:s text:c="6"/>52.328 &lt;br&gt; Longitude : <text:s text:c="6"/>34.841&lt;br&gt;Date Acquired : 2022-06-18 &lt;br&gt;Time: 10:51 UTC&lt;br&gt;Confidence [0-100] : 20&lt;br&gt;Satellite : A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4.84134000, <text:s/>52.32790000&lt;/coordinates&gt;&lt;/Point&gt;&lt;/Placemark&gt;</text:p>
          </table:table-cell>
          <table:table-cell office:value-type="float" office:value="307">
            <text:p>307</text:p>
          </table:table-cell>
          <table:table-cell table:formula="of:=IF([.D307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07];162;10)" office:value-type="string" office:string-value="2022-06-18">
            <text:p>2022-06-18</text:p>
          </table:table-cell>
          <table:table-cell table:formula="of:=RIGHT([.A307];LEN([.A307])-FIND(&quot;&lt;/description&gt;&quot;;[.A307])+1)" office:value-type="string" office:string-value="&lt;/description&gt;&lt;Point&gt;&lt;coordinates&gt;  34.84134000,  52.32790000&lt;/coordinates&gt;&lt;/Point&gt;&lt;/Placemark&gt;">
            <text:p>&lt;/description&gt;&lt;Point&gt;&lt;coordinates&gt; <text:s/>34.84134000, <text:s/>52.32790000&lt;/coordinates&gt;&lt;/Point&gt;&lt;/Placemark&gt;</text:p>
          </table:table-cell>
          <table:table-cell office:value-type="float" office:value="307">
            <text:p>307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6.507 &lt;br&gt; Longitude : <text:s text:c="6"/>31.857&lt;br&gt;Date Acquired : 2022-06-18 &lt;br&gt;Time: 11:1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1.85746000, <text:s/>46.50713000&lt;/coordinates&gt;&lt;/Point&gt;&lt;/Placemark&gt;</text:p>
          </table:table-cell>
          <table:table-cell office:value-type="float" office:value="308">
            <text:p>308</text:p>
          </table:table-cell>
          <table:table-cell table:formula="of:=IF([.D308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08];162;10)" office:value-type="string" office:string-value="2022-06-18">
            <text:p>2022-06-18</text:p>
          </table:table-cell>
          <table:table-cell table:formula="of:=RIGHT([.A308];LEN([.A308])-FIND(&quot;&lt;/description&gt;&quot;;[.A308])+1)" office:value-type="string" office:string-value="&lt;/description&gt;&lt;Point&gt;&lt;coordinates&gt;  31.85746000,  46.50713000&lt;/coordinates&gt;&lt;/Point&gt;&lt;/Placemark&gt;">
            <text:p>&lt;/description&gt;&lt;Point&gt;&lt;coordinates&gt; <text:s/>31.85746000, <text:s/>46.50713000&lt;/coordinates&gt;&lt;/Point&gt;&lt;/Placemark&gt;</text:p>
          </table:table-cell>
          <table:table-cell office:value-type="float" office:value="308">
            <text:p>308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6.507 &lt;br&gt; Longitude : <text:s text:c="6"/>31.859&lt;br&gt;Date Acquired : 2022-06-18 &lt;br&gt;Time: 10:19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1.85908000, <text:s/>46.50697000&lt;/coordinates&gt;&lt;/Point&gt;&lt;/Placemark&gt;</text:p>
          </table:table-cell>
          <table:table-cell office:value-type="float" office:value="309">
            <text:p>309</text:p>
          </table:table-cell>
          <table:table-cell table:formula="of:=IF([.D309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09];162;10)" office:value-type="string" office:string-value="2022-06-18">
            <text:p>2022-06-18</text:p>
          </table:table-cell>
          <table:table-cell table:formula="of:=RIGHT([.A309];LEN([.A309])-FIND(&quot;&lt;/description&gt;&quot;;[.A309])+1)" office:value-type="string" office:string-value="&lt;/description&gt;&lt;Point&gt;&lt;coordinates&gt;  31.85908000,  46.50697000&lt;/coordinates&gt;&lt;/Point&gt;&lt;/Placemark&gt;">
            <text:p>&lt;/description&gt;&lt;Point&gt;&lt;coordinates&gt; <text:s/>31.85908000, <text:s/>46.50697000&lt;/coordinates&gt;&lt;/Point&gt;&lt;/Placemark&gt;</text:p>
          </table:table-cell>
          <table:table-cell office:value-type="float" office:value="309">
            <text:p>309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6.899 &lt;br&gt; Longitude : <text:s text:c="6"/>26.033&lt;br&gt;Date Acquired : 2022-06-18 &lt;br&gt;Time: 00:37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6.03319000, <text:s/>46.89874000&lt;/coordinates&gt;&lt;/Point&gt;&lt;/Placemark&gt;</text:p>
          </table:table-cell>
          <table:table-cell office:value-type="float" office:value="310">
            <text:p>310</text:p>
          </table:table-cell>
          <table:table-cell table:formula="of:=IF([.D310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10];162;10)" office:value-type="string" office:string-value="2022-06-18">
            <text:p>2022-06-18</text:p>
          </table:table-cell>
          <table:table-cell table:formula="of:=RIGHT([.A310];LEN([.A310])-FIND(&quot;&lt;/description&gt;&quot;;[.A310])+1)" office:value-type="string" office:string-value="&lt;/description&gt;&lt;Point&gt;&lt;coordinates&gt;  26.03319000,  46.89874000&lt;/coordinates&gt;&lt;/Point&gt;&lt;/Placemark&gt;">
            <text:p>&lt;/description&gt;&lt;Point&gt;&lt;coordinates&gt; <text:s/>26.03319000, <text:s/>46.89874000&lt;/coordinates&gt;&lt;/Point&gt;&lt;/Placemark&gt;</text:p>
          </table:table-cell>
          <table:table-cell office:value-type="float" office:value="310">
            <text:p>310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476 &lt;br&gt; Longitude : <text:s text:c="6"/>36.367&lt;br&gt;Date Acquired : 2022-06-18 &lt;br&gt;Time: 10:19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6.36736000, <text:s/>47.47579000&lt;/coordinates&gt;&lt;/Point&gt;&lt;/Placemark&gt;</text:p>
          </table:table-cell>
          <table:table-cell office:value-type="float" office:value="311">
            <text:p>311</text:p>
          </table:table-cell>
          <table:table-cell table:formula="of:=IF([.D311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11];162;10)" office:value-type="string" office:string-value="2022-06-18">
            <text:p>2022-06-18</text:p>
          </table:table-cell>
          <table:table-cell table:formula="of:=RIGHT([.A311];LEN([.A311])-FIND(&quot;&lt;/description&gt;&quot;;[.A311])+1)" office:value-type="string" office:string-value="&lt;/description&gt;&lt;Point&gt;&lt;coordinates&gt;  36.36736000,  47.47579000&lt;/coordinates&gt;&lt;/Point&gt;&lt;/Placemark&gt;">
            <text:p>&lt;/description&gt;&lt;Point&gt;&lt;coordinates&gt; <text:s/>36.36736000, <text:s/>47.47579000&lt;/coordinates&gt;&lt;/Point&gt;&lt;/Placemark&gt;</text:p>
          </table:table-cell>
          <table:table-cell office:value-type="float" office:value="311">
            <text:p>311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480 &lt;br&gt; Longitude : <text:s text:c="6"/>36.367&lt;br&gt;Date Acquired : 2022-06-18 &lt;br&gt;Time: 00:35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6.36745000, <text:s/>47.47953000&lt;/coordinates&gt;&lt;/Point&gt;&lt;/Placemark&gt;</text:p>
          </table:table-cell>
          <table:table-cell office:value-type="float" office:value="312">
            <text:p>312</text:p>
          </table:table-cell>
          <table:table-cell table:formula="of:=IF([.D312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12];162;10)" office:value-type="string" office:string-value="2022-06-18">
            <text:p>2022-06-18</text:p>
          </table:table-cell>
          <table:table-cell table:formula="of:=RIGHT([.A312];LEN([.A312])-FIND(&quot;&lt;/description&gt;&quot;;[.A312])+1)" office:value-type="string" office:string-value="&lt;/description&gt;&lt;Point&gt;&lt;coordinates&gt;  36.36745000,  47.47953000&lt;/coordinates&gt;&lt;/Point&gt;&lt;/Placemark&gt;">
            <text:p>&lt;/description&gt;&lt;Point&gt;&lt;coordinates&gt; <text:s/>36.36745000, <text:s/>47.47953000&lt;/coordinates&gt;&lt;/Point&gt;&lt;/Placemark&gt;</text:p>
          </table:table-cell>
          <table:table-cell office:value-type="float" office:value="312">
            <text:p>312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580 &lt;br&gt; Longitude : <text:s text:c="6"/>36.110&lt;br&gt;Date Acquired : 2022-06-18 &lt;br&gt;Time: 00:35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6.10971000, <text:s/>47.57951000&lt;/coordinates&gt;&lt;/Point&gt;&lt;/Placemark&gt;</text:p>
          </table:table-cell>
          <table:table-cell office:value-type="float" office:value="313">
            <text:p>313</text:p>
          </table:table-cell>
          <table:table-cell table:formula="of:=IF([.D313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13];162;10)" office:value-type="string" office:string-value="2022-06-18">
            <text:p>2022-06-18</text:p>
          </table:table-cell>
          <table:table-cell table:formula="of:=RIGHT([.A313];LEN([.A313])-FIND(&quot;&lt;/description&gt;&quot;;[.A313])+1)" office:value-type="string" office:string-value="&lt;/description&gt;&lt;Point&gt;&lt;coordinates&gt;  36.10971000,  47.57951000&lt;/coordinates&gt;&lt;/Point&gt;&lt;/Placemark&gt;">
            <text:p>&lt;/description&gt;&lt;Point&gt;&lt;coordinates&gt; <text:s/>36.10971000, <text:s/>47.57951000&lt;/coordinates&gt;&lt;/Point&gt;&lt;/Placemark&gt;</text:p>
          </table:table-cell>
          <table:table-cell office:value-type="float" office:value="313">
            <text:p>313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786 &lt;br&gt; Longitude : <text:s text:c="6"/>29.015&lt;br&gt;Date Acquired : 2022-06-18 &lt;br&gt;Time: 00:35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9.01537000, <text:s/>47.78559000&lt;/coordinates&gt;&lt;/Point&gt;&lt;/Placemark&gt;</text:p>
          </table:table-cell>
          <table:table-cell office:value-type="float" office:value="314">
            <text:p>314</text:p>
          </table:table-cell>
          <table:table-cell table:formula="of:=IF([.D314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14];162;10)" office:value-type="string" office:string-value="2022-06-18">
            <text:p>2022-06-18</text:p>
          </table:table-cell>
          <table:table-cell table:formula="of:=RIGHT([.A314];LEN([.A314])-FIND(&quot;&lt;/description&gt;&quot;;[.A314])+1)" office:value-type="string" office:string-value="&lt;/description&gt;&lt;Point&gt;&lt;coordinates&gt;  29.01537000,  47.78559000&lt;/coordinates&gt;&lt;/Point&gt;&lt;/Placemark&gt;">
            <text:p>&lt;/description&gt;&lt;Point&gt;&lt;coordinates&gt; <text:s/>29.01537000, <text:s/>47.78559000&lt;/coordinates&gt;&lt;/Point&gt;&lt;/Placemark&gt;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789 &lt;br&gt; Longitude : <text:s text:c="6"/>28.953&lt;br&gt;Date Acquired : 2022-06-18 &lt;br&gt;Time: 01:2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8.95267000, <text:s/>47.78917000&lt;/coordinates&gt;&lt;/Point&gt;&lt;/Placemark&gt;</text:p>
          </table:table-cell>
          <table:table-cell office:value-type="float" office:value="315">
            <text:p>315</text:p>
          </table:table-cell>
          <table:table-cell table:formula="of:=IF([.D315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15];162;10)" office:value-type="string" office:string-value="2022-06-18">
            <text:p>2022-06-18</text:p>
          </table:table-cell>
          <table:table-cell table:formula="of:=RIGHT([.A315];LEN([.A315])-FIND(&quot;&lt;/description&gt;&quot;;[.A315])+1)" office:value-type="string" office:string-value="&lt;/description&gt;&lt;Point&gt;&lt;coordinates&gt;  28.95267000,  47.78917000&lt;/coordinates&gt;&lt;/Point&gt;&lt;/Placemark&gt;">
            <text:p>&lt;/description&gt;&lt;Point&gt;&lt;coordinates&gt; <text:s/>28.95267000, <text:s/>47.78917000&lt;/coordinates&gt;&lt;/Point&gt;&lt;/Placemark&gt;</text:p>
          </table:table-cell>
          <table:table-cell office:value-type="float" office:value="315">
            <text:p>315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791 &lt;br&gt; Longitude : <text:s text:c="6"/>28.956&lt;br&gt;Date Acquired : 2022-06-18 &lt;br&gt;Time: 00:35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8.95585000, <text:s/>47.79053000&lt;/coordinates&gt;&lt;/Point&gt;&lt;/Placemark&gt;</text:p>
          </table:table-cell>
          <table:table-cell office:value-type="float" office:value="316">
            <text:p>316</text:p>
          </table:table-cell>
          <table:table-cell table:formula="of:=IF([.D316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16];162;10)" office:value-type="string" office:string-value="2022-06-18">
            <text:p>2022-06-18</text:p>
          </table:table-cell>
          <table:table-cell table:formula="of:=RIGHT([.A316];LEN([.A316])-FIND(&quot;&lt;/description&gt;&quot;;[.A316])+1)" office:value-type="string" office:string-value="&lt;/description&gt;&lt;Point&gt;&lt;coordinates&gt;  28.95585000,  47.79053000&lt;/coordinates&gt;&lt;/Point&gt;&lt;/Placemark&gt;">
            <text:p>&lt;/description&gt;&lt;Point&gt;&lt;coordinates&gt; <text:s/>28.95585000, <text:s/>47.79053000&lt;/coordinates&gt;&lt;/Point&gt;&lt;/Placemark&gt;</text:p>
          </table:table-cell>
          <table:table-cell office:value-type="float" office:value="316">
            <text:p>316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914 &lt;br&gt; Longitude : <text:s text:c="6"/>27.631&lt;br&gt;Date Acquired : 2022-06-18 &lt;br&gt;Time: 11:1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7.63147000, <text:s/>47.91395000&lt;/coordinates&gt;&lt;/Point&gt;&lt;/Placemark&gt;</text:p>
          </table:table-cell>
          <table:table-cell office:value-type="float" office:value="317">
            <text:p>317</text:p>
          </table:table-cell>
          <table:table-cell table:formula="of:=IF([.D317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17];162;10)" office:value-type="string" office:string-value="2022-06-18">
            <text:p>2022-06-18</text:p>
          </table:table-cell>
          <table:table-cell table:formula="of:=RIGHT([.A317];LEN([.A317])-FIND(&quot;&lt;/description&gt;&quot;;[.A317])+1)" office:value-type="string" office:string-value="&lt;/description&gt;&lt;Point&gt;&lt;coordinates&gt;  27.63147000,  47.91395000&lt;/coordinates&gt;&lt;/Point&gt;&lt;/Placemark&gt;">
            <text:p>&lt;/description&gt;&lt;Point&gt;&lt;coordinates&gt; <text:s/>27.63147000, <text:s/>47.91395000&lt;/coordinates&gt;&lt;/Point&gt;&lt;/Placemark&gt;</text:p>
          </table:table-cell>
          <table:table-cell office:value-type="float" office:value="317">
            <text:p>317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7.914 &lt;br&gt; Longitude : <text:s text:c="6"/>27.632&lt;br&gt;Date Acquired : 2022-06-18 &lt;br&gt;Time: 10:2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7.63157000, <text:s/>47.91437000&lt;/coordinates&gt;&lt;/Point&gt;&lt;/Placemark&gt;</text:p>
          </table:table-cell>
          <table:table-cell office:value-type="float" office:value="318">
            <text:p>318</text:p>
          </table:table-cell>
          <table:table-cell table:formula="of:=IF([.D318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18];162;10)" office:value-type="string" office:string-value="2022-06-18">
            <text:p>2022-06-18</text:p>
          </table:table-cell>
          <table:table-cell table:formula="of:=RIGHT([.A318];LEN([.A318])-FIND(&quot;&lt;/description&gt;&quot;;[.A318])+1)" office:value-type="string" office:string-value="&lt;/description&gt;&lt;Point&gt;&lt;coordinates&gt;  27.63157000,  47.91437000&lt;/coordinates&gt;&lt;/Point&gt;&lt;/Placemark&gt;">
            <text:p>&lt;/description&gt;&lt;Point&gt;&lt;coordinates&gt; <text:s/>27.63157000, <text:s/>47.91437000&lt;/coordinates&gt;&lt;/Point&gt;&lt;/Placemark&gt;</text:p>
          </table:table-cell>
          <table:table-cell office:value-type="float" office:value="318">
            <text:p>318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222 &lt;br&gt; Longitude : <text:s text:c="6"/>29.076&lt;br&gt;Date Acquired : 2022-06-18 &lt;br&gt;Time: 10:2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9.07594000, <text:s/>48.22248000&lt;/coordinates&gt;&lt;/Point&gt;&lt;/Placemark&gt;</text:p>
          </table:table-cell>
          <table:table-cell office:value-type="float" office:value="319">
            <text:p>319</text:p>
          </table:table-cell>
          <table:table-cell table:formula="of:=IF([.D319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19];162;10)" office:value-type="string" office:string-value="2022-06-18">
            <text:p>2022-06-18</text:p>
          </table:table-cell>
          <table:table-cell table:formula="of:=RIGHT([.A319];LEN([.A319])-FIND(&quot;&lt;/description&gt;&quot;;[.A319])+1)" office:value-type="string" office:string-value="&lt;/description&gt;&lt;Point&gt;&lt;coordinates&gt;  29.07594000,  48.22248000&lt;/coordinates&gt;&lt;/Point&gt;&lt;/Placemark&gt;">
            <text:p>&lt;/description&gt;&lt;Point&gt;&lt;coordinates&gt; <text:s/>29.07594000, <text:s/>48.22248000&lt;/coordinates&gt;&lt;/Point&gt;&lt;/Placemark&gt;</text:p>
          </table:table-cell>
          <table:table-cell office:value-type="float" office:value="319">
            <text:p>319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252 &lt;br&gt; Longitude : <text:s text:c="6"/>33.620&lt;br&gt;Date Acquired : 2022-06-18 &lt;br&gt;Time: 11:1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3.61995000, <text:s/>48.25227000&lt;/coordinates&gt;&lt;/Point&gt;&lt;/Placemark&gt;</text:p>
          </table:table-cell>
          <table:table-cell office:value-type="float" office:value="320">
            <text:p>320</text:p>
          </table:table-cell>
          <table:table-cell table:formula="of:=IF([.D320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20];162;10)" office:value-type="string" office:string-value="2022-06-18">
            <text:p>2022-06-18</text:p>
          </table:table-cell>
          <table:table-cell table:formula="of:=RIGHT([.A320];LEN([.A320])-FIND(&quot;&lt;/description&gt;&quot;;[.A320])+1)" office:value-type="string" office:string-value="&lt;/description&gt;&lt;Point&gt;&lt;coordinates&gt;  33.61995000,  48.25227000&lt;/coordinates&gt;&lt;/Point&gt;&lt;/Placemark&gt;">
            <text:p>&lt;/description&gt;&lt;Point&gt;&lt;coordinates&gt; <text:s/>33.61995000, <text:s/>48.25227000&lt;/coordinates&gt;&lt;/Point&gt;&lt;/Placemark&gt;</text:p>
          </table:table-cell>
          <table:table-cell office:value-type="float" office:value="320">
            <text:p>320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297 &lt;br&gt; Longitude : <text:s text:c="6"/>37.897&lt;br&gt;Date Acquired : 2022-06-18 &lt;br&gt;Time: 11:1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7.89717000, <text:s/>48.29717000&lt;/coordinates&gt;&lt;/Point&gt;&lt;/Placemark&gt;</text:p>
          </table:table-cell>
          <table:table-cell office:value-type="float" office:value="321">
            <text:p>321</text:p>
          </table:table-cell>
          <table:table-cell table:formula="of:=IF([.D321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21];162;10)" office:value-type="string" office:string-value="2022-06-18">
            <text:p>2022-06-18</text:p>
          </table:table-cell>
          <table:table-cell table:formula="of:=RIGHT([.A321];LEN([.A321])-FIND(&quot;&lt;/description&gt;&quot;;[.A321])+1)" office:value-type="string" office:string-value="&lt;/description&gt;&lt;Point&gt;&lt;coordinates&gt;  37.89717000,  48.29717000&lt;/coordinates&gt;&lt;/Point&gt;&lt;/Placemark&gt;">
            <text:p>&lt;/description&gt;&lt;Point&gt;&lt;coordinates&gt; <text:s/>37.89717000, <text:s/>48.29717000&lt;/coordinates&gt;&lt;/Point&gt;&lt;/Placemark&gt;</text:p>
          </table:table-cell>
          <table:table-cell office:value-type="float" office:value="321">
            <text:p>321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459 &lt;br&gt; Longitude : <text:s text:c="6"/>38.770&lt;br&gt;Date Acquired : 2022-06-18 &lt;br&gt;Time: 00:35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76961000, <text:s/>48.45909000&lt;/coordinates&gt;&lt;/Point&gt;&lt;/Placemark&gt;</text:p>
          </table:table-cell>
          <table:table-cell office:value-type="float" office:value="322">
            <text:p>322</text:p>
          </table:table-cell>
          <table:table-cell table:formula="of:=IF([.D322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22];162;10)" office:value-type="string" office:string-value="2022-06-18">
            <text:p>2022-06-18</text:p>
          </table:table-cell>
          <table:table-cell table:formula="of:=RIGHT([.A322];LEN([.A322])-FIND(&quot;&lt;/description&gt;&quot;;[.A322])+1)" office:value-type="string" office:string-value="&lt;/description&gt;&lt;Point&gt;&lt;coordinates&gt;  38.76961000,  48.45909000&lt;/coordinates&gt;&lt;/Point&gt;&lt;/Placemark&gt;">
            <text:p>&lt;/description&gt;&lt;Point&gt;&lt;coordinates&gt; <text:s/>38.76961000, <text:s/>48.45909000&lt;/coordinates&gt;&lt;/Point&gt;&lt;/Placemark&gt;</text:p>
          </table:table-cell>
          <table:table-cell office:value-type="float" office:value="322">
            <text:p>322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460 &lt;br&gt; Longitude : <text:s text:c="6"/>38.771&lt;br&gt;Date Acquired : 2022-06-18 &lt;br&gt;Time: 00:35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77104000, <text:s/>48.46016000&lt;/coordinates&gt;&lt;/Point&gt;&lt;/Placemark&gt;</text:p>
          </table:table-cell>
          <table:table-cell office:value-type="float" office:value="323">
            <text:p>323</text:p>
          </table:table-cell>
          <table:table-cell table:formula="of:=IF([.D323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23];162;10)" office:value-type="string" office:string-value="2022-06-18">
            <text:p>2022-06-18</text:p>
          </table:table-cell>
          <table:table-cell table:formula="of:=RIGHT([.A323];LEN([.A323])-FIND(&quot;&lt;/description&gt;&quot;;[.A323])+1)" office:value-type="string" office:string-value="&lt;/description&gt;&lt;Point&gt;&lt;coordinates&gt;  38.77104000,  48.46016000&lt;/coordinates&gt;&lt;/Point&gt;&lt;/Placemark&gt;">
            <text:p>&lt;/description&gt;&lt;Point&gt;&lt;coordinates&gt; <text:s/>38.77104000, <text:s/>48.46016000&lt;/coordinates&gt;&lt;/Point&gt;&lt;/Placemark&gt;</text:p>
          </table:table-cell>
          <table:table-cell office:value-type="float" office:value="323">
            <text:p>323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468 &lt;br&gt; Longitude : <text:s text:c="6"/>38.762&lt;br&gt;Date Acquired : 2022-06-18 &lt;br&gt;Time: 00:35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76237000, <text:s/>48.46782000&lt;/coordinates&gt;&lt;/Point&gt;&lt;/Placemark&gt;</text:p>
          </table:table-cell>
          <table:table-cell office:value-type="float" office:value="324">
            <text:p>324</text:p>
          </table:table-cell>
          <table:table-cell table:formula="of:=IF([.D324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24];162;10)" office:value-type="string" office:string-value="2022-06-18">
            <text:p>2022-06-18</text:p>
          </table:table-cell>
          <table:table-cell table:formula="of:=RIGHT([.A324];LEN([.A324])-FIND(&quot;&lt;/description&gt;&quot;;[.A324])+1)" office:value-type="string" office:string-value="&lt;/description&gt;&lt;Point&gt;&lt;coordinates&gt;  38.76237000,  48.46782000&lt;/coordinates&gt;&lt;/Point&gt;&lt;/Placemark&gt;">
            <text:p>&lt;/description&gt;&lt;Point&gt;&lt;coordinates&gt; <text:s/>38.76237000, <text:s/>48.46782000&lt;/coordinates&gt;&lt;/Point&gt;&lt;/Placemark&gt;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495 &lt;br&gt; Longitude : <text:s text:c="6"/>38.804&lt;br&gt;Date Acquired : 2022-06-18 &lt;br&gt;Time: 00:35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80412000, <text:s/>48.49477000&lt;/coordinates&gt;&lt;/Point&gt;&lt;/Placemark&gt;</text:p>
          </table:table-cell>
          <table:table-cell office:value-type="float" office:value="325">
            <text:p>325</text:p>
          </table:table-cell>
          <table:table-cell table:formula="of:=IF([.D325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25];162;10)" office:value-type="string" office:string-value="2022-06-18">
            <text:p>2022-06-18</text:p>
          </table:table-cell>
          <table:table-cell table:formula="of:=RIGHT([.A325];LEN([.A325])-FIND(&quot;&lt;/description&gt;&quot;;[.A325])+1)" office:value-type="string" office:string-value="&lt;/description&gt;&lt;Point&gt;&lt;coordinates&gt;  38.80412000,  48.49477000&lt;/coordinates&gt;&lt;/Point&gt;&lt;/Placemark&gt;">
            <text:p>&lt;/description&gt;&lt;Point&gt;&lt;coordinates&gt; <text:s/>38.80412000, <text:s/>48.49477000&lt;/coordinates&gt;&lt;/Point&gt;&lt;/Placemark&gt;</text:p>
          </table:table-cell>
          <table:table-cell office:value-type="float" office:value="325">
            <text:p>325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748 &lt;br&gt; Longitude : <text:s text:c="6"/>26.607&lt;br&gt;Date Acquired : 2022-06-18 &lt;br&gt;Time: 00:35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6.60666000, <text:s/>48.74779000&lt;/coordinates&gt;&lt;/Point&gt;&lt;/Placemark&gt;</text:p>
          </table:table-cell>
          <table:table-cell office:value-type="float" office:value="326">
            <text:p>326</text:p>
          </table:table-cell>
          <table:table-cell table:formula="of:=IF([.D326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26];162;10)" office:value-type="string" office:string-value="2022-06-18">
            <text:p>2022-06-18</text:p>
          </table:table-cell>
          <table:table-cell table:formula="of:=RIGHT([.A326];LEN([.A326])-FIND(&quot;&lt;/description&gt;&quot;;[.A326])+1)" office:value-type="string" office:string-value="&lt;/description&gt;&lt;Point&gt;&lt;coordinates&gt;  26.60666000,  48.74779000&lt;/coordinates&gt;&lt;/Point&gt;&lt;/Placemark&gt;">
            <text:p>&lt;/description&gt;&lt;Point&gt;&lt;coordinates&gt; <text:s/>26.60666000, <text:s/>48.74779000&lt;/coordinates&gt;&lt;/Point&gt;&lt;/Placemark&gt;</text:p>
          </table:table-cell>
          <table:table-cell office:value-type="float" office:value="326">
            <text:p>326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897 &lt;br&gt; Longitude : <text:s text:c="6"/>38.478&lt;br&gt;Date Acquired : 2022-06-18 &lt;br&gt;Time: 00:35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47765000, <text:s/>48.89703000&lt;/coordinates&gt;&lt;/Point&gt;&lt;/Placemark&gt;</text:p>
          </table:table-cell>
          <table:table-cell office:value-type="float" office:value="327">
            <text:p>327</text:p>
          </table:table-cell>
          <table:table-cell table:formula="of:=IF([.D327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27];162;10)" office:value-type="string" office:string-value="2022-06-18">
            <text:p>2022-06-18</text:p>
          </table:table-cell>
          <table:table-cell table:formula="of:=RIGHT([.A327];LEN([.A327])-FIND(&quot;&lt;/description&gt;&quot;;[.A327])+1)" office:value-type="string" office:string-value="&lt;/description&gt;&lt;Point&gt;&lt;coordinates&gt;  38.47765000,  48.89703000&lt;/coordinates&gt;&lt;/Point&gt;&lt;/Placemark&gt;">
            <text:p>&lt;/description&gt;&lt;Point&gt;&lt;coordinates&gt; <text:s/>38.47765000, <text:s/>48.89703000&lt;/coordinates&gt;&lt;/Point&gt;&lt;/Placemark&gt;</text:p>
          </table:table-cell>
          <table:table-cell office:value-type="float" office:value="327">
            <text:p>327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8.921 &lt;br&gt; Longitude : <text:s text:c="6"/>28.236&lt;br&gt;Date Acquired : 2022-06-18 &lt;br&gt;Time: 10:21 UTC&lt;br&gt;Confidence [0-100] : low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8.23631000, <text:s/>48.92053000&lt;/coordinates&gt;&lt;/Point&gt;&lt;/Placemark&gt;</text:p>
          </table:table-cell>
          <table:table-cell office:value-type="float" office:value="328">
            <text:p>328</text:p>
          </table:table-cell>
          <table:table-cell table:formula="of:=IF([.D328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28];162;10)" office:value-type="string" office:string-value="2022-06-18">
            <text:p>2022-06-18</text:p>
          </table:table-cell>
          <table:table-cell table:formula="of:=RIGHT([.A328];LEN([.A328])-FIND(&quot;&lt;/description&gt;&quot;;[.A328])+1)" office:value-type="string" office:string-value="&lt;/description&gt;&lt;Point&gt;&lt;coordinates&gt;  28.23631000,  48.92053000&lt;/coordinates&gt;&lt;/Point&gt;&lt;/Placemark&gt;">
            <text:p>&lt;/description&gt;&lt;Point&gt;&lt;coordinates&gt; <text:s/>28.23631000, <text:s/>48.92053000&lt;/coordinates&gt;&lt;/Point&gt;&lt;/Placemark&gt;</text:p>
          </table:table-cell>
          <table:table-cell office:value-type="float" office:value="328">
            <text:p>328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9.014 &lt;br&gt; Longitude : <text:s text:c="6"/>38.405&lt;br&gt;Date Acquired : 2022-06-18 &lt;br&gt;Time: 10:19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40534000, <text:s/>49.01394000&lt;/coordinates&gt;&lt;/Point&gt;&lt;/Placemark&gt;</text:p>
          </table:table-cell>
          <table:table-cell office:value-type="float" office:value="329">
            <text:p>329</text:p>
          </table:table-cell>
          <table:table-cell table:formula="of:=IF([.D329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29];162;10)" office:value-type="string" office:string-value="2022-06-18">
            <text:p>2022-06-18</text:p>
          </table:table-cell>
          <table:table-cell table:formula="of:=RIGHT([.A329];LEN([.A329])-FIND(&quot;&lt;/description&gt;&quot;;[.A329])+1)" office:value-type="string" office:string-value="&lt;/description&gt;&lt;Point&gt;&lt;coordinates&gt;  38.40534000,  49.01394000&lt;/coordinates&gt;&lt;/Point&gt;&lt;/Placemark&gt;">
            <text:p>&lt;/description&gt;&lt;Point&gt;&lt;coordinates&gt; <text:s/>38.40534000, <text:s/>49.01394000&lt;/coordinates&gt;&lt;/Point&gt;&lt;/Placemark&gt;</text:p>
          </table:table-cell>
          <table:table-cell office:value-type="float" office:value="329">
            <text:p>329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9.014 &lt;br&gt; Longitude : <text:s text:c="6"/>38.406&lt;br&gt;Date Acquired : 2022-06-18 &lt;br&gt;Time: 09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40594000, <text:s/>49.01439000&lt;/coordinates&gt;&lt;/Point&gt;&lt;/Placemark&gt;</text:p>
          </table:table-cell>
          <table:table-cell office:value-type="float" office:value="330">
            <text:p>330</text:p>
          </table:table-cell>
          <table:table-cell table:formula="of:=IF([.D330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30];162;10)" office:value-type="string" office:string-value="2022-06-18">
            <text:p>2022-06-18</text:p>
          </table:table-cell>
          <table:table-cell table:formula="of:=RIGHT([.A330];LEN([.A330])-FIND(&quot;&lt;/description&gt;&quot;;[.A330])+1)" office:value-type="string" office:string-value="&lt;/description&gt;&lt;Point&gt;&lt;coordinates&gt;  38.40594000,  49.01439000&lt;/coordinates&gt;&lt;/Point&gt;&lt;/Placemark&gt;">
            <text:p>&lt;/description&gt;&lt;Point&gt;&lt;coordinates&gt; <text:s/>38.40594000, <text:s/>49.01439000&lt;/coordinates&gt;&lt;/Point&gt;&lt;/Placemark&gt;</text:p>
          </table:table-cell>
          <table:table-cell office:value-type="float" office:value="330">
            <text:p>330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9.040 &lt;br&gt; Longitude : <text:s text:c="6"/>28.245&lt;br&gt;Date Acquired : 2022-06-18 &lt;br&gt;Time: 10:2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8.24507000, <text:s/>49.04003000&lt;/coordinates&gt;&lt;/Point&gt;&lt;/Placemark&gt;</text:p>
          </table:table-cell>
          <table:table-cell office:value-type="float" office:value="331">
            <text:p>331</text:p>
          </table:table-cell>
          <table:table-cell table:formula="of:=IF([.D331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31];162;10)" office:value-type="string" office:string-value="2022-06-18">
            <text:p>2022-06-18</text:p>
          </table:table-cell>
          <table:table-cell table:formula="of:=RIGHT([.A331];LEN([.A331])-FIND(&quot;&lt;/description&gt;&quot;;[.A331])+1)" office:value-type="string" office:string-value="&lt;/description&gt;&lt;Point&gt;&lt;coordinates&gt;  28.24507000,  49.04003000&lt;/coordinates&gt;&lt;/Point&gt;&lt;/Placemark&gt;">
            <text:p>&lt;/description&gt;&lt;Point&gt;&lt;coordinates&gt; <text:s/>28.24507000, <text:s/>49.04003000&lt;/coordinates&gt;&lt;/Point&gt;&lt;/Placemark&gt;</text:p>
          </table:table-cell>
          <table:table-cell office:value-type="float" office:value="331">
            <text:p>331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9.043 &lt;br&gt; Longitude : <text:s text:c="6"/>38.308&lt;br&gt;Date Acquired : 2022-06-18 &lt;br&gt;Time: 09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30836000, <text:s/>49.04310000&lt;/coordinates&gt;&lt;/Point&gt;&lt;/Placemark&gt;</text:p>
          </table:table-cell>
          <table:table-cell office:value-type="float" office:value="332">
            <text:p>332</text:p>
          </table:table-cell>
          <table:table-cell table:formula="of:=IF([.D332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32];162;10)" office:value-type="string" office:string-value="2022-06-18">
            <text:p>2022-06-18</text:p>
          </table:table-cell>
          <table:table-cell table:formula="of:=RIGHT([.A332];LEN([.A332])-FIND(&quot;&lt;/description&gt;&quot;;[.A332])+1)" office:value-type="string" office:string-value="&lt;/description&gt;&lt;Point&gt;&lt;coordinates&gt;  38.30836000,  49.04310000&lt;/coordinates&gt;&lt;/Point&gt;&lt;/Placemark&gt;">
            <text:p>&lt;/description&gt;&lt;Point&gt;&lt;coordinates&gt; <text:s/>38.30836000, <text:s/>49.04310000&lt;/coordinates&gt;&lt;/Point&gt;&lt;/Placemark&gt;</text:p>
          </table:table-cell>
          <table:table-cell office:value-type="float" office:value="332">
            <text:p>332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9.054 &lt;br&gt; Longitude : <text:s text:c="6"/>38.273&lt;br&gt;Date Acquired : 2022-06-18 &lt;br&gt;Time: 09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27308000, <text:s/>49.05367000&lt;/coordinates&gt;&lt;/Point&gt;&lt;/Placemark&gt;</text:p>
          </table:table-cell>
          <table:table-cell office:value-type="float" office:value="333">
            <text:p>333</text:p>
          </table:table-cell>
          <table:table-cell table:formula="of:=IF([.D333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33];162;10)" office:value-type="string" office:string-value="2022-06-18">
            <text:p>2022-06-18</text:p>
          </table:table-cell>
          <table:table-cell table:formula="of:=RIGHT([.A333];LEN([.A333])-FIND(&quot;&lt;/description&gt;&quot;;[.A333])+1)" office:value-type="string" office:string-value="&lt;/description&gt;&lt;Point&gt;&lt;coordinates&gt;  38.27308000,  49.05367000&lt;/coordinates&gt;&lt;/Point&gt;&lt;/Placemark&gt;">
            <text:p>&lt;/description&gt;&lt;Point&gt;&lt;coordinates&gt; <text:s/>38.27308000, <text:s/>49.05367000&lt;/coordinates&gt;&lt;/Point&gt;&lt;/Placemark&gt;</text:p>
          </table:table-cell>
          <table:table-cell office:value-type="float" office:value="333">
            <text:p>333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9.054 &lt;br&gt; Longitude : <text:s text:c="6"/>38.295&lt;br&gt;Date Acquired : 2022-06-18 &lt;br&gt;Time: 09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29479000, <text:s/>49.05428000&lt;/coordinates&gt;&lt;/Point&gt;&lt;/Placemark&gt;</text:p>
          </table:table-cell>
          <table:table-cell office:value-type="float" office:value="334">
            <text:p>334</text:p>
          </table:table-cell>
          <table:table-cell table:formula="of:=IF([.D334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34];162;10)" office:value-type="string" office:string-value="2022-06-18">
            <text:p>2022-06-18</text:p>
          </table:table-cell>
          <table:table-cell table:formula="of:=RIGHT([.A334];LEN([.A334])-FIND(&quot;&lt;/description&gt;&quot;;[.A334])+1)" office:value-type="string" office:string-value="&lt;/description&gt;&lt;Point&gt;&lt;coordinates&gt;  38.29479000,  49.05428000&lt;/coordinates&gt;&lt;/Point&gt;&lt;/Placemark&gt;">
            <text:p>&lt;/description&gt;&lt;Point&gt;&lt;coordinates&gt; <text:s/>38.29479000, <text:s/>49.05428000&lt;/coordinates&gt;&lt;/Point&gt;&lt;/Placemark&gt;</text:p>
          </table:table-cell>
          <table:table-cell office:value-type="float" office:value="334">
            <text:p>334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9.064 &lt;br&gt; Longitude : <text:s text:c="6"/>38.251&lt;br&gt;Date Acquired : 2022-06-18 &lt;br&gt;Time: 09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25060000, <text:s/>49.06413000&lt;/coordinates&gt;&lt;/Point&gt;&lt;/Placemark&gt;</text:p>
          </table:table-cell>
          <table:table-cell office:value-type="float" office:value="335">
            <text:p>335</text:p>
          </table:table-cell>
          <table:table-cell table:formula="of:=IF([.D335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35];162;10)" office:value-type="string" office:string-value="2022-06-18">
            <text:p>2022-06-18</text:p>
          </table:table-cell>
          <table:table-cell table:formula="of:=RIGHT([.A335];LEN([.A335])-FIND(&quot;&lt;/description&gt;&quot;;[.A335])+1)" office:value-type="string" office:string-value="&lt;/description&gt;&lt;Point&gt;&lt;coordinates&gt;  38.25060000,  49.06413000&lt;/coordinates&gt;&lt;/Point&gt;&lt;/Placemark&gt;">
            <text:p>&lt;/description&gt;&lt;Point&gt;&lt;coordinates&gt; <text:s/>38.25060000, <text:s/>49.06413000&lt;/coordinates&gt;&lt;/Point&gt;&lt;/Placemark&gt;</text:p>
          </table:table-cell>
          <table:table-cell office:value-type="float" office:value="335">
            <text:p>335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9.067 &lt;br&gt; Longitude : <text:s text:c="6"/>38.250&lt;br&gt;Date Acquired : 2022-06-18 &lt;br&gt;Time: 09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25020000, <text:s/>49.06740000&lt;/coordinates&gt;&lt;/Point&gt;&lt;/Placemark&gt;</text:p>
          </table:table-cell>
          <table:table-cell office:value-type="float" office:value="336">
            <text:p>336</text:p>
          </table:table-cell>
          <table:table-cell table:formula="of:=IF([.D336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36];162;10)" office:value-type="string" office:string-value="2022-06-18">
            <text:p>2022-06-18</text:p>
          </table:table-cell>
          <table:table-cell table:formula="of:=RIGHT([.A336];LEN([.A336])-FIND(&quot;&lt;/description&gt;&quot;;[.A336])+1)" office:value-type="string" office:string-value="&lt;/description&gt;&lt;Point&gt;&lt;coordinates&gt;  38.25020000,  49.06740000&lt;/coordinates&gt;&lt;/Point&gt;&lt;/Placemark&gt;">
            <text:p>&lt;/description&gt;&lt;Point&gt;&lt;coordinates&gt; <text:s/>38.25020000, <text:s/>49.06740000&lt;/coordinates&gt;&lt;/Point&gt;&lt;/Placemark&gt;</text:p>
          </table:table-cell>
          <table:table-cell office:value-type="float" office:value="336">
            <text:p>336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9.068 &lt;br&gt; Longitude : <text:s text:c="6"/>38.248&lt;br&gt;Date Acquired : 2022-06-18 &lt;br&gt;Time: 09:30 UTC&lt;br&gt;Confidence [0-100] : low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8.24811000, <text:s/>49.06837000&lt;/coordinates&gt;&lt;/Point&gt;&lt;/Placemark&gt;</text:p>
          </table:table-cell>
          <table:table-cell office:value-type="float" office:value="337">
            <text:p>337</text:p>
          </table:table-cell>
          <table:table-cell table:formula="of:=IF([.D337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37];162;10)" office:value-type="string" office:string-value="2022-06-18">
            <text:p>2022-06-18</text:p>
          </table:table-cell>
          <table:table-cell table:formula="of:=RIGHT([.A337];LEN([.A337])-FIND(&quot;&lt;/description&gt;&quot;;[.A337])+1)" office:value-type="string" office:string-value="&lt;/description&gt;&lt;Point&gt;&lt;coordinates&gt;  38.24811000,  49.06837000&lt;/coordinates&gt;&lt;/Point&gt;&lt;/Placemark&gt;">
            <text:p>&lt;/description&gt;&lt;Point&gt;&lt;coordinates&gt; <text:s/>38.24811000, <text:s/>49.06837000&lt;/coordinates&gt;&lt;/Point&gt;&lt;/Placemark&gt;</text:p>
          </table:table-cell>
          <table:table-cell office:value-type="float" office:value="337">
            <text:p>337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9.420 &lt;br&gt; Longitude : <text:s text:c="6"/>36.999&lt;br&gt;Date Acquired : 2022-06-18 &lt;br&gt;Time: 10:2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6.99894000, <text:s/>49.41976000&lt;/coordinates&gt;&lt;/Point&gt;&lt;/Placemark&gt;</text:p>
          </table:table-cell>
          <table:table-cell office:value-type="float" office:value="338">
            <text:p>338</text:p>
          </table:table-cell>
          <table:table-cell table:formula="of:=IF([.D338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38];162;10)" office:value-type="string" office:string-value="2022-06-18">
            <text:p>2022-06-18</text:p>
          </table:table-cell>
          <table:table-cell table:formula="of:=RIGHT([.A338];LEN([.A338])-FIND(&quot;&lt;/description&gt;&quot;;[.A338])+1)" office:value-type="string" office:string-value="&lt;/description&gt;&lt;Point&gt;&lt;coordinates&gt;  36.99894000,  49.41976000&lt;/coordinates&gt;&lt;/Point&gt;&lt;/Placemark&gt;">
            <text:p>&lt;/description&gt;&lt;Point&gt;&lt;coordinates&gt; <text:s/>36.99894000, <text:s/>49.41976000&lt;/coordinates&gt;&lt;/Point&gt;&lt;/Placemark&gt;</text:p>
          </table:table-cell>
          <table:table-cell office:value-type="float" office:value="338">
            <text:p>338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9.421 &lt;br&gt; Longitude : <text:s text:c="6"/>37.000&lt;br&gt;Date Acquired : 2022-06-18 &lt;br&gt;Time: 09:30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6.99997000, <text:s/>49.42128000&lt;/coordinates&gt;&lt;/Point&gt;&lt;/Placemark&gt;</text:p>
          </table:table-cell>
          <table:table-cell office:value-type="float" office:value="339">
            <text:p>339</text:p>
          </table:table-cell>
          <table:table-cell table:formula="of:=IF([.D339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39];162;10)" office:value-type="string" office:string-value="2022-06-18">
            <text:p>2022-06-18</text:p>
          </table:table-cell>
          <table:table-cell table:formula="of:=RIGHT([.A339];LEN([.A339])-FIND(&quot;&lt;/description&gt;&quot;;[.A339])+1)" office:value-type="string" office:string-value="&lt;/description&gt;&lt;Point&gt;&lt;coordinates&gt;  36.99997000,  49.42128000&lt;/coordinates&gt;&lt;/Point&gt;&lt;/Placemark&gt;">
            <text:p>&lt;/description&gt;&lt;Point&gt;&lt;coordinates&gt; <text:s/>36.99997000, <text:s/>49.42128000&lt;/coordinates&gt;&lt;/Point&gt;&lt;/Placemark&gt;</text:p>
          </table:table-cell>
          <table:table-cell office:value-type="float" office:value="339">
            <text:p>339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9.481 &lt;br&gt; Longitude : <text:s text:c="6"/>36.733&lt;br&gt;Date Acquired : 2022-06-18 &lt;br&gt;Time: 10:2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6.73256000, <text:s/>49.48068000&lt;/coordinates&gt;&lt;/Point&gt;&lt;/Placemark&gt;</text:p>
          </table:table-cell>
          <table:table-cell office:value-type="float" office:value="340">
            <text:p>340</text:p>
          </table:table-cell>
          <table:table-cell table:formula="of:=IF([.D340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40];162;10)" office:value-type="string" office:string-value="2022-06-18">
            <text:p>2022-06-18</text:p>
          </table:table-cell>
          <table:table-cell table:formula="of:=RIGHT([.A340];LEN([.A340])-FIND(&quot;&lt;/description&gt;&quot;;[.A340])+1)" office:value-type="string" office:string-value="&lt;/description&gt;&lt;Point&gt;&lt;coordinates&gt;  36.73256000,  49.48068000&lt;/coordinates&gt;&lt;/Point&gt;&lt;/Placemark&gt;">
            <text:p>&lt;/description&gt;&lt;Point&gt;&lt;coordinates&gt; <text:s/>36.73256000, <text:s/>49.48068000&lt;/coordinates&gt;&lt;/Point&gt;&lt;/Placemark&gt;</text:p>
          </table:table-cell>
          <table:table-cell office:value-type="float" office:value="340">
            <text:p>340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9.484 &lt;br&gt; Longitude : <text:s text:c="6"/>36.731&lt;br&gt;Date Acquired : 2022-06-18 &lt;br&gt;Time: 10:2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6.73145000, <text:s/>49.48396000&lt;/coordinates&gt;&lt;/Point&gt;&lt;/Placemark&gt;</text:p>
          </table:table-cell>
          <table:table-cell office:value-type="float" office:value="341">
            <text:p>341</text:p>
          </table:table-cell>
          <table:table-cell table:formula="of:=IF([.D341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41];162;10)" office:value-type="string" office:string-value="2022-06-18">
            <text:p>2022-06-18</text:p>
          </table:table-cell>
          <table:table-cell table:formula="of:=RIGHT([.A341];LEN([.A341])-FIND(&quot;&lt;/description&gt;&quot;;[.A341])+1)" office:value-type="string" office:string-value="&lt;/description&gt;&lt;Point&gt;&lt;coordinates&gt;  36.73145000,  49.48396000&lt;/coordinates&gt;&lt;/Point&gt;&lt;/Placemark&gt;">
            <text:p>&lt;/description&gt;&lt;Point&gt;&lt;coordinates&gt; <text:s/>36.73145000, <text:s/>49.48396000&lt;/coordinates&gt;&lt;/Point&gt;&lt;/Placemark&gt;</text:p>
          </table:table-cell>
          <table:table-cell office:value-type="float" office:value="341">
            <text:p>341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49.950 &lt;br&gt; Longitude : <text:s text:c="6"/>35.272&lt;br&gt;Date Acquired : 2022-06-18 &lt;br&gt;Time: 10:21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5.27156000, <text:s/>49.95000000&lt;/coordinates&gt;&lt;/Point&gt;&lt;/Placemark&gt;</text:p>
          </table:table-cell>
          <table:table-cell office:value-type="float" office:value="342">
            <text:p>342</text:p>
          </table:table-cell>
          <table:table-cell table:formula="of:=IF([.D342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42];162;10)" office:value-type="string" office:string-value="2022-06-18">
            <text:p>2022-06-18</text:p>
          </table:table-cell>
          <table:table-cell table:formula="of:=RIGHT([.A342];LEN([.A342])-FIND(&quot;&lt;/description&gt;&quot;;[.A342])+1)" office:value-type="string" office:string-value="&lt;/description&gt;&lt;Point&gt;&lt;coordinates&gt;  35.27156000,  49.95000000&lt;/coordinates&gt;&lt;/Point&gt;&lt;/Placemark&gt;">
            <text:p>&lt;/description&gt;&lt;Point&gt;&lt;coordinates&gt; <text:s/>35.27156000, <text:s/>49.95000000&lt;/coordinates&gt;&lt;/Point&gt;&lt;/Placemark&gt;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50.074 &lt;br&gt; Longitude : <text:s text:c="6"/>28.078&lt;br&gt;Date Acquired : 2022-06-18 &lt;br&gt;Time: 00:35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8.07766000, <text:s/>50.07426000&lt;/coordinates&gt;&lt;/Point&gt;&lt;/Placemark&gt;</text:p>
          </table:table-cell>
          <table:table-cell office:value-type="float" office:value="343">
            <text:p>343</text:p>
          </table:table-cell>
          <table:table-cell table:formula="of:=IF([.D343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43];162;10)" office:value-type="string" office:string-value="2022-06-18">
            <text:p>2022-06-18</text:p>
          </table:table-cell>
          <table:table-cell table:formula="of:=RIGHT([.A343];LEN([.A343])-FIND(&quot;&lt;/description&gt;&quot;;[.A343])+1)" office:value-type="string" office:string-value="&lt;/description&gt;&lt;Point&gt;&lt;coordinates&gt;  28.07766000,  50.07426000&lt;/coordinates&gt;&lt;/Point&gt;&lt;/Placemark&gt;">
            <text:p>&lt;/description&gt;&lt;Point&gt;&lt;coordinates&gt; <text:s/>28.07766000, <text:s/>50.07426000&lt;/coordinates&gt;&lt;/Point&gt;&lt;/Placemark&gt;</text:p>
          </table:table-cell>
          <table:table-cell office:value-type="float" office:value="343">
            <text:p>343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50.453 &lt;br&gt; Longitude : <text:s text:c="6"/>34.120&lt;br&gt;Date Acquired : 2022-06-18 &lt;br&gt;Time: 09:32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4.12024000, <text:s/>50.45335000&lt;/coordinates&gt;&lt;/Point&gt;&lt;/Placemark&gt;</text:p>
          </table:table-cell>
          <table:table-cell office:value-type="float" office:value="344">
            <text:p>344</text:p>
          </table:table-cell>
          <table:table-cell table:formula="of:=IF([.D344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44];162;10)" office:value-type="string" office:string-value="2022-06-18">
            <text:p>2022-06-18</text:p>
          </table:table-cell>
          <table:table-cell table:formula="of:=RIGHT([.A344];LEN([.A344])-FIND(&quot;&lt;/description&gt;&quot;;[.A344])+1)" office:value-type="string" office:string-value="&lt;/description&gt;&lt;Point&gt;&lt;coordinates&gt;  34.12024000,  50.45335000&lt;/coordinates&gt;&lt;/Point&gt;&lt;/Placemark&gt;">
            <text:p>&lt;/description&gt;&lt;Point&gt;&lt;coordinates&gt; <text:s/>34.12024000, <text:s/>50.45335000&lt;/coordinates&gt;&lt;/Point&gt;&lt;/Placemark&gt;</text:p>
          </table:table-cell>
          <table:table-cell office:value-type="float" office:value="344">
            <text:p>344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50.542 &lt;br&gt; Longitude : <text:s text:c="6"/>26.258&lt;br&gt;Date Acquired : 2022-06-18 &lt;br&gt;Time: 01:2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6.25793000, <text:s/>50.54223000&lt;/coordinates&gt;&lt;/Point&gt;&lt;/Placemark&gt;</text:p>
          </table:table-cell>
          <table:table-cell office:value-type="float" office:value="345">
            <text:p>345</text:p>
          </table:table-cell>
          <table:table-cell table:formula="of:=IF([.D345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45];162;10)" office:value-type="string" office:string-value="2022-06-18">
            <text:p>2022-06-18</text:p>
          </table:table-cell>
          <table:table-cell table:formula="of:=RIGHT([.A345];LEN([.A345])-FIND(&quot;&lt;/description&gt;&quot;;[.A345])+1)" office:value-type="string" office:string-value="&lt;/description&gt;&lt;Point&gt;&lt;coordinates&gt;  26.25793000,  50.54223000&lt;/coordinates&gt;&lt;/Point&gt;&lt;/Placemark&gt;">
            <text:p>&lt;/description&gt;&lt;Point&gt;&lt;coordinates&gt; <text:s/>26.25793000, <text:s/>50.54223000&lt;/coordinates&gt;&lt;/Point&gt;&lt;/Placemark&gt;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50.545 &lt;br&gt; Longitude : <text:s text:c="6"/>26.259&lt;br&gt;Date Acquired : 2022-06-18 &lt;br&gt;Time: 01:2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6.25940000, <text:s/>50.54518000&lt;/coordinates&gt;&lt;/Point&gt;&lt;/Placemark&gt;</text:p>
          </table:table-cell>
          <table:table-cell office:value-type="float" office:value="346">
            <text:p>346</text:p>
          </table:table-cell>
          <table:table-cell table:formula="of:=IF([.D346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46];162;10)" office:value-type="string" office:string-value="2022-06-18">
            <text:p>2022-06-18</text:p>
          </table:table-cell>
          <table:table-cell table:formula="of:=RIGHT([.A346];LEN([.A346])-FIND(&quot;&lt;/description&gt;&quot;;[.A346])+1)" office:value-type="string" office:string-value="&lt;/description&gt;&lt;Point&gt;&lt;coordinates&gt;  26.25940000,  50.54518000&lt;/coordinates&gt;&lt;/Point&gt;&lt;/Placemark&gt;">
            <text:p>&lt;/description&gt;&lt;Point&gt;&lt;coordinates&gt; <text:s/>26.25940000, <text:s/>50.54518000&lt;/coordinates&gt;&lt;/Point&gt;&lt;/Placemark&gt;</text:p>
          </table:table-cell>
          <table:table-cell office:value-type="float" office:value="346">
            <text:p>346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50.545 &lt;br&gt; Longitude : <text:s text:c="6"/>26.263&lt;br&gt;Date Acquired : 2022-06-18 &lt;br&gt;Time: 00:35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6.26345000, <text:s/>50.54548000&lt;/coordinates&gt;&lt;/Point&gt;&lt;/Placemark&gt;</text:p>
          </table:table-cell>
          <table:table-cell office:value-type="float" office:value="347">
            <text:p>347</text:p>
          </table:table-cell>
          <table:table-cell table:formula="of:=IF([.D347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47];162;10)" office:value-type="string" office:string-value="2022-06-18">
            <text:p>2022-06-18</text:p>
          </table:table-cell>
          <table:table-cell table:formula="of:=RIGHT([.A347];LEN([.A347])-FIND(&quot;&lt;/description&gt;&quot;;[.A347])+1)" office:value-type="string" office:string-value="&lt;/description&gt;&lt;Point&gt;&lt;coordinates&gt;  26.26345000,  50.54548000&lt;/coordinates&gt;&lt;/Point&gt;&lt;/Placemark&gt;">
            <text:p>&lt;/description&gt;&lt;Point&gt;&lt;coordinates&gt; <text:s/>26.26345000, <text:s/>50.54548000&lt;/coordinates&gt;&lt;/Point&gt;&lt;/Placemark&gt;</text:p>
          </table:table-cell>
          <table:table-cell office:value-type="float" office:value="347">
            <text:p>347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50.547 &lt;br&gt; Longitude : <text:s text:c="6"/>26.259&lt;br&gt;Date Acquired : 2022-06-18 &lt;br&gt;Time: 00:35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6.25938000, <text:s/>50.54657000&lt;/coordinates&gt;&lt;/Point&gt;&lt;/Placemark&gt;</text:p>
          </table:table-cell>
          <table:table-cell office:value-type="float" office:value="348">
            <text:p>348</text:p>
          </table:table-cell>
          <table:table-cell table:formula="of:=IF([.D348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48];162;10)" office:value-type="string" office:string-value="2022-06-18">
            <text:p>2022-06-18</text:p>
          </table:table-cell>
          <table:table-cell table:formula="of:=RIGHT([.A348];LEN([.A348])-FIND(&quot;&lt;/description&gt;&quot;;[.A348])+1)" office:value-type="string" office:string-value="&lt;/description&gt;&lt;Point&gt;&lt;coordinates&gt;  26.25938000,  50.54657000&lt;/coordinates&gt;&lt;/Point&gt;&lt;/Placemark&gt;">
            <text:p>&lt;/description&gt;&lt;Point&gt;&lt;coordinates&gt; <text:s/>26.25938000, <text:s/>50.54657000&lt;/coordinates&gt;&lt;/Point&gt;&lt;/Placemark&gt;</text:p>
          </table:table-cell>
          <table:table-cell office:value-type="float" office:value="348">
            <text:p>348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50.547 &lt;br&gt; Longitude : <text:s text:c="6"/>26.262&lt;br&gt;Date Acquired : 2022-06-18 &lt;br&gt;Time: 01:24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6.26158000, <text:s/>50.54718000&lt;/coordinates&gt;&lt;/Point&gt;&lt;/Placemark&gt;</text:p>
          </table:table-cell>
          <table:table-cell office:value-type="float" office:value="349">
            <text:p>349</text:p>
          </table:table-cell>
          <table:table-cell table:formula="of:=IF([.D349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49];162;10)" office:value-type="string" office:string-value="2022-06-18">
            <text:p>2022-06-18</text:p>
          </table:table-cell>
          <table:table-cell table:formula="of:=RIGHT([.A349];LEN([.A349])-FIND(&quot;&lt;/description&gt;&quot;;[.A349])+1)" office:value-type="string" office:string-value="&lt;/description&gt;&lt;Point&gt;&lt;coordinates&gt;  26.26158000,  50.54718000&lt;/coordinates&gt;&lt;/Point&gt;&lt;/Placemark&gt;">
            <text:p>&lt;/description&gt;&lt;Point&gt;&lt;coordinates&gt; <text:s/>26.26158000, <text:s/>50.54718000&lt;/coordinates&gt;&lt;/Point&gt;&lt;/Placemark&gt;</text:p>
          </table:table-cell>
          <table:table-cell office:value-type="float" office:value="349">
            <text:p>349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51.886 &lt;br&gt; Longitude : <text:s text:c="6"/>29.337&lt;br&gt;Date Acquired : 2022-06-18 &lt;br&gt;Time: 01:22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9.33708000, <text:s/>51.88635000&lt;/coordinates&gt;&lt;/Point&gt;&lt;/Placemark&gt;</text:p>
          </table:table-cell>
          <table:table-cell office:value-type="float" office:value="350">
            <text:p>350</text:p>
          </table:table-cell>
          <table:table-cell table:formula="of:=IF([.D350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50];162;10)" office:value-type="string" office:string-value="2022-06-18">
            <text:p>2022-06-18</text:p>
          </table:table-cell>
          <table:table-cell table:formula="of:=RIGHT([.A350];LEN([.A350])-FIND(&quot;&lt;/description&gt;&quot;;[.A350])+1)" office:value-type="string" office:string-value="&lt;/description&gt;&lt;Point&gt;&lt;coordinates&gt;  29.33708000,  51.88635000&lt;/coordinates&gt;&lt;/Point&gt;&lt;/Placemark&gt;">
            <text:p>&lt;/description&gt;&lt;Point&gt;&lt;coordinates&gt; <text:s/>29.33708000, <text:s/>51.88635000&lt;/coordinates&gt;&lt;/Point&gt;&lt;/Placemark&gt;</text:p>
          </table:table-cell>
          <table:table-cell office:value-type="float" office:value="350">
            <text:p>350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51.892 &lt;br&gt; Longitude : <text:s text:c="6"/>29.339&lt;br&gt;Date Acquired : 2022-06-18 &lt;br&gt;Time: 00:35 UTC&lt;br&gt;Confidence [0-100] : nominal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9.33876000, <text:s/>51.89154000&lt;/coordinates&gt;&lt;/Point&gt;&lt;/Placemark&gt;</text:p>
          </table:table-cell>
          <table:table-cell office:value-type="float" office:value="351">
            <text:p>351</text:p>
          </table:table-cell>
          <table:table-cell table:formula="of:=IF([.D351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51];162;10)" office:value-type="string" office:string-value="2022-06-18">
            <text:p>2022-06-18</text:p>
          </table:table-cell>
          <table:table-cell table:formula="of:=RIGHT([.A351];LEN([.A351])-FIND(&quot;&lt;/description&gt;&quot;;[.A351])+1)" office:value-type="string" office:string-value="&lt;/description&gt;&lt;Point&gt;&lt;coordinates&gt;  29.33876000,  51.89154000&lt;/coordinates&gt;&lt;/Point&gt;&lt;/Placemark&gt;">
            <text:p>&lt;/description&gt;&lt;Point&gt;&lt;coordinates&gt; <text:s/>29.33876000, <text:s/>51.89154000&lt;/coordinates&gt;&lt;/Point&gt;&lt;/Placemark&gt;</text:p>
          </table:table-cell>
          <table:table-cell office:value-type="float" office:value="351">
            <text:p>351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51.892 &lt;br&gt; Longitude : <text:s text:c="6"/>29.342&lt;br&gt;Date Acquired : 2022-06-18 &lt;br&gt;Time: 01:22 UTC&lt;br&gt;Confidence [0-100] : nominal&lt;br&gt;Satellite : SNPP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29.34152000, <text:s/>51.89153000&lt;/coordinates&gt;&lt;/Point&gt;&lt;/Placemark&gt;</text:p>
          </table:table-cell>
          <table:table-cell office:value-type="float" office:value="352">
            <text:p>352</text:p>
          </table:table-cell>
          <table:table-cell table:formula="of:=IF([.D352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52];162;10)" office:value-type="string" office:string-value="2022-06-18">
            <text:p>2022-06-18</text:p>
          </table:table-cell>
          <table:table-cell table:formula="of:=RIGHT([.A352];LEN([.A352])-FIND(&quot;&lt;/description&gt;&quot;;[.A352])+1)" office:value-type="string" office:string-value="&lt;/description&gt;&lt;Point&gt;&lt;coordinates&gt;  29.34152000,  51.89153000&lt;/coordinates&gt;&lt;/Point&gt;&lt;/Placemark&gt;">
            <text:p>&lt;/description&gt;&lt;Point&gt;&lt;coordinates&gt; <text:s/>29.34152000, <text:s/>51.89153000&lt;/coordinates&gt;&lt;/Point&gt;&lt;/Placemark&gt;</text:p>
          </table:table-cell>
          <table:table-cell office:value-type="float" office:value="352">
            <text:p>352</text:p>
          </table:table-cell>
        </table:table-row>
        <table:table-row table:style-name="ro1">
          <table:table-cell office:value-type="string">
            <text:p>&lt;Placemark&gt;&lt;name&gt;VIIRS FIRE&lt;/name&gt;&lt;styleUrl&gt;#fireIcon&lt;/styleUrl&gt;&lt;description&gt; &lt;![CDATA[ Latitude : <text:s text:c="6"/>52.239 &lt;br&gt; Longitude : <text:s text:c="6"/>35.796&lt;br&gt;Date Acquired : 2022-06-18 &lt;br&gt;Time: 10:21 UTC&lt;br&gt;Confidence [0-100] : low&lt;br&gt;Satellite : 1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5.79613000, <text:s/>52.23950000&lt;/coordinates&gt;&lt;/Point&gt;&lt;/Placemark&gt;</text:p>
          </table:table-cell>
          <table:table-cell office:value-type="float" office:value="353">
            <text:p>353</text:p>
          </table:table-cell>
          <table:table-cell table:formula="of:=IF([.D353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53];162;10)" office:value-type="string" office:string-value="2022-06-18">
            <text:p>2022-06-18</text:p>
          </table:table-cell>
          <table:table-cell table:formula="of:=RIGHT([.A353];LEN([.A353])-FIND(&quot;&lt;/description&gt;&quot;;[.A353])+1)" office:value-type="string" office:string-value="&lt;/description&gt;&lt;Point&gt;&lt;coordinates&gt;  35.79613000,  52.23950000&lt;/coordinates&gt;&lt;/Point&gt;&lt;/Placemark&gt;">
            <text:p>&lt;/description&gt;&lt;Point&gt;&lt;coordinates&gt; <text:s/>35.79613000, <text:s/>52.23950000&lt;/coordinates&gt;&lt;/Point&gt;&lt;/Placemark&gt;</text:p>
          </table:table-cell>
          <table:table-cell office:value-type="float" office:value="353">
            <text:p>353</text:p>
          </table:table-cell>
        </table:table-row>
        <table:table-row table:style-name="ro2">
          <table:table-cell/>
          <table:table-cell office:value-type="float" office:value="354">
            <text:p>354</text:p>
          </table:table-cell>
          <table:table-cell table:formula="of:=IF([.D354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54];162;10)">
            <text:p/>
          </table:table-cell>
          <table:table-cell table:formula="of:=RIGHT([.A354];LEN([.A354])-FIND(&quot;&lt;/description&gt;&quot;;[.A354])+1)" office:value-type="float" office:value="0">
            <text:p>#VALUE!</text:p>
          </table:table-cell>
          <table:table-cell office:value-type="float" office:value="354">
            <text:p>354</text:p>
          </table:table-cell>
        </table:table-row>
        <table:table-row table:style-name="ro2">
          <table:table-cell/>
          <table:table-cell office:value-type="float" office:value="355">
            <text:p>355</text:p>
          </table:table-cell>
          <table:table-cell table:formula="of:=IF([.D355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55];162;10)">
            <text:p/>
          </table:table-cell>
          <table:table-cell table:formula="of:=RIGHT([.A355];LEN([.A355])-FIND(&quot;&lt;/description&gt;&quot;;[.A355])+1)" office:value-type="float" office:value="0">
            <text:p>#VALUE!</text:p>
          </table:table-cell>
          <table:table-cell office:value-type="float" office:value="355">
            <text:p>355</text:p>
          </table:table-cell>
        </table:table-row>
        <table:table-row table:style-name="ro2">
          <table:table-cell/>
          <table:table-cell office:value-type="float" office:value="356">
            <text:p>356</text:p>
          </table:table-cell>
          <table:table-cell table:formula="of:=IF([.D356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56];162;10)">
            <text:p/>
          </table:table-cell>
          <table:table-cell table:formula="of:=RIGHT([.A356];LEN([.A356])-FIND(&quot;&lt;/description&gt;&quot;;[.A356])+1)" office:value-type="float" office:value="0">
            <text:p>#VALUE!</text:p>
          </table:table-cell>
          <table:table-cell office:value-type="float" office:value="356">
            <text:p>356</text:p>
          </table:table-cell>
        </table:table-row>
        <table:table-row table:style-name="ro2">
          <table:table-cell/>
          <table:table-cell office:value-type="float" office:value="357">
            <text:p>357</text:p>
          </table:table-cell>
          <table:table-cell table:formula="of:=IF([.D357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57];162;10)">
            <text:p/>
          </table:table-cell>
          <table:table-cell table:formula="of:=RIGHT([.A357];LEN([.A357])-FIND(&quot;&lt;/description&gt;&quot;;[.A357])+1)" office:value-type="float" office:value="0">
            <text:p>#VALUE!</text:p>
          </table:table-cell>
          <table:table-cell office:value-type="float" office:value="357">
            <text:p>357</text:p>
          </table:table-cell>
        </table:table-row>
        <table:table-row table:style-name="ro2">
          <table:table-cell/>
          <table:table-cell office:value-type="float" office:value="358">
            <text:p>358</text:p>
          </table:table-cell>
          <table:table-cell table:formula="of:=IF([.D358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58];162;10)">
            <text:p/>
          </table:table-cell>
          <table:table-cell table:formula="of:=RIGHT([.A358];LEN([.A358])-FIND(&quot;&lt;/description&gt;&quot;;[.A358])+1)" office:value-type="float" office:value="0">
            <text:p>#VALUE!</text:p>
          </table:table-cell>
          <table:table-cell office:value-type="float" office:value="358">
            <text:p>358</text:p>
          </table:table-cell>
        </table:table-row>
        <table:table-row table:style-name="ro2">
          <table:table-cell/>
          <table:table-cell office:value-type="float" office:value="359">
            <text:p>359</text:p>
          </table:table-cell>
          <table:table-cell table:formula="of:=IF([.D359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59];162;10)">
            <text:p/>
          </table:table-cell>
          <table:table-cell table:formula="of:=RIGHT([.A359];LEN([.A359])-FIND(&quot;&lt;/description&gt;&quot;;[.A359])+1)" office:value-type="float" office:value="0">
            <text:p>#VALUE!</text:p>
          </table:table-cell>
          <table:table-cell office:value-type="float" office:value="359">
            <text:p>359</text:p>
          </table:table-cell>
        </table:table-row>
        <table:table-row table:style-name="ro2">
          <table:table-cell/>
          <table:table-cell office:value-type="float" office:value="360">
            <text:p>360</text:p>
          </table:table-cell>
          <table:table-cell table:formula="of:=IF([.D360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60];162;10)">
            <text:p/>
          </table:table-cell>
          <table:table-cell table:formula="of:=RIGHT([.A360];LEN([.A360])-FIND(&quot;&lt;/description&gt;&quot;;[.A360])+1)" office:value-type="float" office:value="0">
            <text:p>#VALUE!</text:p>
          </table:table-cell>
          <table:table-cell office:value-type="float" office:value="360">
            <text:p>360</text:p>
          </table:table-cell>
        </table:table-row>
        <table:table-row table:style-name="ro2">
          <table:table-cell/>
          <table:table-cell office:value-type="float" office:value="361">
            <text:p>361</text:p>
          </table:table-cell>
          <table:table-cell table:formula="of:=IF([.D361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61];162;10)">
            <text:p/>
          </table:table-cell>
          <table:table-cell table:formula="of:=RIGHT([.A361];LEN([.A361])-FIND(&quot;&lt;/description&gt;&quot;;[.A361])+1)" office:value-type="float" office:value="0">
            <text:p>#VALUE!</text:p>
          </table:table-cell>
          <table:table-cell office:value-type="float" office:value="361">
            <text:p>361</text:p>
          </table:table-cell>
        </table:table-row>
        <table:table-row table:style-name="ro2">
          <table:table-cell/>
          <table:table-cell office:value-type="float" office:value="362">
            <text:p>362</text:p>
          </table:table-cell>
          <table:table-cell table:formula="of:=IF([.D362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62];162;10)">
            <text:p/>
          </table:table-cell>
          <table:table-cell table:formula="of:=RIGHT([.A362];LEN([.A362])-FIND(&quot;&lt;/description&gt;&quot;;[.A362])+1)" office:value-type="float" office:value="0">
            <text:p>#VALUE!</text:p>
          </table:table-cell>
          <table:table-cell office:value-type="float" office:value="362">
            <text:p>362</text:p>
          </table:table-cell>
        </table:table-row>
        <table:table-row table:style-name="ro2">
          <table:table-cell/>
          <table:table-cell office:value-type="float" office:value="363">
            <text:p>363</text:p>
          </table:table-cell>
          <table:table-cell table:formula="of:=IF([.D363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63];162;10)">
            <text:p/>
          </table:table-cell>
          <table:table-cell table:formula="of:=RIGHT([.A363];LEN([.A363])-FIND(&quot;&lt;/description&gt;&quot;;[.A363])+1)" office:value-type="float" office:value="0">
            <text:p>#VALUE!</text:p>
          </table:table-cell>
          <table:table-cell office:value-type="float" office:value="363">
            <text:p>363</text:p>
          </table:table-cell>
        </table:table-row>
        <table:table-row table:style-name="ro2">
          <table:table-cell/>
          <table:table-cell office:value-type="float" office:value="364">
            <text:p>364</text:p>
          </table:table-cell>
          <table:table-cell table:formula="of:=IF([.D364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64];162;10)">
            <text:p/>
          </table:table-cell>
          <table:table-cell table:formula="of:=RIGHT([.A364];LEN([.A364])-FIND(&quot;&lt;/description&gt;&quot;;[.A364])+1)" office:value-type="float" office:value="0">
            <text:p>#VALUE!</text:p>
          </table:table-cell>
          <table:table-cell office:value-type="float" office:value="364">
            <text:p>364</text:p>
          </table:table-cell>
        </table:table-row>
        <table:table-row table:style-name="ro2">
          <table:table-cell/>
          <table:table-cell office:value-type="float" office:value="365">
            <text:p>365</text:p>
          </table:table-cell>
          <table:table-cell table:formula="of:=IF([.D365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65];162;10)">
            <text:p/>
          </table:table-cell>
          <table:table-cell table:formula="of:=RIGHT([.A365];LEN([.A365])-FIND(&quot;&lt;/description&gt;&quot;;[.A365])+1)" office:value-type="float" office:value="0">
            <text:p>#VALUE!</text:p>
          </table:table-cell>
          <table:table-cell office:value-type="float" office:value="365">
            <text:p>365</text:p>
          </table:table-cell>
        </table:table-row>
        <table:table-row table:style-name="ro2">
          <table:table-cell/>
          <table:table-cell office:value-type="float" office:value="366">
            <text:p>366</text:p>
          </table:table-cell>
          <table:table-cell table:formula="of:=IF([.D366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66];162;10)">
            <text:p/>
          </table:table-cell>
          <table:table-cell table:formula="of:=RIGHT([.A366];LEN([.A366])-FIND(&quot;&lt;/description&gt;&quot;;[.A366])+1)" office:value-type="float" office:value="0">
            <text:p>#VALUE!</text:p>
          </table:table-cell>
          <table:table-cell office:value-type="float" office:value="366">
            <text:p>366</text:p>
          </table:table-cell>
        </table:table-row>
        <table:table-row table:style-name="ro2">
          <table:table-cell/>
          <table:table-cell office:value-type="float" office:value="367">
            <text:p>367</text:p>
          </table:table-cell>
          <table:table-cell table:formula="of:=IF([.D367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67];162;10)">
            <text:p/>
          </table:table-cell>
          <table:table-cell table:formula="of:=RIGHT([.A367];LEN([.A367])-FIND(&quot;&lt;/description&gt;&quot;;[.A367])+1)" office:value-type="float" office:value="0">
            <text:p>#VALUE!</text:p>
          </table:table-cell>
          <table:table-cell office:value-type="float" office:value="367">
            <text:p>367</text:p>
          </table:table-cell>
        </table:table-row>
        <table:table-row table:style-name="ro2">
          <table:table-cell/>
          <table:table-cell office:value-type="float" office:value="368">
            <text:p>368</text:p>
          </table:table-cell>
          <table:table-cell table:formula="of:=IF([.D368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68];162;10)">
            <text:p/>
          </table:table-cell>
          <table:table-cell table:formula="of:=RIGHT([.A368];LEN([.A368])-FIND(&quot;&lt;/description&gt;&quot;;[.A368])+1)" office:value-type="float" office:value="0">
            <text:p>#VALUE!</text:p>
          </table:table-cell>
          <table:table-cell office:value-type="float" office:value="368">
            <text:p>368</text:p>
          </table:table-cell>
        </table:table-row>
        <table:table-row table:style-name="ro2">
          <table:table-cell/>
          <table:table-cell office:value-type="float" office:value="369">
            <text:p>369</text:p>
          </table:table-cell>
          <table:table-cell table:formula="of:=IF([.D369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69];162;10)">
            <text:p/>
          </table:table-cell>
          <table:table-cell table:formula="of:=RIGHT([.A369];LEN([.A369])-FIND(&quot;&lt;/description&gt;&quot;;[.A369])+1)" office:value-type="float" office:value="0">
            <text:p>#VALUE!</text:p>
          </table:table-cell>
          <table:table-cell office:value-type="float" office:value="369">
            <text:p>369</text:p>
          </table:table-cell>
        </table:table-row>
        <table:table-row table:style-name="ro2">
          <table:table-cell/>
          <table:table-cell office:value-type="float" office:value="370">
            <text:p>370</text:p>
          </table:table-cell>
          <table:table-cell table:formula="of:=IF([.D370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70];162;10)">
            <text:p/>
          </table:table-cell>
          <table:table-cell table:formula="of:=RIGHT([.A370];LEN([.A370])-FIND(&quot;&lt;/description&gt;&quot;;[.A370])+1)" office:value-type="float" office:value="0">
            <text:p>#VALUE!</text:p>
          </table:table-cell>
          <table:table-cell office:value-type="float" office:value="370">
            <text:p>370</text:p>
          </table:table-cell>
        </table:table-row>
        <table:table-row table:style-name="ro2">
          <table:table-cell/>
          <table:table-cell office:value-type="float" office:value="371">
            <text:p>371</text:p>
          </table:table-cell>
          <table:table-cell table:formula="of:=IF([.D371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71];162;10)">
            <text:p/>
          </table:table-cell>
          <table:table-cell table:formula="of:=RIGHT([.A371];LEN([.A371])-FIND(&quot;&lt;/description&gt;&quot;;[.A371])+1)" office:value-type="float" office:value="0">
            <text:p>#VALUE!</text:p>
          </table:table-cell>
          <table:table-cell office:value-type="float" office:value="371">
            <text:p>371</text:p>
          </table:table-cell>
        </table:table-row>
        <table:table-row table:style-name="ro2">
          <table:table-cell/>
          <table:table-cell office:value-type="float" office:value="372">
            <text:p>372</text:p>
          </table:table-cell>
          <table:table-cell table:formula="of:=IF([.D372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72];162;10)">
            <text:p/>
          </table:table-cell>
          <table:table-cell table:formula="of:=RIGHT([.A372];LEN([.A372])-FIND(&quot;&lt;/description&gt;&quot;;[.A372])+1)" office:value-type="float" office:value="0">
            <text:p>#VALUE!</text:p>
          </table:table-cell>
          <table:table-cell office:value-type="float" office:value="372">
            <text:p>372</text:p>
          </table:table-cell>
        </table:table-row>
        <table:table-row table:style-name="ro2">
          <table:table-cell/>
          <table:table-cell office:value-type="float" office:value="373">
            <text:p>373</text:p>
          </table:table-cell>
          <table:table-cell table:formula="of:=IF([.D373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73];162;10)">
            <text:p/>
          </table:table-cell>
          <table:table-cell table:formula="of:=RIGHT([.A373];LEN([.A373])-FIND(&quot;&lt;/description&gt;&quot;;[.A373])+1)" office:value-type="float" office:value="0">
            <text:p>#VALUE!</text:p>
          </table:table-cell>
          <table:table-cell office:value-type="float" office:value="373">
            <text:p>373</text:p>
          </table:table-cell>
        </table:table-row>
        <table:table-row table:style-name="ro2">
          <table:table-cell/>
          <table:table-cell office:value-type="float" office:value="374">
            <text:p>374</text:p>
          </table:table-cell>
          <table:table-cell table:formula="of:=IF([.D374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74];162;10)">
            <text:p/>
          </table:table-cell>
          <table:table-cell table:formula="of:=RIGHT([.A374];LEN([.A374])-FIND(&quot;&lt;/description&gt;&quot;;[.A374])+1)" office:value-type="float" office:value="0">
            <text:p>#VALUE!</text:p>
          </table:table-cell>
          <table:table-cell office:value-type="float" office:value="374">
            <text:p>374</text:p>
          </table:table-cell>
        </table:table-row>
        <table:table-row table:style-name="ro2">
          <table:table-cell/>
          <table:table-cell office:value-type="float" office:value="375">
            <text:p>375</text:p>
          </table:table-cell>
          <table:table-cell table:formula="of:=IF([.D375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75];162;10)">
            <text:p/>
          </table:table-cell>
          <table:table-cell table:formula="of:=RIGHT([.A375];LEN([.A375])-FIND(&quot;&lt;/description&gt;&quot;;[.A375])+1)" office:value-type="float" office:value="0">
            <text:p>#VALUE!</text:p>
          </table:table-cell>
          <table:table-cell office:value-type="float" office:value="375">
            <text:p>375</text:p>
          </table:table-cell>
        </table:table-row>
        <table:table-row table:style-name="ro2">
          <table:table-cell/>
          <table:table-cell office:value-type="float" office:value="376">
            <text:p>376</text:p>
          </table:table-cell>
          <table:table-cell table:formula="of:=IF([.D376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76];162;10)">
            <text:p/>
          </table:table-cell>
          <table:table-cell table:formula="of:=RIGHT([.A376];LEN([.A376])-FIND(&quot;&lt;/description&gt;&quot;;[.A376])+1)" office:value-type="float" office:value="0">
            <text:p>#VALUE!</text:p>
          </table:table-cell>
          <table:table-cell office:value-type="float" office:value="376">
            <text:p>376</text:p>
          </table:table-cell>
        </table:table-row>
        <table:table-row table:style-name="ro2">
          <table:table-cell/>
          <table:table-cell office:value-type="float" office:value="377">
            <text:p>377</text:p>
          </table:table-cell>
          <table:table-cell table:formula="of:=IF([.D377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77];162;10)">
            <text:p/>
          </table:table-cell>
          <table:table-cell table:formula="of:=RIGHT([.A377];LEN([.A377])-FIND(&quot;&lt;/description&gt;&quot;;[.A377])+1)" office:value-type="float" office:value="0">
            <text:p>#VALUE!</text:p>
          </table:table-cell>
          <table:table-cell office:value-type="float" office:value="377">
            <text:p>377</text:p>
          </table:table-cell>
        </table:table-row>
        <table:table-row table:style-name="ro2">
          <table:table-cell/>
          <table:table-cell office:value-type="float" office:value="378">
            <text:p>378</text:p>
          </table:table-cell>
          <table:table-cell table:formula="of:=IF([.D378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78];162;10)">
            <text:p/>
          </table:table-cell>
          <table:table-cell table:formula="of:=RIGHT([.A378];LEN([.A378])-FIND(&quot;&lt;/description&gt;&quot;;[.A378])+1)" office:value-type="float" office:value="0">
            <text:p>#VALUE!</text:p>
          </table:table-cell>
          <table:table-cell office:value-type="float" office:value="378">
            <text:p>378</text:p>
          </table:table-cell>
        </table:table-row>
        <table:table-row table:style-name="ro2">
          <table:table-cell/>
          <table:table-cell office:value-type="float" office:value="379">
            <text:p>379</text:p>
          </table:table-cell>
          <table:table-cell table:formula="of:=IF([.D379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79];162;10)">
            <text:p/>
          </table:table-cell>
          <table:table-cell table:formula="of:=RIGHT([.A379];LEN([.A379])-FIND(&quot;&lt;/description&gt;&quot;;[.A379])+1)" office:value-type="float" office:value="0">
            <text:p>#VALUE!</text:p>
          </table:table-cell>
          <table:table-cell office:value-type="float" office:value="379">
            <text:p>379</text:p>
          </table:table-cell>
        </table:table-row>
        <table:table-row table:style-name="ro2">
          <table:table-cell/>
          <table:table-cell office:value-type="float" office:value="380">
            <text:p>380</text:p>
          </table:table-cell>
          <table:table-cell table:formula="of:=IF([.D380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80];162;10)">
            <text:p/>
          </table:table-cell>
          <table:table-cell table:formula="of:=RIGHT([.A380];LEN([.A380])-FIND(&quot;&lt;/description&gt;&quot;;[.A380])+1)" office:value-type="float" office:value="0">
            <text:p>#VALUE!</text:p>
          </table:table-cell>
          <table:table-cell office:value-type="float" office:value="380">
            <text:p>380</text:p>
          </table:table-cell>
        </table:table-row>
        <table:table-row table:style-name="ro2">
          <table:table-cell/>
          <table:table-cell office:value-type="float" office:value="381">
            <text:p>381</text:p>
          </table:table-cell>
          <table:table-cell table:formula="of:=IF([.D381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81];162;10)">
            <text:p/>
          </table:table-cell>
          <table:table-cell table:formula="of:=RIGHT([.A381];LEN([.A381])-FIND(&quot;&lt;/description&gt;&quot;;[.A381])+1)" office:value-type="float" office:value="0">
            <text:p>#VALUE!</text:p>
          </table:table-cell>
          <table:table-cell office:value-type="float" office:value="381">
            <text:p>381</text:p>
          </table:table-cell>
        </table:table-row>
        <table:table-row table:style-name="ro2">
          <table:table-cell/>
          <table:table-cell office:value-type="float" office:value="382">
            <text:p>382</text:p>
          </table:table-cell>
          <table:table-cell table:formula="of:=IF([.D382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82];162;10)">
            <text:p/>
          </table:table-cell>
          <table:table-cell table:formula="of:=RIGHT([.A382];LEN([.A382])-FIND(&quot;&lt;/description&gt;&quot;;[.A382])+1)" office:value-type="float" office:value="0">
            <text:p>#VALUE!</text:p>
          </table:table-cell>
          <table:table-cell office:value-type="float" office:value="382">
            <text:p>382</text:p>
          </table:table-cell>
        </table:table-row>
        <table:table-row table:style-name="ro2">
          <table:table-cell/>
          <table:table-cell office:value-type="float" office:value="383">
            <text:p>383</text:p>
          </table:table-cell>
          <table:table-cell table:formula="of:=IF([.D383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83];162;10)">
            <text:p/>
          </table:table-cell>
          <table:table-cell table:formula="of:=RIGHT([.A383];LEN([.A383])-FIND(&quot;&lt;/description&gt;&quot;;[.A383])+1)" office:value-type="float" office:value="0">
            <text:p>#VALUE!</text:p>
          </table:table-cell>
          <table:table-cell office:value-type="float" office:value="383">
            <text:p>383</text:p>
          </table:table-cell>
        </table:table-row>
        <table:table-row table:style-name="ro2">
          <table:table-cell/>
          <table:table-cell office:value-type="float" office:value="384">
            <text:p>384</text:p>
          </table:table-cell>
          <table:table-cell table:formula="of:=IF([.D384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84];162;10)">
            <text:p/>
          </table:table-cell>
          <table:table-cell table:formula="of:=RIGHT([.A384];LEN([.A384])-FIND(&quot;&lt;/description&gt;&quot;;[.A384])+1)" office:value-type="float" office:value="0">
            <text:p>#VALUE!</text:p>
          </table:table-cell>
          <table:table-cell office:value-type="float" office:value="384">
            <text:p>384</text:p>
          </table:table-cell>
        </table:table-row>
        <table:table-row table:style-name="ro2">
          <table:table-cell/>
          <table:table-cell office:value-type="float" office:value="385">
            <text:p>385</text:p>
          </table:table-cell>
          <table:table-cell table:formula="of:=IF([.D385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85];162;10)">
            <text:p/>
          </table:table-cell>
          <table:table-cell table:formula="of:=RIGHT([.A385];LEN([.A385])-FIND(&quot;&lt;/description&gt;&quot;;[.A385])+1)" office:value-type="float" office:value="0">
            <text:p>#VALUE!</text:p>
          </table:table-cell>
          <table:table-cell office:value-type="float" office:value="385">
            <text:p>385</text:p>
          </table:table-cell>
        </table:table-row>
        <table:table-row table:style-name="ro2">
          <table:table-cell/>
          <table:table-cell office:value-type="float" office:value="386">
            <text:p>386</text:p>
          </table:table-cell>
          <table:table-cell table:formula="of:=IF([.D386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86];162;10)">
            <text:p/>
          </table:table-cell>
          <table:table-cell table:formula="of:=RIGHT([.A386];LEN([.A386])-FIND(&quot;&lt;/description&gt;&quot;;[.A386])+1)" office:value-type="float" office:value="0">
            <text:p>#VALUE!</text:p>
          </table:table-cell>
          <table:table-cell office:value-type="float" office:value="386">
            <text:p>386</text:p>
          </table:table-cell>
        </table:table-row>
        <table:table-row table:style-name="ro2">
          <table:table-cell/>
          <table:table-cell office:value-type="float" office:value="387">
            <text:p>387</text:p>
          </table:table-cell>
          <table:table-cell table:formula="of:=IF([.D387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87];162;10)">
            <text:p/>
          </table:table-cell>
          <table:table-cell table:formula="of:=RIGHT([.A387];LEN([.A387])-FIND(&quot;&lt;/description&gt;&quot;;[.A387])+1)" office:value-type="float" office:value="0">
            <text:p>#VALUE!</text:p>
          </table:table-cell>
          <table:table-cell office:value-type="float" office:value="387">
            <text:p>387</text:p>
          </table:table-cell>
        </table:table-row>
        <table:table-row table:style-name="ro2">
          <table:table-cell/>
          <table:table-cell office:value-type="float" office:value="388">
            <text:p>388</text:p>
          </table:table-cell>
          <table:table-cell table:formula="of:=IF([.D388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88];162;10)">
            <text:p/>
          </table:table-cell>
          <table:table-cell table:formula="of:=RIGHT([.A388];LEN([.A388])-FIND(&quot;&lt;/description&gt;&quot;;[.A388])+1)" office:value-type="float" office:value="0">
            <text:p>#VALUE!</text:p>
          </table:table-cell>
          <table:table-cell office:value-type="float" office:value="388">
            <text:p>388</text:p>
          </table:table-cell>
        </table:table-row>
        <table:table-row table:style-name="ro2">
          <table:table-cell/>
          <table:table-cell office:value-type="float" office:value="389">
            <text:p>389</text:p>
          </table:table-cell>
          <table:table-cell table:formula="of:=IF([.D389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89];162;10)">
            <text:p/>
          </table:table-cell>
          <table:table-cell table:formula="of:=RIGHT([.A389];LEN([.A389])-FIND(&quot;&lt;/description&gt;&quot;;[.A389])+1)" office:value-type="float" office:value="0">
            <text:p>#VALUE!</text:p>
          </table:table-cell>
          <table:table-cell office:value-type="float" office:value="389">
            <text:p>389</text:p>
          </table:table-cell>
        </table:table-row>
        <table:table-row table:style-name="ro2">
          <table:table-cell/>
          <table:table-cell office:value-type="float" office:value="390">
            <text:p>390</text:p>
          </table:table-cell>
          <table:table-cell table:formula="of:=IF([.D390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90];162;10)">
            <text:p/>
          </table:table-cell>
          <table:table-cell table:formula="of:=RIGHT([.A390];LEN([.A390])-FIND(&quot;&lt;/description&gt;&quot;;[.A390])+1)" office:value-type="float" office:value="0">
            <text:p>#VALUE!</text:p>
          </table:table-cell>
          <table:table-cell office:value-type="float" office:value="390">
            <text:p>390</text:p>
          </table:table-cell>
        </table:table-row>
        <table:table-row table:style-name="ro2">
          <table:table-cell/>
          <table:table-cell office:value-type="float" office:value="391">
            <text:p>391</text:p>
          </table:table-cell>
          <table:table-cell table:formula="of:=IF([.D391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91];162;10)">
            <text:p/>
          </table:table-cell>
          <table:table-cell table:formula="of:=RIGHT([.A391];LEN([.A391])-FIND(&quot;&lt;/description&gt;&quot;;[.A391])+1)" office:value-type="float" office:value="0">
            <text:p>#VALUE!</text:p>
          </table:table-cell>
          <table:table-cell office:value-type="float" office:value="391">
            <text:p>391</text:p>
          </table:table-cell>
        </table:table-row>
        <table:table-row table:style-name="ro2">
          <table:table-cell/>
          <table:table-cell office:value-type="float" office:value="392">
            <text:p>392</text:p>
          </table:table-cell>
          <table:table-cell table:formula="of:=IF([.D392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92];162;10)">
            <text:p/>
          </table:table-cell>
          <table:table-cell table:formula="of:=RIGHT([.A392];LEN([.A392])-FIND(&quot;&lt;/description&gt;&quot;;[.A392])+1)" office:value-type="float" office:value="0">
            <text:p>#VALUE!</text:p>
          </table:table-cell>
          <table:table-cell office:value-type="float" office:value="392">
            <text:p>392</text:p>
          </table:table-cell>
        </table:table-row>
        <table:table-row table:style-name="ro2">
          <table:table-cell/>
          <table:table-cell office:value-type="float" office:value="393">
            <text:p>393</text:p>
          </table:table-cell>
          <table:table-cell table:formula="of:=IF([.D393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93];162;10)">
            <text:p/>
          </table:table-cell>
          <table:table-cell table:formula="of:=RIGHT([.A393];LEN([.A393])-FIND(&quot;&lt;/description&gt;&quot;;[.A393])+1)" office:value-type="float" office:value="0">
            <text:p>#VALUE!</text:p>
          </table:table-cell>
          <table:table-cell office:value-type="float" office:value="393">
            <text:p>393</text:p>
          </table:table-cell>
        </table:table-row>
        <table:table-row table:style-name="ro2">
          <table:table-cell/>
          <table:table-cell office:value-type="float" office:value="394">
            <text:p>394</text:p>
          </table:table-cell>
          <table:table-cell table:formula="of:=IF([.D394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94];162;10)">
            <text:p/>
          </table:table-cell>
          <table:table-cell table:formula="of:=RIGHT([.A394];LEN([.A394])-FIND(&quot;&lt;/description&gt;&quot;;[.A394])+1)" office:value-type="float" office:value="0">
            <text:p>#VALUE!</text:p>
          </table:table-cell>
          <table:table-cell office:value-type="float" office:value="394">
            <text:p>394</text:p>
          </table:table-cell>
        </table:table-row>
        <table:table-row table:style-name="ro2">
          <table:table-cell/>
          <table:table-cell office:value-type="float" office:value="395">
            <text:p>395</text:p>
          </table:table-cell>
          <table:table-cell table:formula="of:=IF([.D395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95];162;10)">
            <text:p/>
          </table:table-cell>
          <table:table-cell table:formula="of:=RIGHT([.A395];LEN([.A395])-FIND(&quot;&lt;/description&gt;&quot;;[.A395])+1)" office:value-type="float" office:value="0">
            <text:p>#VALUE!</text:p>
          </table:table-cell>
          <table:table-cell office:value-type="float" office:value="395">
            <text:p>395</text:p>
          </table:table-cell>
        </table:table-row>
        <table:table-row table:style-name="ro2">
          <table:table-cell/>
          <table:table-cell office:value-type="float" office:value="396">
            <text:p>396</text:p>
          </table:table-cell>
          <table:table-cell table:formula="of:=IF([.D396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96];162;10)">
            <text:p/>
          </table:table-cell>
          <table:table-cell table:formula="of:=RIGHT([.A396];LEN([.A396])-FIND(&quot;&lt;/description&gt;&quot;;[.A396])+1)" office:value-type="float" office:value="0">
            <text:p>#VALUE!</text:p>
          </table:table-cell>
          <table:table-cell office:value-type="float" office:value="396">
            <text:p>396</text:p>
          </table:table-cell>
        </table:table-row>
        <table:table-row table:style-name="ro2">
          <table:table-cell/>
          <table:table-cell office:value-type="float" office:value="397">
            <text:p>397</text:p>
          </table:table-cell>
          <table:table-cell table:formula="of:=IF([.D397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97];162;10)">
            <text:p/>
          </table:table-cell>
          <table:table-cell table:formula="of:=RIGHT([.A397];LEN([.A397])-FIND(&quot;&lt;/description&gt;&quot;;[.A397])+1)" office:value-type="float" office:value="0">
            <text:p>#VALUE!</text:p>
          </table:table-cell>
          <table:table-cell office:value-type="float" office:value="397">
            <text:p>397</text:p>
          </table:table-cell>
        </table:table-row>
        <table:table-row table:style-name="ro2">
          <table:table-cell/>
          <table:table-cell office:value-type="float" office:value="398">
            <text:p>398</text:p>
          </table:table-cell>
          <table:table-cell table:formula="of:=IF([.D398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98];162;10)">
            <text:p/>
          </table:table-cell>
          <table:table-cell table:formula="of:=RIGHT([.A398];LEN([.A398])-FIND(&quot;&lt;/description&gt;&quot;;[.A398])+1)" office:value-type="float" office:value="0">
            <text:p>#VALUE!</text:p>
          </table:table-cell>
          <table:table-cell office:value-type="float" office:value="398">
            <text:p>398</text:p>
          </table:table-cell>
        </table:table-row>
        <table:table-row table:style-name="ro2">
          <table:table-cell/>
          <table:table-cell office:value-type="float" office:value="399">
            <text:p>399</text:p>
          </table:table-cell>
          <table:table-cell table:formula="of:=IF([.D399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399];162;10)">
            <text:p/>
          </table:table-cell>
          <table:table-cell table:formula="of:=RIGHT([.A399];LEN([.A399])-FIND(&quot;&lt;/description&gt;&quot;;[.A399])+1)" office:value-type="float" office:value="0">
            <text:p>#VALUE!</text:p>
          </table:table-cell>
          <table:table-cell office:value-type="float" office:value="399">
            <text:p>399</text:p>
          </table:table-cell>
        </table:table-row>
        <table:table-row table:style-name="ro2">
          <table:table-cell/>
          <table:table-cell office:value-type="float" office:value="400">
            <text:p>400</text:p>
          </table:table-cell>
          <table:table-cell table:formula="of:=IF([.D400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00];162;10)">
            <text:p/>
          </table:table-cell>
          <table:table-cell table:formula="of:=RIGHT([.A400];LEN([.A400])-FIND(&quot;&lt;/description&gt;&quot;;[.A400])+1)" office:value-type="float" office:value="0">
            <text:p>#VALUE!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/>
          <table:table-cell office:value-type="float" office:value="401">
            <text:p>401</text:p>
          </table:table-cell>
          <table:table-cell table:formula="of:=IF([.D401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01];162;10)">
            <text:p/>
          </table:table-cell>
          <table:table-cell table:formula="of:=RIGHT([.A401];LEN([.A401])-FIND(&quot;&lt;/description&gt;&quot;;[.A401])+1)" office:value-type="float" office:value="0">
            <text:p>#VALUE!</text:p>
          </table:table-cell>
          <table:table-cell office:value-type="float" office:value="401">
            <text:p>401</text:p>
          </table:table-cell>
        </table:table-row>
        <table:table-row table:style-name="ro2">
          <table:table-cell/>
          <table:table-cell office:value-type="float" office:value="402">
            <text:p>402</text:p>
          </table:table-cell>
          <table:table-cell table:formula="of:=IF([.D402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02];162;10)">
            <text:p/>
          </table:table-cell>
          <table:table-cell table:formula="of:=RIGHT([.A402];LEN([.A402])-FIND(&quot;&lt;/description&gt;&quot;;[.A402])+1)" office:value-type="float" office:value="0">
            <text:p>#VALUE!</text:p>
          </table:table-cell>
          <table:table-cell office:value-type="float" office:value="402">
            <text:p>402</text:p>
          </table:table-cell>
        </table:table-row>
        <table:table-row table:style-name="ro2">
          <table:table-cell/>
          <table:table-cell office:value-type="float" office:value="403">
            <text:p>403</text:p>
          </table:table-cell>
          <table:table-cell table:formula="of:=IF([.D403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03];162;10)">
            <text:p/>
          </table:table-cell>
          <table:table-cell table:formula="of:=RIGHT([.A403];LEN([.A403])-FIND(&quot;&lt;/description&gt;&quot;;[.A403])+1)" office:value-type="float" office:value="0">
            <text:p>#VALUE!</text:p>
          </table:table-cell>
          <table:table-cell office:value-type="float" office:value="403">
            <text:p>403</text:p>
          </table:table-cell>
        </table:table-row>
        <table:table-row table:style-name="ro2">
          <table:table-cell/>
          <table:table-cell office:value-type="float" office:value="404">
            <text:p>404</text:p>
          </table:table-cell>
          <table:table-cell table:formula="of:=IF([.D404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04];162;10)">
            <text:p/>
          </table:table-cell>
          <table:table-cell table:formula="of:=RIGHT([.A404];LEN([.A404])-FIND(&quot;&lt;/description&gt;&quot;;[.A404])+1)" office:value-type="float" office:value="0">
            <text:p>#VALUE!</text:p>
          </table:table-cell>
          <table:table-cell office:value-type="float" office:value="404">
            <text:p>404</text:p>
          </table:table-cell>
        </table:table-row>
        <table:table-row table:style-name="ro2">
          <table:table-cell/>
          <table:table-cell office:value-type="float" office:value="405">
            <text:p>405</text:p>
          </table:table-cell>
          <table:table-cell table:formula="of:=IF([.D405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05];162;10)">
            <text:p/>
          </table:table-cell>
          <table:table-cell table:formula="of:=RIGHT([.A405];LEN([.A405])-FIND(&quot;&lt;/description&gt;&quot;;[.A405])+1)" office:value-type="float" office:value="0">
            <text:p>#VALUE!</text:p>
          </table:table-cell>
          <table:table-cell office:value-type="float" office:value="405">
            <text:p>405</text:p>
          </table:table-cell>
        </table:table-row>
        <table:table-row table:style-name="ro2">
          <table:table-cell/>
          <table:table-cell office:value-type="float" office:value="406">
            <text:p>406</text:p>
          </table:table-cell>
          <table:table-cell table:formula="of:=IF([.D406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06];162;10)">
            <text:p/>
          </table:table-cell>
          <table:table-cell table:formula="of:=RIGHT([.A406];LEN([.A406])-FIND(&quot;&lt;/description&gt;&quot;;[.A406])+1)" office:value-type="float" office:value="0">
            <text:p>#VALUE!</text:p>
          </table:table-cell>
          <table:table-cell office:value-type="float" office:value="406">
            <text:p>406</text:p>
          </table:table-cell>
        </table:table-row>
        <table:table-row table:style-name="ro2">
          <table:table-cell/>
          <table:table-cell office:value-type="float" office:value="407">
            <text:p>407</text:p>
          </table:table-cell>
          <table:table-cell table:formula="of:=IF([.D407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07];162;10)">
            <text:p/>
          </table:table-cell>
          <table:table-cell table:formula="of:=RIGHT([.A407];LEN([.A407])-FIND(&quot;&lt;/description&gt;&quot;;[.A407])+1)" office:value-type="float" office:value="0">
            <text:p>#VALUE!</text:p>
          </table:table-cell>
          <table:table-cell office:value-type="float" office:value="407">
            <text:p>407</text:p>
          </table:table-cell>
        </table:table-row>
        <table:table-row table:style-name="ro2">
          <table:table-cell/>
          <table:table-cell office:value-type="float" office:value="408">
            <text:p>408</text:p>
          </table:table-cell>
          <table:table-cell table:formula="of:=IF([.D408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08];162;10)">
            <text:p/>
          </table:table-cell>
          <table:table-cell table:formula="of:=RIGHT([.A408];LEN([.A408])-FIND(&quot;&lt;/description&gt;&quot;;[.A408])+1)" office:value-type="float" office:value="0">
            <text:p>#VALUE!</text:p>
          </table:table-cell>
          <table:table-cell office:value-type="float" office:value="408">
            <text:p>408</text:p>
          </table:table-cell>
        </table:table-row>
        <table:table-row table:style-name="ro2">
          <table:table-cell/>
          <table:table-cell office:value-type="float" office:value="409">
            <text:p>409</text:p>
          </table:table-cell>
          <table:table-cell table:formula="of:=IF([.D409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09];162;10)">
            <text:p/>
          </table:table-cell>
          <table:table-cell table:formula="of:=RIGHT([.A409];LEN([.A409])-FIND(&quot;&lt;/description&gt;&quot;;[.A409])+1)" office:value-type="float" office:value="0">
            <text:p>#VALUE!</text:p>
          </table:table-cell>
          <table:table-cell office:value-type="float" office:value="409">
            <text:p>409</text:p>
          </table:table-cell>
        </table:table-row>
        <table:table-row table:style-name="ro2">
          <table:table-cell/>
          <table:table-cell office:value-type="float" office:value="410">
            <text:p>410</text:p>
          </table:table-cell>
          <table:table-cell table:formula="of:=IF([.D410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10];162;10)">
            <text:p/>
          </table:table-cell>
          <table:table-cell table:formula="of:=RIGHT([.A410];LEN([.A410])-FIND(&quot;&lt;/description&gt;&quot;;[.A410])+1)" office:value-type="float" office:value="0">
            <text:p>#VALUE!</text:p>
          </table:table-cell>
          <table:table-cell office:value-type="float" office:value="410">
            <text:p>410</text:p>
          </table:table-cell>
        </table:table-row>
        <table:table-row table:style-name="ro2">
          <table:table-cell/>
          <table:table-cell office:value-type="float" office:value="411">
            <text:p>411</text:p>
          </table:table-cell>
          <table:table-cell table:formula="of:=IF([.D411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11];162;10)">
            <text:p/>
          </table:table-cell>
          <table:table-cell table:formula="of:=RIGHT([.A411];LEN([.A411])-FIND(&quot;&lt;/description&gt;&quot;;[.A411])+1)" office:value-type="float" office:value="0">
            <text:p>#VALUE!</text:p>
          </table:table-cell>
          <table:table-cell office:value-type="float" office:value="411">
            <text:p>411</text:p>
          </table:table-cell>
        </table:table-row>
        <table:table-row table:style-name="ro2">
          <table:table-cell/>
          <table:table-cell office:value-type="float" office:value="412">
            <text:p>412</text:p>
          </table:table-cell>
          <table:table-cell table:formula="of:=IF([.D412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12];162;10)">
            <text:p/>
          </table:table-cell>
          <table:table-cell table:formula="of:=RIGHT([.A412];LEN([.A412])-FIND(&quot;&lt;/description&gt;&quot;;[.A412])+1)" office:value-type="float" office:value="0">
            <text:p>#VALUE!</text:p>
          </table:table-cell>
          <table:table-cell office:value-type="float" office:value="412">
            <text:p>412</text:p>
          </table:table-cell>
        </table:table-row>
        <table:table-row table:style-name="ro2">
          <table:table-cell/>
          <table:table-cell office:value-type="float" office:value="413">
            <text:p>413</text:p>
          </table:table-cell>
          <table:table-cell table:formula="of:=IF([.D413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13];162;10)">
            <text:p/>
          </table:table-cell>
          <table:table-cell table:formula="of:=RIGHT([.A413];LEN([.A413])-FIND(&quot;&lt;/description&gt;&quot;;[.A413])+1)" office:value-type="float" office:value="0">
            <text:p>#VALUE!</text:p>
          </table:table-cell>
          <table:table-cell office:value-type="float" office:value="413">
            <text:p>413</text:p>
          </table:table-cell>
        </table:table-row>
        <table:table-row table:style-name="ro2">
          <table:table-cell/>
          <table:table-cell office:value-type="float" office:value="414">
            <text:p>414</text:p>
          </table:table-cell>
          <table:table-cell table:formula="of:=IF([.D414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14];162;10)">
            <text:p/>
          </table:table-cell>
          <table:table-cell table:formula="of:=RIGHT([.A414];LEN([.A414])-FIND(&quot;&lt;/description&gt;&quot;;[.A414])+1)" office:value-type="float" office:value="0">
            <text:p>#VALUE!</text:p>
          </table:table-cell>
          <table:table-cell office:value-type="float" office:value="414">
            <text:p>414</text:p>
          </table:table-cell>
        </table:table-row>
        <table:table-row table:style-name="ro2">
          <table:table-cell/>
          <table:table-cell office:value-type="float" office:value="415">
            <text:p>415</text:p>
          </table:table-cell>
          <table:table-cell table:formula="of:=IF([.D415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15];162;10)">
            <text:p/>
          </table:table-cell>
          <table:table-cell table:formula="of:=RIGHT([.A415];LEN([.A415])-FIND(&quot;&lt;/description&gt;&quot;;[.A415])+1)" office:value-type="float" office:value="0">
            <text:p>#VALUE!</text:p>
          </table:table-cell>
          <table:table-cell office:value-type="float" office:value="415">
            <text:p>415</text:p>
          </table:table-cell>
        </table:table-row>
        <table:table-row table:style-name="ro2">
          <table:table-cell/>
          <table:table-cell office:value-type="float" office:value="416">
            <text:p>416</text:p>
          </table:table-cell>
          <table:table-cell table:formula="of:=IF([.D416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16];162;10)">
            <text:p/>
          </table:table-cell>
          <table:table-cell table:formula="of:=RIGHT([.A416];LEN([.A416])-FIND(&quot;&lt;/description&gt;&quot;;[.A416])+1)" office:value-type="float" office:value="0">
            <text:p>#VALUE!</text:p>
          </table:table-cell>
          <table:table-cell office:value-type="float" office:value="416">
            <text:p>416</text:p>
          </table:table-cell>
        </table:table-row>
        <table:table-row table:style-name="ro2">
          <table:table-cell/>
          <table:table-cell office:value-type="float" office:value="417">
            <text:p>417</text:p>
          </table:table-cell>
          <table:table-cell table:formula="of:=IF([.D417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17];162;10)">
            <text:p/>
          </table:table-cell>
          <table:table-cell table:formula="of:=RIGHT([.A417];LEN([.A417])-FIND(&quot;&lt;/description&gt;&quot;;[.A417])+1)" office:value-type="float" office:value="0">
            <text:p>#VALUE!</text:p>
          </table:table-cell>
          <table:table-cell office:value-type="float" office:value="417">
            <text:p>417</text:p>
          </table:table-cell>
        </table:table-row>
        <table:table-row table:style-name="ro2">
          <table:table-cell/>
          <table:table-cell office:value-type="float" office:value="418">
            <text:p>418</text:p>
          </table:table-cell>
          <table:table-cell table:formula="of:=IF([.D418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18];162;10)">
            <text:p/>
          </table:table-cell>
          <table:table-cell table:formula="of:=RIGHT([.A418];LEN([.A418])-FIND(&quot;&lt;/description&gt;&quot;;[.A418])+1)" office:value-type="float" office:value="0">
            <text:p>#VALUE!</text:p>
          </table:table-cell>
          <table:table-cell office:value-type="float" office:value="418">
            <text:p>418</text:p>
          </table:table-cell>
        </table:table-row>
        <table:table-row table:style-name="ro2">
          <table:table-cell/>
          <table:table-cell office:value-type="float" office:value="419">
            <text:p>419</text:p>
          </table:table-cell>
          <table:table-cell table:formula="of:=IF([.D419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19];162;10)">
            <text:p/>
          </table:table-cell>
          <table:table-cell table:formula="of:=RIGHT([.A419];LEN([.A419])-FIND(&quot;&lt;/description&gt;&quot;;[.A419])+1)" office:value-type="float" office:value="0">
            <text:p>#VALUE!</text:p>
          </table:table-cell>
          <table:table-cell office:value-type="float" office:value="419">
            <text:p>419</text:p>
          </table:table-cell>
        </table:table-row>
        <table:table-row table:style-name="ro2">
          <table:table-cell/>
          <table:table-cell office:value-type="float" office:value="420">
            <text:p>420</text:p>
          </table:table-cell>
          <table:table-cell table:formula="of:=IF([.D420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20];162;10)">
            <text:p/>
          </table:table-cell>
          <table:table-cell table:formula="of:=RIGHT([.A420];LEN([.A420])-FIND(&quot;&lt;/description&gt;&quot;;[.A420])+1)" office:value-type="float" office:value="0">
            <text:p>#VALUE!</text:p>
          </table:table-cell>
          <table:table-cell office:value-type="float" office:value="420">
            <text:p>420</text:p>
          </table:table-cell>
        </table:table-row>
        <table:table-row table:style-name="ro2">
          <table:table-cell/>
          <table:table-cell office:value-type="float" office:value="421">
            <text:p>421</text:p>
          </table:table-cell>
          <table:table-cell table:formula="of:=IF([.D421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21];162;10)">
            <text:p/>
          </table:table-cell>
          <table:table-cell table:formula="of:=RIGHT([.A421];LEN([.A421])-FIND(&quot;&lt;/description&gt;&quot;;[.A421])+1)" office:value-type="float" office:value="0">
            <text:p>#VALUE!</text:p>
          </table:table-cell>
          <table:table-cell office:value-type="float" office:value="421">
            <text:p>421</text:p>
          </table:table-cell>
        </table:table-row>
        <table:table-row table:style-name="ro2">
          <table:table-cell/>
          <table:table-cell office:value-type="float" office:value="422">
            <text:p>422</text:p>
          </table:table-cell>
          <table:table-cell table:formula="of:=IF([.D422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22];162;10)">
            <text:p/>
          </table:table-cell>
          <table:table-cell table:formula="of:=RIGHT([.A422];LEN([.A422])-FIND(&quot;&lt;/description&gt;&quot;;[.A422])+1)" office:value-type="float" office:value="0">
            <text:p>#VALUE!</text:p>
          </table:table-cell>
          <table:table-cell office:value-type="float" office:value="422">
            <text:p>422</text:p>
          </table:table-cell>
        </table:table-row>
        <table:table-row table:style-name="ro2">
          <table:table-cell/>
          <table:table-cell office:value-type="float" office:value="423">
            <text:p>423</text:p>
          </table:table-cell>
          <table:table-cell table:formula="of:=IF([.D423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23];162;10)">
            <text:p/>
          </table:table-cell>
          <table:table-cell table:formula="of:=RIGHT([.A423];LEN([.A423])-FIND(&quot;&lt;/description&gt;&quot;;[.A423])+1)" office:value-type="float" office:value="0">
            <text:p>#VALUE!</text:p>
          </table:table-cell>
          <table:table-cell office:value-type="float" office:value="423">
            <text:p>423</text:p>
          </table:table-cell>
        </table:table-row>
        <table:table-row table:style-name="ro2">
          <table:table-cell/>
          <table:table-cell office:value-type="float" office:value="424">
            <text:p>424</text:p>
          </table:table-cell>
          <table:table-cell table:formula="of:=IF([.D424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24];162;10)">
            <text:p/>
          </table:table-cell>
          <table:table-cell table:formula="of:=RIGHT([.A424];LEN([.A424])-FIND(&quot;&lt;/description&gt;&quot;;[.A424])+1)" office:value-type="float" office:value="0">
            <text:p>#VALUE!</text:p>
          </table:table-cell>
          <table:table-cell office:value-type="float" office:value="424">
            <text:p>424</text:p>
          </table:table-cell>
        </table:table-row>
        <table:table-row table:style-name="ro2">
          <table:table-cell/>
          <table:table-cell office:value-type="float" office:value="425">
            <text:p>425</text:p>
          </table:table-cell>
          <table:table-cell table:formula="of:=IF([.D425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25];162;10)">
            <text:p/>
          </table:table-cell>
          <table:table-cell table:formula="of:=RIGHT([.A425];LEN([.A425])-FIND(&quot;&lt;/description&gt;&quot;;[.A425])+1)" office:value-type="float" office:value="0">
            <text:p>#VALUE!</text:p>
          </table:table-cell>
          <table:table-cell office:value-type="float" office:value="425">
            <text:p>425</text:p>
          </table:table-cell>
        </table:table-row>
        <table:table-row table:style-name="ro2">
          <table:table-cell/>
          <table:table-cell office:value-type="float" office:value="426">
            <text:p>426</text:p>
          </table:table-cell>
          <table:table-cell table:formula="of:=IF([.D426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26];162;10)">
            <text:p/>
          </table:table-cell>
          <table:table-cell table:formula="of:=RIGHT([.A426];LEN([.A426])-FIND(&quot;&lt;/description&gt;&quot;;[.A426])+1)" office:value-type="float" office:value="0">
            <text:p>#VALUE!</text:p>
          </table:table-cell>
          <table:table-cell office:value-type="float" office:value="426">
            <text:p>426</text:p>
          </table:table-cell>
        </table:table-row>
        <table:table-row table:style-name="ro2">
          <table:table-cell/>
          <table:table-cell office:value-type="float" office:value="427">
            <text:p>427</text:p>
          </table:table-cell>
          <table:table-cell table:formula="of:=IF([.D427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27];162;10)">
            <text:p/>
          </table:table-cell>
          <table:table-cell table:formula="of:=RIGHT([.A427];LEN([.A427])-FIND(&quot;&lt;/description&gt;&quot;;[.A427])+1)" office:value-type="float" office:value="0">
            <text:p>#VALUE!</text:p>
          </table:table-cell>
          <table:table-cell office:value-type="float" office:value="427">
            <text:p>427</text:p>
          </table:table-cell>
        </table:table-row>
        <table:table-row table:style-name="ro2">
          <table:table-cell/>
          <table:table-cell office:value-type="float" office:value="428">
            <text:p>428</text:p>
          </table:table-cell>
          <table:table-cell table:formula="of:=IF([.D428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28];162;10)">
            <text:p/>
          </table:table-cell>
          <table:table-cell table:formula="of:=RIGHT([.A428];LEN([.A428])-FIND(&quot;&lt;/description&gt;&quot;;[.A428])+1)" office:value-type="float" office:value="0">
            <text:p>#VALUE!</text:p>
          </table:table-cell>
          <table:table-cell office:value-type="float" office:value="428">
            <text:p>428</text:p>
          </table:table-cell>
        </table:table-row>
        <table:table-row table:style-name="ro2">
          <table:table-cell/>
          <table:table-cell office:value-type="float" office:value="429">
            <text:p>429</text:p>
          </table:table-cell>
          <table:table-cell table:formula="of:=IF([.D429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29];162;10)">
            <text:p/>
          </table:table-cell>
          <table:table-cell table:formula="of:=RIGHT([.A429];LEN([.A429])-FIND(&quot;&lt;/description&gt;&quot;;[.A429])+1)" office:value-type="float" office:value="0">
            <text:p>#VALUE!</text:p>
          </table:table-cell>
          <table:table-cell office:value-type="float" office:value="429">
            <text:p>429</text:p>
          </table:table-cell>
        </table:table-row>
        <table:table-row table:style-name="ro2">
          <table:table-cell/>
          <table:table-cell office:value-type="float" office:value="430">
            <text:p>430</text:p>
          </table:table-cell>
          <table:table-cell table:formula="of:=IF([.D430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30];162;10)">
            <text:p/>
          </table:table-cell>
          <table:table-cell table:formula="of:=RIGHT([.A430];LEN([.A430])-FIND(&quot;&lt;/description&gt;&quot;;[.A430])+1)" office:value-type="float" office:value="0">
            <text:p>#VALUE!</text:p>
          </table:table-cell>
          <table:table-cell office:value-type="float" office:value="430">
            <text:p>430</text:p>
          </table:table-cell>
        </table:table-row>
        <table:table-row table:style-name="ro2">
          <table:table-cell/>
          <table:table-cell office:value-type="float" office:value="431">
            <text:p>431</text:p>
          </table:table-cell>
          <table:table-cell table:formula="of:=IF([.D431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31];162;10)">
            <text:p/>
          </table:table-cell>
          <table:table-cell table:formula="of:=RIGHT([.A431];LEN([.A431])-FIND(&quot;&lt;/description&gt;&quot;;[.A431])+1)" office:value-type="float" office:value="0">
            <text:p>#VALUE!</text:p>
          </table:table-cell>
          <table:table-cell office:value-type="float" office:value="431">
            <text:p>431</text:p>
          </table:table-cell>
        </table:table-row>
        <table:table-row table:style-name="ro2">
          <table:table-cell/>
          <table:table-cell office:value-type="float" office:value="432">
            <text:p>432</text:p>
          </table:table-cell>
          <table:table-cell table:formula="of:=IF([.D432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32];162;10)">
            <text:p/>
          </table:table-cell>
          <table:table-cell table:formula="of:=RIGHT([.A432];LEN([.A432])-FIND(&quot;&lt;/description&gt;&quot;;[.A432])+1)" office:value-type="float" office:value="0">
            <text:p>#VALUE!</text:p>
          </table:table-cell>
          <table:table-cell office:value-type="float" office:value="432">
            <text:p>432</text:p>
          </table:table-cell>
        </table:table-row>
        <table:table-row table:style-name="ro2">
          <table:table-cell/>
          <table:table-cell office:value-type="float" office:value="433">
            <text:p>433</text:p>
          </table:table-cell>
          <table:table-cell table:formula="of:=IF([.D433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33];162;10)">
            <text:p/>
          </table:table-cell>
          <table:table-cell table:formula="of:=RIGHT([.A433];LEN([.A433])-FIND(&quot;&lt;/description&gt;&quot;;[.A433])+1)" office:value-type="float" office:value="0">
            <text:p>#VALUE!</text:p>
          </table:table-cell>
          <table:table-cell office:value-type="float" office:value="433">
            <text:p>433</text:p>
          </table:table-cell>
        </table:table-row>
        <table:table-row table:style-name="ro2">
          <table:table-cell/>
          <table:table-cell office:value-type="float" office:value="434">
            <text:p>434</text:p>
          </table:table-cell>
          <table:table-cell table:formula="of:=IF([.D434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34];162;10)">
            <text:p/>
          </table:table-cell>
          <table:table-cell table:formula="of:=RIGHT([.A434];LEN([.A434])-FIND(&quot;&lt;/description&gt;&quot;;[.A434])+1)" office:value-type="float" office:value="0">
            <text:p>#VALUE!</text:p>
          </table:table-cell>
          <table:table-cell office:value-type="float" office:value="434">
            <text:p>434</text:p>
          </table:table-cell>
        </table:table-row>
        <table:table-row table:style-name="ro2">
          <table:table-cell/>
          <table:table-cell office:value-type="float" office:value="435">
            <text:p>435</text:p>
          </table:table-cell>
          <table:table-cell table:formula="of:=IF([.D435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35];162;10)">
            <text:p/>
          </table:table-cell>
          <table:table-cell table:formula="of:=RIGHT([.A435];LEN([.A435])-FIND(&quot;&lt;/description&gt;&quot;;[.A435])+1)" office:value-type="float" office:value="0">
            <text:p>#VALUE!</text:p>
          </table:table-cell>
          <table:table-cell office:value-type="float" office:value="435">
            <text:p>435</text:p>
          </table:table-cell>
        </table:table-row>
        <table:table-row table:style-name="ro2">
          <table:table-cell/>
          <table:table-cell office:value-type="float" office:value="436">
            <text:p>436</text:p>
          </table:table-cell>
          <table:table-cell table:formula="of:=IF([.D436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36];162;10)">
            <text:p/>
          </table:table-cell>
          <table:table-cell table:formula="of:=RIGHT([.A436];LEN([.A436])-FIND(&quot;&lt;/description&gt;&quot;;[.A436])+1)" office:value-type="float" office:value="0">
            <text:p>#VALUE!</text:p>
          </table:table-cell>
          <table:table-cell office:value-type="float" office:value="436">
            <text:p>436</text:p>
          </table:table-cell>
        </table:table-row>
        <table:table-row table:style-name="ro2">
          <table:table-cell/>
          <table:table-cell office:value-type="float" office:value="437">
            <text:p>437</text:p>
          </table:table-cell>
          <table:table-cell table:formula="of:=IF([.D437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37];162;10)">
            <text:p/>
          </table:table-cell>
          <table:table-cell table:formula="of:=RIGHT([.A437];LEN([.A437])-FIND(&quot;&lt;/description&gt;&quot;;[.A437])+1)" office:value-type="float" office:value="0">
            <text:p>#VALUE!</text:p>
          </table:table-cell>
          <table:table-cell office:value-type="float" office:value="437">
            <text:p>437</text:p>
          </table:table-cell>
        </table:table-row>
        <table:table-row table:style-name="ro2">
          <table:table-cell/>
          <table:table-cell office:value-type="float" office:value="438">
            <text:p>438</text:p>
          </table:table-cell>
          <table:table-cell table:formula="of:=IF([.D438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38];162;10)">
            <text:p/>
          </table:table-cell>
          <table:table-cell table:formula="of:=RIGHT([.A438];LEN([.A438])-FIND(&quot;&lt;/description&gt;&quot;;[.A438])+1)" office:value-type="float" office:value="0">
            <text:p>#VALUE!</text:p>
          </table:table-cell>
          <table:table-cell office:value-type="float" office:value="438">
            <text:p>438</text:p>
          </table:table-cell>
        </table:table-row>
        <table:table-row table:style-name="ro2">
          <table:table-cell/>
          <table:table-cell office:value-type="float" office:value="439">
            <text:p>439</text:p>
          </table:table-cell>
          <table:table-cell table:formula="of:=IF([.D439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39];162;10)">
            <text:p/>
          </table:table-cell>
          <table:table-cell table:formula="of:=RIGHT([.A439];LEN([.A439])-FIND(&quot;&lt;/description&gt;&quot;;[.A439])+1)" office:value-type="float" office:value="0">
            <text:p>#VALUE!</text:p>
          </table:table-cell>
          <table:table-cell office:value-type="float" office:value="439">
            <text:p>439</text:p>
          </table:table-cell>
        </table:table-row>
        <table:table-row table:style-name="ro2">
          <table:table-cell/>
          <table:table-cell office:value-type="float" office:value="440">
            <text:p>440</text:p>
          </table:table-cell>
          <table:table-cell table:formula="of:=IF([.D440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40];162;10)">
            <text:p/>
          </table:table-cell>
          <table:table-cell table:formula="of:=RIGHT([.A440];LEN([.A440])-FIND(&quot;&lt;/description&gt;&quot;;[.A440])+1)" office:value-type="float" office:value="0">
            <text:p>#VALUE!</text:p>
          </table:table-cell>
          <table:table-cell office:value-type="float" office:value="440">
            <text:p>440</text:p>
          </table:table-cell>
        </table:table-row>
        <table:table-row table:style-name="ro2">
          <table:table-cell/>
          <table:table-cell office:value-type="float" office:value="441">
            <text:p>441</text:p>
          </table:table-cell>
          <table:table-cell table:formula="of:=IF([.D441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41];162;10)">
            <text:p/>
          </table:table-cell>
          <table:table-cell table:formula="of:=RIGHT([.A441];LEN([.A441])-FIND(&quot;&lt;/description&gt;&quot;;[.A441])+1)" office:value-type="float" office:value="0">
            <text:p>#VALUE!</text:p>
          </table:table-cell>
          <table:table-cell office:value-type="float" office:value="441">
            <text:p>441</text:p>
          </table:table-cell>
        </table:table-row>
        <table:table-row table:style-name="ro2">
          <table:table-cell/>
          <table:table-cell office:value-type="float" office:value="442">
            <text:p>442</text:p>
          </table:table-cell>
          <table:table-cell table:formula="of:=IF([.D442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42];162;10)">
            <text:p/>
          </table:table-cell>
          <table:table-cell table:formula="of:=RIGHT([.A442];LEN([.A442])-FIND(&quot;&lt;/description&gt;&quot;;[.A442])+1)" office:value-type="float" office:value="0">
            <text:p>#VALUE!</text:p>
          </table:table-cell>
          <table:table-cell office:value-type="float" office:value="442">
            <text:p>442</text:p>
          </table:table-cell>
        </table:table-row>
        <table:table-row table:style-name="ro2">
          <table:table-cell/>
          <table:table-cell office:value-type="float" office:value="443">
            <text:p>443</text:p>
          </table:table-cell>
          <table:table-cell table:formula="of:=IF([.D443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43];162;10)">
            <text:p/>
          </table:table-cell>
          <table:table-cell table:formula="of:=RIGHT([.A443];LEN([.A443])-FIND(&quot;&lt;/description&gt;&quot;;[.A443])+1)" office:value-type="float" office:value="0">
            <text:p>#VALUE!</text:p>
          </table:table-cell>
          <table:table-cell office:value-type="float" office:value="443">
            <text:p>443</text:p>
          </table:table-cell>
        </table:table-row>
        <table:table-row table:style-name="ro2">
          <table:table-cell/>
          <table:table-cell office:value-type="float" office:value="444">
            <text:p>444</text:p>
          </table:table-cell>
          <table:table-cell table:formula="of:=IF([.D444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44];162;10)">
            <text:p/>
          </table:table-cell>
          <table:table-cell table:formula="of:=RIGHT([.A444];LEN([.A444])-FIND(&quot;&lt;/description&gt;&quot;;[.A444])+1)" office:value-type="float" office:value="0">
            <text:p>#VALUE!</text:p>
          </table:table-cell>
          <table:table-cell office:value-type="float" office:value="444">
            <text:p>444</text:p>
          </table:table-cell>
        </table:table-row>
        <table:table-row table:style-name="ro2">
          <table:table-cell/>
          <table:table-cell office:value-type="float" office:value="445">
            <text:p>445</text:p>
          </table:table-cell>
          <table:table-cell table:formula="of:=IF([.D445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45];162;10)">
            <text:p/>
          </table:table-cell>
          <table:table-cell table:formula="of:=RIGHT([.A445];LEN([.A445])-FIND(&quot;&lt;/description&gt;&quot;;[.A445])+1)" office:value-type="float" office:value="0">
            <text:p>#VALUE!</text:p>
          </table:table-cell>
          <table:table-cell office:value-type="float" office:value="445">
            <text:p>445</text:p>
          </table:table-cell>
        </table:table-row>
        <table:table-row table:style-name="ro2">
          <table:table-cell/>
          <table:table-cell office:value-type="float" office:value="446">
            <text:p>446</text:p>
          </table:table-cell>
          <table:table-cell table:formula="of:=IF([.D446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46];162;10)">
            <text:p/>
          </table:table-cell>
          <table:table-cell table:formula="of:=RIGHT([.A446];LEN([.A446])-FIND(&quot;&lt;/description&gt;&quot;;[.A446])+1)" office:value-type="float" office:value="0">
            <text:p>#VALUE!</text:p>
          </table:table-cell>
          <table:table-cell office:value-type="float" office:value="446">
            <text:p>446</text:p>
          </table:table-cell>
        </table:table-row>
        <table:table-row table:style-name="ro2">
          <table:table-cell/>
          <table:table-cell office:value-type="float" office:value="447">
            <text:p>447</text:p>
          </table:table-cell>
          <table:table-cell table:formula="of:=IF([.D447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47];162;10)">
            <text:p/>
          </table:table-cell>
          <table:table-cell table:formula="of:=RIGHT([.A447];LEN([.A447])-FIND(&quot;&lt;/description&gt;&quot;;[.A447])+1)" office:value-type="float" office:value="0">
            <text:p>#VALUE!</text:p>
          </table:table-cell>
          <table:table-cell office:value-type="float" office:value="447">
            <text:p>447</text:p>
          </table:table-cell>
        </table:table-row>
        <table:table-row table:style-name="ro2">
          <table:table-cell/>
          <table:table-cell office:value-type="float" office:value="448">
            <text:p>448</text:p>
          </table:table-cell>
          <table:table-cell table:formula="of:=IF([.D448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48];162;10)">
            <text:p/>
          </table:table-cell>
          <table:table-cell table:formula="of:=RIGHT([.A448];LEN([.A448])-FIND(&quot;&lt;/description&gt;&quot;;[.A448])+1)" office:value-type="float" office:value="0">
            <text:p>#VALUE!</text:p>
          </table:table-cell>
          <table:table-cell office:value-type="float" office:value="448">
            <text:p>448</text:p>
          </table:table-cell>
        </table:table-row>
        <table:table-row table:style-name="ro2">
          <table:table-cell/>
          <table:table-cell office:value-type="float" office:value="449">
            <text:p>449</text:p>
          </table:table-cell>
          <table:table-cell table:formula="of:=IF([.D449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49];162;10)">
            <text:p/>
          </table:table-cell>
          <table:table-cell table:formula="of:=RIGHT([.A449];LEN([.A449])-FIND(&quot;&lt;/description&gt;&quot;;[.A449])+1)" office:value-type="float" office:value="0">
            <text:p>#VALUE!</text:p>
          </table:table-cell>
          <table:table-cell office:value-type="float" office:value="449">
            <text:p>449</text:p>
          </table:table-cell>
        </table:table-row>
        <table:table-row table:style-name="ro2">
          <table:table-cell/>
          <table:table-cell office:value-type="float" office:value="450">
            <text:p>450</text:p>
          </table:table-cell>
          <table:table-cell table:formula="of:=IF([.D450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50];162;10)">
            <text:p/>
          </table:table-cell>
          <table:table-cell table:formula="of:=RIGHT([.A450];LEN([.A450])-FIND(&quot;&lt;/description&gt;&quot;;[.A450])+1)" office:value-type="float" office:value="0">
            <text:p>#VALUE!</text:p>
          </table:table-cell>
          <table:table-cell office:value-type="float" office:value="450">
            <text:p>450</text:p>
          </table:table-cell>
        </table:table-row>
        <table:table-row table:style-name="ro2">
          <table:table-cell/>
          <table:table-cell office:value-type="float" office:value="451">
            <text:p>451</text:p>
          </table:table-cell>
          <table:table-cell table:formula="of:=IF([.D451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51];162;10)">
            <text:p/>
          </table:table-cell>
          <table:table-cell table:formula="of:=RIGHT([.A451];LEN([.A451])-FIND(&quot;&lt;/description&gt;&quot;;[.A451])+1)" office:value-type="float" office:value="0">
            <text:p>#VALUE!</text:p>
          </table:table-cell>
          <table:table-cell office:value-type="float" office:value="451">
            <text:p>451</text:p>
          </table:table-cell>
        </table:table-row>
        <table:table-row table:style-name="ro2">
          <table:table-cell/>
          <table:table-cell office:value-type="float" office:value="452">
            <text:p>452</text:p>
          </table:table-cell>
          <table:table-cell table:formula="of:=IF([.D452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52];162;10)">
            <text:p/>
          </table:table-cell>
          <table:table-cell table:formula="of:=RIGHT([.A452];LEN([.A452])-FIND(&quot;&lt;/description&gt;&quot;;[.A452])+1)" office:value-type="float" office:value="0">
            <text:p>#VALUE!</text:p>
          </table:table-cell>
          <table:table-cell office:value-type="float" office:value="452">
            <text:p>452</text:p>
          </table:table-cell>
        </table:table-row>
        <table:table-row table:style-name="ro2">
          <table:table-cell/>
          <table:table-cell office:value-type="float" office:value="453">
            <text:p>453</text:p>
          </table:table-cell>
          <table:table-cell table:formula="of:=IF([.D453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53];162;10)">
            <text:p/>
          </table:table-cell>
          <table:table-cell table:formula="of:=RIGHT([.A453];LEN([.A453])-FIND(&quot;&lt;/description&gt;&quot;;[.A453])+1)" office:value-type="float" office:value="0">
            <text:p>#VALUE!</text:p>
          </table:table-cell>
          <table:table-cell office:value-type="float" office:value="453">
            <text:p>453</text:p>
          </table:table-cell>
        </table:table-row>
        <table:table-row table:style-name="ro2">
          <table:table-cell/>
          <table:table-cell office:value-type="float" office:value="454">
            <text:p>454</text:p>
          </table:table-cell>
          <table:table-cell table:formula="of:=IF([.D454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54];162;10)">
            <text:p/>
          </table:table-cell>
          <table:table-cell table:formula="of:=RIGHT([.A454];LEN([.A454])-FIND(&quot;&lt;/description&gt;&quot;;[.A454])+1)" office:value-type="float" office:value="0">
            <text:p>#VALUE!</text:p>
          </table:table-cell>
          <table:table-cell office:value-type="float" office:value="454">
            <text:p>454</text:p>
          </table:table-cell>
        </table:table-row>
        <table:table-row table:style-name="ro2">
          <table:table-cell/>
          <table:table-cell office:value-type="float" office:value="455">
            <text:p>455</text:p>
          </table:table-cell>
          <table:table-cell table:formula="of:=IF([.D455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55];162;10)">
            <text:p/>
          </table:table-cell>
          <table:table-cell table:formula="of:=RIGHT([.A455];LEN([.A455])-FIND(&quot;&lt;/description&gt;&quot;;[.A455])+1)" office:value-type="float" office:value="0">
            <text:p>#VALUE!</text:p>
          </table:table-cell>
          <table:table-cell office:value-type="float" office:value="455">
            <text:p>455</text:p>
          </table:table-cell>
        </table:table-row>
        <table:table-row table:style-name="ro2">
          <table:table-cell/>
          <table:table-cell office:value-type="float" office:value="456">
            <text:p>456</text:p>
          </table:table-cell>
          <table:table-cell table:formula="of:=IF([.D456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56];162;10)">
            <text:p/>
          </table:table-cell>
          <table:table-cell table:formula="of:=RIGHT([.A456];LEN([.A456])-FIND(&quot;&lt;/description&gt;&quot;;[.A456])+1)" office:value-type="float" office:value="0">
            <text:p>#VALUE!</text:p>
          </table:table-cell>
          <table:table-cell office:value-type="float" office:value="456">
            <text:p>456</text:p>
          </table:table-cell>
        </table:table-row>
        <table:table-row table:style-name="ro2">
          <table:table-cell/>
          <table:table-cell office:value-type="float" office:value="457">
            <text:p>457</text:p>
          </table:table-cell>
          <table:table-cell table:formula="of:=IF([.D457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57];162;10)">
            <text:p/>
          </table:table-cell>
          <table:table-cell table:formula="of:=RIGHT([.A457];LEN([.A457])-FIND(&quot;&lt;/description&gt;&quot;;[.A457])+1)" office:value-type="float" office:value="0">
            <text:p>#VALUE!</text:p>
          </table:table-cell>
          <table:table-cell office:value-type="float" office:value="457">
            <text:p>457</text:p>
          </table:table-cell>
        </table:table-row>
        <table:table-row table:style-name="ro2">
          <table:table-cell/>
          <table:table-cell office:value-type="float" office:value="458">
            <text:p>458</text:p>
          </table:table-cell>
          <table:table-cell table:formula="of:=IF([.D458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58];162;10)">
            <text:p/>
          </table:table-cell>
          <table:table-cell table:formula="of:=RIGHT([.A458];LEN([.A458])-FIND(&quot;&lt;/description&gt;&quot;;[.A458])+1)" office:value-type="float" office:value="0">
            <text:p>#VALUE!</text:p>
          </table:table-cell>
          <table:table-cell office:value-type="float" office:value="458">
            <text:p>458</text:p>
          </table:table-cell>
        </table:table-row>
        <table:table-row table:style-name="ro2">
          <table:table-cell/>
          <table:table-cell office:value-type="float" office:value="459">
            <text:p>459</text:p>
          </table:table-cell>
          <table:table-cell table:formula="of:=IF([.D459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59];162;10)">
            <text:p/>
          </table:table-cell>
          <table:table-cell table:formula="of:=RIGHT([.A459];LEN([.A459])-FIND(&quot;&lt;/description&gt;&quot;;[.A459])+1)" office:value-type="float" office:value="0">
            <text:p>#VALUE!</text:p>
          </table:table-cell>
          <table:table-cell office:value-type="float" office:value="459">
            <text:p>459</text:p>
          </table:table-cell>
        </table:table-row>
        <table:table-row table:style-name="ro2">
          <table:table-cell/>
          <table:table-cell office:value-type="float" office:value="460">
            <text:p>460</text:p>
          </table:table-cell>
          <table:table-cell table:formula="of:=IF([.D460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60];162;10)">
            <text:p/>
          </table:table-cell>
          <table:table-cell table:formula="of:=RIGHT([.A460];LEN([.A460])-FIND(&quot;&lt;/description&gt;&quot;;[.A460])+1)" office:value-type="float" office:value="0">
            <text:p>#VALUE!</text:p>
          </table:table-cell>
          <table:table-cell office:value-type="float" office:value="460">
            <text:p>460</text:p>
          </table:table-cell>
        </table:table-row>
        <table:table-row table:style-name="ro2">
          <table:table-cell/>
          <table:table-cell office:value-type="float" office:value="461">
            <text:p>461</text:p>
          </table:table-cell>
          <table:table-cell table:formula="of:=IF([.D461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61];162;10)">
            <text:p/>
          </table:table-cell>
          <table:table-cell table:formula="of:=RIGHT([.A461];LEN([.A461])-FIND(&quot;&lt;/description&gt;&quot;;[.A461])+1)" office:value-type="float" office:value="0">
            <text:p>#VALUE!</text:p>
          </table:table-cell>
          <table:table-cell office:value-type="float" office:value="461">
            <text:p>461</text:p>
          </table:table-cell>
        </table:table-row>
        <table:table-row table:style-name="ro2">
          <table:table-cell/>
          <table:table-cell office:value-type="float" office:value="462">
            <text:p>462</text:p>
          </table:table-cell>
          <table:table-cell table:formula="of:=IF([.D462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62];162;10)">
            <text:p/>
          </table:table-cell>
          <table:table-cell table:formula="of:=RIGHT([.A462];LEN([.A462])-FIND(&quot;&lt;/description&gt;&quot;;[.A462])+1)" office:value-type="float" office:value="0">
            <text:p>#VALUE!</text:p>
          </table:table-cell>
          <table:table-cell office:value-type="float" office:value="462">
            <text:p>462</text:p>
          </table:table-cell>
        </table:table-row>
        <table:table-row table:style-name="ro2">
          <table:table-cell/>
          <table:table-cell office:value-type="float" office:value="463">
            <text:p>463</text:p>
          </table:table-cell>
          <table:table-cell table:formula="of:=IF([.D463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63];162;10)">
            <text:p/>
          </table:table-cell>
          <table:table-cell table:formula="of:=RIGHT([.A463];LEN([.A463])-FIND(&quot;&lt;/description&gt;&quot;;[.A463])+1)" office:value-type="float" office:value="0">
            <text:p>#VALUE!</text:p>
          </table:table-cell>
          <table:table-cell office:value-type="float" office:value="463">
            <text:p>463</text:p>
          </table:table-cell>
        </table:table-row>
        <table:table-row table:style-name="ro2">
          <table:table-cell/>
          <table:table-cell office:value-type="float" office:value="464">
            <text:p>464</text:p>
          </table:table-cell>
          <table:table-cell table:formula="of:=IF([.D464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64];162;10)">
            <text:p/>
          </table:table-cell>
          <table:table-cell table:formula="of:=RIGHT([.A464];LEN([.A464])-FIND(&quot;&lt;/description&gt;&quot;;[.A464])+1)" office:value-type="float" office:value="0">
            <text:p>#VALUE!</text:p>
          </table:table-cell>
          <table:table-cell office:value-type="float" office:value="464">
            <text:p>464</text:p>
          </table:table-cell>
        </table:table-row>
        <table:table-row table:style-name="ro2">
          <table:table-cell/>
          <table:table-cell office:value-type="float" office:value="465">
            <text:p>465</text:p>
          </table:table-cell>
          <table:table-cell table:formula="of:=IF([.D465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65];162;10)">
            <text:p/>
          </table:table-cell>
          <table:table-cell table:formula="of:=RIGHT([.A465];LEN([.A465])-FIND(&quot;&lt;/description&gt;&quot;;[.A465])+1)" office:value-type="float" office:value="0">
            <text:p>#VALUE!</text:p>
          </table:table-cell>
          <table:table-cell office:value-type="float" office:value="465">
            <text:p>465</text:p>
          </table:table-cell>
        </table:table-row>
        <table:table-row table:style-name="ro2">
          <table:table-cell/>
          <table:table-cell office:value-type="float" office:value="466">
            <text:p>466</text:p>
          </table:table-cell>
          <table:table-cell table:formula="of:=IF([.D466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66];162;10)">
            <text:p/>
          </table:table-cell>
          <table:table-cell table:formula="of:=RIGHT([.A466];LEN([.A466])-FIND(&quot;&lt;/description&gt;&quot;;[.A466])+1)" office:value-type="float" office:value="0">
            <text:p>#VALUE!</text:p>
          </table:table-cell>
          <table:table-cell office:value-type="float" office:value="466">
            <text:p>466</text:p>
          </table:table-cell>
        </table:table-row>
        <table:table-row table:style-name="ro2">
          <table:table-cell/>
          <table:table-cell office:value-type="float" office:value="467">
            <text:p>467</text:p>
          </table:table-cell>
          <table:table-cell table:formula="of:=IF([.D467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67];162;10)">
            <text:p/>
          </table:table-cell>
          <table:table-cell table:formula="of:=RIGHT([.A467];LEN([.A467])-FIND(&quot;&lt;/description&gt;&quot;;[.A467])+1)" office:value-type="float" office:value="0">
            <text:p>#VALUE!</text:p>
          </table:table-cell>
          <table:table-cell office:value-type="float" office:value="467">
            <text:p>467</text:p>
          </table:table-cell>
        </table:table-row>
        <table:table-row table:style-name="ro2">
          <table:table-cell/>
          <table:table-cell office:value-type="float" office:value="468">
            <text:p>468</text:p>
          </table:table-cell>
          <table:table-cell table:formula="of:=IF([.D468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68];162;10)">
            <text:p/>
          </table:table-cell>
          <table:table-cell table:formula="of:=RIGHT([.A468];LEN([.A468])-FIND(&quot;&lt;/description&gt;&quot;;[.A468])+1)" office:value-type="float" office:value="0">
            <text:p>#VALUE!</text:p>
          </table:table-cell>
          <table:table-cell office:value-type="float" office:value="468">
            <text:p>468</text:p>
          </table:table-cell>
        </table:table-row>
        <table:table-row table:style-name="ro2">
          <table:table-cell/>
          <table:table-cell office:value-type="float" office:value="469">
            <text:p>469</text:p>
          </table:table-cell>
          <table:table-cell table:formula="of:=IF([.D469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69];162;10)">
            <text:p/>
          </table:table-cell>
          <table:table-cell table:formula="of:=RIGHT([.A469];LEN([.A469])-FIND(&quot;&lt;/description&gt;&quot;;[.A469])+1)" office:value-type="float" office:value="0">
            <text:p>#VALUE!</text:p>
          </table:table-cell>
          <table:table-cell office:value-type="float" office:value="469">
            <text:p>469</text:p>
          </table:table-cell>
        </table:table-row>
        <table:table-row table:style-name="ro2">
          <table:table-cell/>
          <table:table-cell office:value-type="float" office:value="470">
            <text:p>470</text:p>
          </table:table-cell>
          <table:table-cell table:formula="of:=IF([.D470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70];162;10)">
            <text:p/>
          </table:table-cell>
          <table:table-cell table:formula="of:=RIGHT([.A470];LEN([.A470])-FIND(&quot;&lt;/description&gt;&quot;;[.A470])+1)" office:value-type="float" office:value="0">
            <text:p>#VALUE!</text:p>
          </table:table-cell>
          <table:table-cell office:value-type="float" office:value="470">
            <text:p>470</text:p>
          </table:table-cell>
        </table:table-row>
        <table:table-row table:style-name="ro2">
          <table:table-cell/>
          <table:table-cell office:value-type="float" office:value="471">
            <text:p>471</text:p>
          </table:table-cell>
          <table:table-cell table:formula="of:=IF([.D471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71];162;10)">
            <text:p/>
          </table:table-cell>
          <table:table-cell table:formula="of:=RIGHT([.A471];LEN([.A471])-FIND(&quot;&lt;/description&gt;&quot;;[.A471])+1)" office:value-type="float" office:value="0">
            <text:p>#VALUE!</text:p>
          </table:table-cell>
          <table:table-cell office:value-type="float" office:value="471">
            <text:p>471</text:p>
          </table:table-cell>
        </table:table-row>
        <table:table-row table:style-name="ro2">
          <table:table-cell/>
          <table:table-cell office:value-type="float" office:value="472">
            <text:p>472</text:p>
          </table:table-cell>
          <table:table-cell table:formula="of:=IF([.D472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72];162;10)">
            <text:p/>
          </table:table-cell>
          <table:table-cell table:formula="of:=RIGHT([.A472];LEN([.A472])-FIND(&quot;&lt;/description&gt;&quot;;[.A472])+1)" office:value-type="float" office:value="0">
            <text:p>#VALUE!</text:p>
          </table:table-cell>
          <table:table-cell office:value-type="float" office:value="472">
            <text:p>472</text:p>
          </table:table-cell>
        </table:table-row>
        <table:table-row table:style-name="ro2">
          <table:table-cell/>
          <table:table-cell office:value-type="float" office:value="473">
            <text:p>473</text:p>
          </table:table-cell>
          <table:table-cell table:formula="of:=IF([.D473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73];162;10)">
            <text:p/>
          </table:table-cell>
          <table:table-cell table:formula="of:=RIGHT([.A473];LEN([.A473])-FIND(&quot;&lt;/description&gt;&quot;;[.A473])+1)" office:value-type="float" office:value="0">
            <text:p>#VALUE!</text:p>
          </table:table-cell>
          <table:table-cell office:value-type="float" office:value="473">
            <text:p>473</text:p>
          </table:table-cell>
        </table:table-row>
        <table:table-row table:style-name="ro2">
          <table:table-cell/>
          <table:table-cell office:value-type="float" office:value="474">
            <text:p>474</text:p>
          </table:table-cell>
          <table:table-cell table:formula="of:=IF([.D474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74];162;10)">
            <text:p/>
          </table:table-cell>
          <table:table-cell table:formula="of:=RIGHT([.A474];LEN([.A474])-FIND(&quot;&lt;/description&gt;&quot;;[.A474])+1)" office:value-type="float" office:value="0">
            <text:p>#VALUE!</text:p>
          </table:table-cell>
          <table:table-cell office:value-type="float" office:value="474">
            <text:p>474</text:p>
          </table:table-cell>
        </table:table-row>
        <table:table-row table:style-name="ro2">
          <table:table-cell/>
          <table:table-cell office:value-type="float" office:value="475">
            <text:p>475</text:p>
          </table:table-cell>
          <table:table-cell table:formula="of:=IF([.D475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75];162;10)">
            <text:p/>
          </table:table-cell>
          <table:table-cell table:formula="of:=RIGHT([.A475];LEN([.A475])-FIND(&quot;&lt;/description&gt;&quot;;[.A475])+1)" office:value-type="float" office:value="0">
            <text:p>#VALUE!</text:p>
          </table:table-cell>
          <table:table-cell office:value-type="float" office:value="475">
            <text:p>475</text:p>
          </table:table-cell>
        </table:table-row>
        <table:table-row table:style-name="ro2">
          <table:table-cell/>
          <table:table-cell office:value-type="float" office:value="476">
            <text:p>476</text:p>
          </table:table-cell>
          <table:table-cell table:formula="of:=IF([.D476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76];162;10)">
            <text:p/>
          </table:table-cell>
          <table:table-cell table:formula="of:=RIGHT([.A476];LEN([.A476])-FIND(&quot;&lt;/description&gt;&quot;;[.A476])+1)" office:value-type="float" office:value="0">
            <text:p>#VALUE!</text:p>
          </table:table-cell>
          <table:table-cell office:value-type="float" office:value="476">
            <text:p>476</text:p>
          </table:table-cell>
        </table:table-row>
        <table:table-row table:style-name="ro2">
          <table:table-cell/>
          <table:table-cell office:value-type="float" office:value="477">
            <text:p>477</text:p>
          </table:table-cell>
          <table:table-cell table:formula="of:=IF([.D477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77];162;10)">
            <text:p/>
          </table:table-cell>
          <table:table-cell table:formula="of:=RIGHT([.A477];LEN([.A477])-FIND(&quot;&lt;/description&gt;&quot;;[.A477])+1)" office:value-type="float" office:value="0">
            <text:p>#VALUE!</text:p>
          </table:table-cell>
          <table:table-cell office:value-type="float" office:value="477">
            <text:p>477</text:p>
          </table:table-cell>
        </table:table-row>
        <table:table-row table:style-name="ro2">
          <table:table-cell/>
          <table:table-cell office:value-type="float" office:value="478">
            <text:p>478</text:p>
          </table:table-cell>
          <table:table-cell table:formula="of:=IF([.D478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78];162;10)">
            <text:p/>
          </table:table-cell>
          <table:table-cell table:formula="of:=RIGHT([.A478];LEN([.A478])-FIND(&quot;&lt;/description&gt;&quot;;[.A478])+1)" office:value-type="float" office:value="0">
            <text:p>#VALUE!</text:p>
          </table:table-cell>
          <table:table-cell office:value-type="float" office:value="478">
            <text:p>478</text:p>
          </table:table-cell>
        </table:table-row>
        <table:table-row table:style-name="ro2">
          <table:table-cell/>
          <table:table-cell office:value-type="float" office:value="479">
            <text:p>479</text:p>
          </table:table-cell>
          <table:table-cell table:formula="of:=IF([.D479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79];162;10)">
            <text:p/>
          </table:table-cell>
          <table:table-cell table:formula="of:=RIGHT([.A479];LEN([.A479])-FIND(&quot;&lt;/description&gt;&quot;;[.A479])+1)" office:value-type="float" office:value="0">
            <text:p>#VALUE!</text:p>
          </table:table-cell>
          <table:table-cell office:value-type="float" office:value="479">
            <text:p>479</text:p>
          </table:table-cell>
        </table:table-row>
        <table:table-row table:style-name="ro2">
          <table:table-cell/>
          <table:table-cell office:value-type="float" office:value="480">
            <text:p>480</text:p>
          </table:table-cell>
          <table:table-cell table:formula="of:=IF([.D480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80];162;10)">
            <text:p/>
          </table:table-cell>
          <table:table-cell table:formula="of:=RIGHT([.A480];LEN([.A480])-FIND(&quot;&lt;/description&gt;&quot;;[.A480])+1)" office:value-type="float" office:value="0">
            <text:p>#VALUE!</text:p>
          </table:table-cell>
          <table:table-cell office:value-type="float" office:value="480">
            <text:p>480</text:p>
          </table:table-cell>
        </table:table-row>
        <table:table-row table:style-name="ro2">
          <table:table-cell/>
          <table:table-cell office:value-type="float" office:value="481">
            <text:p>481</text:p>
          </table:table-cell>
          <table:table-cell table:formula="of:=IF([.D481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81];162;10)">
            <text:p/>
          </table:table-cell>
          <table:table-cell table:formula="of:=RIGHT([.A481];LEN([.A481])-FIND(&quot;&lt;/description&gt;&quot;;[.A481])+1)" office:value-type="float" office:value="0">
            <text:p>#VALUE!</text:p>
          </table:table-cell>
          <table:table-cell office:value-type="float" office:value="481">
            <text:p>481</text:p>
          </table:table-cell>
        </table:table-row>
        <table:table-row table:style-name="ro2">
          <table:table-cell/>
          <table:table-cell office:value-type="float" office:value="482">
            <text:p>482</text:p>
          </table:table-cell>
          <table:table-cell table:formula="of:=IF([.D482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82];162;10)">
            <text:p/>
          </table:table-cell>
          <table:table-cell table:formula="of:=RIGHT([.A482];LEN([.A482])-FIND(&quot;&lt;/description&gt;&quot;;[.A482])+1)" office:value-type="float" office:value="0">
            <text:p>#VALUE!</text:p>
          </table:table-cell>
          <table:table-cell office:value-type="float" office:value="482">
            <text:p>482</text:p>
          </table:table-cell>
        </table:table-row>
        <table:table-row table:style-name="ro2">
          <table:table-cell/>
          <table:table-cell office:value-type="float" office:value="483">
            <text:p>483</text:p>
          </table:table-cell>
          <table:table-cell table:formula="of:=IF([.D483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83];162;10)">
            <text:p/>
          </table:table-cell>
          <table:table-cell table:formula="of:=RIGHT([.A483];LEN([.A483])-FIND(&quot;&lt;/description&gt;&quot;;[.A483])+1)" office:value-type="float" office:value="0">
            <text:p>#VALUE!</text:p>
          </table:table-cell>
          <table:table-cell office:value-type="float" office:value="483">
            <text:p>483</text:p>
          </table:table-cell>
        </table:table-row>
        <table:table-row table:style-name="ro2">
          <table:table-cell/>
          <table:table-cell office:value-type="float" office:value="484">
            <text:p>484</text:p>
          </table:table-cell>
          <table:table-cell table:formula="of:=IF([.D484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84];162;10)">
            <text:p/>
          </table:table-cell>
          <table:table-cell table:formula="of:=RIGHT([.A484];LEN([.A484])-FIND(&quot;&lt;/description&gt;&quot;;[.A484])+1)" office:value-type="float" office:value="0">
            <text:p>#VALUE!</text:p>
          </table:table-cell>
          <table:table-cell office:value-type="float" office:value="484">
            <text:p>484</text:p>
          </table:table-cell>
        </table:table-row>
        <table:table-row table:style-name="ro2">
          <table:table-cell/>
          <table:table-cell office:value-type="float" office:value="485">
            <text:p>485</text:p>
          </table:table-cell>
          <table:table-cell table:formula="of:=IF([.D485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85];162;10)">
            <text:p/>
          </table:table-cell>
          <table:table-cell table:formula="of:=RIGHT([.A485];LEN([.A485])-FIND(&quot;&lt;/description&gt;&quot;;[.A485])+1)" office:value-type="float" office:value="0">
            <text:p>#VALUE!</text:p>
          </table:table-cell>
          <table:table-cell office:value-type="float" office:value="485">
            <text:p>485</text:p>
          </table:table-cell>
        </table:table-row>
        <table:table-row table:style-name="ro2">
          <table:table-cell/>
          <table:table-cell office:value-type="float" office:value="486">
            <text:p>486</text:p>
          </table:table-cell>
          <table:table-cell table:formula="of:=IF([.D486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86];162;10)">
            <text:p/>
          </table:table-cell>
          <table:table-cell table:formula="of:=RIGHT([.A486];LEN([.A486])-FIND(&quot;&lt;/description&gt;&quot;;[.A486])+1)" office:value-type="float" office:value="0">
            <text:p>#VALUE!</text:p>
          </table:table-cell>
          <table:table-cell office:value-type="float" office:value="486">
            <text:p>486</text:p>
          </table:table-cell>
        </table:table-row>
        <table:table-row table:style-name="ro2">
          <table:table-cell/>
          <table:table-cell office:value-type="float" office:value="487">
            <text:p>487</text:p>
          </table:table-cell>
          <table:table-cell table:formula="of:=IF([.D487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87];162;10)">
            <text:p/>
          </table:table-cell>
          <table:table-cell table:formula="of:=RIGHT([.A487];LEN([.A487])-FIND(&quot;&lt;/description&gt;&quot;;[.A487])+1)" office:value-type="float" office:value="0">
            <text:p>#VALUE!</text:p>
          </table:table-cell>
          <table:table-cell office:value-type="float" office:value="487">
            <text:p>487</text:p>
          </table:table-cell>
        </table:table-row>
        <table:table-row table:style-name="ro2">
          <table:table-cell/>
          <table:table-cell office:value-type="float" office:value="488">
            <text:p>488</text:p>
          </table:table-cell>
          <table:table-cell table:formula="of:=IF([.D488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88];162;10)">
            <text:p/>
          </table:table-cell>
          <table:table-cell table:formula="of:=RIGHT([.A488];LEN([.A488])-FIND(&quot;&lt;/description&gt;&quot;;[.A488])+1)" office:value-type="float" office:value="0">
            <text:p>#VALUE!</text:p>
          </table:table-cell>
          <table:table-cell office:value-type="float" office:value="488">
            <text:p>488</text:p>
          </table:table-cell>
        </table:table-row>
        <table:table-row table:style-name="ro2">
          <table:table-cell/>
          <table:table-cell office:value-type="float" office:value="489">
            <text:p>489</text:p>
          </table:table-cell>
          <table:table-cell table:formula="of:=IF([.D489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89];162;10)">
            <text:p/>
          </table:table-cell>
          <table:table-cell table:formula="of:=RIGHT([.A489];LEN([.A489])-FIND(&quot;&lt;/description&gt;&quot;;[.A489])+1)" office:value-type="float" office:value="0">
            <text:p>#VALUE!</text:p>
          </table:table-cell>
          <table:table-cell office:value-type="float" office:value="489">
            <text:p>489</text:p>
          </table:table-cell>
        </table:table-row>
        <table:table-row table:style-name="ro2">
          <table:table-cell/>
          <table:table-cell office:value-type="float" office:value="490">
            <text:p>490</text:p>
          </table:table-cell>
          <table:table-cell table:formula="of:=IF([.D490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90];162;10)">
            <text:p/>
          </table:table-cell>
          <table:table-cell table:formula="of:=RIGHT([.A490];LEN([.A490])-FIND(&quot;&lt;/description&gt;&quot;;[.A490])+1)" office:value-type="float" office:value="0">
            <text:p>#VALUE!</text:p>
          </table:table-cell>
          <table:table-cell office:value-type="float" office:value="490">
            <text:p>490</text:p>
          </table:table-cell>
        </table:table-row>
        <table:table-row table:style-name="ro2">
          <table:table-cell/>
          <table:table-cell office:value-type="float" office:value="491">
            <text:p>491</text:p>
          </table:table-cell>
          <table:table-cell table:formula="of:=IF([.D491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91];162;10)">
            <text:p/>
          </table:table-cell>
          <table:table-cell table:formula="of:=RIGHT([.A491];LEN([.A491])-FIND(&quot;&lt;/description&gt;&quot;;[.A491])+1)" office:value-type="float" office:value="0">
            <text:p>#VALUE!</text:p>
          </table:table-cell>
          <table:table-cell office:value-type="float" office:value="491">
            <text:p>491</text:p>
          </table:table-cell>
        </table:table-row>
        <table:table-row table:style-name="ro2">
          <table:table-cell/>
          <table:table-cell office:value-type="float" office:value="492">
            <text:p>492</text:p>
          </table:table-cell>
          <table:table-cell table:formula="of:=IF([.D492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92];162;10)">
            <text:p/>
          </table:table-cell>
          <table:table-cell table:formula="of:=RIGHT([.A492];LEN([.A492])-FIND(&quot;&lt;/description&gt;&quot;;[.A492])+1)" office:value-type="float" office:value="0">
            <text:p>#VALUE!</text:p>
          </table:table-cell>
          <table:table-cell office:value-type="float" office:value="492">
            <text:p>492</text:p>
          </table:table-cell>
        </table:table-row>
        <table:table-row table:style-name="ro2">
          <table:table-cell/>
          <table:table-cell office:value-type="float" office:value="493">
            <text:p>493</text:p>
          </table:table-cell>
          <table:table-cell table:formula="of:=IF([.D493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93];162;10)">
            <text:p/>
          </table:table-cell>
          <table:table-cell table:formula="of:=RIGHT([.A493];LEN([.A493])-FIND(&quot;&lt;/description&gt;&quot;;[.A493])+1)" office:value-type="float" office:value="0">
            <text:p>#VALUE!</text:p>
          </table:table-cell>
          <table:table-cell office:value-type="float" office:value="493">
            <text:p>493</text:p>
          </table:table-cell>
        </table:table-row>
        <table:table-row table:style-name="ro2">
          <table:table-cell/>
          <table:table-cell office:value-type="float" office:value="494">
            <text:p>494</text:p>
          </table:table-cell>
          <table:table-cell table:formula="of:=IF([.D494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94];162;10)">
            <text:p/>
          </table:table-cell>
          <table:table-cell table:formula="of:=RIGHT([.A494];LEN([.A494])-FIND(&quot;&lt;/description&gt;&quot;;[.A494])+1)" office:value-type="float" office:value="0">
            <text:p>#VALUE!</text:p>
          </table:table-cell>
          <table:table-cell office:value-type="float" office:value="494">
            <text:p>494</text:p>
          </table:table-cell>
        </table:table-row>
        <table:table-row table:style-name="ro2">
          <table:table-cell/>
          <table:table-cell office:value-type="float" office:value="495">
            <text:p>495</text:p>
          </table:table-cell>
          <table:table-cell table:formula="of:=IF([.D495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95];162;10)">
            <text:p/>
          </table:table-cell>
          <table:table-cell table:formula="of:=RIGHT([.A495];LEN([.A495])-FIND(&quot;&lt;/description&gt;&quot;;[.A495])+1)" office:value-type="float" office:value="0">
            <text:p>#VALUE!</text:p>
          </table:table-cell>
          <table:table-cell office:value-type="float" office:value="495">
            <text:p>495</text:p>
          </table:table-cell>
        </table:table-row>
        <table:table-row table:style-name="ro2">
          <table:table-cell/>
          <table:table-cell office:value-type="float" office:value="496">
            <text:p>496</text:p>
          </table:table-cell>
          <table:table-cell table:formula="of:=IF([.D496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96];162;10)">
            <text:p/>
          </table:table-cell>
          <table:table-cell table:formula="of:=RIGHT([.A496];LEN([.A496])-FIND(&quot;&lt;/description&gt;&quot;;[.A496])+1)" office:value-type="float" office:value="0">
            <text:p>#VALUE!</text:p>
          </table:table-cell>
          <table:table-cell office:value-type="float" office:value="496">
            <text:p>496</text:p>
          </table:table-cell>
        </table:table-row>
        <table:table-row table:style-name="ro2">
          <table:table-cell/>
          <table:table-cell office:value-type="float" office:value="497">
            <text:p>497</text:p>
          </table:table-cell>
          <table:table-cell table:formula="of:=IF([.D497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97];162;10)">
            <text:p/>
          </table:table-cell>
          <table:table-cell table:formula="of:=RIGHT([.A497];LEN([.A497])-FIND(&quot;&lt;/description&gt;&quot;;[.A497])+1)" office:value-type="float" office:value="0">
            <text:p>#VALUE!</text:p>
          </table:table-cell>
          <table:table-cell office:value-type="float" office:value="497">
            <text:p>497</text:p>
          </table:table-cell>
        </table:table-row>
        <table:table-row table:style-name="ro2">
          <table:table-cell/>
          <table:table-cell office:value-type="float" office:value="498">
            <text:p>498</text:p>
          </table:table-cell>
          <table:table-cell table:formula="of:=IF([.D498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98];162;10)">
            <text:p/>
          </table:table-cell>
          <table:table-cell table:formula="of:=RIGHT([.A498];LEN([.A498])-FIND(&quot;&lt;/description&gt;&quot;;[.A498])+1)" office:value-type="float" office:value="0">
            <text:p>#VALUE!</text:p>
          </table:table-cell>
          <table:table-cell office:value-type="float" office:value="498">
            <text:p>498</text:p>
          </table:table-cell>
        </table:table-row>
        <table:table-row table:style-name="ro2">
          <table:table-cell/>
          <table:table-cell office:value-type="float" office:value="499">
            <text:p>499</text:p>
          </table:table-cell>
          <table:table-cell table:formula="of:=IF([.D499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499];162;10)">
            <text:p/>
          </table:table-cell>
          <table:table-cell table:formula="of:=RIGHT([.A499];LEN([.A499])-FIND(&quot;&lt;/description&gt;&quot;;[.A499])+1)" office:value-type="float" office:value="0">
            <text:p>#VALUE!</text:p>
          </table:table-cell>
          <table:table-cell office:value-type="float" office:value="499">
            <text:p>499</text:p>
          </table:table-cell>
        </table:table-row>
        <table:table-row table:style-name="ro2">
          <table:table-cell/>
          <table:table-cell office:value-type="float" office:value="500">
            <text:p>500</text:p>
          </table:table-cell>
          <table:table-cell table:formula="of:=IF([.D500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00];162;10)">
            <text:p/>
          </table:table-cell>
          <table:table-cell table:formula="of:=RIGHT([.A500];LEN([.A500])-FIND(&quot;&lt;/description&gt;&quot;;[.A500])+1)" office:value-type="float" office:value="0">
            <text:p>#VALUE!</text:p>
          </table:table-cell>
          <table:table-cell office:value-type="float" office:value="500">
            <text:p>500</text:p>
          </table:table-cell>
        </table:table-row>
        <table:table-row table:style-name="ro2">
          <table:table-cell/>
          <table:table-cell office:value-type="float" office:value="501">
            <text:p>501</text:p>
          </table:table-cell>
          <table:table-cell table:formula="of:=IF([.D501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01];162;10)">
            <text:p/>
          </table:table-cell>
          <table:table-cell table:formula="of:=RIGHT([.A501];LEN([.A501])-FIND(&quot;&lt;/description&gt;&quot;;[.A501])+1)" office:value-type="float" office:value="0">
            <text:p>#VALUE!</text:p>
          </table:table-cell>
          <table:table-cell office:value-type="float" office:value="501">
            <text:p>501</text:p>
          </table:table-cell>
        </table:table-row>
        <table:table-row table:style-name="ro2">
          <table:table-cell/>
          <table:table-cell office:value-type="float" office:value="502">
            <text:p>502</text:p>
          </table:table-cell>
          <table:table-cell table:formula="of:=IF([.D502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02];162;10)">
            <text:p/>
          </table:table-cell>
          <table:table-cell table:formula="of:=RIGHT([.A502];LEN([.A502])-FIND(&quot;&lt;/description&gt;&quot;;[.A502])+1)" office:value-type="float" office:value="0">
            <text:p>#VALUE!</text:p>
          </table:table-cell>
          <table:table-cell office:value-type="float" office:value="502">
            <text:p>502</text:p>
          </table:table-cell>
        </table:table-row>
        <table:table-row table:style-name="ro2">
          <table:table-cell/>
          <table:table-cell office:value-type="float" office:value="503">
            <text:p>503</text:p>
          </table:table-cell>
          <table:table-cell table:formula="of:=IF([.D503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03];162;10)">
            <text:p/>
          </table:table-cell>
          <table:table-cell table:formula="of:=RIGHT([.A503];LEN([.A503])-FIND(&quot;&lt;/description&gt;&quot;;[.A503])+1)" office:value-type="float" office:value="0">
            <text:p>#VALUE!</text:p>
          </table:table-cell>
          <table:table-cell office:value-type="float" office:value="503">
            <text:p>503</text:p>
          </table:table-cell>
        </table:table-row>
        <table:table-row table:style-name="ro2">
          <table:table-cell/>
          <table:table-cell office:value-type="float" office:value="504">
            <text:p>504</text:p>
          </table:table-cell>
          <table:table-cell table:formula="of:=IF([.D504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04];162;10)">
            <text:p/>
          </table:table-cell>
          <table:table-cell table:formula="of:=RIGHT([.A504];LEN([.A504])-FIND(&quot;&lt;/description&gt;&quot;;[.A504])+1)" office:value-type="float" office:value="0">
            <text:p>#VALUE!</text:p>
          </table:table-cell>
          <table:table-cell office:value-type="float" office:value="504">
            <text:p>504</text:p>
          </table:table-cell>
        </table:table-row>
        <table:table-row table:style-name="ro2">
          <table:table-cell/>
          <table:table-cell office:value-type="float" office:value="505">
            <text:p>505</text:p>
          </table:table-cell>
          <table:table-cell table:formula="of:=IF([.D505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05];162;10)">
            <text:p/>
          </table:table-cell>
          <table:table-cell table:formula="of:=RIGHT([.A505];LEN([.A505])-FIND(&quot;&lt;/description&gt;&quot;;[.A505])+1)" office:value-type="float" office:value="0">
            <text:p>#VALUE!</text:p>
          </table:table-cell>
          <table:table-cell office:value-type="float" office:value="505">
            <text:p>505</text:p>
          </table:table-cell>
        </table:table-row>
        <table:table-row table:style-name="ro2">
          <table:table-cell/>
          <table:table-cell office:value-type="float" office:value="506">
            <text:p>506</text:p>
          </table:table-cell>
          <table:table-cell table:formula="of:=IF([.D506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06];162;10)">
            <text:p/>
          </table:table-cell>
          <table:table-cell table:formula="of:=RIGHT([.A506];LEN([.A506])-FIND(&quot;&lt;/description&gt;&quot;;[.A506])+1)" office:value-type="float" office:value="0">
            <text:p>#VALUE!</text:p>
          </table:table-cell>
          <table:table-cell office:value-type="float" office:value="506">
            <text:p>506</text:p>
          </table:table-cell>
        </table:table-row>
        <table:table-row table:style-name="ro2">
          <table:table-cell/>
          <table:table-cell office:value-type="float" office:value="507">
            <text:p>507</text:p>
          </table:table-cell>
          <table:table-cell table:formula="of:=IF([.D507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07];162;10)">
            <text:p/>
          </table:table-cell>
          <table:table-cell table:formula="of:=RIGHT([.A507];LEN([.A507])-FIND(&quot;&lt;/description&gt;&quot;;[.A507])+1)" office:value-type="float" office:value="0">
            <text:p>#VALUE!</text:p>
          </table:table-cell>
          <table:table-cell office:value-type="float" office:value="507">
            <text:p>507</text:p>
          </table:table-cell>
        </table:table-row>
        <table:table-row table:style-name="ro2">
          <table:table-cell/>
          <table:table-cell office:value-type="float" office:value="508">
            <text:p>508</text:p>
          </table:table-cell>
          <table:table-cell table:formula="of:=IF([.D508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08];162;10)">
            <text:p/>
          </table:table-cell>
          <table:table-cell table:formula="of:=RIGHT([.A508];LEN([.A508])-FIND(&quot;&lt;/description&gt;&quot;;[.A508])+1)" office:value-type="float" office:value="0">
            <text:p>#VALUE!</text:p>
          </table:table-cell>
          <table:table-cell office:value-type="float" office:value="508">
            <text:p>508</text:p>
          </table:table-cell>
        </table:table-row>
        <table:table-row table:style-name="ro2">
          <table:table-cell/>
          <table:table-cell office:value-type="float" office:value="509">
            <text:p>509</text:p>
          </table:table-cell>
          <table:table-cell table:formula="of:=IF([.D509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09];162;10)">
            <text:p/>
          </table:table-cell>
          <table:table-cell table:formula="of:=RIGHT([.A509];LEN([.A509])-FIND(&quot;&lt;/description&gt;&quot;;[.A509])+1)" office:value-type="float" office:value="0">
            <text:p>#VALUE!</text:p>
          </table:table-cell>
          <table:table-cell office:value-type="float" office:value="509">
            <text:p>509</text:p>
          </table:table-cell>
        </table:table-row>
        <table:table-row table:style-name="ro2">
          <table:table-cell/>
          <table:table-cell office:value-type="float" office:value="510">
            <text:p>510</text:p>
          </table:table-cell>
          <table:table-cell table:formula="of:=IF([.D510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10];162;10)">
            <text:p/>
          </table:table-cell>
          <table:table-cell table:formula="of:=RIGHT([.A510];LEN([.A510])-FIND(&quot;&lt;/description&gt;&quot;;[.A510])+1)" office:value-type="float" office:value="0">
            <text:p>#VALUE!</text:p>
          </table:table-cell>
          <table:table-cell office:value-type="float" office:value="510">
            <text:p>510</text:p>
          </table:table-cell>
        </table:table-row>
        <table:table-row table:style-name="ro2">
          <table:table-cell/>
          <table:table-cell office:value-type="float" office:value="511">
            <text:p>511</text:p>
          </table:table-cell>
          <table:table-cell table:formula="of:=IF([.D511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11];162;10)">
            <text:p/>
          </table:table-cell>
          <table:table-cell table:formula="of:=RIGHT([.A511];LEN([.A511])-FIND(&quot;&lt;/description&gt;&quot;;[.A511])+1)" office:value-type="float" office:value="0">
            <text:p>#VALUE!</text:p>
          </table:table-cell>
          <table:table-cell office:value-type="float" office:value="511">
            <text:p>511</text:p>
          </table:table-cell>
        </table:table-row>
        <table:table-row table:style-name="ro2">
          <table:table-cell/>
          <table:table-cell office:value-type="float" office:value="512">
            <text:p>512</text:p>
          </table:table-cell>
          <table:table-cell table:formula="of:=IF([.D512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12];162;10)">
            <text:p/>
          </table:table-cell>
          <table:table-cell table:formula="of:=RIGHT([.A512];LEN([.A512])-FIND(&quot;&lt;/description&gt;&quot;;[.A512])+1)" office:value-type="float" office:value="0">
            <text:p>#VALUE!</text:p>
          </table:table-cell>
          <table:table-cell office:value-type="float" office:value="512">
            <text:p>512</text:p>
          </table:table-cell>
        </table:table-row>
        <table:table-row table:style-name="ro2">
          <table:table-cell/>
          <table:table-cell office:value-type="float" office:value="513">
            <text:p>513</text:p>
          </table:table-cell>
          <table:table-cell table:formula="of:=IF([.D513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13];162;10)">
            <text:p/>
          </table:table-cell>
          <table:table-cell table:formula="of:=RIGHT([.A513];LEN([.A513])-FIND(&quot;&lt;/description&gt;&quot;;[.A513])+1)" office:value-type="float" office:value="0">
            <text:p>#VALUE!</text:p>
          </table:table-cell>
          <table:table-cell office:value-type="float" office:value="513">
            <text:p>513</text:p>
          </table:table-cell>
        </table:table-row>
        <table:table-row table:style-name="ro2">
          <table:table-cell/>
          <table:table-cell office:value-type="float" office:value="514">
            <text:p>514</text:p>
          </table:table-cell>
          <table:table-cell table:formula="of:=IF([.D514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14];162;10)">
            <text:p/>
          </table:table-cell>
          <table:table-cell table:formula="of:=RIGHT([.A514];LEN([.A514])-FIND(&quot;&lt;/description&gt;&quot;;[.A514])+1)" office:value-type="float" office:value="0">
            <text:p>#VALUE!</text:p>
          </table:table-cell>
          <table:table-cell office:value-type="float" office:value="514">
            <text:p>514</text:p>
          </table:table-cell>
        </table:table-row>
        <table:table-row table:style-name="ro2">
          <table:table-cell/>
          <table:table-cell office:value-type="float" office:value="515">
            <text:p>515</text:p>
          </table:table-cell>
          <table:table-cell table:formula="of:=IF([.D515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15];162;10)">
            <text:p/>
          </table:table-cell>
          <table:table-cell table:formula="of:=RIGHT([.A515];LEN([.A515])-FIND(&quot;&lt;/description&gt;&quot;;[.A515])+1)" office:value-type="float" office:value="0">
            <text:p>#VALUE!</text:p>
          </table:table-cell>
          <table:table-cell office:value-type="float" office:value="515">
            <text:p>515</text:p>
          </table:table-cell>
        </table:table-row>
        <table:table-row table:style-name="ro2">
          <table:table-cell/>
          <table:table-cell office:value-type="float" office:value="516">
            <text:p>516</text:p>
          </table:table-cell>
          <table:table-cell table:formula="of:=IF([.D516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16];162;10)">
            <text:p/>
          </table:table-cell>
          <table:table-cell table:formula="of:=RIGHT([.A516];LEN([.A516])-FIND(&quot;&lt;/description&gt;&quot;;[.A516])+1)" office:value-type="float" office:value="0">
            <text:p>#VALUE!</text:p>
          </table:table-cell>
          <table:table-cell office:value-type="float" office:value="516">
            <text:p>516</text:p>
          </table:table-cell>
        </table:table-row>
        <table:table-row table:style-name="ro2">
          <table:table-cell/>
          <table:table-cell office:value-type="float" office:value="517">
            <text:p>517</text:p>
          </table:table-cell>
          <table:table-cell table:formula="of:=IF([.D517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17];162;10)">
            <text:p/>
          </table:table-cell>
          <table:table-cell table:formula="of:=RIGHT([.A517];LEN([.A517])-FIND(&quot;&lt;/description&gt;&quot;;[.A517])+1)" office:value-type="float" office:value="0">
            <text:p>#VALUE!</text:p>
          </table:table-cell>
          <table:table-cell office:value-type="float" office:value="517">
            <text:p>517</text:p>
          </table:table-cell>
        </table:table-row>
        <table:table-row table:style-name="ro2">
          <table:table-cell/>
          <table:table-cell office:value-type="float" office:value="518">
            <text:p>518</text:p>
          </table:table-cell>
          <table:table-cell table:formula="of:=IF([.D518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18];162;10)">
            <text:p/>
          </table:table-cell>
          <table:table-cell table:formula="of:=RIGHT([.A518];LEN([.A518])-FIND(&quot;&lt;/description&gt;&quot;;[.A518])+1)" office:value-type="float" office:value="0">
            <text:p>#VALUE!</text:p>
          </table:table-cell>
          <table:table-cell office:value-type="float" office:value="518">
            <text:p>518</text:p>
          </table:table-cell>
        </table:table-row>
        <table:table-row table:style-name="ro2">
          <table:table-cell/>
          <table:table-cell office:value-type="float" office:value="519">
            <text:p>519</text:p>
          </table:table-cell>
          <table:table-cell table:formula="of:=IF([.D519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19];162;10)">
            <text:p/>
          </table:table-cell>
          <table:table-cell table:formula="of:=RIGHT([.A519];LEN([.A519])-FIND(&quot;&lt;/description&gt;&quot;;[.A519])+1)" office:value-type="float" office:value="0">
            <text:p>#VALUE!</text:p>
          </table:table-cell>
          <table:table-cell office:value-type="float" office:value="519">
            <text:p>519</text:p>
          </table:table-cell>
        </table:table-row>
        <table:table-row table:style-name="ro2">
          <table:table-cell/>
          <table:table-cell office:value-type="float" office:value="520">
            <text:p>520</text:p>
          </table:table-cell>
          <table:table-cell table:formula="of:=IF([.D520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20];162;10)">
            <text:p/>
          </table:table-cell>
          <table:table-cell table:formula="of:=RIGHT([.A520];LEN([.A520])-FIND(&quot;&lt;/description&gt;&quot;;[.A520])+1)" office:value-type="float" office:value="0">
            <text:p>#VALUE!</text:p>
          </table:table-cell>
          <table:table-cell office:value-type="float" office:value="520">
            <text:p>520</text:p>
          </table:table-cell>
        </table:table-row>
        <table:table-row table:style-name="ro2">
          <table:table-cell/>
          <table:table-cell office:value-type="float" office:value="521">
            <text:p>521</text:p>
          </table:table-cell>
          <table:table-cell table:formula="of:=IF([.D521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21];162;10)">
            <text:p/>
          </table:table-cell>
          <table:table-cell table:formula="of:=RIGHT([.A521];LEN([.A521])-FIND(&quot;&lt;/description&gt;&quot;;[.A521])+1)" office:value-type="float" office:value="0">
            <text:p>#VALUE!</text:p>
          </table:table-cell>
          <table:table-cell office:value-type="float" office:value="521">
            <text:p>521</text:p>
          </table:table-cell>
        </table:table-row>
        <table:table-row table:style-name="ro2">
          <table:table-cell/>
          <table:table-cell office:value-type="float" office:value="522">
            <text:p>522</text:p>
          </table:table-cell>
          <table:table-cell table:formula="of:=IF([.D522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22];162;10)">
            <text:p/>
          </table:table-cell>
          <table:table-cell table:formula="of:=RIGHT([.A522];LEN([.A522])-FIND(&quot;&lt;/description&gt;&quot;;[.A522])+1)" office:value-type="float" office:value="0">
            <text:p>#VALUE!</text:p>
          </table:table-cell>
          <table:table-cell office:value-type="float" office:value="522">
            <text:p>522</text:p>
          </table:table-cell>
        </table:table-row>
        <table:table-row table:style-name="ro2">
          <table:table-cell/>
          <table:table-cell office:value-type="float" office:value="523">
            <text:p>523</text:p>
          </table:table-cell>
          <table:table-cell table:formula="of:=IF([.D523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23];162;10)">
            <text:p/>
          </table:table-cell>
          <table:table-cell table:formula="of:=RIGHT([.A523];LEN([.A523])-FIND(&quot;&lt;/description&gt;&quot;;[.A523])+1)" office:value-type="float" office:value="0">
            <text:p>#VALUE!</text:p>
          </table:table-cell>
          <table:table-cell office:value-type="float" office:value="523">
            <text:p>523</text:p>
          </table:table-cell>
        </table:table-row>
        <table:table-row table:style-name="ro2">
          <table:table-cell/>
          <table:table-cell office:value-type="float" office:value="524">
            <text:p>524</text:p>
          </table:table-cell>
          <table:table-cell table:formula="of:=IF([.D524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24];162;10)">
            <text:p/>
          </table:table-cell>
          <table:table-cell table:formula="of:=RIGHT([.A524];LEN([.A524])-FIND(&quot;&lt;/description&gt;&quot;;[.A524])+1)" office:value-type="float" office:value="0">
            <text:p>#VALUE!</text:p>
          </table:table-cell>
          <table:table-cell office:value-type="float" office:value="524">
            <text:p>524</text:p>
          </table:table-cell>
        </table:table-row>
        <table:table-row table:style-name="ro2">
          <table:table-cell/>
          <table:table-cell office:value-type="float" office:value="525">
            <text:p>525</text:p>
          </table:table-cell>
          <table:table-cell table:formula="of:=IF([.D525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25];162;10)">
            <text:p/>
          </table:table-cell>
          <table:table-cell table:formula="of:=RIGHT([.A525];LEN([.A525])-FIND(&quot;&lt;/description&gt;&quot;;[.A525])+1)" office:value-type="float" office:value="0">
            <text:p>#VALUE!</text:p>
          </table:table-cell>
          <table:table-cell office:value-type="float" office:value="525">
            <text:p>525</text:p>
          </table:table-cell>
        </table:table-row>
        <table:table-row table:style-name="ro2">
          <table:table-cell/>
          <table:table-cell office:value-type="float" office:value="526">
            <text:p>526</text:p>
          </table:table-cell>
          <table:table-cell table:formula="of:=IF([.D526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26];162;10)">
            <text:p/>
          </table:table-cell>
          <table:table-cell table:formula="of:=RIGHT([.A526];LEN([.A526])-FIND(&quot;&lt;/description&gt;&quot;;[.A526])+1)" office:value-type="float" office:value="0">
            <text:p>#VALUE!</text:p>
          </table:table-cell>
          <table:table-cell office:value-type="float" office:value="526">
            <text:p>526</text:p>
          </table:table-cell>
        </table:table-row>
        <table:table-row table:style-name="ro2">
          <table:table-cell/>
          <table:table-cell office:value-type="float" office:value="527">
            <text:p>527</text:p>
          </table:table-cell>
          <table:table-cell table:formula="of:=IF([.D527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27];162;10)">
            <text:p/>
          </table:table-cell>
          <table:table-cell table:formula="of:=RIGHT([.A527];LEN([.A527])-FIND(&quot;&lt;/description&gt;&quot;;[.A527])+1)" office:value-type="float" office:value="0">
            <text:p>#VALUE!</text:p>
          </table:table-cell>
          <table:table-cell office:value-type="float" office:value="527">
            <text:p>527</text:p>
          </table:table-cell>
        </table:table-row>
        <table:table-row table:style-name="ro2">
          <table:table-cell/>
          <table:table-cell office:value-type="float" office:value="528">
            <text:p>528</text:p>
          </table:table-cell>
          <table:table-cell table:formula="of:=IF([.D528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28];162;10)">
            <text:p/>
          </table:table-cell>
          <table:table-cell table:formula="of:=RIGHT([.A528];LEN([.A528])-FIND(&quot;&lt;/description&gt;&quot;;[.A528])+1)" office:value-type="float" office:value="0">
            <text:p>#VALUE!</text:p>
          </table:table-cell>
          <table:table-cell office:value-type="float" office:value="528">
            <text:p>528</text:p>
          </table:table-cell>
        </table:table-row>
        <table:table-row table:style-name="ro2">
          <table:table-cell/>
          <table:table-cell office:value-type="float" office:value="529">
            <text:p>529</text:p>
          </table:table-cell>
          <table:table-cell table:formula="of:=IF([.D529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29];162;10)">
            <text:p/>
          </table:table-cell>
          <table:table-cell table:formula="of:=RIGHT([.A529];LEN([.A529])-FIND(&quot;&lt;/description&gt;&quot;;[.A529])+1)" office:value-type="float" office:value="0">
            <text:p>#VALUE!</text:p>
          </table:table-cell>
          <table:table-cell office:value-type="float" office:value="529">
            <text:p>529</text:p>
          </table:table-cell>
        </table:table-row>
        <table:table-row table:style-name="ro2">
          <table:table-cell/>
          <table:table-cell office:value-type="float" office:value="530">
            <text:p>530</text:p>
          </table:table-cell>
          <table:table-cell table:formula="of:=IF([.D530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30];162;10)">
            <text:p/>
          </table:table-cell>
          <table:table-cell table:formula="of:=RIGHT([.A530];LEN([.A530])-FIND(&quot;&lt;/description&gt;&quot;;[.A530])+1)" office:value-type="float" office:value="0">
            <text:p>#VALUE!</text:p>
          </table:table-cell>
          <table:table-cell office:value-type="float" office:value="530">
            <text:p>530</text:p>
          </table:table-cell>
        </table:table-row>
        <table:table-row table:style-name="ro2">
          <table:table-cell/>
          <table:table-cell office:value-type="float" office:value="531">
            <text:p>531</text:p>
          </table:table-cell>
          <table:table-cell table:formula="of:=IF([.D531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31];162;10)">
            <text:p/>
          </table:table-cell>
          <table:table-cell table:formula="of:=RIGHT([.A531];LEN([.A531])-FIND(&quot;&lt;/description&gt;&quot;;[.A531])+1)" office:value-type="float" office:value="0">
            <text:p>#VALUE!</text:p>
          </table:table-cell>
          <table:table-cell office:value-type="float" office:value="531">
            <text:p>531</text:p>
          </table:table-cell>
        </table:table-row>
        <table:table-row table:style-name="ro2">
          <table:table-cell/>
          <table:table-cell office:value-type="float" office:value="532">
            <text:p>532</text:p>
          </table:table-cell>
          <table:table-cell table:formula="of:=IF([.D532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32];162;10)">
            <text:p/>
          </table:table-cell>
          <table:table-cell table:formula="of:=RIGHT([.A532];LEN([.A532])-FIND(&quot;&lt;/description&gt;&quot;;[.A532])+1)" office:value-type="float" office:value="0">
            <text:p>#VALUE!</text:p>
          </table:table-cell>
          <table:table-cell office:value-type="float" office:value="532">
            <text:p>532</text:p>
          </table:table-cell>
        </table:table-row>
        <table:table-row table:style-name="ro2">
          <table:table-cell/>
          <table:table-cell office:value-type="float" office:value="533">
            <text:p>533</text:p>
          </table:table-cell>
          <table:table-cell table:formula="of:=IF([.D533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33];162;10)">
            <text:p/>
          </table:table-cell>
          <table:table-cell table:formula="of:=RIGHT([.A533];LEN([.A533])-FIND(&quot;&lt;/description&gt;&quot;;[.A533])+1)" office:value-type="float" office:value="0">
            <text:p>#VALUE!</text:p>
          </table:table-cell>
          <table:table-cell office:value-type="float" office:value="533">
            <text:p>533</text:p>
          </table:table-cell>
        </table:table-row>
        <table:table-row table:style-name="ro2">
          <table:table-cell/>
          <table:table-cell office:value-type="float" office:value="534">
            <text:p>534</text:p>
          </table:table-cell>
          <table:table-cell table:formula="of:=IF([.D534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34];162;10)">
            <text:p/>
          </table:table-cell>
          <table:table-cell table:formula="of:=RIGHT([.A534];LEN([.A534])-FIND(&quot;&lt;/description&gt;&quot;;[.A534])+1)" office:value-type="float" office:value="0">
            <text:p>#VALUE!</text:p>
          </table:table-cell>
          <table:table-cell office:value-type="float" office:value="534">
            <text:p>534</text:p>
          </table:table-cell>
        </table:table-row>
        <table:table-row table:style-name="ro2">
          <table:table-cell/>
          <table:table-cell office:value-type="float" office:value="535">
            <text:p>535</text:p>
          </table:table-cell>
          <table:table-cell table:formula="of:=IF([.D535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35];162;10)">
            <text:p/>
          </table:table-cell>
          <table:table-cell table:formula="of:=RIGHT([.A535];LEN([.A535])-FIND(&quot;&lt;/description&gt;&quot;;[.A535])+1)" office:value-type="float" office:value="0">
            <text:p>#VALUE!</text:p>
          </table:table-cell>
          <table:table-cell office:value-type="float" office:value="535">
            <text:p>535</text:p>
          </table:table-cell>
        </table:table-row>
        <table:table-row table:style-name="ro2">
          <table:table-cell/>
          <table:table-cell office:value-type="float" office:value="536">
            <text:p>536</text:p>
          </table:table-cell>
          <table:table-cell table:formula="of:=IF([.D536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36];162;10)">
            <text:p/>
          </table:table-cell>
          <table:table-cell table:formula="of:=RIGHT([.A536];LEN([.A536])-FIND(&quot;&lt;/description&gt;&quot;;[.A536])+1)" office:value-type="float" office:value="0">
            <text:p>#VALUE!</text:p>
          </table:table-cell>
          <table:table-cell office:value-type="float" office:value="536">
            <text:p>536</text:p>
          </table:table-cell>
        </table:table-row>
        <table:table-row table:style-name="ro2">
          <table:table-cell/>
          <table:table-cell office:value-type="float" office:value="537">
            <text:p>537</text:p>
          </table:table-cell>
          <table:table-cell table:formula="of:=IF([.D537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37];162;10)">
            <text:p/>
          </table:table-cell>
          <table:table-cell table:formula="of:=RIGHT([.A537];LEN([.A537])-FIND(&quot;&lt;/description&gt;&quot;;[.A537])+1)" office:value-type="float" office:value="0">
            <text:p>#VALUE!</text:p>
          </table:table-cell>
          <table:table-cell office:value-type="float" office:value="537">
            <text:p>537</text:p>
          </table:table-cell>
        </table:table-row>
        <table:table-row table:style-name="ro2">
          <table:table-cell/>
          <table:table-cell office:value-type="float" office:value="538">
            <text:p>538</text:p>
          </table:table-cell>
          <table:table-cell table:formula="of:=IF([.D538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38];162;10)">
            <text:p/>
          </table:table-cell>
          <table:table-cell table:formula="of:=RIGHT([.A538];LEN([.A538])-FIND(&quot;&lt;/description&gt;&quot;;[.A538])+1)" office:value-type="float" office:value="0">
            <text:p>#VALUE!</text:p>
          </table:table-cell>
          <table:table-cell office:value-type="float" office:value="538">
            <text:p>538</text:p>
          </table:table-cell>
        </table:table-row>
        <table:table-row table:style-name="ro2">
          <table:table-cell/>
          <table:table-cell office:value-type="float" office:value="539">
            <text:p>539</text:p>
          </table:table-cell>
          <table:table-cell table:formula="of:=IF([.D539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39];162;10)">
            <text:p/>
          </table:table-cell>
          <table:table-cell table:formula="of:=RIGHT([.A539];LEN([.A539])-FIND(&quot;&lt;/description&gt;&quot;;[.A539])+1)" office:value-type="float" office:value="0">
            <text:p>#VALUE!</text:p>
          </table:table-cell>
          <table:table-cell office:value-type="float" office:value="539">
            <text:p>539</text:p>
          </table:table-cell>
        </table:table-row>
        <table:table-row table:style-name="ro2">
          <table:table-cell/>
          <table:table-cell office:value-type="float" office:value="540">
            <text:p>540</text:p>
          </table:table-cell>
          <table:table-cell table:formula="of:=IF([.D540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40];162;10)">
            <text:p/>
          </table:table-cell>
          <table:table-cell table:formula="of:=RIGHT([.A540];LEN([.A540])-FIND(&quot;&lt;/description&gt;&quot;;[.A540])+1)" office:value-type="float" office:value="0">
            <text:p>#VALUE!</text:p>
          </table:table-cell>
          <table:table-cell office:value-type="float" office:value="540">
            <text:p>540</text:p>
          </table:table-cell>
        </table:table-row>
        <table:table-row table:style-name="ro2">
          <table:table-cell/>
          <table:table-cell office:value-type="float" office:value="541">
            <text:p>541</text:p>
          </table:table-cell>
          <table:table-cell table:formula="of:=IF([.D541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41];162;10)">
            <text:p/>
          </table:table-cell>
          <table:table-cell table:formula="of:=RIGHT([.A541];LEN([.A541])-FIND(&quot;&lt;/description&gt;&quot;;[.A541])+1)" office:value-type="float" office:value="0">
            <text:p>#VALUE!</text:p>
          </table:table-cell>
          <table:table-cell office:value-type="float" office:value="541">
            <text:p>541</text:p>
          </table:table-cell>
        </table:table-row>
        <table:table-row table:style-name="ro2">
          <table:table-cell/>
          <table:table-cell office:value-type="float" office:value="542">
            <text:p>542</text:p>
          </table:table-cell>
          <table:table-cell table:formula="of:=IF([.D542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42];162;10)">
            <text:p/>
          </table:table-cell>
          <table:table-cell table:formula="of:=RIGHT([.A542];LEN([.A542])-FIND(&quot;&lt;/description&gt;&quot;;[.A542])+1)" office:value-type="float" office:value="0">
            <text:p>#VALUE!</text:p>
          </table:table-cell>
          <table:table-cell office:value-type="float" office:value="542">
            <text:p>542</text:p>
          </table:table-cell>
        </table:table-row>
        <table:table-row table:style-name="ro2">
          <table:table-cell/>
          <table:table-cell office:value-type="float" office:value="543">
            <text:p>543</text:p>
          </table:table-cell>
          <table:table-cell table:formula="of:=IF([.D543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43];162;10)">
            <text:p/>
          </table:table-cell>
          <table:table-cell table:formula="of:=RIGHT([.A543];LEN([.A543])-FIND(&quot;&lt;/description&gt;&quot;;[.A543])+1)" office:value-type="float" office:value="0">
            <text:p>#VALUE!</text:p>
          </table:table-cell>
          <table:table-cell office:value-type="float" office:value="543">
            <text:p>543</text:p>
          </table:table-cell>
        </table:table-row>
        <table:table-row table:style-name="ro2">
          <table:table-cell/>
          <table:table-cell office:value-type="float" office:value="544">
            <text:p>544</text:p>
          </table:table-cell>
          <table:table-cell table:formula="of:=IF([.D544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44];162;10)">
            <text:p/>
          </table:table-cell>
          <table:table-cell table:formula="of:=RIGHT([.A544];LEN([.A544])-FIND(&quot;&lt;/description&gt;&quot;;[.A544])+1)" office:value-type="float" office:value="0">
            <text:p>#VALUE!</text:p>
          </table:table-cell>
          <table:table-cell office:value-type="float" office:value="544">
            <text:p>544</text:p>
          </table:table-cell>
        </table:table-row>
        <table:table-row table:style-name="ro2">
          <table:table-cell/>
          <table:table-cell office:value-type="float" office:value="545">
            <text:p>545</text:p>
          </table:table-cell>
          <table:table-cell table:formula="of:=IF([.D545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45];162;10)">
            <text:p/>
          </table:table-cell>
          <table:table-cell table:formula="of:=RIGHT([.A545];LEN([.A545])-FIND(&quot;&lt;/description&gt;&quot;;[.A545])+1)" office:value-type="float" office:value="0">
            <text:p>#VALUE!</text:p>
          </table:table-cell>
          <table:table-cell office:value-type="float" office:value="545">
            <text:p>545</text:p>
          </table:table-cell>
        </table:table-row>
        <table:table-row table:style-name="ro2">
          <table:table-cell/>
          <table:table-cell office:value-type="float" office:value="546">
            <text:p>546</text:p>
          </table:table-cell>
          <table:table-cell table:formula="of:=IF([.D546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46];162;10)">
            <text:p/>
          </table:table-cell>
          <table:table-cell table:formula="of:=RIGHT([.A546];LEN([.A546])-FIND(&quot;&lt;/description&gt;&quot;;[.A546])+1)" office:value-type="float" office:value="0">
            <text:p>#VALUE!</text:p>
          </table:table-cell>
          <table:table-cell office:value-type="float" office:value="546">
            <text:p>546</text:p>
          </table:table-cell>
        </table:table-row>
        <table:table-row table:style-name="ro2">
          <table:table-cell/>
          <table:table-cell office:value-type="float" office:value="547">
            <text:p>547</text:p>
          </table:table-cell>
          <table:table-cell table:formula="of:=IF([.D547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47];162;10)">
            <text:p/>
          </table:table-cell>
          <table:table-cell table:formula="of:=RIGHT([.A547];LEN([.A547])-FIND(&quot;&lt;/description&gt;&quot;;[.A547])+1)" office:value-type="float" office:value="0">
            <text:p>#VALUE!</text:p>
          </table:table-cell>
          <table:table-cell office:value-type="float" office:value="547">
            <text:p>547</text:p>
          </table:table-cell>
        </table:table-row>
        <table:table-row table:style-name="ro2">
          <table:table-cell/>
          <table:table-cell office:value-type="float" office:value="548">
            <text:p>548</text:p>
          </table:table-cell>
          <table:table-cell table:formula="of:=IF([.D548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48];162;10)">
            <text:p/>
          </table:table-cell>
          <table:table-cell table:formula="of:=RIGHT([.A548];LEN([.A548])-FIND(&quot;&lt;/description&gt;&quot;;[.A548])+1)" office:value-type="float" office:value="0">
            <text:p>#VALUE!</text:p>
          </table:table-cell>
          <table:table-cell office:value-type="float" office:value="548">
            <text:p>548</text:p>
          </table:table-cell>
        </table:table-row>
        <table:table-row table:style-name="ro2">
          <table:table-cell/>
          <table:table-cell office:value-type="float" office:value="549">
            <text:p>549</text:p>
          </table:table-cell>
          <table:table-cell table:formula="of:=IF([.D549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49];162;10)">
            <text:p/>
          </table:table-cell>
          <table:table-cell table:formula="of:=RIGHT([.A549];LEN([.A549])-FIND(&quot;&lt;/description&gt;&quot;;[.A549])+1)" office:value-type="float" office:value="0">
            <text:p>#VALUE!</text:p>
          </table:table-cell>
          <table:table-cell office:value-type="float" office:value="549">
            <text:p>549</text:p>
          </table:table-cell>
        </table:table-row>
        <table:table-row table:style-name="ro2">
          <table:table-cell/>
          <table:table-cell office:value-type="float" office:value="550">
            <text:p>550</text:p>
          </table:table-cell>
          <table:table-cell table:formula="of:=IF([.D550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50];162;10)">
            <text:p/>
          </table:table-cell>
          <table:table-cell table:formula="of:=RIGHT([.A550];LEN([.A550])-FIND(&quot;&lt;/description&gt;&quot;;[.A550])+1)" office:value-type="float" office:value="0">
            <text:p>#VALUE!</text:p>
          </table:table-cell>
          <table:table-cell office:value-type="float" office:value="550">
            <text:p>550</text:p>
          </table:table-cell>
        </table:table-row>
        <table:table-row table:style-name="ro2">
          <table:table-cell/>
          <table:table-cell office:value-type="float" office:value="551">
            <text:p>551</text:p>
          </table:table-cell>
          <table:table-cell table:formula="of:=IF([.D551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51];162;10)">
            <text:p/>
          </table:table-cell>
          <table:table-cell table:formula="of:=RIGHT([.A551];LEN([.A551])-FIND(&quot;&lt;/description&gt;&quot;;[.A551])+1)" office:value-type="float" office:value="0">
            <text:p>#VALUE!</text:p>
          </table:table-cell>
          <table:table-cell office:value-type="float" office:value="551">
            <text:p>551</text:p>
          </table:table-cell>
        </table:table-row>
        <table:table-row table:style-name="ro2">
          <table:table-cell/>
          <table:table-cell office:value-type="float" office:value="552">
            <text:p>552</text:p>
          </table:table-cell>
          <table:table-cell table:formula="of:=IF([.D552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52];162;10)">
            <text:p/>
          </table:table-cell>
          <table:table-cell table:formula="of:=RIGHT([.A552];LEN([.A552])-FIND(&quot;&lt;/description&gt;&quot;;[.A552])+1)" office:value-type="float" office:value="0">
            <text:p>#VALUE!</text:p>
          </table:table-cell>
          <table:table-cell office:value-type="float" office:value="552">
            <text:p>552</text:p>
          </table:table-cell>
        </table:table-row>
        <table:table-row table:style-name="ro2">
          <table:table-cell/>
          <table:table-cell office:value-type="float" office:value="553">
            <text:p>553</text:p>
          </table:table-cell>
          <table:table-cell table:formula="of:=IF([.D553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53];162;10)">
            <text:p/>
          </table:table-cell>
          <table:table-cell table:formula="of:=RIGHT([.A553];LEN([.A553])-FIND(&quot;&lt;/description&gt;&quot;;[.A553])+1)" office:value-type="float" office:value="0">
            <text:p>#VALUE!</text:p>
          </table:table-cell>
          <table:table-cell office:value-type="float" office:value="553">
            <text:p>553</text:p>
          </table:table-cell>
        </table:table-row>
        <table:table-row table:style-name="ro2">
          <table:table-cell/>
          <table:table-cell office:value-type="float" office:value="554">
            <text:p>554</text:p>
          </table:table-cell>
          <table:table-cell table:formula="of:=IF([.D554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54];162;10)">
            <text:p/>
          </table:table-cell>
          <table:table-cell table:formula="of:=RIGHT([.A554];LEN([.A554])-FIND(&quot;&lt;/description&gt;&quot;;[.A554])+1)" office:value-type="float" office:value="0">
            <text:p>#VALUE!</text:p>
          </table:table-cell>
          <table:table-cell office:value-type="float" office:value="554">
            <text:p>554</text:p>
          </table:table-cell>
        </table:table-row>
        <table:table-row table:style-name="ro2">
          <table:table-cell/>
          <table:table-cell office:value-type="float" office:value="555">
            <text:p>555</text:p>
          </table:table-cell>
          <table:table-cell table:formula="of:=IF([.D555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55];162;10)">
            <text:p/>
          </table:table-cell>
          <table:table-cell table:formula="of:=RIGHT([.A555];LEN([.A555])-FIND(&quot;&lt;/description&gt;&quot;;[.A555])+1)" office:value-type="float" office:value="0">
            <text:p>#VALUE!</text:p>
          </table:table-cell>
          <table:table-cell office:value-type="float" office:value="555">
            <text:p>555</text:p>
          </table:table-cell>
        </table:table-row>
        <table:table-row table:style-name="ro2">
          <table:table-cell/>
          <table:table-cell office:value-type="float" office:value="556">
            <text:p>556</text:p>
          </table:table-cell>
          <table:table-cell table:formula="of:=IF([.D556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56];162;10)">
            <text:p/>
          </table:table-cell>
          <table:table-cell table:formula="of:=RIGHT([.A556];LEN([.A556])-FIND(&quot;&lt;/description&gt;&quot;;[.A556])+1)" office:value-type="float" office:value="0">
            <text:p>#VALUE!</text:p>
          </table:table-cell>
          <table:table-cell office:value-type="float" office:value="556">
            <text:p>556</text:p>
          </table:table-cell>
        </table:table-row>
        <table:table-row table:style-name="ro2">
          <table:table-cell/>
          <table:table-cell office:value-type="float" office:value="557">
            <text:p>557</text:p>
          </table:table-cell>
          <table:table-cell table:formula="of:=IF([.D557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57];162;10)">
            <text:p/>
          </table:table-cell>
          <table:table-cell table:formula="of:=RIGHT([.A557];LEN([.A557])-FIND(&quot;&lt;/description&gt;&quot;;[.A557])+1)" office:value-type="float" office:value="0">
            <text:p>#VALUE!</text:p>
          </table:table-cell>
          <table:table-cell office:value-type="float" office:value="557">
            <text:p>557</text:p>
          </table:table-cell>
        </table:table-row>
        <table:table-row table:style-name="ro2">
          <table:table-cell/>
          <table:table-cell office:value-type="float" office:value="558">
            <text:p>558</text:p>
          </table:table-cell>
          <table:table-cell table:formula="of:=IF([.D558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58];162;10)">
            <text:p/>
          </table:table-cell>
          <table:table-cell table:formula="of:=RIGHT([.A558];LEN([.A558])-FIND(&quot;&lt;/description&gt;&quot;;[.A558])+1)" office:value-type="float" office:value="0">
            <text:p>#VALUE!</text:p>
          </table:table-cell>
          <table:table-cell office:value-type="float" office:value="558">
            <text:p>558</text:p>
          </table:table-cell>
        </table:table-row>
        <table:table-row table:style-name="ro2">
          <table:table-cell/>
          <table:table-cell office:value-type="float" office:value="559">
            <text:p>559</text:p>
          </table:table-cell>
          <table:table-cell table:formula="of:=IF([.D559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59];162;10)">
            <text:p/>
          </table:table-cell>
          <table:table-cell table:formula="of:=RIGHT([.A559];LEN([.A559])-FIND(&quot;&lt;/description&gt;&quot;;[.A559])+1)" office:value-type="float" office:value="0">
            <text:p>#VALUE!</text:p>
          </table:table-cell>
          <table:table-cell office:value-type="float" office:value="559">
            <text:p>559</text:p>
          </table:table-cell>
        </table:table-row>
        <table:table-row table:style-name="ro2">
          <table:table-cell/>
          <table:table-cell office:value-type="float" office:value="560">
            <text:p>560</text:p>
          </table:table-cell>
          <table:table-cell table:formula="of:=IF([.D560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60];162;10)">
            <text:p/>
          </table:table-cell>
          <table:table-cell table:formula="of:=RIGHT([.A560];LEN([.A560])-FIND(&quot;&lt;/description&gt;&quot;;[.A560])+1)" office:value-type="float" office:value="0">
            <text:p>#VALUE!</text:p>
          </table:table-cell>
          <table:table-cell office:value-type="float" office:value="560">
            <text:p>560</text:p>
          </table:table-cell>
        </table:table-row>
        <table:table-row table:style-name="ro2">
          <table:table-cell/>
          <table:table-cell office:value-type="float" office:value="561">
            <text:p>561</text:p>
          </table:table-cell>
          <table:table-cell table:formula="of:=IF([.D561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61];162;10)">
            <text:p/>
          </table:table-cell>
          <table:table-cell table:formula="of:=RIGHT([.A561];LEN([.A561])-FIND(&quot;&lt;/description&gt;&quot;;[.A561])+1)" office:value-type="float" office:value="0">
            <text:p>#VALUE!</text:p>
          </table:table-cell>
          <table:table-cell office:value-type="float" office:value="561">
            <text:p>561</text:p>
          </table:table-cell>
        </table:table-row>
        <table:table-row table:style-name="ro2">
          <table:table-cell/>
          <table:table-cell office:value-type="float" office:value="562">
            <text:p>562</text:p>
          </table:table-cell>
          <table:table-cell table:formula="of:=IF([.D562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62];162;10)">
            <text:p/>
          </table:table-cell>
          <table:table-cell table:formula="of:=RIGHT([.A562];LEN([.A562])-FIND(&quot;&lt;/description&gt;&quot;;[.A562])+1)" office:value-type="float" office:value="0">
            <text:p>#VALUE!</text:p>
          </table:table-cell>
          <table:table-cell office:value-type="float" office:value="562">
            <text:p>562</text:p>
          </table:table-cell>
        </table:table-row>
        <table:table-row table:style-name="ro2">
          <table:table-cell/>
          <table:table-cell office:value-type="float" office:value="563">
            <text:p>563</text:p>
          </table:table-cell>
          <table:table-cell table:formula="of:=IF([.D563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63];162;10)">
            <text:p/>
          </table:table-cell>
          <table:table-cell table:formula="of:=RIGHT([.A563];LEN([.A563])-FIND(&quot;&lt;/description&gt;&quot;;[.A563])+1)" office:value-type="float" office:value="0">
            <text:p>#VALUE!</text:p>
          </table:table-cell>
          <table:table-cell office:value-type="float" office:value="563">
            <text:p>563</text:p>
          </table:table-cell>
        </table:table-row>
        <table:table-row table:style-name="ro2">
          <table:table-cell/>
          <table:table-cell office:value-type="float" office:value="564">
            <text:p>564</text:p>
          </table:table-cell>
          <table:table-cell table:formula="of:=IF([.D564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64];162;10)">
            <text:p/>
          </table:table-cell>
          <table:table-cell table:formula="of:=RIGHT([.A564];LEN([.A564])-FIND(&quot;&lt;/description&gt;&quot;;[.A564])+1)" office:value-type="float" office:value="0">
            <text:p>#VALUE!</text:p>
          </table:table-cell>
          <table:table-cell office:value-type="float" office:value="564">
            <text:p>564</text:p>
          </table:table-cell>
        </table:table-row>
        <table:table-row table:style-name="ro2">
          <table:table-cell/>
          <table:table-cell office:value-type="float" office:value="565">
            <text:p>565</text:p>
          </table:table-cell>
          <table:table-cell table:formula="of:=IF([.D565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65];162;10)">
            <text:p/>
          </table:table-cell>
          <table:table-cell table:formula="of:=RIGHT([.A565];LEN([.A565])-FIND(&quot;&lt;/description&gt;&quot;;[.A565])+1)" office:value-type="float" office:value="0">
            <text:p>#VALUE!</text:p>
          </table:table-cell>
          <table:table-cell office:value-type="float" office:value="565">
            <text:p>565</text:p>
          </table:table-cell>
        </table:table-row>
        <table:table-row table:style-name="ro2">
          <table:table-cell/>
          <table:table-cell office:value-type="float" office:value="566">
            <text:p>566</text:p>
          </table:table-cell>
          <table:table-cell table:formula="of:=IF([.D566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66];162;10)">
            <text:p/>
          </table:table-cell>
          <table:table-cell table:formula="of:=RIGHT([.A566];LEN([.A566])-FIND(&quot;&lt;/description&gt;&quot;;[.A566])+1)" office:value-type="float" office:value="0">
            <text:p>#VALUE!</text:p>
          </table:table-cell>
          <table:table-cell office:value-type="float" office:value="566">
            <text:p>566</text:p>
          </table:table-cell>
        </table:table-row>
        <table:table-row table:style-name="ro2">
          <table:table-cell/>
          <table:table-cell office:value-type="float" office:value="567">
            <text:p>567</text:p>
          </table:table-cell>
          <table:table-cell table:formula="of:=IF([.D567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67];162;10)">
            <text:p/>
          </table:table-cell>
          <table:table-cell table:formula="of:=RIGHT([.A567];LEN([.A567])-FIND(&quot;&lt;/description&gt;&quot;;[.A567])+1)" office:value-type="float" office:value="0">
            <text:p>#VALUE!</text:p>
          </table:table-cell>
          <table:table-cell office:value-type="float" office:value="567">
            <text:p>567</text:p>
          </table:table-cell>
        </table:table-row>
        <table:table-row table:style-name="ro2">
          <table:table-cell/>
          <table:table-cell office:value-type="float" office:value="568">
            <text:p>568</text:p>
          </table:table-cell>
          <table:table-cell table:formula="of:=IF([.D568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68];162;10)">
            <text:p/>
          </table:table-cell>
          <table:table-cell table:formula="of:=RIGHT([.A568];LEN([.A568])-FIND(&quot;&lt;/description&gt;&quot;;[.A568])+1)" office:value-type="float" office:value="0">
            <text:p>#VALUE!</text:p>
          </table:table-cell>
          <table:table-cell office:value-type="float" office:value="568">
            <text:p>568</text:p>
          </table:table-cell>
        </table:table-row>
        <table:table-row table:style-name="ro2">
          <table:table-cell/>
          <table:table-cell office:value-type="float" office:value="569">
            <text:p>569</text:p>
          </table:table-cell>
          <table:table-cell table:formula="of:=IF([.D569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69];162;10)">
            <text:p/>
          </table:table-cell>
          <table:table-cell table:formula="of:=RIGHT([.A569];LEN([.A569])-FIND(&quot;&lt;/description&gt;&quot;;[.A569])+1)" office:value-type="float" office:value="0">
            <text:p>#VALUE!</text:p>
          </table:table-cell>
          <table:table-cell office:value-type="float" office:value="569">
            <text:p>569</text:p>
          </table:table-cell>
        </table:table-row>
        <table:table-row table:style-name="ro2">
          <table:table-cell/>
          <table:table-cell office:value-type="float" office:value="570">
            <text:p>570</text:p>
          </table:table-cell>
          <table:table-cell table:formula="of:=IF([.D570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70];162;10)">
            <text:p/>
          </table:table-cell>
          <table:table-cell table:formula="of:=RIGHT([.A570];LEN([.A570])-FIND(&quot;&lt;/description&gt;&quot;;[.A570])+1)" office:value-type="float" office:value="0">
            <text:p>#VALUE!</text:p>
          </table:table-cell>
          <table:table-cell office:value-type="float" office:value="570">
            <text:p>570</text:p>
          </table:table-cell>
        </table:table-row>
        <table:table-row table:style-name="ro2">
          <table:table-cell/>
          <table:table-cell office:value-type="float" office:value="571">
            <text:p>571</text:p>
          </table:table-cell>
          <table:table-cell table:formula="of:=IF([.D571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71];162;10)">
            <text:p/>
          </table:table-cell>
          <table:table-cell table:formula="of:=RIGHT([.A571];LEN([.A571])-FIND(&quot;&lt;/description&gt;&quot;;[.A571])+1)" office:value-type="float" office:value="0">
            <text:p>#VALUE!</text:p>
          </table:table-cell>
          <table:table-cell office:value-type="float" office:value="571">
            <text:p>571</text:p>
          </table:table-cell>
        </table:table-row>
        <table:table-row table:style-name="ro2">
          <table:table-cell/>
          <table:table-cell office:value-type="float" office:value="572">
            <text:p>572</text:p>
          </table:table-cell>
          <table:table-cell table:formula="of:=IF([.D572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72];162;10)">
            <text:p/>
          </table:table-cell>
          <table:table-cell table:formula="of:=RIGHT([.A572];LEN([.A572])-FIND(&quot;&lt;/description&gt;&quot;;[.A572])+1)" office:value-type="float" office:value="0">
            <text:p>#VALUE!</text:p>
          </table:table-cell>
          <table:table-cell office:value-type="float" office:value="572">
            <text:p>572</text:p>
          </table:table-cell>
        </table:table-row>
        <table:table-row table:style-name="ro2">
          <table:table-cell/>
          <table:table-cell office:value-type="float" office:value="573">
            <text:p>573</text:p>
          </table:table-cell>
          <table:table-cell table:formula="of:=IF([.D573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73];162;10)">
            <text:p/>
          </table:table-cell>
          <table:table-cell table:formula="of:=RIGHT([.A573];LEN([.A573])-FIND(&quot;&lt;/description&gt;&quot;;[.A573])+1)" office:value-type="float" office:value="0">
            <text:p>#VALUE!</text:p>
          </table:table-cell>
          <table:table-cell office:value-type="float" office:value="573">
            <text:p>573</text:p>
          </table:table-cell>
        </table:table-row>
        <table:table-row table:style-name="ro2">
          <table:table-cell/>
          <table:table-cell office:value-type="float" office:value="574">
            <text:p>574</text:p>
          </table:table-cell>
          <table:table-cell table:formula="of:=IF([.D574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74];162;10)">
            <text:p/>
          </table:table-cell>
          <table:table-cell table:formula="of:=RIGHT([.A574];LEN([.A574])-FIND(&quot;&lt;/description&gt;&quot;;[.A574])+1)" office:value-type="float" office:value="0">
            <text:p>#VALUE!</text:p>
          </table:table-cell>
          <table:table-cell office:value-type="float" office:value="574">
            <text:p>574</text:p>
          </table:table-cell>
        </table:table-row>
        <table:table-row table:style-name="ro2">
          <table:table-cell/>
          <table:table-cell office:value-type="float" office:value="575">
            <text:p>575</text:p>
          </table:table-cell>
          <table:table-cell table:formula="of:=IF([.D575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75];162;10)">
            <text:p/>
          </table:table-cell>
          <table:table-cell table:formula="of:=RIGHT([.A575];LEN([.A575])-FIND(&quot;&lt;/description&gt;&quot;;[.A575])+1)" office:value-type="float" office:value="0">
            <text:p>#VALUE!</text:p>
          </table:table-cell>
          <table:table-cell office:value-type="float" office:value="575">
            <text:p>575</text:p>
          </table:table-cell>
        </table:table-row>
        <table:table-row table:style-name="ro2">
          <table:table-cell/>
          <table:table-cell office:value-type="float" office:value="576">
            <text:p>576</text:p>
          </table:table-cell>
          <table:table-cell table:formula="of:=IF([.D576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76];162;10)">
            <text:p/>
          </table:table-cell>
          <table:table-cell table:formula="of:=RIGHT([.A576];LEN([.A576])-FIND(&quot;&lt;/description&gt;&quot;;[.A576])+1)" office:value-type="float" office:value="0">
            <text:p>#VALUE!</text:p>
          </table:table-cell>
          <table:table-cell office:value-type="float" office:value="576">
            <text:p>576</text:p>
          </table:table-cell>
        </table:table-row>
        <table:table-row table:style-name="ro2">
          <table:table-cell/>
          <table:table-cell office:value-type="float" office:value="577">
            <text:p>577</text:p>
          </table:table-cell>
          <table:table-cell table:formula="of:=IF([.D577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77];162;10)">
            <text:p/>
          </table:table-cell>
          <table:table-cell table:formula="of:=RIGHT([.A577];LEN([.A577])-FIND(&quot;&lt;/description&gt;&quot;;[.A577])+1)" office:value-type="float" office:value="0">
            <text:p>#VALUE!</text:p>
          </table:table-cell>
          <table:table-cell office:value-type="float" office:value="577">
            <text:p>577</text:p>
          </table:table-cell>
        </table:table-row>
        <table:table-row table:style-name="ro2">
          <table:table-cell/>
          <table:table-cell office:value-type="float" office:value="578">
            <text:p>578</text:p>
          </table:table-cell>
          <table:table-cell table:formula="of:=IF([.D578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78];162;10)">
            <text:p/>
          </table:table-cell>
          <table:table-cell table:formula="of:=RIGHT([.A578];LEN([.A578])-FIND(&quot;&lt;/description&gt;&quot;;[.A578])+1)" office:value-type="float" office:value="0">
            <text:p>#VALUE!</text:p>
          </table:table-cell>
          <table:table-cell office:value-type="float" office:value="578">
            <text:p>578</text:p>
          </table:table-cell>
        </table:table-row>
        <table:table-row table:style-name="ro2">
          <table:table-cell/>
          <table:table-cell office:value-type="float" office:value="579">
            <text:p>579</text:p>
          </table:table-cell>
          <table:table-cell table:formula="of:=IF([.D579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79];162;10)">
            <text:p/>
          </table:table-cell>
          <table:table-cell table:formula="of:=RIGHT([.A579];LEN([.A579])-FIND(&quot;&lt;/description&gt;&quot;;[.A579])+1)" office:value-type="float" office:value="0">
            <text:p>#VALUE!</text:p>
          </table:table-cell>
          <table:table-cell office:value-type="float" office:value="579">
            <text:p>579</text:p>
          </table:table-cell>
        </table:table-row>
        <table:table-row table:style-name="ro2">
          <table:table-cell/>
          <table:table-cell office:value-type="float" office:value="580">
            <text:p>580</text:p>
          </table:table-cell>
          <table:table-cell table:formula="of:=IF([.D580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80];162;10)">
            <text:p/>
          </table:table-cell>
          <table:table-cell table:formula="of:=RIGHT([.A580];LEN([.A580])-FIND(&quot;&lt;/description&gt;&quot;;[.A580])+1)" office:value-type="float" office:value="0">
            <text:p>#VALUE!</text:p>
          </table:table-cell>
          <table:table-cell office:value-type="float" office:value="580">
            <text:p>580</text:p>
          </table:table-cell>
        </table:table-row>
        <table:table-row table:style-name="ro2">
          <table:table-cell/>
          <table:table-cell office:value-type="float" office:value="581">
            <text:p>581</text:p>
          </table:table-cell>
          <table:table-cell table:formula="of:=IF([.D581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81];162;10)">
            <text:p/>
          </table:table-cell>
          <table:table-cell table:formula="of:=RIGHT([.A581];LEN([.A581])-FIND(&quot;&lt;/description&gt;&quot;;[.A581])+1)" office:value-type="float" office:value="0">
            <text:p>#VALUE!</text:p>
          </table:table-cell>
          <table:table-cell office:value-type="float" office:value="581">
            <text:p>581</text:p>
          </table:table-cell>
        </table:table-row>
        <table:table-row table:style-name="ro2">
          <table:table-cell/>
          <table:table-cell office:value-type="float" office:value="582">
            <text:p>582</text:p>
          </table:table-cell>
          <table:table-cell table:formula="of:=IF([.D582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82];162;10)">
            <text:p/>
          </table:table-cell>
          <table:table-cell table:formula="of:=RIGHT([.A582];LEN([.A582])-FIND(&quot;&lt;/description&gt;&quot;;[.A582])+1)" office:value-type="float" office:value="0">
            <text:p>#VALUE!</text:p>
          </table:table-cell>
          <table:table-cell office:value-type="float" office:value="582">
            <text:p>582</text:p>
          </table:table-cell>
        </table:table-row>
        <table:table-row table:style-name="ro2">
          <table:table-cell/>
          <table:table-cell office:value-type="float" office:value="583">
            <text:p>583</text:p>
          </table:table-cell>
          <table:table-cell table:formula="of:=IF([.D583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83];162;10)">
            <text:p/>
          </table:table-cell>
          <table:table-cell table:formula="of:=RIGHT([.A583];LEN([.A583])-FIND(&quot;&lt;/description&gt;&quot;;[.A583])+1)" office:value-type="float" office:value="0">
            <text:p>#VALUE!</text:p>
          </table:table-cell>
          <table:table-cell office:value-type="float" office:value="583">
            <text:p>583</text:p>
          </table:table-cell>
        </table:table-row>
        <table:table-row table:style-name="ro2">
          <table:table-cell/>
          <table:table-cell office:value-type="float" office:value="584">
            <text:p>584</text:p>
          </table:table-cell>
          <table:table-cell table:formula="of:=IF([.D584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84];162;10)">
            <text:p/>
          </table:table-cell>
          <table:table-cell table:formula="of:=RIGHT([.A584];LEN([.A584])-FIND(&quot;&lt;/description&gt;&quot;;[.A584])+1)" office:value-type="float" office:value="0">
            <text:p>#VALUE!</text:p>
          </table:table-cell>
          <table:table-cell office:value-type="float" office:value="584">
            <text:p>584</text:p>
          </table:table-cell>
        </table:table-row>
        <table:table-row table:style-name="ro2">
          <table:table-cell/>
          <table:table-cell office:value-type="float" office:value="585">
            <text:p>585</text:p>
          </table:table-cell>
          <table:table-cell table:formula="of:=IF([.D585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85];162;10)">
            <text:p/>
          </table:table-cell>
          <table:table-cell table:formula="of:=RIGHT([.A585];LEN([.A585])-FIND(&quot;&lt;/description&gt;&quot;;[.A585])+1)" office:value-type="float" office:value="0">
            <text:p>#VALUE!</text:p>
          </table:table-cell>
          <table:table-cell office:value-type="float" office:value="585">
            <text:p>585</text:p>
          </table:table-cell>
        </table:table-row>
        <table:table-row table:style-name="ro2">
          <table:table-cell/>
          <table:table-cell office:value-type="float" office:value="586">
            <text:p>586</text:p>
          </table:table-cell>
          <table:table-cell table:formula="of:=IF([.D586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86];162;10)">
            <text:p/>
          </table:table-cell>
          <table:table-cell table:formula="of:=RIGHT([.A586];LEN([.A586])-FIND(&quot;&lt;/description&gt;&quot;;[.A586])+1)" office:value-type="float" office:value="0">
            <text:p>#VALUE!</text:p>
          </table:table-cell>
          <table:table-cell office:value-type="float" office:value="586">
            <text:p>586</text:p>
          </table:table-cell>
        </table:table-row>
        <table:table-row table:style-name="ro2">
          <table:table-cell/>
          <table:table-cell office:value-type="float" office:value="587">
            <text:p>587</text:p>
          </table:table-cell>
          <table:table-cell table:formula="of:=IF([.D587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87];162;10)">
            <text:p/>
          </table:table-cell>
          <table:table-cell table:formula="of:=RIGHT([.A587];LEN([.A587])-FIND(&quot;&lt;/description&gt;&quot;;[.A587])+1)" office:value-type="float" office:value="0">
            <text:p>#VALUE!</text:p>
          </table:table-cell>
          <table:table-cell office:value-type="float" office:value="587">
            <text:p>587</text:p>
          </table:table-cell>
        </table:table-row>
        <table:table-row table:style-name="ro2">
          <table:table-cell/>
          <table:table-cell office:value-type="float" office:value="588">
            <text:p>588</text:p>
          </table:table-cell>
          <table:table-cell table:formula="of:=IF([.D588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88];162;10)">
            <text:p/>
          </table:table-cell>
          <table:table-cell table:formula="of:=RIGHT([.A588];LEN([.A588])-FIND(&quot;&lt;/description&gt;&quot;;[.A588])+1)" office:value-type="float" office:value="0">
            <text:p>#VALUE!</text:p>
          </table:table-cell>
          <table:table-cell office:value-type="float" office:value="588">
            <text:p>588</text:p>
          </table:table-cell>
        </table:table-row>
        <table:table-row table:style-name="ro2">
          <table:table-cell/>
          <table:table-cell office:value-type="float" office:value="589">
            <text:p>589</text:p>
          </table:table-cell>
          <table:table-cell table:formula="of:=IF([.D589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89];162;10)">
            <text:p/>
          </table:table-cell>
          <table:table-cell table:formula="of:=RIGHT([.A589];LEN([.A589])-FIND(&quot;&lt;/description&gt;&quot;;[.A589])+1)" office:value-type="float" office:value="0">
            <text:p>#VALUE!</text:p>
          </table:table-cell>
          <table:table-cell office:value-type="float" office:value="589">
            <text:p>589</text:p>
          </table:table-cell>
        </table:table-row>
        <table:table-row table:style-name="ro2">
          <table:table-cell/>
          <table:table-cell office:value-type="float" office:value="590">
            <text:p>590</text:p>
          </table:table-cell>
          <table:table-cell table:formula="of:=IF([.D590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90];162;10)">
            <text:p/>
          </table:table-cell>
          <table:table-cell table:formula="of:=RIGHT([.A590];LEN([.A590])-FIND(&quot;&lt;/description&gt;&quot;;[.A590])+1)" office:value-type="float" office:value="0">
            <text:p>#VALUE!</text:p>
          </table:table-cell>
          <table:table-cell office:value-type="float" office:value="590">
            <text:p>590</text:p>
          </table:table-cell>
        </table:table-row>
        <table:table-row table:style-name="ro2">
          <table:table-cell/>
          <table:table-cell office:value-type="float" office:value="591">
            <text:p>591</text:p>
          </table:table-cell>
          <table:table-cell table:formula="of:=IF([.D591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91];162;10)">
            <text:p/>
          </table:table-cell>
          <table:table-cell table:formula="of:=RIGHT([.A591];LEN([.A591])-FIND(&quot;&lt;/description&gt;&quot;;[.A591])+1)" office:value-type="float" office:value="0">
            <text:p>#VALUE!</text:p>
          </table:table-cell>
          <table:table-cell office:value-type="float" office:value="591">
            <text:p>591</text:p>
          </table:table-cell>
        </table:table-row>
        <table:table-row table:style-name="ro2">
          <table:table-cell/>
          <table:table-cell office:value-type="float" office:value="592">
            <text:p>592</text:p>
          </table:table-cell>
          <table:table-cell table:formula="of:=IF([.D592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92];162;10)">
            <text:p/>
          </table:table-cell>
          <table:table-cell table:formula="of:=RIGHT([.A592];LEN([.A592])-FIND(&quot;&lt;/description&gt;&quot;;[.A592])+1)" office:value-type="float" office:value="0">
            <text:p>#VALUE!</text:p>
          </table:table-cell>
          <table:table-cell office:value-type="float" office:value="592">
            <text:p>592</text:p>
          </table:table-cell>
        </table:table-row>
        <table:table-row table:style-name="ro2">
          <table:table-cell/>
          <table:table-cell office:value-type="float" office:value="593">
            <text:p>593</text:p>
          </table:table-cell>
          <table:table-cell table:formula="of:=IF([.D593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93];162;10)">
            <text:p/>
          </table:table-cell>
          <table:table-cell table:formula="of:=RIGHT([.A593];LEN([.A593])-FIND(&quot;&lt;/description&gt;&quot;;[.A593])+1)" office:value-type="float" office:value="0">
            <text:p>#VALUE!</text:p>
          </table:table-cell>
          <table:table-cell office:value-type="float" office:value="593">
            <text:p>593</text:p>
          </table:table-cell>
        </table:table-row>
        <table:table-row table:style-name="ro2">
          <table:table-cell/>
          <table:table-cell office:value-type="float" office:value="594">
            <text:p>594</text:p>
          </table:table-cell>
          <table:table-cell table:formula="of:=IF([.D594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94];162;10)">
            <text:p/>
          </table:table-cell>
          <table:table-cell table:formula="of:=RIGHT([.A594];LEN([.A594])-FIND(&quot;&lt;/description&gt;&quot;;[.A594])+1)" office:value-type="float" office:value="0">
            <text:p>#VALUE!</text:p>
          </table:table-cell>
          <table:table-cell office:value-type="float" office:value="594">
            <text:p>594</text:p>
          </table:table-cell>
        </table:table-row>
        <table:table-row table:style-name="ro2">
          <table:table-cell/>
          <table:table-cell office:value-type="float" office:value="595">
            <text:p>595</text:p>
          </table:table-cell>
          <table:table-cell table:formula="of:=IF([.D595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95];162;10)">
            <text:p/>
          </table:table-cell>
          <table:table-cell table:formula="of:=RIGHT([.A595];LEN([.A595])-FIND(&quot;&lt;/description&gt;&quot;;[.A595])+1)" office:value-type="float" office:value="0">
            <text:p>#VALUE!</text:p>
          </table:table-cell>
          <table:table-cell office:value-type="float" office:value="595">
            <text:p>595</text:p>
          </table:table-cell>
        </table:table-row>
        <table:table-row table:style-name="ro2">
          <table:table-cell/>
          <table:table-cell office:value-type="float" office:value="596">
            <text:p>596</text:p>
          </table:table-cell>
          <table:table-cell table:formula="of:=IF([.D596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96];162;10)">
            <text:p/>
          </table:table-cell>
          <table:table-cell table:formula="of:=RIGHT([.A596];LEN([.A596])-FIND(&quot;&lt;/description&gt;&quot;;[.A596])+1)" office:value-type="float" office:value="0">
            <text:p>#VALUE!</text:p>
          </table:table-cell>
          <table:table-cell office:value-type="float" office:value="596">
            <text:p>596</text:p>
          </table:table-cell>
        </table:table-row>
        <table:table-row table:style-name="ro2">
          <table:table-cell/>
          <table:table-cell office:value-type="float" office:value="597">
            <text:p>597</text:p>
          </table:table-cell>
          <table:table-cell table:formula="of:=IF([.D597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97];162;10)">
            <text:p/>
          </table:table-cell>
          <table:table-cell table:formula="of:=RIGHT([.A597];LEN([.A597])-FIND(&quot;&lt;/description&gt;&quot;;[.A597])+1)" office:value-type="float" office:value="0">
            <text:p>#VALUE!</text:p>
          </table:table-cell>
          <table:table-cell office:value-type="float" office:value="597">
            <text:p>597</text:p>
          </table:table-cell>
        </table:table-row>
        <table:table-row table:style-name="ro2">
          <table:table-cell/>
          <table:table-cell office:value-type="float" office:value="598">
            <text:p>598</text:p>
          </table:table-cell>
          <table:table-cell table:formula="of:=IF([.D598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98];162;10)">
            <text:p/>
          </table:table-cell>
          <table:table-cell table:formula="of:=RIGHT([.A598];LEN([.A598])-FIND(&quot;&lt;/description&gt;&quot;;[.A598])+1)" office:value-type="float" office:value="0">
            <text:p>#VALUE!</text:p>
          </table:table-cell>
          <table:table-cell office:value-type="float" office:value="598">
            <text:p>598</text:p>
          </table:table-cell>
        </table:table-row>
        <table:table-row table:style-name="ro2">
          <table:table-cell/>
          <table:table-cell office:value-type="float" office:value="599">
            <text:p>599</text:p>
          </table:table-cell>
          <table:table-cell table:formula="of:=IF([.D599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599];162;10)">
            <text:p/>
          </table:table-cell>
          <table:table-cell table:formula="of:=RIGHT([.A599];LEN([.A599])-FIND(&quot;&lt;/description&gt;&quot;;[.A599])+1)" office:value-type="float" office:value="0">
            <text:p>#VALUE!</text:p>
          </table:table-cell>
          <table:table-cell office:value-type="float" office:value="599">
            <text:p>599</text:p>
          </table:table-cell>
        </table:table-row>
        <table:table-row table:style-name="ro2">
          <table:table-cell/>
          <table:table-cell office:value-type="float" office:value="600">
            <text:p>600</text:p>
          </table:table-cell>
          <table:table-cell table:formula="of:=IF([.D600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600];162;10)">
            <text:p/>
          </table:table-cell>
          <table:table-cell table:formula="of:=RIGHT([.A600];LEN([.A600])-FIND(&quot;&lt;/description&gt;&quot;;[.A600])+1)" office:value-type="float" office:value="0">
            <text:p>#VALUE!</text:p>
          </table:table-cell>
          <table:table-cell office:value-type="float" office:value="600">
            <text:p>600</text:p>
          </table:table-cell>
        </table:table-row>
        <table:table-row table:style-name="ro2">
          <table:table-cell/>
          <table:table-cell office:value-type="float" office:value="601">
            <text:p>601</text:p>
          </table:table-cell>
          <table:table-cell table:formula="of:=IF([.D601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601];162;10)">
            <text:p/>
          </table:table-cell>
          <table:table-cell table:formula="of:=RIGHT([.A601];LEN([.A601])-FIND(&quot;&lt;/description&gt;&quot;;[.A601])+1)" office:value-type="float" office:value="0">
            <text:p>#VALUE!</text:p>
          </table:table-cell>
          <table:table-cell office:value-type="float" office:value="601">
            <text:p>601</text:p>
          </table:table-cell>
        </table:table-row>
        <table:table-row table:style-name="ro2">
          <table:table-cell/>
          <table:table-cell office:value-type="float" office:value="602">
            <text:p>602</text:p>
          </table:table-cell>
          <table:table-cell table:formula="of:=IF([.D602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602];162;10)">
            <text:p/>
          </table:table-cell>
          <table:table-cell table:formula="of:=RIGHT([.A602];LEN([.A602])-FIND(&quot;&lt;/description&gt;&quot;;[.A602])+1)" office:value-type="float" office:value="0">
            <text:p>#VALUE!</text:p>
          </table:table-cell>
          <table:table-cell office:value-type="float" office:value="602">
            <text:p>602</text:p>
          </table:table-cell>
        </table:table-row>
        <table:table-row table:style-name="ro2">
          <table:table-cell/>
          <table:table-cell office:value-type="float" office:value="603">
            <text:p>603</text:p>
          </table:table-cell>
          <table:table-cell table:formula="of:=IF([.D603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603];162;10)">
            <text:p/>
          </table:table-cell>
          <table:table-cell table:formula="of:=RIGHT([.A603];LEN([.A603])-FIND(&quot;&lt;/description&gt;&quot;;[.A603])+1)" office:value-type="float" office:value="0">
            <text:p>#VALUE!</text:p>
          </table:table-cell>
          <table:table-cell office:value-type="float" office:value="603">
            <text:p>603</text:p>
          </table:table-cell>
        </table:table-row>
        <table:table-row table:style-name="ro2">
          <table:table-cell/>
          <table:table-cell office:value-type="float" office:value="604">
            <text:p>604</text:p>
          </table:table-cell>
          <table:table-cell table:formula="of:=IF([.D604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604];162;10)">
            <text:p/>
          </table:table-cell>
          <table:table-cell table:formula="of:=RIGHT([.A604];LEN([.A604])-FIND(&quot;&lt;/description&gt;&quot;;[.A604])+1)" office:value-type="float" office:value="0">
            <text:p>#VALUE!</text:p>
          </table:table-cell>
          <table:table-cell office:value-type="float" office:value="604">
            <text:p>604</text:p>
          </table:table-cell>
        </table:table-row>
        <table:table-row table:style-name="ro2">
          <table:table-cell/>
          <table:table-cell office:value-type="float" office:value="605">
            <text:p>605</text:p>
          </table:table-cell>
          <table:table-cell table:formula="of:=IF([.D605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605];162;10)">
            <text:p/>
          </table:table-cell>
          <table:table-cell table:formula="of:=RIGHT([.A605];LEN([.A605])-FIND(&quot;&lt;/description&gt;&quot;;[.A605])+1)" office:value-type="float" office:value="0">
            <text:p>#VALUE!</text:p>
          </table:table-cell>
          <table:table-cell office:value-type="float" office:value="605">
            <text:p>605</text:p>
          </table:table-cell>
        </table:table-row>
        <table:table-row table:style-name="ro2">
          <table:table-cell/>
          <table:table-cell office:value-type="float" office:value="606">
            <text:p>606</text:p>
          </table:table-cell>
          <table:table-cell table:formula="of:=IF([.D606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606];162;10)">
            <text:p/>
          </table:table-cell>
          <table:table-cell table:formula="of:=RIGHT([.A606];LEN([.A606])-FIND(&quot;&lt;/description&gt;&quot;;[.A606])+1)" office:value-type="float" office:value="0">
            <text:p>#VALUE!</text:p>
          </table:table-cell>
          <table:table-cell office:value-type="float" office:value="606">
            <text:p>606</text:p>
          </table:table-cell>
        </table:table-row>
        <table:table-row table:style-name="ro2">
          <table:table-cell/>
          <table:table-cell office:value-type="float" office:value="607">
            <text:p>607</text:p>
          </table:table-cell>
          <table:table-cell table:formula="of:=IF([.D607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607];162;10)">
            <text:p/>
          </table:table-cell>
          <table:table-cell table:formula="of:=RIGHT([.A607];LEN([.A607])-FIND(&quot;&lt;/description&gt;&quot;;[.A607])+1)" office:value-type="float" office:value="0">
            <text:p>#VALUE!</text:p>
          </table:table-cell>
          <table:table-cell office:value-type="float" office:value="607">
            <text:p>607</text:p>
          </table:table-cell>
        </table:table-row>
        <table:table-row table:style-name="ro2">
          <table:table-cell/>
          <table:table-cell office:value-type="float" office:value="608">
            <text:p>608</text:p>
          </table:table-cell>
          <table:table-cell table:formula="of:=IF([.D608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608];162;10)">
            <text:p/>
          </table:table-cell>
          <table:table-cell table:formula="of:=RIGHT([.A608];LEN([.A608])-FIND(&quot;&lt;/description&gt;&quot;;[.A608])+1)" office:value-type="float" office:value="0">
            <text:p>#VALUE!</text:p>
          </table:table-cell>
          <table:table-cell office:value-type="float" office:value="608">
            <text:p>608</text:p>
          </table:table-cell>
        </table:table-row>
        <table:table-row table:style-name="ro2">
          <table:table-cell/>
          <table:table-cell office:value-type="float" office:value="609">
            <text:p>609</text:p>
          </table:table-cell>
          <table:table-cell table:formula="of:=IF([.D609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609];162;10)">
            <text:p/>
          </table:table-cell>
          <table:table-cell table:formula="of:=RIGHT([.A609];LEN([.A609])-FIND(&quot;&lt;/description&gt;&quot;;[.A609])+1)" office:value-type="float" office:value="0">
            <text:p>#VALUE!</text:p>
          </table:table-cell>
          <table:table-cell office:value-type="float" office:value="609">
            <text:p>609</text:p>
          </table:table-cell>
        </table:table-row>
        <table:table-row table:style-name="ro2">
          <table:table-cell/>
          <table:table-cell office:value-type="float" office:value="610">
            <text:p>610</text:p>
          </table:table-cell>
          <table:table-cell table:formula="of:=IF([.D610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610];162;10)">
            <text:p/>
          </table:table-cell>
          <table:table-cell table:formula="of:=RIGHT([.A610];LEN([.A610])-FIND(&quot;&lt;/description&gt;&quot;;[.A610])+1)" office:value-type="float" office:value="0">
            <text:p>#VALUE!</text:p>
          </table:table-cell>
          <table:table-cell office:value-type="float" office:value="610">
            <text:p>610</text:p>
          </table:table-cell>
        </table:table-row>
        <table:table-row table:style-name="ro2">
          <table:table-cell/>
          <table:table-cell office:value-type="float" office:value="611">
            <text:p>611</text:p>
          </table:table-cell>
          <table:table-cell table:formula="of:=IF([.D611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611];162;10)">
            <text:p/>
          </table:table-cell>
          <table:table-cell table:formula="of:=RIGHT([.A611];LEN([.A611])-FIND(&quot;&lt;/description&gt;&quot;;[.A611])+1)" office:value-type="float" office:value="0">
            <text:p>#VALUE!</text:p>
          </table:table-cell>
          <table:table-cell office:value-type="float" office:value="611">
            <text:p>611</text:p>
          </table:table-cell>
        </table:table-row>
        <table:table-row table:style-name="ro2">
          <table:table-cell/>
          <table:table-cell office:value-type="float" office:value="612">
            <text:p>612</text:p>
          </table:table-cell>
          <table:table-cell table:formula="of:=IF([.D612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612];162;10)">
            <text:p/>
          </table:table-cell>
          <table:table-cell table:formula="of:=RIGHT([.A612];LEN([.A612])-FIND(&quot;&lt;/description&gt;&quot;;[.A612])+1)" office:value-type="float" office:value="0">
            <text:p>#VALUE!</text:p>
          </table:table-cell>
          <table:table-cell office:value-type="float" office:value="612">
            <text:p>612</text:p>
          </table:table-cell>
        </table:table-row>
        <table:table-row table:style-name="ro2">
          <table:table-cell/>
          <table:table-cell office:value-type="float" office:value="613">
            <text:p>613</text:p>
          </table:table-cell>
          <table:table-cell table:formula="of:=IF([.D613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613];162;10)">
            <text:p/>
          </table:table-cell>
          <table:table-cell table:formula="of:=RIGHT([.A613];LEN([.A613])-FIND(&quot;&lt;/description&gt;&quot;;[.A613])+1)" office:value-type="float" office:value="0">
            <text:p>#VALUE!</text:p>
          </table:table-cell>
          <table:table-cell office:value-type="float" office:value="613">
            <text:p>613</text:p>
          </table:table-cell>
        </table:table-row>
        <table:table-row table:style-name="ro2">
          <table:table-cell/>
          <table:table-cell office:value-type="float" office:value="614">
            <text:p>614</text:p>
          </table:table-cell>
          <table:table-cell table:formula="of:=IF([.D614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614];162;10)">
            <text:p/>
          </table:table-cell>
          <table:table-cell table:formula="of:=RIGHT([.A614];LEN([.A614])-FIND(&quot;&lt;/description&gt;&quot;;[.A614])+1)" office:value-type="float" office:value="0">
            <text:p>#VALUE!</text:p>
          </table:table-cell>
          <table:table-cell office:value-type="float" office:value="614">
            <text:p>614</text:p>
          </table:table-cell>
        </table:table-row>
        <table:table-row table:style-name="ro2">
          <table:table-cell/>
          <table:table-cell office:value-type="float" office:value="615">
            <text:p>615</text:p>
          </table:table-cell>
          <table:table-cell table:formula="of:=IF([.D615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615];162;10)">
            <text:p/>
          </table:table-cell>
          <table:table-cell table:formula="of:=RIGHT([.A615];LEN([.A615])-FIND(&quot;&lt;/description&gt;&quot;;[.A615])+1)" office:value-type="float" office:value="0">
            <text:p>#VALUE!</text:p>
          </table:table-cell>
          <table:table-cell office:value-type="float" office:value="615">
            <text:p>615</text:p>
          </table:table-cell>
        </table:table-row>
        <table:table-row table:style-name="ro2">
          <table:table-cell/>
          <table:table-cell office:value-type="float" office:value="616">
            <text:p>616</text:p>
          </table:table-cell>
          <table:table-cell table:formula="of:=IF([.D616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616];162;10)">
            <text:p/>
          </table:table-cell>
          <table:table-cell table:formula="of:=RIGHT([.A616];LEN([.A616])-FIND(&quot;&lt;/description&gt;&quot;;[.A616])+1)" office:value-type="float" office:value="0">
            <text:p>#VALUE!</text:p>
          </table:table-cell>
          <table:table-cell office:value-type="float" office:value="616">
            <text:p>616</text:p>
          </table:table-cell>
        </table:table-row>
        <table:table-row table:style-name="ro2">
          <table:table-cell/>
          <table:table-cell office:value-type="float" office:value="617">
            <text:p>617</text:p>
          </table:table-cell>
          <table:table-cell table:formula="of:=IF([.D617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617];162;10)">
            <text:p/>
          </table:table-cell>
          <table:table-cell table:formula="of:=RIGHT([.A617];LEN([.A617])-FIND(&quot;&lt;/description&gt;&quot;;[.A617])+1)" office:value-type="float" office:value="0">
            <text:p>#VALUE!</text:p>
          </table:table-cell>
          <table:table-cell office:value-type="float" office:value="617">
            <text:p>617</text:p>
          </table:table-cell>
        </table:table-row>
        <table:table-row table:style-name="ro2">
          <table:table-cell/>
          <table:table-cell office:value-type="float" office:value="618">
            <text:p>618</text:p>
          </table:table-cell>
          <table:table-cell table:formula="of:=IF([.D618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618];162;10)">
            <text:p/>
          </table:table-cell>
          <table:table-cell table:formula="of:=RIGHT([.A618];LEN([.A618])-FIND(&quot;&lt;/description&gt;&quot;;[.A618])+1)" office:value-type="float" office:value="0">
            <text:p>#VALUE!</text:p>
          </table:table-cell>
          <table:table-cell office:value-type="float" office:value="618">
            <text:p>618</text:p>
          </table:table-cell>
        </table:table-row>
        <table:table-row table:style-name="ro2">
          <table:table-cell/>
          <table:table-cell office:value-type="float" office:value="619">
            <text:p>619</text:p>
          </table:table-cell>
          <table:table-cell table:formula="of:=IF([.D619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619];162;10)">
            <text:p/>
          </table:table-cell>
          <table:table-cell table:formula="of:=RIGHT([.A619];LEN([.A619])-FIND(&quot;&lt;/description&gt;&quot;;[.A619])+1)" office:value-type="float" office:value="0">
            <text:p>#VALUE!</text:p>
          </table:table-cell>
          <table:table-cell office:value-type="float" office:value="619">
            <text:p>619</text:p>
          </table:table-cell>
        </table:table-row>
        <table:table-row table:style-name="ro2">
          <table:table-cell/>
          <table:table-cell office:value-type="float" office:value="620">
            <text:p>620</text:p>
          </table:table-cell>
          <table:table-cell table:formula="of:=IF([.D620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620];162;10)">
            <text:p/>
          </table:table-cell>
          <table:table-cell table:formula="of:=RIGHT([.A620];LEN([.A620])-FIND(&quot;&lt;/description&gt;&quot;;[.A620])+1)" office:value-type="float" office:value="0">
            <text:p>#VALUE!</text:p>
          </table:table-cell>
          <table:table-cell office:value-type="float" office:value="620">
            <text:p>620</text:p>
          </table:table-cell>
        </table:table-row>
        <table:table-row table:style-name="ro2">
          <table:table-cell/>
          <table:table-cell office:value-type="float" office:value="621">
            <text:p>621</text:p>
          </table:table-cell>
          <table:table-cell table:formula="of:=IF([.D621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621];162;10)">
            <text:p/>
          </table:table-cell>
          <table:table-cell table:formula="of:=RIGHT([.A621];LEN([.A621])-FIND(&quot;&lt;/description&gt;&quot;;[.A621])+1)" office:value-type="float" office:value="0">
            <text:p>#VALUE!</text:p>
          </table:table-cell>
          <table:table-cell office:value-type="float" office:value="621">
            <text:p>621</text:p>
          </table:table-cell>
        </table:table-row>
        <table:table-row table:style-name="ro2">
          <table:table-cell/>
          <table:table-cell office:value-type="float" office:value="622">
            <text:p>622</text:p>
          </table:table-cell>
          <table:table-cell table:formula="of:=IF([.D622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622];162;10)">
            <text:p/>
          </table:table-cell>
          <table:table-cell table:formula="of:=RIGHT([.A622];LEN([.A622])-FIND(&quot;&lt;/description&gt;&quot;;[.A622])+1)" office:value-type="float" office:value="0">
            <text:p>#VALUE!</text:p>
          </table:table-cell>
          <table:table-cell office:value-type="float" office:value="622">
            <text:p>622</text:p>
          </table:table-cell>
        </table:table-row>
        <table:table-row table:style-name="ro2">
          <table:table-cell/>
          <table:table-cell office:value-type="float" office:value="623">
            <text:p>623</text:p>
          </table:table-cell>
          <table:table-cell table:formula="of:=IF([.D623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623];162;10)">
            <text:p/>
          </table:table-cell>
          <table:table-cell table:formula="of:=RIGHT([.A623];LEN([.A623])-FIND(&quot;&lt;/description&gt;&quot;;[.A623])+1)" office:value-type="float" office:value="0">
            <text:p>#VALUE!</text:p>
          </table:table-cell>
          <table:table-cell office:value-type="float" office:value="623">
            <text:p>623</text:p>
          </table:table-cell>
        </table:table-row>
        <table:table-row table:style-name="ro2">
          <table:table-cell/>
          <table:table-cell office:value-type="float" office:value="624">
            <text:p>624</text:p>
          </table:table-cell>
          <table:table-cell table:formula="of:=IF([.D624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624];162;10)">
            <text:p/>
          </table:table-cell>
          <table:table-cell table:formula="of:=RIGHT([.A624];LEN([.A624])-FIND(&quot;&lt;/description&gt;&quot;;[.A624])+1)" office:value-type="float" office:value="0">
            <text:p>#VALUE!</text:p>
          </table:table-cell>
          <table:table-cell office:value-type="float" office:value="624">
            <text:p>624</text:p>
          </table:table-cell>
        </table:table-row>
        <table:table-row table:style-name="ro2">
          <table:table-cell/>
          <table:table-cell office:value-type="float" office:value="625">
            <text:p>625</text:p>
          </table:table-cell>
          <table:table-cell table:formula="of:=IF([.D625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625];162;10)">
            <text:p/>
          </table:table-cell>
          <table:table-cell table:formula="of:=RIGHT([.A625];LEN([.A625])-FIND(&quot;&lt;/description&gt;&quot;;[.A625])+1)" office:value-type="float" office:value="0">
            <text:p>#VALUE!</text:p>
          </table:table-cell>
          <table:table-cell office:value-type="float" office:value="625">
            <text:p>625</text:p>
          </table:table-cell>
        </table:table-row>
        <table:table-row table:style-name="ro2">
          <table:table-cell/>
          <table:table-cell office:value-type="float" office:value="626">
            <text:p>626</text:p>
          </table:table-cell>
          <table:table-cell table:formula="of:=IF([.D626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626];162;10)">
            <text:p/>
          </table:table-cell>
          <table:table-cell table:formula="of:=RIGHT([.A626];LEN([.A626])-FIND(&quot;&lt;/description&gt;&quot;;[.A626])+1)" office:value-type="float" office:value="0">
            <text:p>#VALUE!</text:p>
          </table:table-cell>
          <table:table-cell office:value-type="float" office:value="626">
            <text:p>626</text:p>
          </table:table-cell>
        </table:table-row>
        <table:table-row table:style-name="ro2">
          <table:table-cell/>
          <table:table-cell office:value-type="float" office:value="627">
            <text:p>627</text:p>
          </table:table-cell>
          <table:table-cell table:formula="of:=IF([.D627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627];162;10)">
            <text:p/>
          </table:table-cell>
          <table:table-cell table:formula="of:=RIGHT([.A627];LEN([.A627])-FIND(&quot;&lt;/description&gt;&quot;;[.A627])+1)" office:value-type="float" office:value="0">
            <text:p>#VALUE!</text:p>
          </table:table-cell>
          <table:table-cell office:value-type="float" office:value="627">
            <text:p>627</text:p>
          </table:table-cell>
        </table:table-row>
        <table:table-row table:style-name="ro2">
          <table:table-cell/>
          <table:table-cell office:value-type="float" office:value="628">
            <text:p>628</text:p>
          </table:table-cell>
          <table:table-cell table:formula="of:=IF([.D628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628];162;10)">
            <text:p/>
          </table:table-cell>
          <table:table-cell table:formula="of:=RIGHT([.A628];LEN([.A628])-FIND(&quot;&lt;/description&gt;&quot;;[.A628])+1)" office:value-type="float" office:value="0">
            <text:p>#VALUE!</text:p>
          </table:table-cell>
          <table:table-cell office:value-type="float" office:value="628">
            <text:p>628</text:p>
          </table:table-cell>
        </table:table-row>
        <table:table-row table:style-name="ro2">
          <table:table-cell/>
          <table:table-cell office:value-type="float" office:value="629">
            <text:p>629</text:p>
          </table:table-cell>
          <table:table-cell table:formula="of:=IF([.D629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629];162;10)">
            <text:p/>
          </table:table-cell>
          <table:table-cell table:formula="of:=RIGHT([.A629];LEN([.A629])-FIND(&quot;&lt;/description&gt;&quot;;[.A629])+1)" office:value-type="float" office:value="0">
            <text:p>#VALUE!</text:p>
          </table:table-cell>
          <table:table-cell office:value-type="float" office:value="629">
            <text:p>629</text:p>
          </table:table-cell>
        </table:table-row>
        <table:table-row table:style-name="ro2">
          <table:table-cell/>
          <table:table-cell office:value-type="float" office:value="630">
            <text:p>630</text:p>
          </table:table-cell>
          <table:table-cell table:formula="of:=IF([.D630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630];162;10)">
            <text:p/>
          </table:table-cell>
          <table:table-cell table:formula="of:=RIGHT([.A630];LEN([.A630])-FIND(&quot;&lt;/description&gt;&quot;;[.A630])+1)" office:value-type="float" office:value="0">
            <text:p>#VALUE!</text:p>
          </table:table-cell>
          <table:table-cell office:value-type="float" office:value="630">
            <text:p>630</text:p>
          </table:table-cell>
        </table:table-row>
        <table:table-row table:style-name="ro2">
          <table:table-cell/>
          <table:table-cell office:value-type="float" office:value="631">
            <text:p>631</text:p>
          </table:table-cell>
          <table:table-cell table:formula="of:=IF([.D631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631];162;10)">
            <text:p/>
          </table:table-cell>
          <table:table-cell table:formula="of:=RIGHT([.A631];LEN([.A631])-FIND(&quot;&lt;/description&gt;&quot;;[.A631])+1)" office:value-type="float" office:value="0">
            <text:p>#VALUE!</text:p>
          </table:table-cell>
          <table:table-cell office:value-type="float" office:value="631">
            <text:p>631</text:p>
          </table:table-cell>
        </table:table-row>
        <table:table-row table:style-name="ro2">
          <table:table-cell/>
          <table:table-cell office:value-type="float" office:value="632">
            <text:p>632</text:p>
          </table:table-cell>
          <table:table-cell table:formula="of:=IF([.D632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632];162;10)">
            <text:p/>
          </table:table-cell>
          <table:table-cell table:formula="of:=RIGHT([.A632];LEN([.A632])-FIND(&quot;&lt;/description&gt;&quot;;[.A632])+1)" office:value-type="float" office:value="0">
            <text:p>#VALUE!</text:p>
          </table:table-cell>
          <table:table-cell office:value-type="float" office:value="632">
            <text:p>632</text:p>
          </table:table-cell>
        </table:table-row>
        <table:table-row table:style-name="ro2">
          <table:table-cell/>
          <table:table-cell office:value-type="float" office:value="633">
            <text:p>633</text:p>
          </table:table-cell>
          <table:table-cell table:formula="of:=IF([.D633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633];162;10)">
            <text:p/>
          </table:table-cell>
          <table:table-cell table:formula="of:=RIGHT([.A633];LEN([.A633])-FIND(&quot;&lt;/description&gt;&quot;;[.A633])+1)" office:value-type="float" office:value="0">
            <text:p>#VALUE!</text:p>
          </table:table-cell>
          <table:table-cell office:value-type="float" office:value="633">
            <text:p>633</text:p>
          </table:table-cell>
        </table:table-row>
        <table:table-row table:style-name="ro2">
          <table:table-cell/>
          <table:table-cell office:value-type="float" office:value="634">
            <text:p>634</text:p>
          </table:table-cell>
          <table:table-cell table:formula="of:=IF([.D634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634];162;10)">
            <text:p/>
          </table:table-cell>
          <table:table-cell table:formula="of:=RIGHT([.A634];LEN([.A634])-FIND(&quot;&lt;/description&gt;&quot;;[.A634])+1)" office:value-type="float" office:value="0">
            <text:p>#VALUE!</text:p>
          </table:table-cell>
          <table:table-cell office:value-type="float" office:value="634">
            <text:p>634</text:p>
          </table:table-cell>
        </table:table-row>
        <table:table-row table:style-name="ro2">
          <table:table-cell/>
          <table:table-cell office:value-type="float" office:value="635">
            <text:p>635</text:p>
          </table:table-cell>
          <table:table-cell table:formula="of:=IF([.D635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635];162;10)">
            <text:p/>
          </table:table-cell>
          <table:table-cell table:formula="of:=RIGHT([.A635];LEN([.A635])-FIND(&quot;&lt;/description&gt;&quot;;[.A635])+1)" office:value-type="float" office:value="0">
            <text:p>#VALUE!</text:p>
          </table:table-cell>
          <table:table-cell office:value-type="float" office:value="635">
            <text:p>635</text:p>
          </table:table-cell>
        </table:table-row>
        <table:table-row table:style-name="ro2">
          <table:table-cell/>
          <table:table-cell office:value-type="float" office:value="636">
            <text:p>636</text:p>
          </table:table-cell>
          <table:table-cell table:formula="of:=IF([.D636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636];162;10)">
            <text:p/>
          </table:table-cell>
          <table:table-cell table:formula="of:=RIGHT([.A636];LEN([.A636])-FIND(&quot;&lt;/description&gt;&quot;;[.A636])+1)" office:value-type="float" office:value="0">
            <text:p>#VALUE!</text:p>
          </table:table-cell>
          <table:table-cell office:value-type="float" office:value="636">
            <text:p>636</text:p>
          </table:table-cell>
        </table:table-row>
        <table:table-row table:style-name="ro2">
          <table:table-cell/>
          <table:table-cell office:value-type="float" office:value="637">
            <text:p>637</text:p>
          </table:table-cell>
          <table:table-cell table:formula="of:=IF([.D637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637];162;10)">
            <text:p/>
          </table:table-cell>
          <table:table-cell table:formula="of:=RIGHT([.A637];LEN([.A637])-FIND(&quot;&lt;/description&gt;&quot;;[.A637])+1)" office:value-type="float" office:value="0">
            <text:p>#VALUE!</text:p>
          </table:table-cell>
          <table:table-cell office:value-type="float" office:value="637">
            <text:p>637</text:p>
          </table:table-cell>
        </table:table-row>
        <table:table-row table:style-name="ro2">
          <table:table-cell/>
          <table:table-cell office:value-type="float" office:value="638">
            <text:p>638</text:p>
          </table:table-cell>
          <table:table-cell table:formula="of:=IF([.D638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638];162;10)">
            <text:p/>
          </table:table-cell>
          <table:table-cell table:formula="of:=RIGHT([.A638];LEN([.A638])-FIND(&quot;&lt;/description&gt;&quot;;[.A638])+1)" office:value-type="float" office:value="0">
            <text:p>#VALUE!</text:p>
          </table:table-cell>
          <table:table-cell office:value-type="float" office:value="638">
            <text:p>638</text:p>
          </table:table-cell>
        </table:table-row>
        <table:table-row table:style-name="ro2">
          <table:table-cell/>
          <table:table-cell office:value-type="float" office:value="639">
            <text:p>639</text:p>
          </table:table-cell>
          <table:table-cell table:formula="of:=IF([.D639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639];162;10)">
            <text:p/>
          </table:table-cell>
          <table:table-cell table:formula="of:=RIGHT([.A639];LEN([.A639])-FIND(&quot;&lt;/description&gt;&quot;;[.A639])+1)" office:value-type="float" office:value="0">
            <text:p>#VALUE!</text:p>
          </table:table-cell>
          <table:table-cell office:value-type="float" office:value="639">
            <text:p>639</text:p>
          </table:table-cell>
        </table:table-row>
        <table:table-row table:style-name="ro2">
          <table:table-cell/>
          <table:table-cell office:value-type="float" office:value="640">
            <text:p>640</text:p>
          </table:table-cell>
          <table:table-cell table:formula="of:=IF([.D640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640];162;10)">
            <text:p/>
          </table:table-cell>
          <table:table-cell table:formula="of:=RIGHT([.A640];LEN([.A640])-FIND(&quot;&lt;/description&gt;&quot;;[.A640])+1)" office:value-type="float" office:value="0">
            <text:p>#VALUE!</text:p>
          </table:table-cell>
          <table:table-cell office:value-type="float" office:value="640">
            <text:p>640</text:p>
          </table:table-cell>
        </table:table-row>
        <table:table-row table:style-name="ro2">
          <table:table-cell/>
          <table:table-cell office:value-type="float" office:value="641">
            <text:p>641</text:p>
          </table:table-cell>
          <table:table-cell table:formula="of:=IF([.D641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641];162;10)">
            <text:p/>
          </table:table-cell>
          <table:table-cell table:formula="of:=RIGHT([.A641];LEN([.A641])-FIND(&quot;&lt;/description&gt;&quot;;[.A641])+1)" office:value-type="float" office:value="0">
            <text:p>#VALUE!</text:p>
          </table:table-cell>
          <table:table-cell office:value-type="float" office:value="641">
            <text:p>641</text:p>
          </table:table-cell>
        </table:table-row>
        <table:table-row table:style-name="ro2">
          <table:table-cell/>
          <table:table-cell office:value-type="float" office:value="642">
            <text:p>642</text:p>
          </table:table-cell>
          <table:table-cell table:formula="of:=IF([.D642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642];162;10)">
            <text:p/>
          </table:table-cell>
          <table:table-cell table:formula="of:=RIGHT([.A642];LEN([.A642])-FIND(&quot;&lt;/description&gt;&quot;;[.A642])+1)" office:value-type="float" office:value="0">
            <text:p>#VALUE!</text:p>
          </table:table-cell>
          <table:table-cell office:value-type="float" office:value="642">
            <text:p>642</text:p>
          </table:table-cell>
        </table:table-row>
        <table:table-row table:style-name="ro2">
          <table:table-cell/>
          <table:table-cell office:value-type="float" office:value="643">
            <text:p>643</text:p>
          </table:table-cell>
          <table:table-cell table:formula="of:=IF([.D643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643];162;10)">
            <text:p/>
          </table:table-cell>
          <table:table-cell table:formula="of:=RIGHT([.A643];LEN([.A643])-FIND(&quot;&lt;/description&gt;&quot;;[.A643])+1)" office:value-type="float" office:value="0">
            <text:p>#VALUE!</text:p>
          </table:table-cell>
          <table:table-cell office:value-type="float" office:value="643">
            <text:p>643</text:p>
          </table:table-cell>
        </table:table-row>
        <table:table-row table:style-name="ro2">
          <table:table-cell/>
          <table:table-cell office:value-type="float" office:value="644">
            <text:p>644</text:p>
          </table:table-cell>
          <table:table-cell table:formula="of:=IF([.D644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644];162;10)">
            <text:p/>
          </table:table-cell>
          <table:table-cell table:formula="of:=RIGHT([.A644];LEN([.A644])-FIND(&quot;&lt;/description&gt;&quot;;[.A644])+1)" office:value-type="float" office:value="0">
            <text:p>#VALUE!</text:p>
          </table:table-cell>
          <table:table-cell office:value-type="float" office:value="644">
            <text:p>644</text:p>
          </table:table-cell>
        </table:table-row>
        <table:table-row table:style-name="ro2">
          <table:table-cell/>
          <table:table-cell office:value-type="float" office:value="645">
            <text:p>645</text:p>
          </table:table-cell>
          <table:table-cell table:formula="of:=IF([.D645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645];162;10)">
            <text:p/>
          </table:table-cell>
          <table:table-cell table:formula="of:=RIGHT([.A645];LEN([.A645])-FIND(&quot;&lt;/description&gt;&quot;;[.A645])+1)" office:value-type="float" office:value="0">
            <text:p>#VALUE!</text:p>
          </table:table-cell>
          <table:table-cell office:value-type="float" office:value="645">
            <text:p>645</text:p>
          </table:table-cell>
        </table:table-row>
        <table:table-row table:style-name="ro2">
          <table:table-cell/>
          <table:table-cell office:value-type="float" office:value="646">
            <text:p>646</text:p>
          </table:table-cell>
          <table:table-cell table:formula="of:=IF([.D646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646];162;10)">
            <text:p/>
          </table:table-cell>
          <table:table-cell table:formula="of:=RIGHT([.A646];LEN([.A646])-FIND(&quot;&lt;/description&gt;&quot;;[.A646])+1)" office:value-type="float" office:value="0">
            <text:p>#VALUE!</text:p>
          </table:table-cell>
          <table:table-cell office:value-type="float" office:value="646">
            <text:p>646</text:p>
          </table:table-cell>
        </table:table-row>
        <table:table-row table:style-name="ro2">
          <table:table-cell/>
          <table:table-cell office:value-type="float" office:value="647">
            <text:p>647</text:p>
          </table:table-cell>
          <table:table-cell table:formula="of:=IF([.D647]&lt;YEAR(TODAY())&amp;&quot;-&quot;&amp;TEXT(MONTH(TODAY());&quot;00&quot;)&amp;&quot;-&quot;&amp;TEXT(DAY(TODAY());&quot;00&quot;);&quot;&lt;Placemark&gt;&lt;name&gt;Fire&lt;/name&gt;&lt;styleUrl&gt;#fireIcon1&lt;/styleUrl&gt;&lt;description&gt;&quot;;&quot;&lt;Placemark&gt;&lt;name&gt;Fire&lt;/name&gt;&lt;styleUrl&gt;#fireIcon1&lt;/styleUrl&gt;&lt;description&gt;&quot;)" office:value-type="string" office:string-value="&lt;Placemark&gt;&lt;name&gt;Fire&lt;/name&gt;&lt;styleUrl&gt;#fireIcon1&lt;/styleUrl&gt;&lt;description&gt;">
            <text:p>&lt;Placemark&gt;&lt;name&gt;Fire&lt;/name&gt;&lt;styleUrl&gt;#fireIcon1&lt;/styleUrl&gt;&lt;description&gt;</text:p>
          </table:table-cell>
          <table:table-cell table:formula="of:=MID([.A647];162;10)">
            <text:p/>
          </table:table-cell>
          <table:table-cell table:formula="of:=RIGHT([.A647];LEN([.A647])-FIND(&quot;&lt;/description&gt;&quot;;[.A647])+1)" office:value-type="float" office:value="0">
            <text:p>#VALUE!</text:p>
          </table:table-cell>
          <table:table-cell office:value-type="float" office:value="647">
            <text:p>647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 table:number-rows-repeated="10">
          <table:table-cell/>
        </table:table-row>
        <table:table-row table:style-name="ro2">
          <table:table-cell office:value-type="string">
            <text:p>&lt;/description&gt;&lt;Point&gt;&lt;coordinates&gt; <text:s/>34.87396000, <text:s/>45.88717000&lt;/coordinates&gt;&lt;/Point&gt;&lt;/Placemark&gt;</text:p>
          </table:table-cell>
        </table:table-row>
        <table:table-row table:style-name="ro2" table:number-rows-repeated="6">
          <table:table-cell/>
        </table:table-row>
        <table:table-row table:style-name="ro2">
          <table:table-cell office:value-type="string">
            <text:p>&lt;Placemark&gt;&lt;name&gt;MODIS FIRE&lt;/name&gt;&lt;styleUrl&gt;#fireIcon&lt;/styleUrl&gt;&lt;description&gt;</text:p>
          </table:table-cell>
        </table:table-row>
        <table:table-row table:style-name="ro2" table:number-rows-repeated="4">
          <table:table-cell/>
        </table:table-row>
        <table:table-row table:style-name="ro2">
          <table:table-cell table:formula="of:=LEFT([.A31];FIND(&quot;&lt;![CDATA[ &quot;;[.A31])-2)" office:value-type="string" office:string-value="&lt;Placemark&gt;&lt;name&gt;MODIS FIRE&lt;/name&gt;&lt;styleUrl&gt;#fireIcon&lt;/styleUrl&gt;&lt;description&gt;">
            <text:p>&lt;Placemark&gt;&lt;name&gt;MODIS FIRE&lt;/name&gt;&lt;styleUrl&gt;#fireIcon&lt;/styleUrl&gt;&lt;description&gt;</text:p>
          </table:table-cell>
        </table:table-row>
        <table:table-row table:style-name="ro2">
          <table:table-cell table:formula="of:=RIGHT([.A31];95)" office:value-type="string" office:string-value="&lt;/description&gt;&lt;Point&gt;&lt;coordinates&gt;  34.87396000,  45.88717000&lt;/coordinates&gt;&lt;/Point&gt;&lt;/Placemark&gt;">
            <text:p>&lt;/description&gt;&lt;Point&gt;&lt;coordinates&gt; <text:s/>34.87396000, <text:s/>45.88717000&lt;/coordinates&gt;&lt;/Point&gt;&lt;/Placemark&gt;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&lt;/description&gt;&lt;Point&gt;&lt;coordinates&gt; <text:s/>34.87396000, <text:s/>45.88717000&lt;/coordinates&gt;&lt;/Point&gt;&lt;/Placemark&gt;</text:p>
          </table:table-cell>
        </table:table-row>
        <table:table-row table:style-name="ro2">
          <table:table-cell/>
        </table:table-row>
        <table:table-row table:style-name="ro2">
          <table:table-cell table:formula="of:=LEN([.A31])-FIND(&quot;&lt;/description&gt;&quot;;[.A31])+1" office:value-type="float" office:value="95">
            <text:p>95</text:p>
          </table:table-cell>
        </table:table-row>
        <table:table-row table:style-name="ro2">
          <table:table-cell/>
        </table:table-row>
        <table:table-row table:style-name="ro2">
          <table:table-cell/>
        </table:table-row>
        <table:table-row table:style-name="ro1">
          <table:table-cell office:value-type="string">
            <text:p>&lt;Placemark&gt;&lt;name&gt;MODIS FIRE&lt;/name&gt;&lt;styleUrl&gt;#fireIcon&lt;/styleUrl&gt;&lt;description&gt; &lt;![CDATA[ Latitude : <text:s text:c="6"/>45.887 &lt;br&gt; Longitude : <text:s text:c="6"/>34.874&lt;br&gt;Date Acquired : 2022-06-17 &lt;br&gt;Time: 08:24 UTC&lt;br&gt;Confidence [0-100] : 75&lt;br&gt;Satellite : T &lt;br&gt;&lt;br&gt;For more information, visit &lt;br&gt;&lt;a href='https://earthdata.nasa.gov/data/nrt-data/firms'&gt;https://earthdata.nasa.gov/data/nrt-data/firms&lt;/a&gt; and &lt;a href="https://earthdata.nasa.gov/faq/firms-faq"&gt;https://earthdata.nasa.gov/faq/firms-faq &lt;/a&gt;&lt;br&gt;&lt;br&gt;To subscribe to fire email alerts, visit &lt;a href='https://earthdata.nasa.gov/data/nrt-data/firms/email-alerts'&gt;https://earthdata.nasa.gov/data/nrt-data/firms/email-alerts/&lt;/a&gt; &lt;br&gt;&lt;br&gt;&amp;bull; &lt;a href='https://earthdata.nasa.gov/data/nrt-data/disclaimer'&gt;FIRMS Disclaimer&lt;/a&gt;&lt;br&gt;&lt;br&gt; ]]&gt;&lt;/description&gt;&lt;Point&gt;&lt;coordinates&gt; <text:s/>34.87396000, <text:s/>45.88717000&lt;/coordinates&gt;&lt;/Point&gt;&lt;/Placemark&gt;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Sheet1.A1:Sheet1.F353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18">06/18/2022</text:date>, <text:time>16:07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18T15:37:24.88</meta:creation-date>
    <dc:date>2022-06-18T16:07:55.92</dc:date>
    <meta:editing-duration>PT15M20S</meta:editing-duration>
    <meta:editing-cycles>2</meta:editing-cycles>
    <meta:generator>OpenOffice/4.1.6$Win32 OpenOffice.org_project/416m1$Build-9790</meta:generator>
    <meta:document-statistic meta:table-count="3" meta:cell-count="3889" meta:object-count="0"/>
  </office:meta>
</office:document-meta>
</file>